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miri Typewriter" svg:font-family="'Amiri Typewriter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Traditional Arabic" svg:font-family="'Traditional Arabic'" style:font-family-generic="roman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228cm"/>
    </style:style>
    <style:style style:name="co2" style:family="table-column">
      <style:table-column-properties fo:break-before="auto" style:column-width="5.355cm"/>
    </style:style>
    <style:style style:name="co3" style:family="table-column">
      <style:table-column-properties fo:break-before="auto" style:column-width="1.931cm"/>
    </style:style>
    <style:style style:name="co4" style:family="table-column">
      <style:table-column-properties fo:break-before="auto" style:column-width="5.3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552cm" fo:break-before="auto" style:use-optimal-row-height="true"/>
    </style:style>
    <style:style style:name="ro3" style:family="table-row">
      <style:table-row-properties style:row-height="1.249cm" fo:break-before="auto" style:use-optimal-row-height="fals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ext-properties style:font-name="Amiri Typewriter" fo:font-size="14pt" style:font-size-asian="14pt" style:font-name-complex="Amiri Typewriter" style:font-size-complex="14pt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rl-tb"/>
      <style:text-properties fo:color="#000000" style:text-outline="false" style:text-line-through-style="none" style:text-line-through-type="none" style:font-name="Traditional Arabic" fo:font-size="28pt" fo:font-style="normal" fo:text-shadow="none" style:text-underline-style="none" fo:font-weight="normal" style:font-size-asian="28pt" style:font-style-asian="normal" style:font-weight-asian="normal" style:font-name-complex="Traditional Arabic" style:font-size-complex="28pt" style:font-style-complex="normal" style:font-weight-complex="normal"/>
    </style:style>
    <style:style style:name="ce3" style:family="table-cell" style:parent-style-name="Default">
      <style:text-properties fo:color="#000000" style:font-name="Traditional Arabic" fo:font-size="28pt" style:font-size-asian="28pt" style:font-name-complex="Traditional Arabic" style:font-size-complex="28pt"/>
    </style:style>
    <style:style style:name="ce4" style:family="table-cell" style:parent-style-name="Default">
      <style:paragraph-properties style:writing-mode="lr-tb"/>
    </style:style>
    <style:style style:name="T1" style:family="text">
      <style:text-properties fo:color="#000000" style:font-name="Traditional Arabic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ar" style:country-complex="DZ" style:font-name-asian="WenQuanYi Micro Hei" style:font-name-complex="Traditional Arabic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كلمة</text:p>
          </table:table-cell>
          <table:table-cell office:value-type="string" calcext:value-type="string">
            <text:p>تصحيح</text:p>
          </table:table-cell>
          <table:table-cell office:value-type="string" calcext:value-type="string">
            <text:p>ملاحظ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التعليم المهني</text:p>
          </table:table-cell>
          <table:table-cell office:value-type="string" calcext:value-type="string">
            <text:p>التعليم المِهْنِيّ</text:p>
          </table:table-cell>
          <table:table-cell office:value-type="string" calcext:value-type="string">
            <text:p><text:s/>لأن النسب إلى "مِهْنَة" بكسر الميم</text:p>
          </table:table-cell>
          <table:table-cell table:style-name="ce4" table:formula="of:=[.B2]&amp;&quot;=&quot;&amp;[.C2]&amp;&quot;###&quot;&amp;[.D2]" office:value-type="string" office:string-value="التعليم المهني=التعليم المِهْنِيّ### لأن النسب إلى &quot;مِهْنَة&quot; بكسر الميم" calcext:value-type="string">
            <text:p>التعليم المهني=التعليم المِهْنِيّ### لأن النسب إلى "مِهْنَة" بكسر الميم</text:p>
          </table:table-cell>
        </table:table-row>
        <table:table-row table:style-name="ro1">
          <table:table-cell/>
          <table:table-cell office:value-type="string" calcext:value-type="string">
            <text:p>كمامة</text:p>
          </table:table-cell>
          <table:table-cell office:value-type="string" calcext:value-type="string">
            <text:p>كِمامة</text:p>
          </table:table-cell>
          <table:table-cell office:value-type="string" calcext:value-type="string">
            <text:p>"الكِمامة" بكسر الكاف وتخفيف الميم هي ما يُكم به الفم</text:p>
          </table:table-cell>
          <table:table-cell table:style-name="ce4" table:formula="of:=[.B3]&amp;&quot;=&quot;&amp;[.C3]&amp;&quot;###&quot;&amp;[.D3]" office:value-type="string" office:string-value="كمامة=كِمامة###&quot;الكِمامة&quot; بكسر الكاف وتخفيف الميم هي ما يُكم به الفم" calcext:value-type="string">
            <text:p>كمامة=كِمامة###"الكِمامة" بكسر الكاف وتخفيف الميم هي ما يُكم به الفم</text:p>
          </table:table-cell>
        </table:table-row>
        <table:table-row table:style-name="ro1">
          <table:table-cell/>
          <table:table-cell office:value-type="string" calcext:value-type="string">
            <text:p>الكمامة</text:p>
          </table:table-cell>
          <table:table-cell office:value-type="string" calcext:value-type="string">
            <text:p>الكِمامة</text:p>
          </table:table-cell>
          <table:table-cell office:value-type="string" calcext:value-type="string">
            <text:p>"الكِمامة" بكسر الكاف وتخفيف الميم هي ما يُكم به الفم</text:p>
          </table:table-cell>
          <table:table-cell table:style-name="ce4" table:formula="of:=[.B4]&amp;&quot;=&quot;&amp;[.C4]&amp;&quot;###&quot;&amp;[.D4]" office:value-type="string" office:string-value="الكمامة=الكِمامة###&quot;الكِمامة&quot; بكسر الكاف وتخفيف الميم هي ما يُكم به الفم" calcext:value-type="string">
            <text:p>الكمامة=الكِمامة###"الكِمامة" بكسر الكاف وتخفيف الميم هي ما يُكم به الفم</text:p>
          </table:table-cell>
        </table:table-row>
        <table:table-row table:style-name="ro1">
          <table:table-cell/>
          <table:table-cell office:value-type="string" calcext:value-type="string">
            <text:p>مقبض</text:p>
          </table:table-cell>
          <table:table-cell office:value-type="string" calcext:value-type="string">
            <text:p>مِقْبَض</text:p>
          </table:table-cell>
          <table:table-cell office:value-type="string" calcext:value-type="string">
            <text:p>"المِقْبَض" اسم آلة على وزن "مِفْعَل"</text:p>
          </table:table-cell>
          <table:table-cell table:style-name="ce4" table:formula="of:=[.B5]&amp;&quot;=&quot;&amp;[.C5]&amp;&quot;###&quot;&amp;[.D5]" office:value-type="string" office:string-value="مقبض=مِقْبَض###&quot;المِقْبَض&quot; اسم آلة على وزن &quot;مِفْعَل&quot;" calcext:value-type="string">
            <text:p>مقبض=مِقْبَض###"المِقْبَض" اسم آلة على وزن "مِفْعَل"</text:p>
          </table:table-cell>
        </table:table-row>
        <table:table-row table:style-name="ro1">
          <table:table-cell/>
          <table:table-cell office:value-type="string" calcext:value-type="string">
            <text:p>المقبض</text:p>
          </table:table-cell>
          <table:table-cell office:value-type="string" calcext:value-type="string">
            <text:p>المِقْبَض</text:p>
          </table:table-cell>
          <table:table-cell office:value-type="string" calcext:value-type="string">
            <text:p>"المِقْبَض" اسم آلة على وزن "مِفْعَل"</text:p>
          </table:table-cell>
          <table:table-cell table:style-name="ce4" table:formula="of:=[.B6]&amp;&quot;=&quot;&amp;[.C6]&amp;&quot;###&quot;&amp;[.D6]" office:value-type="string" office:string-value="المقبض=المِقْبَض###&quot;المِقْبَض&quot; اسم آلة على وزن &quot;مِفْعَل&quot;" calcext:value-type="string">
            <text:p>المقبض=المِقْبَض###"المِقْبَض" اسم آلة على وزن "مِفْعَل"</text:p>
          </table:table-cell>
        </table:table-row>
        <table:table-row table:style-name="ro1">
          <table:table-cell/>
          <table:table-cell office:value-type="string" calcext:value-type="string">
            <text:p>خدمات</text:p>
          </table:table-cell>
          <table:table-cell office:value-type="string" calcext:value-type="string">
            <text:p>خِدْمَات</text:p>
          </table:table-cell>
          <table:table-cell office:value-type="string" calcext:value-type="string">
            <text:p>"خِدْمَات" بسكون الدال جمع "خِدْمَة"</text:p>
          </table:table-cell>
          <table:table-cell table:style-name="ce4" table:formula="of:=[.B7]&amp;&quot;=&quot;&amp;[.C7]&amp;&quot;###&quot;&amp;[.D7]" office:value-type="string" office:string-value="خدمات=خِدْمَات###&quot;خِدْمَات&quot; بسكون الدال جمع &quot;خِدْمَة&quot;" calcext:value-type="string">
            <text:p>خدمات=خِدْمَات###"خِدْمَات" بسكون الدال جمع "خِدْمَة"</text:p>
          </table:table-cell>
        </table:table-row>
        <table:table-row table:style-name="ro1">
          <table:table-cell/>
          <table:table-cell office:value-type="string" calcext:value-type="string">
            <text:p>الخدمات</text:p>
          </table:table-cell>
          <table:table-cell office:value-type="string" calcext:value-type="string">
            <text:p>الخِدْمَات</text:p>
          </table:table-cell>
          <table:table-cell office:value-type="string" calcext:value-type="string">
            <text:p>"خِدْمَات" بسكون الدال جمع "خِدْمَة"</text:p>
          </table:table-cell>
          <table:table-cell table:style-name="ce4" table:formula="of:=[.B8]&amp;&quot;=&quot;&amp;[.C8]&amp;&quot;###&quot;&amp;[.D8]" office:value-type="string" office:string-value="الخدمات=الخِدْمَات###&quot;خِدْمَات&quot; بسكون الدال جمع &quot;خِدْمَة&quot;" calcext:value-type="string">
            <text:p>الخدمات=الخِدْمَات###"خِدْمَات" بسكون الدال جمع "خِدْمَة"</text:p>
          </table:table-cell>
        </table:table-row>
        <table:table-row table:style-name="ro1">
          <table:table-cell/>
          <table:table-cell office:value-type="string" calcext:value-type="string">
            <text:p>محفل</text:p>
          </table:table-cell>
          <table:table-cell office:value-type="string" calcext:value-type="string">
            <text:p>محفِل</text:p>
          </table:table-cell>
          <table:table-cell office:value-type="string" calcext:value-type="string">
            <text:p>"محفِل" بكسر الفاء اسم مكان على وزن "مفعِل"</text:p>
          </table:table-cell>
          <table:table-cell table:style-name="ce4" table:formula="of:=[.B9]&amp;&quot;=&quot;&amp;[.C9]&amp;&quot;###&quot;&amp;[.D9]" office:value-type="string" office:string-value="محفل=محفِل###&quot;محفِل&quot; بكسر الفاء اسم مكان على وزن &quot;مفعِل&quot;" calcext:value-type="string">
            <text:p>محفل=محفِل###"محفِل" بكسر الفاء اسم مكان على وزن "مفعِل"</text:p>
          </table:table-cell>
        </table:table-row>
        <table:table-row table:style-name="ro1">
          <table:table-cell/>
          <table:table-cell office:value-type="string" calcext:value-type="string">
            <text:p>داء مستفحل</text:p>
          </table:table-cell>
          <table:table-cell office:value-type="string" calcext:value-type="string">
            <text:p>داء مُسْتَفْحِل</text:p>
          </table:table-cell>
          <table:table-cell office:value-type="string" calcext:value-type="string">
            <text:p>"مُسْتَفْحِل" اسم فاعل من الفعل استفحل، أي تفاقم </text:p>
          </table:table-cell>
          <table:table-cell table:style-name="ce4" table:formula="of:=[.B10]&amp;&quot;=&quot;&amp;[.C10]&amp;&quot;###&quot;&amp;[.D10]" office:value-type="string" office:string-value="داء مستفحل=داء مُسْتَفْحِل###&quot;مُسْتَفْحِل&quot; اسم فاعل من الفعل استفحل، أي تفاقم " calcext:value-type="string">
            <text:p>داء مستفحل=داء مُسْتَفْحِل###"مُسْتَفْحِل" اسم فاعل من الفعل استفحل، أي تفاقم </text:p>
          </table:table-cell>
        </table:table-row>
        <table:table-row table:style-name="ro1">
          <table:table-cell/>
          <table:table-cell office:value-type="string" calcext:value-type="string">
            <text:p>آل عمران</text:p>
          </table:table-cell>
          <table:table-cell office:value-type="string" calcext:value-type="string">
            <text:p>آل عِمْرَان|ابنة عِمران</text:p>
          </table:table-cell>
          <table:table-cell office:value-type="string" calcext:value-type="string">
            <text:p>آل عِمْرَان|ابنة عِمران بكسر العين</text:p>
          </table:table-cell>
          <table:table-cell table:style-name="ce4" table:formula="of:=[.B11]&amp;&quot;=&quot;&amp;[.C11]&amp;&quot;###&quot;&amp;[.D11]" office:value-type="string" office:string-value="آل عمران=آل عِمْرَان|ابنة عِمران###آل عِمْرَان|ابنة عِمران بكسر العين" calcext:value-type="string">
            <text:p>آل عمران=آل عِمْرَان|ابنة عِمران###آل عِمْرَان|ابنة عِمران بكسر العين</text:p>
          </table:table-cell>
        </table:table-row>
        <table:table-row table:style-name="ro1">
          <table:table-cell/>
          <table:table-cell office:value-type="string" calcext:value-type="string">
            <text:p>ابنة عمران</text:p>
          </table:table-cell>
          <table:table-cell office:value-type="string" calcext:value-type="string">
            <text:p>آل عِمْرَان|ابنة عِمران</text:p>
          </table:table-cell>
          <table:table-cell office:value-type="string" calcext:value-type="string">
            <text:p>آل عِمْرَان|ابنة عِمران بكسر العين</text:p>
          </table:table-cell>
          <table:table-cell table:style-name="ce4" table:formula="of:=[.B12]&amp;&quot;=&quot;&amp;[.C12]&amp;&quot;###&quot;&amp;[.D12]" office:value-type="string" office:string-value="ابنة عمران=آل عِمْرَان|ابنة عِمران###آل عِمْرَان|ابنة عِمران بكسر العين" calcext:value-type="string">
            <text:p>ابنة عمران=آل عِمْرَان|ابنة عِمران###آل عِمْرَان|ابنة عِمران بكسر العين</text:p>
          </table:table-cell>
        </table:table-row>
        <table:table-row table:style-name="ro1">
          <table:table-cell/>
          <table:table-cell office:value-type="string" calcext:value-type="string">
            <text:p>ابن خلكان</text:p>
          </table:table-cell>
          <table:table-cell office:value-type="string" calcext:value-type="string">
            <text:p>ابن خَلِّكان</text:p>
          </table:table-cell>
          <table:table-cell office:value-type="string" calcext:value-type="string">
            <text:p>ابن خَلِّكان اسم علم بفتح الخاء وكسر اللام المضعفة</text:p>
          </table:table-cell>
          <table:table-cell table:style-name="ce4" table:formula="of:=[.B13]&amp;&quot;=&quot;&amp;[.C13]&amp;&quot;###&quot;&amp;[.D13]" office:value-type="string" office:string-value="ابن خلكان=ابن خَلِّكان###ابن خَلِّكان اسم علم بفتح الخاء وكسر اللام المضعفة" calcext:value-type="string">
            <text:p>ابن خلكان=ابن خَلِّكان###ابن خَلِّكان اسم علم بفتح الخاء وكسر اللام المضعفة</text:p>
          </table:table-cell>
        </table:table-row>
        <table:table-row table:style-name="ro1">
          <table:table-cell/>
          <table:table-cell office:value-type="string" calcext:value-type="string">
            <text:p>أبو نواس</text:p>
          </table:table-cell>
          <table:table-cell office:value-type="string" calcext:value-type="string">
            <text:p>أبو نُوَاس</text:p>
          </table:table-cell>
          <table:table-cell office:value-type="string" calcext:value-type="string">
            <text:p>أبو نُوَاس بضم النون</text:p>
          </table:table-cell>
          <table:table-cell table:style-name="ce4" table:formula="of:=[.B14]&amp;&quot;=&quot;&amp;[.C14]&amp;&quot;###&quot;&amp;[.D14]" office:value-type="string" office:string-value="أبو نواس=أبو نُوَاس###أبو نُوَاس بضم النون" calcext:value-type="string">
            <text:p>أبو نواس=أبو نُوَاس###أبو نُوَاس بضم النون</text:p>
          </table:table-cell>
        </table:table-row>
        <table:table-row table:style-name="ro1">
          <table:table-cell/>
          <table:table-cell office:value-type="string" calcext:value-type="string">
            <text:p>أبونواس</text:p>
          </table:table-cell>
          <table:table-cell office:value-type="string" calcext:value-type="string">
            <text:p>أبو نُوَاس</text:p>
          </table:table-cell>
          <table:table-cell office:value-type="string" calcext:value-type="string">
            <text:p>أبو نُوَاس بضم النون</text:p>
          </table:table-cell>
          <table:table-cell table:style-name="ce4" table:formula="of:=[.B15]&amp;&quot;=&quot;&amp;[.C15]&amp;&quot;###&quot;&amp;[.D15]" office:value-type="string" office:string-value="أبونواس=أبو نُوَاس###أبو نُوَاس بضم النون" calcext:value-type="string">
            <text:p>أبونواس=أبو نُوَاس###أبو نُوَاس بضم النون</text:p>
          </table:table-cell>
        </table:table-row>
        <table:table-row table:style-name="ro1">
          <table:table-cell/>
          <table:table-cell office:value-type="string" calcext:value-type="string">
            <text:p>إربا إربا</text:p>
          </table:table-cell>
          <table:table-cell office:value-type="string" calcext:value-type="string">
            <text:p>إرْبًا إرْبًا</text:p>
          </table:table-cell>
          <table:table-cell office:value-type="string" calcext:value-type="string">
            <text:p>إرْبًا بتسكين الراء</text:p>
          </table:table-cell>
          <table:table-cell table:style-name="ce4" table:formula="of:=[.B16]&amp;&quot;=&quot;&amp;[.C16]&amp;&quot;###&quot;&amp;[.D16]" office:value-type="string" office:string-value="إربا إربا=إرْبًا إرْبًا###إرْبًا بتسكين الراء" calcext:value-type="string">
            <text:p>إربا إربا=إرْبًا إرْبًا###إرْبًا بتسكين الراء</text:p>
          </table:table-cell>
        </table:table-row>
        <table:table-row table:style-name="ro1">
          <table:table-cell/>
          <table:table-cell office:value-type="string" calcext:value-type="string">
            <text:p>أحجية</text:p>
          </table:table-cell>
          <table:table-cell office:value-type="string" calcext:value-type="string">
            <text:p>أُحْجِيَّة</text:p>
          </table:table-cell>
          <table:table-cell office:value-type="string" calcext:value-type="string">
            <text:p>الأُحْجِيَّة بتشديد الياء</text:p>
          </table:table-cell>
          <table:table-cell table:style-name="ce4" table:formula="of:=[.B17]&amp;&quot;=&quot;&amp;[.C17]&amp;&quot;###&quot;&amp;[.D17]" office:value-type="string" office:string-value="أحجية=أُحْجِيَّة###الأُحْجِيَّة بتشديد الياء" calcext:value-type="string">
            <text:p>أحجية=أُحْجِيَّة###الأُحْجِيَّة بتشديد الياء</text:p>
          </table:table-cell>
        </table:table-row>
        <table:table-row table:style-name="ro1">
          <table:table-cell/>
          <table:table-cell office:value-type="string" calcext:value-type="string">
            <text:p>الأحجية</text:p>
          </table:table-cell>
          <table:table-cell office:value-type="string" calcext:value-type="string">
            <text:p>الأُحْجِيَّة</text:p>
          </table:table-cell>
          <table:table-cell office:value-type="string" calcext:value-type="string">
            <text:p>الأُحْجِيَّة بتشديد الياء</text:p>
          </table:table-cell>
          <table:table-cell table:style-name="ce4" table:formula="of:=[.B18]&amp;&quot;=&quot;&amp;[.C18]&amp;&quot;###&quot;&amp;[.D18]" office:value-type="string" office:string-value="الأحجية=الأُحْجِيَّة###الأُحْجِيَّة بتشديد الياء" calcext:value-type="string">
            <text:p>الأحجية=الأُحْجِيَّة###الأُحْجِيَّة بتشديد الياء</text:p>
          </table:table-cell>
        </table:table-row>
        <table:table-row table:style-name="ro1">
          <table:table-cell/>
          <table:table-cell office:value-type="string" calcext:value-type="string">
            <text:p>أخطبوط</text:p>
          </table:table-cell>
          <table:table-cell office:value-type="string" calcext:value-type="string">
            <text:p>أُخْطُبوط</text:p>
          </table:table-cell>
          <table:table-cell office:value-type="string" calcext:value-type="string">
            <text:p>الأُخْطُبوط بضم الألف والطاء</text:p>
          </table:table-cell>
          <table:table-cell table:style-name="ce4" table:formula="of:=[.B19]&amp;&quot;=&quot;&amp;[.C19]&amp;&quot;###&quot;&amp;[.D19]" office:value-type="string" office:string-value="أخطبوط=أُخْطُبوط###الأُخْطُبوط بضم الألف والطاء" calcext:value-type="string">
            <text:p>أخطبوط=أُخْطُبوط###الأُخْطُبوط بضم الألف والطاء</text:p>
          </table:table-cell>
        </table:table-row>
        <table:table-row table:style-name="ro1">
          <table:table-cell/>
          <table:table-cell office:value-type="string" calcext:value-type="string">
            <text:p>الأخطبوط</text:p>
          </table:table-cell>
          <table:table-cell office:value-type="string" calcext:value-type="string">
            <text:p>الأُخْطُبوط</text:p>
          </table:table-cell>
          <table:table-cell office:value-type="string" calcext:value-type="string">
            <text:p>الأُخْطُبوط بضم الألف والطاء</text:p>
          </table:table-cell>
          <table:table-cell table:style-name="ce4" table:formula="of:=[.B20]&amp;&quot;=&quot;&amp;[.C20]&amp;&quot;###&quot;&amp;[.D20]" office:value-type="string" office:string-value="الأخطبوط=الأُخْطُبوط###الأُخْطُبوط بضم الألف والطاء" calcext:value-type="string">
            <text:p>الأخطبوط=الأُخْطُبوط###الأُخْطُبوط بضم الألف والطاء</text:p>
          </table:table-cell>
        </table:table-row>
        <table:table-row table:style-name="ro1">
          <table:table-cell/>
          <table:table-cell office:value-type="string" calcext:value-type="string">
            <text:p>بترول</text:p>
          </table:table-cell>
          <table:table-cell office:value-type="string" calcext:value-type="string">
            <text:p>بِترول</text:p>
          </table:table-cell>
          <table:table-cell office:value-type="string" calcext:value-type="string">
            <text:p>البِترول بكسر الباء والأفصح النفط</text:p>
          </table:table-cell>
          <table:table-cell table:style-name="ce4" table:formula="of:=[.B21]&amp;&quot;=&quot;&amp;[.C21]&amp;&quot;###&quot;&amp;[.D21]" office:value-type="string" office:string-value="بترول=بِترول###البِترول بكسر الباء والأفصح النفط" calcext:value-type="string">
            <text:p>بترول=بِترول###البِترول بكسر الباء والأفصح النفط</text:p>
          </table:table-cell>
        </table:table-row>
        <table:table-row table:style-name="ro1">
          <table:table-cell/>
          <table:table-cell office:value-type="string" calcext:value-type="string">
            <text:p>البترول</text:p>
          </table:table-cell>
          <table:table-cell office:value-type="string" calcext:value-type="string">
            <text:p>البِترول</text:p>
          </table:table-cell>
          <table:table-cell office:value-type="string" calcext:value-type="string">
            <text:p>البِترول بكسر الباء والأفصح النفط</text:p>
          </table:table-cell>
          <table:table-cell table:style-name="ce4" table:formula="of:=[.B22]&amp;&quot;=&quot;&amp;[.C22]&amp;&quot;###&quot;&amp;[.D22]" office:value-type="string" office:string-value="البترول=البِترول###البِترول بكسر الباء والأفصح النفط" calcext:value-type="string">
            <text:p>البترول=البِترول###البِترول بكسر الباء والأفصح النفط</text:p>
          </table:table-cell>
        </table:table-row>
        <table:table-row table:style-name="ro1">
          <table:table-cell/>
          <table:table-cell office:value-type="string" calcext:value-type="string">
            <text:p>بحة</text:p>
          </table:table-cell>
          <table:table-cell office:value-type="string" calcext:value-type="string">
            <text:p>بُحَّة</text:p>
          </table:table-cell>
          <table:table-cell office:value-type="string" calcext:value-type="string">
            <text:p>البُحَّة بضم الباء</text:p>
          </table:table-cell>
          <table:table-cell table:style-name="ce4" table:formula="of:=[.B23]&amp;&quot;=&quot;&amp;[.C23]&amp;&quot;###&quot;&amp;[.D23]" office:value-type="string" office:string-value="بحة=بُحَّة###البُحَّة بضم الباء" calcext:value-type="string">
            <text:p>بحة=بُحَّة###البُحَّة بضم الباء</text:p>
          </table:table-cell>
        </table:table-row>
        <table:table-row table:style-name="ro1">
          <table:table-cell/>
          <table:table-cell office:value-type="string" calcext:value-type="string">
            <text:p>البحة</text:p>
          </table:table-cell>
          <table:table-cell office:value-type="string" calcext:value-type="string">
            <text:p>البُحَّة</text:p>
          </table:table-cell>
          <table:table-cell office:value-type="string" calcext:value-type="string">
            <text:p>البُحَّة بضم الباء</text:p>
          </table:table-cell>
          <table:table-cell table:style-name="ce4" table:formula="of:=[.B24]&amp;&quot;=&quot;&amp;[.C24]&amp;&quot;###&quot;&amp;[.D24]" office:value-type="string" office:string-value="البحة=البُحَّة###البُحَّة بضم الباء" calcext:value-type="string">
            <text:p>البحة=البُحَّة###البُحَّة بضم الباء</text:p>
          </table:table-cell>
        </table:table-row>
        <table:table-row table:style-name="ro1">
          <table:table-cell/>
          <table:table-cell office:value-type="string" calcext:value-type="string">
            <text:p>بخور</text:p>
          </table:table-cell>
          <table:table-cell office:value-type="string" calcext:value-type="string">
            <text:p>بَخُور</text:p>
          </table:table-cell>
          <table:table-cell office:value-type="string" calcext:value-type="string">
            <text:p>البَخُور دون تشديد الخاء</text:p>
          </table:table-cell>
          <table:table-cell table:style-name="ce4" table:formula="of:=[.B25]&amp;&quot;=&quot;&amp;[.C25]&amp;&quot;###&quot;&amp;[.D25]" office:value-type="string" office:string-value="بخور=بَخُور###البَخُور دون تشديد الخاء" calcext:value-type="string">
            <text:p>بخور=بَخُور###البَخُور دون تشديد الخاء</text:p>
          </table:table-cell>
        </table:table-row>
        <table:table-row table:style-name="ro1">
          <table:table-cell/>
          <table:table-cell office:value-type="string" calcext:value-type="string">
            <text:p>البخور</text:p>
          </table:table-cell>
          <table:table-cell office:value-type="string" calcext:value-type="string">
            <text:p>البَخُور</text:p>
          </table:table-cell>
          <table:table-cell office:value-type="string" calcext:value-type="string">
            <text:p>البَخُور دون تشديد الخاء</text:p>
          </table:table-cell>
          <table:table-cell table:style-name="ce4" table:formula="of:=[.B26]&amp;&quot;=&quot;&amp;[.C26]&amp;&quot;###&quot;&amp;[.D26]" office:value-type="string" office:string-value="البخور=البَخُور###البَخُور دون تشديد الخاء" calcext:value-type="string">
            <text:p>البخور=البَخُور###البَخُور دون تشديد الخاء</text:p>
          </table:table-cell>
        </table:table-row>
        <table:table-row table:style-name="ro1">
          <table:table-cell/>
          <table:table-cell office:value-type="string" calcext:value-type="string">
            <text:p>بدء</text:p>
          </table:table-cell>
          <table:table-cell office:value-type="string" calcext:value-type="string">
            <text:p>بَدْء</text:p>
          </table:table-cell>
          <table:table-cell office:value-type="string" calcext:value-type="string">
            <text:p>البَدْء بالفتح من الفعل بدأ يبدأ</text:p>
          </table:table-cell>
          <table:table-cell table:style-name="ce4" table:formula="of:=[.B27]&amp;&quot;=&quot;&amp;[.C27]&amp;&quot;###&quot;&amp;[.D27]" office:value-type="string" office:string-value="بدء=بَدْء###البَدْء بالفتح من الفعل بدأ يبدأ" calcext:value-type="string">
            <text:p>بدء=بَدْء###البَدْء بالفتح من الفعل بدأ يبدأ</text:p>
          </table:table-cell>
        </table:table-row>
        <table:table-row table:style-name="ro1">
          <table:table-cell/>
          <table:table-cell office:value-type="string" calcext:value-type="string">
            <text:p>البدء</text:p>
          </table:table-cell>
          <table:table-cell office:value-type="string" calcext:value-type="string">
            <text:p>البَدْء</text:p>
          </table:table-cell>
          <table:table-cell office:value-type="string" calcext:value-type="string">
            <text:p>البَدْء بالفتح من الفعل بدأ يبدأ</text:p>
          </table:table-cell>
          <table:table-cell table:style-name="ce4" table:formula="of:=[.B28]&amp;&quot;=&quot;&amp;[.C28]&amp;&quot;###&quot;&amp;[.D28]" office:value-type="string" office:string-value="البدء=البَدْء###البَدْء بالفتح من الفعل بدأ يبدأ" calcext:value-type="string">
            <text:p>البدء=البَدْء###البَدْء بالفتح من الفعل بدأ يبدأ</text:p>
          </table:table-cell>
        </table:table-row>
        <table:table-row table:style-name="ro1">
          <table:table-cell/>
          <table:table-cell office:value-type="string" calcext:value-type="string">
            <text:p>بذرة</text:p>
          </table:table-cell>
          <table:table-cell office:value-type="string" calcext:value-type="string">
            <text:p>بَذْرَة</text:p>
          </table:table-cell>
          <table:table-cell office:value-type="string" calcext:value-type="string">
            <text:p>البَذرة بفتح الباء</text:p>
          </table:table-cell>
          <table:table-cell table:style-name="ce4" table:formula="of:=[.B29]&amp;&quot;=&quot;&amp;[.C29]&amp;&quot;###&quot;&amp;[.D29]" office:value-type="string" office:string-value="بذرة=بَذْرَة###البَذرة بفتح الباء" calcext:value-type="string">
            <text:p>بذرة=بَذْرَة###البَذرة بفتح الباء</text:p>
          </table:table-cell>
        </table:table-row>
        <table:table-row table:style-name="ro1">
          <table:table-cell/>
          <table:table-cell office:value-type="string" calcext:value-type="string">
            <text:p>البذرة</text:p>
          </table:table-cell>
          <table:table-cell office:value-type="string" calcext:value-type="string">
            <text:p>البَذْرَة</text:p>
          </table:table-cell>
          <table:table-cell office:value-type="string" calcext:value-type="string">
            <text:p>البَذرة بفتح الباء</text:p>
          </table:table-cell>
          <table:table-cell table:style-name="ce4" table:formula="of:=[.B30]&amp;&quot;=&quot;&amp;[.C30]&amp;&quot;###&quot;&amp;[.D30]" office:value-type="string" office:string-value="البذرة=البَذْرَة###البَذرة بفتح الباء" calcext:value-type="string">
            <text:p>البذرة=البَذْرَة###البَذرة بفتح الباء</text:p>
          </table:table-cell>
        </table:table-row>
        <table:table-row table:style-name="ro1">
          <table:table-cell/>
          <table:table-cell office:value-type="string" calcext:value-type="string">
            <text:p>برسيم</text:p>
          </table:table-cell>
          <table:table-cell office:value-type="string" calcext:value-type="string">
            <text:p>بِرسيم</text:p>
          </table:table-cell>
          <table:table-cell office:value-type="string" calcext:value-type="string">
            <text:p>البِرسيم بكسر الباء</text:p>
          </table:table-cell>
          <table:table-cell table:style-name="ce4" table:formula="of:=[.B31]&amp;&quot;=&quot;&amp;[.C31]&amp;&quot;###&quot;&amp;[.D31]" office:value-type="string" office:string-value="برسيم=بِرسيم###البِرسيم بكسر الباء" calcext:value-type="string">
            <text:p>برسيم=بِرسيم###البِرسيم بكسر الباء</text:p>
          </table:table-cell>
        </table:table-row>
        <table:table-row table:style-name="ro1">
          <table:table-cell/>
          <table:table-cell office:value-type="string" calcext:value-type="string">
            <text:p>البرسيم</text:p>
          </table:table-cell>
          <table:table-cell office:value-type="string" calcext:value-type="string">
            <text:p>البِرسيم</text:p>
          </table:table-cell>
          <table:table-cell office:value-type="string" calcext:value-type="string">
            <text:p>البِرسيم بكسر الباء</text:p>
          </table:table-cell>
          <table:table-cell table:style-name="ce4" table:formula="of:=[.B32]&amp;&quot;=&quot;&amp;[.C32]&amp;&quot;###&quot;&amp;[.D32]" office:value-type="string" office:string-value="البرسيم=البِرسيم###البِرسيم بكسر الباء" calcext:value-type="string">
            <text:p>البرسيم=البِرسيم###البِرسيم بكسر الباء</text:p>
          </table:table-cell>
        </table:table-row>
        <table:table-row table:style-name="ro1">
          <table:table-cell/>
          <table:table-cell office:value-type="string" calcext:value-type="string">
            <text:p>برميل</text:p>
          </table:table-cell>
          <table:table-cell office:value-type="string" calcext:value-type="string">
            <text:p>بِرْمِيل</text:p>
          </table:table-cell>
          <table:table-cell office:value-type="string" calcext:value-type="string">
            <text:p>البِرْمِيل بكسر الباء</text:p>
          </table:table-cell>
          <table:table-cell table:style-name="ce4" table:formula="of:=[.B33]&amp;&quot;=&quot;&amp;[.C33]&amp;&quot;###&quot;&amp;[.D33]" office:value-type="string" office:string-value="برميل=بِرْمِيل###البِرْمِيل بكسر الباء" calcext:value-type="string">
            <text:p>برميل=بِرْمِيل###البِرْمِيل بكسر الباء</text:p>
          </table:table-cell>
        </table:table-row>
        <table:table-row table:style-name="ro1">
          <table:table-cell/>
          <table:table-cell office:value-type="string" calcext:value-type="string">
            <text:p>البرميل</text:p>
          </table:table-cell>
          <table:table-cell office:value-type="string" calcext:value-type="string">
            <text:p>البِرْمِيل</text:p>
          </table:table-cell>
          <table:table-cell office:value-type="string" calcext:value-type="string">
            <text:p>البِرْمِيل بكسر الباء</text:p>
          </table:table-cell>
          <table:table-cell table:style-name="ce4" table:formula="of:=[.B34]&amp;&quot;=&quot;&amp;[.C34]&amp;&quot;###&quot;&amp;[.D34]" office:value-type="string" office:string-value="البرميل=البِرْمِيل###البِرْمِيل بكسر الباء" calcext:value-type="string">
            <text:p>البرميل=البِرْمِيل###البِرْمِيل بكسر الباء</text:p>
          </table:table-cell>
        </table:table-row>
        <table:table-row table:style-name="ro1">
          <table:table-cell/>
          <table:table-cell office:value-type="string" calcext:value-type="string">
            <text:p>بزة</text:p>
          </table:table-cell>
          <table:table-cell office:value-type="string" calcext:value-type="string">
            <text:p>بِزَّة</text:p>
          </table:table-cell>
          <table:table-cell office:value-type="string" calcext:value-type="string">
            <text:p>البزة بكسر الباء، الثياب والسلاح والهيئة</text:p>
          </table:table-cell>
          <table:table-cell table:style-name="ce4" table:formula="of:=[.B35]&amp;&quot;=&quot;&amp;[.C35]&amp;&quot;###&quot;&amp;[.D35]" office:value-type="string" office:string-value="بزة=بِزَّة###البزة بكسر الباء، الثياب والسلاح والهيئة" calcext:value-type="string">
            <text:p>بزة=بِزَّة###البزة بكسر الباء، الثياب والسلاح والهيئة</text:p>
          </table:table-cell>
        </table:table-row>
        <table:table-row table:style-name="ro1">
          <table:table-cell/>
          <table:table-cell office:value-type="string" calcext:value-type="string">
            <text:p>البزة</text:p>
          </table:table-cell>
          <table:table-cell office:value-type="string" calcext:value-type="string">
            <text:p>البِزَّة</text:p>
          </table:table-cell>
          <table:table-cell office:value-type="string" calcext:value-type="string">
            <text:p>البزة بكسر الباء، الثياب والسلاح والهيئة</text:p>
          </table:table-cell>
          <table:table-cell table:style-name="ce4" table:formula="of:=[.B36]&amp;&quot;=&quot;&amp;[.C36]&amp;&quot;###&quot;&amp;[.D36]" office:value-type="string" office:string-value="البزة=البِزَّة###البزة بكسر الباء، الثياب والسلاح والهيئة" calcext:value-type="string">
            <text:p>البزة=البِزَّة###البزة بكسر الباء، الثياب والسلاح والهيئة</text:p>
          </table:table-cell>
        </table:table-row>
        <table:table-row table:style-name="ro1">
          <table:table-cell/>
          <table:table-cell office:value-type="string" calcext:value-type="string">
            <text:p>البس</text:p>
          </table:table-cell>
          <table:table-cell office:value-type="string" calcext:value-type="string">
            <text:p>البَسّ</text:p>
          </table:table-cell>
          <table:table-cell office:value-type="string" calcext:value-type="string">
            <text:p>البَسّ هو الهِرّة الأهلية بفتح الباء</text:p>
          </table:table-cell>
          <table:table-cell table:style-name="ce4" table:formula="of:=[.B37]&amp;&quot;=&quot;&amp;[.C37]&amp;&quot;###&quot;&amp;[.D37]" office:value-type="string" office:string-value="البس=البَسّ###البَسّ هو الهِرّة الأهلية بفتح الباء" calcext:value-type="string">
            <text:p>البس=البَسّ###البَسّ هو الهِرّة الأهلية بفتح الباء</text:p>
          </table:table-cell>
        </table:table-row>
        <table:table-row table:style-name="ro1">
          <table:table-cell/>
          <table:table-cell office:value-type="string" calcext:value-type="string">
            <text:p>بشرة</text:p>
          </table:table-cell>
          <table:table-cell office:value-type="string" calcext:value-type="string">
            <text:p>بَشَرَة</text:p>
          </table:table-cell>
          <table:table-cell office:value-type="string" calcext:value-type="string">
            <text:p>البَشَرَة بفتح الباء والشين، جلد الإنسان</text:p>
          </table:table-cell>
          <table:table-cell table:style-name="ce4" table:formula="of:=[.B38]&amp;&quot;=&quot;&amp;[.C38]&amp;&quot;###&quot;&amp;[.D38]" office:value-type="string" office:string-value="بشرة=بَشَرَة###البَشَرَة بفتح الباء والشين، جلد الإنسان" calcext:value-type="string">
            <text:p>بشرة=بَشَرَة###البَشَرَة بفتح الباء والشين، جلد الإنسان</text:p>
          </table:table-cell>
        </table:table-row>
        <table:table-row table:style-name="ro1">
          <table:table-cell/>
          <table:table-cell office:value-type="string" calcext:value-type="string">
            <text:p>البشرة</text:p>
          </table:table-cell>
          <table:table-cell office:value-type="string" calcext:value-type="string">
            <text:p>البَشَرَة</text:p>
          </table:table-cell>
          <table:table-cell office:value-type="string" calcext:value-type="string">
            <text:p>البَشَرَة بفتح الباء والشين، جلد الإنسان</text:p>
          </table:table-cell>
          <table:table-cell table:style-name="ce4" table:formula="of:=[.B39]&amp;&quot;=&quot;&amp;[.C39]&amp;&quot;###&quot;&amp;[.D39]" office:value-type="string" office:string-value="البشرة=البَشَرَة###البَشَرَة بفتح الباء والشين، جلد الإنسان" calcext:value-type="string">
            <text:p>البشرة=البَشَرَة###البَشَرَة بفتح الباء والشين، جلد الإنسان</text:p>
          </table:table-cell>
        </table:table-row>
        <table:table-row table:style-name="ro1">
          <table:table-cell/>
          <table:table-cell office:value-type="string" calcext:value-type="string">
            <text:p>بطريق</text:p>
          </table:table-cell>
          <table:table-cell office:value-type="string" calcext:value-type="string">
            <text:p>بِطْرِيق</text:p>
          </table:table-cell>
          <table:table-cell office:value-type="string" calcext:value-type="string">
            <text:p>البِطْرِيق بكسر الباء طيور تعيش في الماء</text:p>
          </table:table-cell>
          <table:table-cell table:style-name="ce4" table:formula="of:=[.B40]&amp;&quot;=&quot;&amp;[.C40]&amp;&quot;###&quot;&amp;[.D40]" office:value-type="string" office:string-value="بطريق=بِطْرِيق###البِطْرِيق بكسر الباء طيور تعيش في الماء" calcext:value-type="string">
            <text:p>بطريق=بِطْرِيق###البِطْرِيق بكسر الباء طيور تعيش في الماء</text:p>
          </table:table-cell>
        </table:table-row>
        <table:table-row table:style-name="ro1">
          <table:table-cell/>
          <table:table-cell office:value-type="string" calcext:value-type="string">
            <text:p>البطريق</text:p>
          </table:table-cell>
          <table:table-cell office:value-type="string" calcext:value-type="string">
            <text:p>البِطْرِيق</text:p>
          </table:table-cell>
          <table:table-cell office:value-type="string" calcext:value-type="string">
            <text:p>البِطْرِيق بكسر الباء طيور تعيش في الماء</text:p>
          </table:table-cell>
          <table:table-cell table:style-name="ce4" table:formula="of:=[.B41]&amp;&quot;=&quot;&amp;[.C41]&amp;&quot;###&quot;&amp;[.D41]" office:value-type="string" office:string-value="البطريق=البِطْرِيق###البِطْرِيق بكسر الباء طيور تعيش في الماء" calcext:value-type="string">
            <text:p>البطريق=البِطْرِيق###البِطْرِيق بكسر الباء طيور تعيش في الماء</text:p>
          </table:table-cell>
        </table:table-row>
        <table:table-row table:style-name="ro1">
          <table:table-cell/>
          <table:table-cell office:value-type="string" calcext:value-type="string">
            <text:p>بطيخ</text:p>
          </table:table-cell>
          <table:table-cell office:value-type="string" calcext:value-type="string">
            <text:p>بِطّيخ</text:p>
          </table:table-cell>
          <table:table-cell office:value-type="string" calcext:value-type="string">
            <text:p>البِطِّيخ بكسر الباء هو الصحيح</text:p>
          </table:table-cell>
          <table:table-cell table:style-name="ce4" table:formula="of:=[.B42]&amp;&quot;=&quot;&amp;[.C42]&amp;&quot;###&quot;&amp;[.D42]" office:value-type="string" office:string-value="بطيخ=بِطّيخ###البِطِّيخ بكسر الباء هو الصحيح" calcext:value-type="string">
            <text:p>بطيخ=بِطّيخ###البِطِّيخ بكسر الباء هو الصحيح</text:p>
          </table:table-cell>
        </table:table-row>
        <table:table-row table:style-name="ro1">
          <table:table-cell/>
          <table:table-cell office:value-type="string" calcext:value-type="string">
            <text:p>بعاد</text:p>
          </table:table-cell>
          <table:table-cell office:value-type="string" calcext:value-type="string">
            <text:p>بِعاد</text:p>
          </table:table-cell>
          <table:table-cell office:value-type="string" calcext:value-type="string">
            <text:p>البِعاد بكسر الباء، مثل أضناه البِعاد</text:p>
          </table:table-cell>
          <table:table-cell table:style-name="ce4" table:formula="of:=[.B43]&amp;&quot;=&quot;&amp;[.C43]&amp;&quot;###&quot;&amp;[.D43]" office:value-type="string" office:string-value="بعاد=بِعاد###البِعاد بكسر الباء، مثل أضناه البِعاد" calcext:value-type="string">
            <text:p>بعاد=بِعاد###البِعاد بكسر الباء، مثل أضناه البِعاد</text:p>
          </table:table-cell>
        </table:table-row>
        <table:table-row table:style-name="ro1">
          <table:table-cell/>
          <table:table-cell office:value-type="string" calcext:value-type="string">
            <text:p>البعاد</text:p>
          </table:table-cell>
          <table:table-cell office:value-type="string" calcext:value-type="string">
            <text:p>البِعاد</text:p>
          </table:table-cell>
          <table:table-cell office:value-type="string" calcext:value-type="string">
            <text:p>البِعاد بكسر الباء، مثل أضناه البِعاد</text:p>
          </table:table-cell>
          <table:table-cell table:style-name="ce4" table:formula="of:=[.B44]&amp;&quot;=&quot;&amp;[.C44]&amp;&quot;###&quot;&amp;[.D44]" office:value-type="string" office:string-value="البعاد=البِعاد###البِعاد بكسر الباء، مثل أضناه البِعاد" calcext:value-type="string">
            <text:p>البعاد=البِعاد###البِعاد بكسر الباء، مثل أضناه البِعاد</text:p>
          </table:table-cell>
        </table:table-row>
        <table:table-row table:style-name="ro1">
          <table:table-cell/>
          <table:table-cell office:value-type="string" calcext:value-type="string">
            <text:p>بعثة</text:p>
          </table:table-cell>
          <table:table-cell office:value-type="string" calcext:value-type="string">
            <text:p>بَعثة</text:p>
          </table:table-cell>
          <table:table-cell office:value-type="string" calcext:value-type="string">
            <text:p>البَعثة بفتح الباء</text:p>
          </table:table-cell>
          <table:table-cell table:style-name="ce4" table:formula="of:=[.B45]&amp;&quot;=&quot;&amp;[.C45]&amp;&quot;###&quot;&amp;[.D45]" office:value-type="string" office:string-value="بعثة=بَعثة###البَعثة بفتح الباء" calcext:value-type="string">
            <text:p>بعثة=بَعثة###البَعثة بفتح الباء</text:p>
          </table:table-cell>
        </table:table-row>
        <table:table-row table:style-name="ro1">
          <table:table-cell/>
          <table:table-cell office:value-type="string" calcext:value-type="string">
            <text:p>البعثة</text:p>
          </table:table-cell>
          <table:table-cell office:value-type="string" calcext:value-type="string">
            <text:p>البَعثة</text:p>
          </table:table-cell>
          <table:table-cell office:value-type="string" calcext:value-type="string">
            <text:p>البَعثة بفتح الباء</text:p>
          </table:table-cell>
          <table:table-cell table:style-name="ce4" table:formula="of:=[.B46]&amp;&quot;=&quot;&amp;[.C46]&amp;&quot;###&quot;&amp;[.D46]" office:value-type="string" office:string-value="البعثة=البَعثة###البَعثة بفتح الباء" calcext:value-type="string">
            <text:p>البعثة=البَعثة###البَعثة بفتح الباء</text:p>
          </table:table-cell>
        </table:table-row>
        <table:table-row table:style-name="ro1">
          <table:table-cell/>
          <table:table-cell office:value-type="string" calcext:value-type="string">
            <text:p>بنى</text:p>
          </table:table-cell>
          <table:table-cell office:value-type="string" calcext:value-type="string">
            <text:p>بِنَى</text:p>
          </table:table-cell>
          <table:table-cell office:value-type="string" calcext:value-type="string">
            <text:p>البِنَى بكسر الباء جمع بِنْيَة</text:p>
          </table:table-cell>
          <table:table-cell table:style-name="ce4" table:formula="of:=[.B47]&amp;&quot;=&quot;&amp;[.C47]&amp;&quot;###&quot;&amp;[.D47]" office:value-type="string" office:string-value="بنى=بِنَى###البِنَى بكسر الباء جمع بِنْيَة" calcext:value-type="string">
            <text:p>بنى=بِنَى###البِنَى بكسر الباء جمع بِنْيَة</text:p>
          </table:table-cell>
        </table:table-row>
        <table:table-row table:style-name="ro1">
          <table:table-cell/>
          <table:table-cell office:value-type="string" calcext:value-type="string">
            <text:p>البنى</text:p>
          </table:table-cell>
          <table:table-cell office:value-type="string" calcext:value-type="string">
            <text:p>البِنَى</text:p>
          </table:table-cell>
          <table:table-cell office:value-type="string" calcext:value-type="string">
            <text:p>البِنَى بكسر الباء جمع بِنْيَة</text:p>
          </table:table-cell>
          <table:table-cell table:style-name="ce4" table:formula="of:=[.B48]&amp;&quot;=&quot;&amp;[.C48]&amp;&quot;###&quot;&amp;[.D48]" office:value-type="string" office:string-value="البنى=البِنَى###البِنَى بكسر الباء جمع بِنْيَة" calcext:value-type="string">
            <text:p>البنى=البِنَى###البِنَى بكسر الباء جمع بِنْيَة</text:p>
          </table:table-cell>
        </table:table-row>
        <table:table-row table:style-name="ro1">
          <table:table-cell/>
          <table:table-cell office:value-type="string" calcext:value-type="string">
            <text:p>بهرج</text:p>
          </table:table-cell>
          <table:table-cell office:value-type="string" calcext:value-type="string">
            <text:p>بَهرَج</text:p>
          </table:table-cell>
          <table:table-cell office:value-type="string" calcext:value-type="string">
            <text:p>البَهرَج بفتح الباء هو الباطل الرديء الزائف</text:p>
          </table:table-cell>
          <table:table-cell table:style-name="ce4" table:formula="of:=[.B49]&amp;&quot;=&quot;&amp;[.C49]&amp;&quot;###&quot;&amp;[.D49]" office:value-type="string" office:string-value="بهرج=بَهرَج###البَهرَج بفتح الباء هو الباطل الرديء الزائف" calcext:value-type="string">
            <text:p>بهرج=بَهرَج###البَهرَج بفتح الباء هو الباطل الرديء الزائف</text:p>
          </table:table-cell>
        </table:table-row>
        <table:table-row table:style-name="ro1">
          <table:table-cell/>
          <table:table-cell office:value-type="string" calcext:value-type="string">
            <text:p>البهرج</text:p>
          </table:table-cell>
          <table:table-cell office:value-type="string" calcext:value-type="string">
            <text:p>البَهرَج</text:p>
          </table:table-cell>
          <table:table-cell office:value-type="string" calcext:value-type="string">
            <text:p>البَهرَج بفتح الباء هو الباطل الرديء الزائف</text:p>
          </table:table-cell>
          <table:table-cell table:style-name="ce4" table:formula="of:=[.B50]&amp;&quot;=&quot;&amp;[.C50]&amp;&quot;###&quot;&amp;[.D50]" office:value-type="string" office:string-value="البهرج=البَهرَج###البَهرَج بفتح الباء هو الباطل الرديء الزائف" calcext:value-type="string">
            <text:p>البهرج=البَهرَج###البَهرَج بفتح الباء هو الباطل الرديء الزائف</text:p>
          </table:table-cell>
        </table:table-row>
        <table:table-row table:style-name="ro1">
          <table:table-cell/>
          <table:table-cell office:value-type="string" calcext:value-type="string">
            <text:p>بوتقة</text:p>
          </table:table-cell>
          <table:table-cell office:value-type="string" calcext:value-type="string">
            <text:p>بُوْتَقَة</text:p>
          </table:table-cell>
          <table:table-cell office:value-type="string" calcext:value-type="string">
            <text:p>البُوتقة بضم الباء</text:p>
          </table:table-cell>
          <table:table-cell table:style-name="ce4" table:formula="of:=[.B51]&amp;&quot;=&quot;&amp;[.C51]&amp;&quot;###&quot;&amp;[.D51]" office:value-type="string" office:string-value="بوتقة=بُوْتَقَة###البُوتقة بضم الباء" calcext:value-type="string">
            <text:p>بوتقة=بُوْتَقَة###البُوتقة بضم الباء</text:p>
          </table:table-cell>
        </table:table-row>
        <table:table-row table:style-name="ro1">
          <table:table-cell/>
          <table:table-cell office:value-type="string" calcext:value-type="string">
            <text:p>البوتقة</text:p>
          </table:table-cell>
          <table:table-cell office:value-type="string" calcext:value-type="string">
            <text:p>البُوْتَقَة</text:p>
          </table:table-cell>
          <table:table-cell office:value-type="string" calcext:value-type="string">
            <text:p>البُوتقة بضم الباء</text:p>
          </table:table-cell>
          <table:table-cell table:style-name="ce4" table:formula="of:=[.B52]&amp;&quot;=&quot;&amp;[.C52]&amp;&quot;###&quot;&amp;[.D52]" office:value-type="string" office:string-value="البوتقة=البُوْتَقَة###البُوتقة بضم الباء" calcext:value-type="string">
            <text:p>البوتقة=البُوْتَقَة###البُوتقة بضم الباء</text:p>
          </table:table-cell>
        </table:table-row>
        <table:table-row table:style-name="ro1">
          <table:table-cell/>
          <table:table-cell office:value-type="string" calcext:value-type="string">
            <text:p>بيطار</text:p>
          </table:table-cell>
          <table:table-cell office:value-type="string" calcext:value-type="string">
            <text:p>بَيطار</text:p>
          </table:table-cell>
          <table:table-cell office:value-type="string" calcext:value-type="string">
            <text:p>البَيْطار بفتح الباء طبيب بيطري</text:p>
          </table:table-cell>
          <table:table-cell table:style-name="ce4" table:formula="of:=[.B53]&amp;&quot;=&quot;&amp;[.C53]&amp;&quot;###&quot;&amp;[.D53]" office:value-type="string" office:string-value="بيطار=بَيطار###البَيْطار بفتح الباء طبيب بيطري" calcext:value-type="string">
            <text:p>بيطار=بَيطار###البَيْطار بفتح الباء طبيب بيطري</text:p>
          </table:table-cell>
        </table:table-row>
        <table:table-row table:style-name="ro1">
          <table:table-cell/>
          <table:table-cell office:value-type="string" calcext:value-type="string">
            <text:p>البيطار</text:p>
          </table:table-cell>
          <table:table-cell office:value-type="string" calcext:value-type="string">
            <text:p>البَيطار</text:p>
          </table:table-cell>
          <table:table-cell office:value-type="string" calcext:value-type="string">
            <text:p>البَيْطار بفتح الباء طبيب بيطري</text:p>
          </table:table-cell>
          <table:table-cell table:style-name="ce4" table:formula="of:=[.B54]&amp;&quot;=&quot;&amp;[.C54]&amp;&quot;###&quot;&amp;[.D54]" office:value-type="string" office:string-value="البيطار=البَيطار###البَيْطار بفتح الباء طبيب بيطري" calcext:value-type="string">
            <text:p>البيطار=البَيطار###البَيْطار بفتح الباء طبيب بيطري</text:p>
          </table:table-cell>
        </table:table-row>
        <table:table-row table:style-name="ro1">
          <table:table-cell/>
          <table:table-cell office:value-type="string" calcext:value-type="string">
            <text:p>تجوال</text:p>
          </table:table-cell>
          <table:table-cell office:value-type="string" calcext:value-type="string">
            <text:p>تَجْوال</text:p>
          </table:table-cell>
          <table:table-cell office:value-type="string" calcext:value-type="string">
            <text:p>التَّجْوال بفتح التاء</text:p>
          </table:table-cell>
          <table:table-cell table:style-name="ce4" table:formula="of:=[.B55]&amp;&quot;=&quot;&amp;[.C55]&amp;&quot;###&quot;&amp;[.D55]" office:value-type="string" office:string-value="تجوال=تَجْوال###التَّجْوال بفتح التاء" calcext:value-type="string">
            <text:p>تجوال=تَجْوال###التَّجْوال بفتح التاء</text:p>
          </table:table-cell>
        </table:table-row>
        <table:table-row table:style-name="ro1">
          <table:table-cell/>
          <table:table-cell office:value-type="string" calcext:value-type="string">
            <text:p>التجوال</text:p>
          </table:table-cell>
          <table:table-cell office:value-type="string" calcext:value-type="string">
            <text:p>التَّجْوال</text:p>
          </table:table-cell>
          <table:table-cell office:value-type="string" calcext:value-type="string">
            <text:p>التَّجْوال بفتح التاء</text:p>
          </table:table-cell>
          <table:table-cell table:style-name="ce4" table:formula="of:=[.B56]&amp;&quot;=&quot;&amp;[.C56]&amp;&quot;###&quot;&amp;[.D56]" office:value-type="string" office:string-value="التجوال=التَّجْوال###التَّجْوال بفتح التاء" calcext:value-type="string">
            <text:p>التجوال=التَّجْوال###التَّجْوال بفتح التاء</text:p>
          </table:table-cell>
        </table:table-row>
        <table:table-row table:style-name="ro1">
          <table:table-cell/>
          <table:table-cell office:value-type="string" calcext:value-type="string">
            <text:p>تخمة</text:p>
          </table:table-cell>
          <table:table-cell office:value-type="string" calcext:value-type="string">
            <text:p>تُخَمَة</text:p>
          </table:table-cell>
          <table:table-cell office:value-type="string" calcext:value-type="string">
            <text:p>التُخَمَة بفتح الخاء</text:p>
          </table:table-cell>
          <table:table-cell table:style-name="ce4" table:formula="of:=[.B57]&amp;&quot;=&quot;&amp;[.C57]&amp;&quot;###&quot;&amp;[.D57]" office:value-type="string" office:string-value="تخمة=تُخَمَة###التُخَمَة بفتح الخاء" calcext:value-type="string">
            <text:p>تخمة=تُخَمَة###التُخَمَة بفتح الخاء</text:p>
          </table:table-cell>
        </table:table-row>
        <table:table-row table:style-name="ro1">
          <table:table-cell/>
          <table:table-cell office:value-type="string" calcext:value-type="string">
            <text:p>التخمة</text:p>
          </table:table-cell>
          <table:table-cell office:value-type="string" calcext:value-type="string">
            <text:p>التُّخَمَة</text:p>
          </table:table-cell>
          <table:table-cell office:value-type="string" calcext:value-type="string">
            <text:p>التُخَمَة بفتح الخاء</text:p>
          </table:table-cell>
          <table:table-cell table:style-name="ce4" table:formula="of:=[.B58]&amp;&quot;=&quot;&amp;[.C58]&amp;&quot;###&quot;&amp;[.D58]" office:value-type="string" office:string-value="التخمة=التُّخَمَة###التُخَمَة بفتح الخاء" calcext:value-type="string">
            <text:p>التخمة=التُّخَمَة###التُخَمَة بفتح الخاء</text:p>
          </table:table-cell>
        </table:table-row>
        <table:table-row table:style-name="ro1">
          <table:table-cell/>
          <table:table-cell office:value-type="string" calcext:value-type="string">
            <text:p>تذكار</text:p>
          </table:table-cell>
          <table:table-cell office:value-type="string" calcext:value-type="string">
            <text:p>تَذْكار</text:p>
          </table:table-cell>
          <table:table-cell office:value-type="string" calcext:value-type="string">
            <text:p>التَّذْكار بفتح التاء مصدر للفعل (ذكر)</text:p>
          </table:table-cell>
          <table:table-cell table:style-name="ce4" table:formula="of:=[.B59]&amp;&quot;=&quot;&amp;[.C59]&amp;&quot;###&quot;&amp;[.D59]" office:value-type="string" office:string-value="تذكار=تَذْكار###التَّذْكار بفتح التاء مصدر للفعل (ذكر)" calcext:value-type="string">
            <text:p>تذكار=تَذْكار###التَّذْكار بفتح التاء مصدر للفعل (ذكر)</text:p>
          </table:table-cell>
        </table:table-row>
        <table:table-row table:style-name="ro1">
          <table:table-cell/>
          <table:table-cell office:value-type="string" calcext:value-type="string">
            <text:p>التذكار</text:p>
          </table:table-cell>
          <table:table-cell office:value-type="string" calcext:value-type="string">
            <text:p>التَّذْكار</text:p>
          </table:table-cell>
          <table:table-cell office:value-type="string" calcext:value-type="string">
            <text:p>التَّذْكار بفتح التاء مصدر للفعل (ذكر)</text:p>
          </table:table-cell>
          <table:table-cell table:style-name="ce4" table:formula="of:=[.B60]&amp;&quot;=&quot;&amp;[.C60]&amp;&quot;###&quot;&amp;[.D60]" office:value-type="string" office:string-value="التذكار=التَّذْكار###التَّذْكار بفتح التاء مصدر للفعل (ذكر)" calcext:value-type="string">
            <text:p>التذكار=التَّذْكار###التَّذْكار بفتح التاء مصدر للفعل (ذكر)</text:p>
          </table:table-cell>
        </table:table-row>
        <table:table-row table:style-name="ro1">
          <table:table-cell/>
          <table:table-cell office:value-type="string" calcext:value-type="string">
            <text:p>ترس</text:p>
          </table:table-cell>
          <table:table-cell office:value-type="string" calcext:value-type="string">
            <text:p>تُرْس</text:p>
          </table:table-cell>
          <table:table-cell office:value-type="string" calcext:value-type="string">
            <text:p>التُّرْس بضمّ التاء</text:p>
          </table:table-cell>
          <table:table-cell table:style-name="ce4" table:formula="of:=[.B61]&amp;&quot;=&quot;&amp;[.C61]&amp;&quot;###&quot;&amp;[.D61]" office:value-type="string" office:string-value="ترس=تُرْس###التُّرْس بضمّ التاء" calcext:value-type="string">
            <text:p>ترس=تُرْس###التُّرْس بضمّ التاء</text:p>
          </table:table-cell>
        </table:table-row>
        <table:table-row table:style-name="ro1">
          <table:table-cell/>
          <table:table-cell office:value-type="string" calcext:value-type="string">
            <text:p>الترس</text:p>
          </table:table-cell>
          <table:table-cell office:value-type="string" calcext:value-type="string">
            <text:p>التُّرْس</text:p>
          </table:table-cell>
          <table:table-cell office:value-type="string" calcext:value-type="string">
            <text:p>التُّرْس بضمّ التاء</text:p>
          </table:table-cell>
          <table:table-cell table:style-name="ce4" table:formula="of:=[.B62]&amp;&quot;=&quot;&amp;[.C62]&amp;&quot;###&quot;&amp;[.D62]" office:value-type="string" office:string-value="الترس=التُّرْس###التُّرْس بضمّ التاء" calcext:value-type="string">
            <text:p>الترس=التُّرْس###التُّرْس بضمّ التاء</text:p>
          </table:table-cell>
        </table:table-row>
        <table:table-row table:style-name="ro1">
          <table:table-cell/>
          <table:table-cell office:value-type="string" calcext:value-type="string">
            <text:p>التلمود</text:p>
          </table:table-cell>
          <table:table-cell office:value-type="string" calcext:value-type="string">
            <text:p>التَّلْمُود</text:p>
          </table:table-cell>
          <table:table-cell office:value-type="string" calcext:value-type="string">
            <text:p>التَّلْمُود بالفتح كتاب يضم شرائع اليهود</text:p>
          </table:table-cell>
          <table:table-cell table:style-name="ce4" table:formula="of:=[.B63]&amp;&quot;=&quot;&amp;[.C63]&amp;&quot;###&quot;&amp;[.D63]" office:value-type="string" office:string-value="التلمود=التَّلْمُود###التَّلْمُود بالفتح كتاب يضم شرائع اليهود" calcext:value-type="string">
            <text:p>التلمود=التَّلْمُود###التَّلْمُود بالفتح كتاب يضم شرائع اليهود</text:p>
          </table:table-cell>
        </table:table-row>
        <table:table-row table:style-name="ro1">
          <table:table-cell/>
          <table:table-cell office:value-type="string" calcext:value-type="string">
            <text:p>تنبل</text:p>
          </table:table-cell>
          <table:table-cell office:value-type="string" calcext:value-type="string">
            <text:p>تِنْبَل</text:p>
          </table:table-cell>
          <table:table-cell office:value-type="string" calcext:value-type="string">
            <text:p>التِّنْبَل بكسر التاء خامل الذِّكر</text:p>
          </table:table-cell>
          <table:table-cell table:style-name="ce4" table:formula="of:=[.B64]&amp;&quot;=&quot;&amp;[.C64]&amp;&quot;###&quot;&amp;[.D64]" office:value-type="string" office:string-value="تنبل=تِنْبَل###التِّنْبَل بكسر التاء خامل الذِّكر" calcext:value-type="string">
            <text:p>تنبل=تِنْبَل###التِّنْبَل بكسر التاء خامل الذِّكر</text:p>
          </table:table-cell>
        </table:table-row>
        <table:table-row table:style-name="ro1">
          <table:table-cell/>
          <table:table-cell office:value-type="string" calcext:value-type="string">
            <text:p>التنبل</text:p>
          </table:table-cell>
          <table:table-cell office:value-type="string" calcext:value-type="string">
            <text:p>التِّنْبَل</text:p>
          </table:table-cell>
          <table:table-cell office:value-type="string" calcext:value-type="string">
            <text:p>التِّنْبَل بكسر التاء خامل الذِّكر</text:p>
          </table:table-cell>
          <table:table-cell table:style-name="ce4" table:formula="of:=[.B65]&amp;&quot;=&quot;&amp;[.C65]&amp;&quot;###&quot;&amp;[.D65]" office:value-type="string" office:string-value="التنبل=التِّنْبَل###التِّنْبَل بكسر التاء خامل الذِّكر" calcext:value-type="string">
            <text:p>التنبل=التِّنْبَل###التِّنْبَل بكسر التاء خامل الذِّكر</text:p>
          </table:table-cell>
        </table:table-row>
        <table:table-row table:style-name="ro1">
          <table:table-cell/>
          <table:table-cell office:value-type="string" calcext:value-type="string">
            <text:p>ثغرة</text:p>
          </table:table-cell>
          <table:table-cell office:value-type="string" calcext:value-type="string">
            <text:p>ثُغْرَة</text:p>
          </table:table-cell>
          <table:table-cell office:value-type="string" calcext:value-type="string">
            <text:p>الثُّغْرَة بضم الثاء</text:p>
          </table:table-cell>
          <table:table-cell table:style-name="ce4" table:formula="of:=[.B66]&amp;&quot;=&quot;&amp;[.C66]&amp;&quot;###&quot;&amp;[.D66]" office:value-type="string" office:string-value="ثغرة=ثُغْرَة###الثُّغْرَة بضم الثاء" calcext:value-type="string">
            <text:p>ثغرة=ثُغْرَة###الثُّغْرَة بضم الثاء</text:p>
          </table:table-cell>
        </table:table-row>
        <table:table-row table:style-name="ro1">
          <table:table-cell/>
          <table:table-cell office:value-type="string" calcext:value-type="string">
            <text:p>الثغرة</text:p>
          </table:table-cell>
          <table:table-cell office:value-type="string" calcext:value-type="string">
            <text:p>الثُّغْرَة</text:p>
          </table:table-cell>
          <table:table-cell office:value-type="string" calcext:value-type="string">
            <text:p>الثُّغْرَة بضم الثاء</text:p>
          </table:table-cell>
          <table:table-cell table:style-name="ce4" table:formula="of:=[.B67]&amp;&quot;=&quot;&amp;[.C67]&amp;&quot;###&quot;&amp;[.D67]" office:value-type="string" office:string-value="الثغرة=الثُّغْرَة###الثُّغْرَة بضم الثاء" calcext:value-type="string">
            <text:p>الثغرة=الثُّغْرَة###الثُّغْرَة بضم الثاء</text:p>
          </table:table-cell>
        </table:table-row>
        <table:table-row table:style-name="ro1">
          <table:table-cell/>
          <table:table-cell office:value-type="string" calcext:value-type="string">
            <text:p>ثكنة</text:p>
          </table:table-cell>
          <table:table-cell office:value-type="string" calcext:value-type="string">
            <text:p>ثُكْنَة</text:p>
          </table:table-cell>
          <table:table-cell office:value-type="string" calcext:value-type="string">
            <text:p>الثُّكْنَة بضم الثاء</text:p>
          </table:table-cell>
          <table:table-cell table:style-name="ce4" table:formula="of:=[.B68]&amp;&quot;=&quot;&amp;[.C68]&amp;&quot;###&quot;&amp;[.D68]" office:value-type="string" office:string-value="ثكنة=ثُكْنَة###الثُّكْنَة بضم الثاء" calcext:value-type="string">
            <text:p>ثكنة=ثُكْنَة###الثُّكْنَة بضم الثاء</text:p>
          </table:table-cell>
        </table:table-row>
        <table:table-row table:style-name="ro1">
          <table:table-cell/>
          <table:table-cell office:value-type="string" calcext:value-type="string">
            <text:p>الثكنة</text:p>
          </table:table-cell>
          <table:table-cell office:value-type="string" calcext:value-type="string">
            <text:p>الثُّكْنَة</text:p>
          </table:table-cell>
          <table:table-cell office:value-type="string" calcext:value-type="string">
            <text:p>الثُّكْنَة بضم الثاء</text:p>
          </table:table-cell>
          <table:table-cell table:style-name="ce4" table:formula="of:=[.B69]&amp;&quot;=&quot;&amp;[.C69]&amp;&quot;###&quot;&amp;[.D69]" office:value-type="string" office:string-value="الثكنة=الثُّكْنَة###الثُّكْنَة بضم الثاء" calcext:value-type="string">
            <text:p>الثكنة=الثُّكْنَة###الثُّكْنَة بضم الثاء</text:p>
          </table:table-cell>
        </table:table-row>
        <table:table-row table:style-name="ro1">
          <table:table-cell/>
          <table:table-cell office:value-type="string" calcext:value-type="string">
            <text:p>جبن</text:p>
          </table:table-cell>
          <table:table-cell office:value-type="string" calcext:value-type="string">
            <text:p>جُبْن|جُبُن|جُبْنة</text:p>
          </table:table-cell>
          <table:table-cell office:value-type="string" calcext:value-type="string">
            <text:p>الجُبْنُ بالضم</text:p>
          </table:table-cell>
          <table:table-cell table:style-name="ce4" table:formula="of:=[.B70]&amp;&quot;=&quot;&amp;[.C70]&amp;&quot;###&quot;&amp;[.D70]" office:value-type="string" office:string-value="جبن=جُبْن|جُبُن|جُبْنة###الجُبْنُ بالضم" calcext:value-type="string">
            <text:p>جبن=جُبْن|جُبُن|جُبْنة###الجُبْنُ بالضم</text:p>
          </table:table-cell>
        </table:table-row>
        <table:table-row table:style-name="ro1">
          <table:table-cell/>
          <table:table-cell office:value-type="string" calcext:value-type="string">
            <text:p>جبنة</text:p>
          </table:table-cell>
          <table:table-cell office:value-type="string" calcext:value-type="string">
            <text:p>جُبْن|جُبُن|جُبْنة</text:p>
          </table:table-cell>
          <table:table-cell office:value-type="string" calcext:value-type="string">
            <text:p>الجُبْنُ بالضم</text:p>
          </table:table-cell>
          <table:table-cell table:style-name="ce4" table:formula="of:=[.B71]&amp;&quot;=&quot;&amp;[.C71]&amp;&quot;###&quot;&amp;[.D71]" office:value-type="string" office:string-value="جبنة=جُبْن|جُبُن|جُبْنة###الجُبْنُ بالضم" calcext:value-type="string">
            <text:p>جبنة=جُبْن|جُبُن|جُبْنة###الجُبْنُ بالضم</text:p>
          </table:table-cell>
        </table:table-row>
        <table:table-row table:style-name="ro1">
          <table:table-cell/>
          <table:table-cell office:value-type="string" calcext:value-type="string">
            <text:p>الجبن</text:p>
          </table:table-cell>
          <table:table-cell office:value-type="string" calcext:value-type="string">
            <text:p>الجُبْن|الجُبُن|الجُبْنة</text:p>
          </table:table-cell>
          <table:table-cell office:value-type="string" calcext:value-type="string">
            <text:p>الجُبْنُ بالضم</text:p>
          </table:table-cell>
          <table:table-cell table:style-name="ce4" table:formula="of:=[.B72]&amp;&quot;=&quot;&amp;[.C72]&amp;&quot;###&quot;&amp;[.D72]" office:value-type="string" office:string-value="الجبن=الجُبْن|الجُبُن|الجُبْنة###الجُبْنُ بالضم" calcext:value-type="string">
            <text:p>الجبن=الجُبْن|الجُبُن|الجُبْنة###الجُبْنُ بالضم</text:p>
          </table:table-cell>
        </table:table-row>
        <table:table-row table:style-name="ro1">
          <table:table-cell/>
          <table:table-cell office:value-type="string" calcext:value-type="string">
            <text:p>الجبنة</text:p>
          </table:table-cell>
          <table:table-cell office:value-type="string" calcext:value-type="string">
            <text:p>الجُبْن|الجُبُن|الجُبْنة</text:p>
          </table:table-cell>
          <table:table-cell office:value-type="string" calcext:value-type="string">
            <text:p>الجُبْنُ بالضم</text:p>
          </table:table-cell>
          <table:table-cell table:style-name="ce4" table:formula="of:=[.B73]&amp;&quot;=&quot;&amp;[.C73]&amp;&quot;###&quot;&amp;[.D73]" office:value-type="string" office:string-value="الجبنة=الجُبْن|الجُبُن|الجُبْنة###الجُبْنُ بالضم" calcext:value-type="string">
            <text:p>الجبنة=الجُبْن|الجُبُن|الجُبْنة###الجُبْنُ بالضم</text:p>
          </table:table-cell>
        </table:table-row>
        <table:table-row table:style-name="ro1">
          <table:table-cell/>
          <table:table-cell office:value-type="string" calcext:value-type="string">
            <text:p>جرم سماوي</text:p>
          </table:table-cell>
          <table:table-cell office:value-type="string" calcext:value-type="string">
            <text:p>جِرْم سماوي</text:p>
          </table:table-cell>
          <table:table-cell office:value-type="string" calcext:value-type="string">
            <text:p>الِجرم السماوي بكسر الياء أما "الجُرْم" بالضمة فهو الذنب</text:p>
          </table:table-cell>
          <table:table-cell table:style-name="ce4" table:formula="of:=[.B74]&amp;&quot;=&quot;&amp;[.C74]&amp;&quot;###&quot;&amp;[.D74]" office:value-type="string" office:string-value="جرم سماوي=جِرْم سماوي###الِجرم السماوي بكسر الياء أما &quot;الجُرْم&quot; بالضمة فهو الذنب" calcext:value-type="string">
            <text:p>جرم سماوي=جِرْم سماوي###الِجرم السماوي بكسر الياء أما "الجُرْم" بالضمة فهو الذنب</text:p>
          </table:table-cell>
        </table:table-row>
        <table:table-row table:style-name="ro1">
          <table:table-cell/>
          <table:table-cell office:value-type="string" calcext:value-type="string">
            <text:p>جعبة</text:p>
          </table:table-cell>
          <table:table-cell office:value-type="string" calcext:value-type="string">
            <text:p>جَعْبة</text:p>
          </table:table-cell>
          <table:table-cell office:value-type="string" calcext:value-type="string">
            <text:p>الجَعبة بالفتح أصوب</text:p>
          </table:table-cell>
          <table:table-cell table:style-name="ce4" table:formula="of:=[.B75]&amp;&quot;=&quot;&amp;[.C75]&amp;&quot;###&quot;&amp;[.D75]" office:value-type="string" office:string-value="جعبة=جَعْبة###الجَعبة بالفتح أصوب" calcext:value-type="string">
            <text:p>جعبة=جَعْبة###الجَعبة بالفتح أصوب</text:p>
          </table:table-cell>
        </table:table-row>
        <table:table-row table:style-name="ro1">
          <table:table-cell/>
          <table:table-cell office:value-type="string" calcext:value-type="string">
            <text:p>الجعبة</text:p>
          </table:table-cell>
          <table:table-cell office:value-type="string" calcext:value-type="string">
            <text:p>الجَعْبة</text:p>
          </table:table-cell>
          <table:table-cell office:value-type="string" calcext:value-type="string">
            <text:p>الجَعبة بالفتح أصوب</text:p>
          </table:table-cell>
          <table:table-cell table:style-name="ce4" table:formula="of:=[.B76]&amp;&quot;=&quot;&amp;[.C76]&amp;&quot;###&quot;&amp;[.D76]" office:value-type="string" office:string-value="الجعبة=الجَعْبة###الجَعبة بالفتح أصوب" calcext:value-type="string">
            <text:p>الجعبة=الجَعْبة###الجَعبة بالفتح أصوب</text:p>
          </table:table-cell>
        </table:table-row>
        <table:table-row table:style-name="ro1">
          <table:table-cell/>
          <table:table-cell office:value-type="string" calcext:value-type="string">
            <text:p>جفن</text:p>
          </table:table-cell>
          <table:table-cell office:value-type="string" calcext:value-type="string">
            <text:p>جَفْن</text:p>
          </table:table-cell>
          <table:table-cell office:value-type="string" calcext:value-type="string">
            <text:p>الجَفن بفتح الجيم</text:p>
          </table:table-cell>
          <table:table-cell table:style-name="ce4" table:formula="of:=[.B77]&amp;&quot;=&quot;&amp;[.C77]&amp;&quot;###&quot;&amp;[.D77]" office:value-type="string" office:string-value="جفن=جَفْن###الجَفن بفتح الجيم" calcext:value-type="string">
            <text:p>جفن=جَفْن###الجَفن بفتح الجيم</text:p>
          </table:table-cell>
        </table:table-row>
        <table:table-row table:style-name="ro1">
          <table:table-cell/>
          <table:table-cell office:value-type="string" calcext:value-type="string">
            <text:p>الجفن</text:p>
          </table:table-cell>
          <table:table-cell office:value-type="string" calcext:value-type="string">
            <text:p>الجَفْن</text:p>
          </table:table-cell>
          <table:table-cell office:value-type="string" calcext:value-type="string">
            <text:p>الجَفن بفتح الجيم</text:p>
          </table:table-cell>
          <table:table-cell table:style-name="ce4" table:formula="of:=[.B78]&amp;&quot;=&quot;&amp;[.C78]&amp;&quot;###&quot;&amp;[.D78]" office:value-type="string" office:string-value="الجفن=الجَفْن###الجَفن بفتح الجيم" calcext:value-type="string">
            <text:p>الجفن=الجَفْن###الجَفن بفتح الجيم</text:p>
          </table:table-cell>
        </table:table-row>
        <table:table-row table:style-name="ro1">
          <table:table-cell/>
          <table:table-cell office:value-type="string" calcext:value-type="string">
            <text:p>جلطة</text:p>
          </table:table-cell>
          <table:table-cell office:value-type="string" calcext:value-type="string">
            <text:p>جُلْطَة</text:p>
          </table:table-cell>
          <table:table-cell office:value-type="string" calcext:value-type="string">
            <text:p>الجُلطة الدموية بضم الجيم</text:p>
          </table:table-cell>
          <table:table-cell table:style-name="ce4" table:formula="of:=[.B79]&amp;&quot;=&quot;&amp;[.C79]&amp;&quot;###&quot;&amp;[.D79]" office:value-type="string" office:string-value="جلطة=جُلْطَة###الجُلطة الدموية بضم الجيم" calcext:value-type="string">
            <text:p>جلطة=جُلْطَة###الجُلطة الدموية بضم الجيم</text:p>
          </table:table-cell>
        </table:table-row>
        <table:table-row table:style-name="ro1">
          <table:table-cell/>
          <table:table-cell office:value-type="string" calcext:value-type="string">
            <text:p>جمهور</text:p>
          </table:table-cell>
          <table:table-cell office:value-type="string" calcext:value-type="string">
            <text:p>جَمهور</text:p>
          </table:table-cell>
          <table:table-cell office:value-type="string" calcext:value-type="string">
            <text:p>الجَمهور بضم الجيم</text:p>
          </table:table-cell>
          <table:table-cell table:style-name="ce4" table:formula="of:=[.B80]&amp;&quot;=&quot;&amp;[.C80]&amp;&quot;###&quot;&amp;[.D80]" office:value-type="string" office:string-value="جمهور=جَمهور###الجَمهور بضم الجيم" calcext:value-type="string">
            <text:p>جمهور=جَمهور###الجَمهور بضم الجيم</text:p>
          </table:table-cell>
        </table:table-row>
        <table:table-row table:style-name="ro1">
          <table:table-cell/>
          <table:table-cell office:value-type="string" calcext:value-type="string">
            <text:p>الجمهور</text:p>
          </table:table-cell>
          <table:table-cell office:value-type="string" calcext:value-type="string">
            <text:p>الجُمهور</text:p>
          </table:table-cell>
          <table:table-cell office:value-type="string" calcext:value-type="string">
            <text:p>الجُمهور بضم الجيم</text:p>
          </table:table-cell>
          <table:table-cell table:style-name="ce4" table:formula="of:=[.B81]&amp;&quot;=&quot;&amp;[.C81]&amp;&quot;###&quot;&amp;[.D81]" office:value-type="string" office:string-value="الجمهور=الجُمهور###الجُمهور بضم الجيم" calcext:value-type="string">
            <text:p>الجمهور=الجُمهور###الجُمهور بضم الجيم</text:p>
          </table:table-cell>
        </table:table-row>
        <table:table-row table:style-name="ro1">
          <table:table-cell/>
          <table:table-cell office:value-type="string" calcext:value-type="string">
            <text:p>جنوب</text:p>
          </table:table-cell>
          <table:table-cell office:value-type="string" calcext:value-type="string">
            <text:p>جَنُوب</text:p>
          </table:table-cell>
          <table:table-cell office:value-type="string" calcext:value-type="string">
            <text:p>الجَنُوب بفتح الجيم</text:p>
          </table:table-cell>
          <table:table-cell table:style-name="ce4" table:formula="of:=[.B82]&amp;&quot;=&quot;&amp;[.C82]&amp;&quot;###&quot;&amp;[.D82]" office:value-type="string" office:string-value="جنوب=جَنُوب###الجَنُوب بفتح الجيم" calcext:value-type="string">
            <text:p>جنوب=جَنُوب###الجَنُوب بفتح الجيم</text:p>
          </table:table-cell>
        </table:table-row>
        <table:table-row table:style-name="ro1">
          <table:table-cell/>
          <table:table-cell office:value-type="string" calcext:value-type="string">
            <text:p>الجنوب</text:p>
          </table:table-cell>
          <table:table-cell office:value-type="string" calcext:value-type="string">
            <text:p>الجَنُوب</text:p>
          </table:table-cell>
          <table:table-cell office:value-type="string" calcext:value-type="string">
            <text:p>الجَنُوب بفتح الجيم</text:p>
          </table:table-cell>
          <table:table-cell table:style-name="ce4" table:formula="of:=[.B83]&amp;&quot;=&quot;&amp;[.C83]&amp;&quot;###&quot;&amp;[.D83]" office:value-type="string" office:string-value="الجنوب=الجَنُوب###الجَنُوب بفتح الجيم" calcext:value-type="string">
            <text:p>الجنوب=الجَنُوب###الجَنُوب بفتح الجيم</text:p>
          </table:table-cell>
        </table:table-row>
        <table:table-row table:style-name="ro1">
          <table:table-cell/>
          <table:table-cell office:value-type="string" calcext:value-type="string">
            <text:p>جهبذ</text:p>
          </table:table-cell>
          <table:table-cell office:value-type="string" calcext:value-type="string">
            <text:p>جِهْبِذ</text:p>
          </table:table-cell>
          <table:table-cell office:value-type="string" calcext:value-type="string">
            <text:p>الجِهبذ بكسر الجيم</text:p>
          </table:table-cell>
          <table:table-cell table:style-name="ce4" table:formula="of:=[.B84]&amp;&quot;=&quot;&amp;[.C84]&amp;&quot;###&quot;&amp;[.D84]" office:value-type="string" office:string-value="جهبذ=جِهْبِذ###الجِهبذ بكسر الجيم" calcext:value-type="string">
            <text:p>جهبذ=جِهْبِذ###الجِهبذ بكسر الجيم</text:p>
          </table:table-cell>
        </table:table-row>
        <table:table-row table:style-name="ro1">
          <table:table-cell/>
          <table:table-cell office:value-type="string" calcext:value-type="string">
            <text:p>الجهبذ</text:p>
          </table:table-cell>
          <table:table-cell office:value-type="string" calcext:value-type="string">
            <text:p>الجِهْبِذ</text:p>
          </table:table-cell>
          <table:table-cell office:value-type="string" calcext:value-type="string">
            <text:p>الجِهبذ بكسر الجيم</text:p>
          </table:table-cell>
          <table:table-cell table:style-name="ce4" table:formula="of:=[.B85]&amp;&quot;=&quot;&amp;[.C85]&amp;&quot;###&quot;&amp;[.D85]" office:value-type="string" office:string-value="الجهبذ=الجِهْبِذ###الجِهبذ بكسر الجيم" calcext:value-type="string">
            <text:p>الجهبذ=الجِهْبِذ###الجِهبذ بكسر الجيم</text:p>
          </table:table-cell>
        </table:table-row>
        <table:table-row table:style-name="ro1">
          <table:table-cell/>
          <table:table-cell office:value-type="string" calcext:value-type="string">
            <text:p>هضبة الجولان</text:p>
          </table:table-cell>
          <table:table-cell office:value-type="string" calcext:value-type="string">
            <text:p>هضبة الجَوْلان</text:p>
          </table:table-cell>
          <table:table-cell office:value-type="string" calcext:value-type="string">
            <text:p>الجَوْلان بالفتح</text:p>
          </table:table-cell>
          <table:table-cell table:style-name="ce4" table:formula="of:=[.B86]&amp;&quot;=&quot;&amp;[.C86]&amp;&quot;###&quot;&amp;[.D86]" office:value-type="string" office:string-value="هضبة الجولان=هضبة الجَوْلان###الجَوْلان بالفتح" calcext:value-type="string">
            <text:p>هضبة الجولان=هضبة الجَوْلان###الجَوْلان بالفتح</text:p>
          </table:table-cell>
        </table:table-row>
        <table:table-row table:style-name="ro1">
          <table:table-cell/>
          <table:table-cell office:value-type="string" calcext:value-type="string">
            <text:p>حافة</text:p>
          </table:table-cell>
          <table:table-cell office:value-type="string" calcext:value-type="string">
            <text:p>حافَة</text:p>
          </table:table-cell>
          <table:table-cell office:value-type="string" calcext:value-type="string">
            <text:p>الحافة دون تشديد الفاء</text:p>
          </table:table-cell>
          <table:table-cell table:style-name="ce4" table:formula="of:=[.B87]&amp;&quot;=&quot;&amp;[.C87]&amp;&quot;###&quot;&amp;[.D87]" office:value-type="string" office:string-value="حافة=حافَة###الحافة دون تشديد الفاء" calcext:value-type="string">
            <text:p>حافة=حافَة###الحافة دون تشديد الفاء</text:p>
          </table:table-cell>
        </table:table-row>
        <table:table-row table:style-name="ro1">
          <table:table-cell/>
          <table:table-cell office:value-type="string" calcext:value-type="string">
            <text:p>الحافة</text:p>
          </table:table-cell>
          <table:table-cell office:value-type="string" calcext:value-type="string">
            <text:p>الحافَة</text:p>
          </table:table-cell>
          <table:table-cell office:value-type="string" calcext:value-type="string">
            <text:p>الحافة دون تشديد الفاء</text:p>
          </table:table-cell>
          <table:table-cell table:style-name="ce4" table:formula="of:=[.B88]&amp;&quot;=&quot;&amp;[.C88]&amp;&quot;###&quot;&amp;[.D88]" office:value-type="string" office:string-value="الحافة=الحافَة###الحافة دون تشديد الفاء" calcext:value-type="string">
            <text:p>الحافة=الحافَة###الحافة دون تشديد الفاء</text:p>
          </table:table-cell>
        </table:table-row>
        <table:table-row table:style-name="ro1">
          <table:table-cell/>
          <table:table-cell office:value-type="string" calcext:value-type="string">
            <text:p>حزمة</text:p>
          </table:table-cell>
          <table:table-cell office:value-type="string" calcext:value-type="string">
            <text:p>حُزْمَة</text:p>
          </table:table-cell>
          <table:table-cell office:value-type="string" calcext:value-type="string">
            <text:p>الحُزْمَة بضم الحاء، مثل حُزمة الحطب.</text:p>
          </table:table-cell>
          <table:table-cell table:style-name="ce4" table:formula="of:=[.B89]&amp;&quot;=&quot;&amp;[.C89]&amp;&quot;###&quot;&amp;[.D89]" office:value-type="string" office:string-value="حزمة=حُزْمَة###الحُزْمَة بضم الحاء، مثل حُزمة الحطب." calcext:value-type="string">
            <text:p>حزمة=حُزْمَة###الحُزْمَة بضم الحاء، مثل حُزمة الحطب.</text:p>
          </table:table-cell>
        </table:table-row>
        <table:table-row table:style-name="ro1">
          <table:table-cell/>
          <table:table-cell office:value-type="string" calcext:value-type="string">
            <text:p>الحزمة</text:p>
          </table:table-cell>
          <table:table-cell office:value-type="string" calcext:value-type="string">
            <text:p>الحُزْمَة</text:p>
          </table:table-cell>
          <table:table-cell office:value-type="string" calcext:value-type="string">
            <text:p>الحُزْمَة بضم الحاء، مثل حُزمة الحطب.</text:p>
          </table:table-cell>
          <table:table-cell table:style-name="ce4" table:formula="of:=[.B90]&amp;&quot;=&quot;&amp;[.C90]&amp;&quot;###&quot;&amp;[.D90]" office:value-type="string" office:string-value="الحزمة=الحُزْمَة###الحُزْمَة بضم الحاء، مثل حُزمة الحطب." calcext:value-type="string">
            <text:p>الحزمة=الحُزْمَة###الحُزْمَة بضم الحاء، مثل حُزمة الحطب.</text:p>
          </table:table-cell>
        </table:table-row>
        <table:table-row table:style-name="ro1">
          <table:table-cell/>
          <table:table-cell office:value-type="string" calcext:value-type="string">
            <text:p>حساء</text:p>
          </table:table-cell>
          <table:table-cell office:value-type="string" calcext:value-type="string">
            <text:p>حِساء</text:p>
          </table:table-cell>
          <table:table-cell office:value-type="string" calcext:value-type="string">
            <text:p>الحِساء بكسر الحاء</text:p>
          </table:table-cell>
          <table:table-cell table:style-name="ce4" table:formula="of:=[.B91]&amp;&quot;=&quot;&amp;[.C91]&amp;&quot;###&quot;&amp;[.D91]" office:value-type="string" office:string-value="حساء=حِساء###الحِساء بكسر الحاء" calcext:value-type="string">
            <text:p>حساء=حِساء###الحِساء بكسر الحاء</text:p>
          </table:table-cell>
        </table:table-row>
        <table:table-row table:style-name="ro1">
          <table:table-cell/>
          <table:table-cell office:value-type="string" calcext:value-type="string">
            <text:p>الحساء</text:p>
          </table:table-cell>
          <table:table-cell office:value-type="string" calcext:value-type="string">
            <text:p>الحِساء</text:p>
          </table:table-cell>
          <table:table-cell office:value-type="string" calcext:value-type="string">
            <text:p>الحِساء بكسر الحاء</text:p>
          </table:table-cell>
          <table:table-cell table:style-name="ce4" table:formula="of:=[.B92]&amp;&quot;=&quot;&amp;[.C92]&amp;&quot;###&quot;&amp;[.D92]" office:value-type="string" office:string-value="الحساء=الحِساء###الحِساء بكسر الحاء" calcext:value-type="string">
            <text:p>الحساء=الحِساء###الحِساء بكسر الحاء</text:p>
          </table:table-cell>
        </table:table-row>
        <table:table-row table:style-name="ro1">
          <table:table-cell/>
          <table:table-cell office:value-type="string" calcext:value-type="string">
            <text:p>حطام</text:p>
          </table:table-cell>
          <table:table-cell office:value-type="string" calcext:value-type="string">
            <text:p>حُطَام</text:p>
          </table:table-cell>
          <table:table-cell office:value-type="string" calcext:value-type="string">
            <text:p>الحُطَام بضم الحاء</text:p>
          </table:table-cell>
          <table:table-cell table:style-name="ce4" table:formula="of:=[.B93]&amp;&quot;=&quot;&amp;[.C93]&amp;&quot;###&quot;&amp;[.D93]" office:value-type="string" office:string-value="حطام=حُطَام###الحُطَام بضم الحاء" calcext:value-type="string">
            <text:p>حطام=حُطَام###الحُطَام بضم الحاء</text:p>
          </table:table-cell>
        </table:table-row>
        <table:table-row table:style-name="ro1">
          <table:table-cell/>
          <table:table-cell office:value-type="string" calcext:value-type="string">
            <text:p>الحطام</text:p>
          </table:table-cell>
          <table:table-cell office:value-type="string" calcext:value-type="string">
            <text:p>الحُطَام</text:p>
          </table:table-cell>
          <table:table-cell office:value-type="string" calcext:value-type="string">
            <text:p>الحُطَام بضم الحاء</text:p>
          </table:table-cell>
          <table:table-cell table:style-name="ce4" table:formula="of:=[.B94]&amp;&quot;=&quot;&amp;[.C94]&amp;&quot;###&quot;&amp;[.D94]" office:value-type="string" office:string-value="الحطام=الحُطَام###الحُطَام بضم الحاء" calcext:value-type="string">
            <text:p>الحطام=الحُطَام###الحُطَام بضم الحاء</text:p>
          </table:table-cell>
        </table:table-row>
        <table:table-row table:style-name="ro1">
          <table:table-cell/>
          <table:table-cell office:value-type="string" calcext:value-type="string">
            <text:p>حقبة</text:p>
          </table:table-cell>
          <table:table-cell office:value-type="string" calcext:value-type="string">
            <text:p>حِقْبَة</text:p>
          </table:table-cell>
          <table:table-cell office:value-type="string" calcext:value-type="string">
            <text:p>الحِقْبَة بكسر الحاء</text:p>
          </table:table-cell>
          <table:table-cell table:style-name="ce4" table:formula="of:=[.B95]&amp;&quot;=&quot;&amp;[.C95]&amp;&quot;###&quot;&amp;[.D95]" office:value-type="string" office:string-value="حقبة=حِقْبَة###الحِقْبَة بكسر الحاء" calcext:value-type="string">
            <text:p>حقبة=حِقْبَة###الحِقْبَة بكسر الحاء</text:p>
          </table:table-cell>
        </table:table-row>
        <table:table-row table:style-name="ro1">
          <table:table-cell/>
          <table:table-cell office:value-type="string" calcext:value-type="string">
            <text:p>الحقبة</text:p>
          </table:table-cell>
          <table:table-cell office:value-type="string" calcext:value-type="string">
            <text:p>الحِقْبَة</text:p>
          </table:table-cell>
          <table:table-cell office:value-type="string" calcext:value-type="string">
            <text:p>الحِقْبَة بكسر الحاء</text:p>
          </table:table-cell>
          <table:table-cell table:style-name="ce4" table:formula="of:=[.B96]&amp;&quot;=&quot;&amp;[.C96]&amp;&quot;###&quot;&amp;[.D96]" office:value-type="string" office:string-value="الحقبة=الحِقْبَة###الحِقْبَة بكسر الحاء" calcext:value-type="string">
            <text:p>الحقبة=الحِقْبَة###الحِقْبَة بكسر الحاء</text:p>
          </table:table-cell>
        </table:table-row>
        <table:table-row table:style-name="ro1">
          <table:table-cell/>
          <table:table-cell office:value-type="string" calcext:value-type="string">
            <text:p>حلقوم</text:p>
          </table:table-cell>
          <table:table-cell office:value-type="string" calcext:value-type="string">
            <text:p>حُلْقُوم</text:p>
          </table:table-cell>
          <table:table-cell office:value-type="string" calcext:value-type="string">
            <text:p>الحُلقوم بضم الحاء كقوله تعالى: "فلولا إذا بلغت الحلقوم"</text:p>
          </table:table-cell>
          <table:table-cell table:style-name="ce4" table:formula="of:=[.B97]&amp;&quot;=&quot;&amp;[.C97]&amp;&quot;###&quot;&amp;[.D97]" office:value-type="string" office:string-value="حلقوم=حُلْقُوم###الحُلقوم بضم الحاء كقوله تعالى: &quot;فلولا إذا بلغت الحلقوم&quot;" calcext:value-type="string">
            <text:p>حلقوم=حُلْقُوم###الحُلقوم بضم الحاء كقوله تعالى: "فلولا إذا بلغت الحلقوم"</text:p>
          </table:table-cell>
        </table:table-row>
        <table:table-row table:style-name="ro1">
          <table:table-cell/>
          <table:table-cell office:value-type="string" calcext:value-type="string">
            <text:p>الحلقوم</text:p>
          </table:table-cell>
          <table:table-cell office:value-type="string" calcext:value-type="string">
            <text:p>الحُلْقُوم</text:p>
          </table:table-cell>
          <table:table-cell office:value-type="string" calcext:value-type="string">
            <text:p>الحُلقوم بضم الحاء كقوله تعالى: "فلولا إذا بلغت الحلقوم"</text:p>
          </table:table-cell>
          <table:table-cell table:style-name="ce4" table:formula="of:=[.B98]&amp;&quot;=&quot;&amp;[.C98]&amp;&quot;###&quot;&amp;[.D98]" office:value-type="string" office:string-value="الحلقوم=الحُلْقُوم###الحُلقوم بضم الحاء كقوله تعالى: &quot;فلولا إذا بلغت الحلقوم&quot;" calcext:value-type="string">
            <text:p>الحلقوم=الحُلْقُوم###الحُلقوم بضم الحاء كقوله تعالى: "فلولا إذا بلغت الحلقوم"</text:p>
          </table:table-cell>
        </table:table-row>
        <table:table-row table:style-name="ro1">
          <table:table-cell office:value-type="string" calcext:value-type="string">
            <text:p>removed</text:p>
          </table:table-cell>
          <table:table-cell office:value-type="string" calcext:value-type="string">
            <text:p>حمص</text:p>
          </table:table-cell>
          <table:table-cell office:value-type="string" calcext:value-type="string">
            <text:p>حِمِّص|حِمَّص</text:p>
          </table:table-cell>
          <table:table-cell office:value-type="string" calcext:value-type="string">
            <text:p>الحِمِّص أو الحِمَّص بكسر الحاء</text:p>
          </table:table-cell>
          <table:table-cell table:style-name="ce4" table:formula="of:=[.B99]&amp;&quot;=&quot;&amp;[.C99]&amp;&quot;###&quot;&amp;[.D99]" office:value-type="string" office:string-value="حمص=حِمِّص|حِمَّص###الحِمِّص أو الحِمَّص بكسر الحاء" calcext:value-type="string">
            <text:p>حمص=حِمِّص|حِمَّص###الحِمِّص أو الحِمَّص بكسر الحاء</text:p>
          </table:table-cell>
        </table:table-row>
        <table:table-row table:style-name="ro1">
          <table:table-cell/>
          <table:table-cell office:value-type="string" calcext:value-type="string">
            <text:p>الحمص</text:p>
          </table:table-cell>
          <table:table-cell office:value-type="string" calcext:value-type="string">
            <text:p>الحِمِّص|الحِمَّص</text:p>
          </table:table-cell>
          <table:table-cell office:value-type="string" calcext:value-type="string">
            <text:p>الحِمِّص أو الحِمَّص بكسر الحاء</text:p>
          </table:table-cell>
          <table:table-cell table:style-name="ce4" table:formula="of:=[.B100]&amp;&quot;=&quot;&amp;[.C100]&amp;&quot;###&quot;&amp;[.D100]" office:value-type="string" office:string-value="الحمص=الحِمِّص|الحِمَّص###الحِمِّص أو الحِمَّص بكسر الحاء" calcext:value-type="string">
            <text:p>الحمص=الحِمِّص|الحِمَّص###الحِمِّص أو الحِمَّص بكسر الحاء</text:p>
          </table:table-cell>
        </table:table-row>
        <table:table-row table:style-name="ro1">
          <table:table-cell/>
          <table:table-cell office:value-type="string" calcext:value-type="string">
            <text:p>حنجرة</text:p>
          </table:table-cell>
          <table:table-cell office:value-type="string" calcext:value-type="string">
            <text:p>حَنْجَرة</text:p>
          </table:table-cell>
          <table:table-cell office:value-type="string" calcext:value-type="string">
            <text:p>الحَنجرة بفتح الحاء</text:p>
          </table:table-cell>
          <table:table-cell table:style-name="ce4" table:formula="of:=[.B101]&amp;&quot;=&quot;&amp;[.C101]&amp;&quot;###&quot;&amp;[.D101]" office:value-type="string" office:string-value="حنجرة=حَنْجَرة###الحَنجرة بفتح الحاء" calcext:value-type="string">
            <text:p>حنجرة=حَنْجَرة###الحَنجرة بفتح الحاء</text:p>
          </table:table-cell>
        </table:table-row>
        <table:table-row table:style-name="ro1">
          <table:table-cell/>
          <table:table-cell office:value-type="string" calcext:value-type="string">
            <text:p>الحنجرة</text:p>
          </table:table-cell>
          <table:table-cell office:value-type="string" calcext:value-type="string">
            <text:p>الحَنْجَرة</text:p>
          </table:table-cell>
          <table:table-cell office:value-type="string" calcext:value-type="string">
            <text:p>الحَنجرة بفتح الحاء</text:p>
          </table:table-cell>
          <table:table-cell table:style-name="ce4" table:formula="of:=[.B102]&amp;&quot;=&quot;&amp;[.C102]&amp;&quot;###&quot;&amp;[.D102]" office:value-type="string" office:string-value="الحنجرة=الحَنْجَرة###الحَنجرة بفتح الحاء" calcext:value-type="string">
            <text:p>الحنجرة=الحَنْجَرة###الحَنجرة بفتح الحاء</text:p>
          </table:table-cell>
        </table:table-row>
        <table:table-row table:style-name="ro1">
          <table:table-cell/>
          <table:table-cell office:value-type="string" calcext:value-type="string">
            <text:p>حنكة</text:p>
          </table:table-cell>
          <table:table-cell office:value-type="string" calcext:value-type="string">
            <text:p>حُنْكَة</text:p>
          </table:table-cell>
          <table:table-cell office:value-type="string" calcext:value-type="string">
            <text:p>الحُنْكَة بضم الحاء</text:p>
          </table:table-cell>
          <table:table-cell table:style-name="ce4" table:formula="of:=[.B103]&amp;&quot;=&quot;&amp;[.C103]&amp;&quot;###&quot;&amp;[.D103]" office:value-type="string" office:string-value="حنكة=حُنْكَة###الحُنْكَة بضم الحاء" calcext:value-type="string">
            <text:p>حنكة=حُنْكَة###الحُنْكَة بضم الحاء</text:p>
          </table:table-cell>
        </table:table-row>
        <table:table-row table:style-name="ro1">
          <table:table-cell/>
          <table:table-cell office:value-type="string" calcext:value-type="string">
            <text:p>الحنكة</text:p>
          </table:table-cell>
          <table:table-cell office:value-type="string" calcext:value-type="string">
            <text:p>الحُنْكَة</text:p>
          </table:table-cell>
          <table:table-cell office:value-type="string" calcext:value-type="string">
            <text:p>الحُنْكَة بضم الحاء</text:p>
          </table:table-cell>
          <table:table-cell table:style-name="ce4" table:formula="of:=[.B104]&amp;&quot;=&quot;&amp;[.C104]&amp;&quot;###&quot;&amp;[.D104]" office:value-type="string" office:string-value="الحنكة=الحُنْكَة###الحُنْكَة بضم الحاء" calcext:value-type="string">
            <text:p>الحنكة=الحُنْكَة###الحُنْكَة بضم الحاء</text:p>
          </table:table-cell>
        </table:table-row>
        <table:table-row table:style-name="ro1">
          <table:table-cell/>
          <table:table-cell office:value-type="string" calcext:value-type="string">
            <text:p>حوالة</text:p>
          </table:table-cell>
          <table:table-cell office:value-type="string" calcext:value-type="string">
            <text:p>حَوالة</text:p>
          </table:table-cell>
          <table:table-cell office:value-type="string" calcext:value-type="string">
            <text:p>الحوالة بفتح الحاء</text:p>
          </table:table-cell>
          <table:table-cell table:style-name="ce4" table:formula="of:=[.B105]&amp;&quot;=&quot;&amp;[.C105]&amp;&quot;###&quot;&amp;[.D105]" office:value-type="string" office:string-value="حوالة=حَوالة###الحوالة بفتح الحاء" calcext:value-type="string">
            <text:p>حوالة=حَوالة###الحوالة بفتح الحاء</text:p>
          </table:table-cell>
        </table:table-row>
        <table:table-row table:style-name="ro1">
          <table:table-cell/>
          <table:table-cell office:value-type="string" calcext:value-type="string">
            <text:p>الحوالة</text:p>
          </table:table-cell>
          <table:table-cell office:value-type="string" calcext:value-type="string">
            <text:p>الحَوالة</text:p>
          </table:table-cell>
          <table:table-cell office:value-type="string" calcext:value-type="string">
            <text:p>الحوالة بفتح الحاء</text:p>
          </table:table-cell>
          <table:table-cell table:style-name="ce4" table:formula="of:=[.B106]&amp;&quot;=&quot;&amp;[.C106]&amp;&quot;###&quot;&amp;[.D106]" office:value-type="string" office:string-value="الحوالة=الحَوالة###الحوالة بفتح الحاء" calcext:value-type="string">
            <text:p>الحوالة=الحَوالة###الحوالة بفتح الحاء</text:p>
          </table:table-cell>
        </table:table-row>
        <table:table-row table:style-name="ro1">
          <table:table-cell/>
          <table:table-cell office:value-type="string" calcext:value-type="string">
            <text:p>حيرة</text:p>
          </table:table-cell>
          <table:table-cell office:value-type="string" calcext:value-type="string">
            <text:p>حَيْرَة</text:p>
          </table:table-cell>
          <table:table-cell office:value-type="string" calcext:value-type="string">
            <text:p>الحَيْرَة بفتح الحاء</text:p>
          </table:table-cell>
          <table:table-cell table:style-name="ce4" table:formula="of:=[.B107]&amp;&quot;=&quot;&amp;[.C107]&amp;&quot;###&quot;&amp;[.D107]" office:value-type="string" office:string-value="حيرة=حَيْرَة###الحَيْرَة بفتح الحاء" calcext:value-type="string">
            <text:p>حيرة=حَيْرَة###الحَيْرَة بفتح الحاء</text:p>
          </table:table-cell>
        </table:table-row>
        <table:table-row table:style-name="ro1">
          <table:table-cell/>
          <table:table-cell office:value-type="string" calcext:value-type="string">
            <text:p>الحيرة</text:p>
          </table:table-cell>
          <table:table-cell office:value-type="string" calcext:value-type="string">
            <text:p>الحَيْرَة</text:p>
          </table:table-cell>
          <table:table-cell office:value-type="string" calcext:value-type="string">
            <text:p>الحَيْرَة بفتح الحاء</text:p>
          </table:table-cell>
          <table:table-cell table:style-name="ce4" table:formula="of:=[.B108]&amp;&quot;=&quot;&amp;[.C108]&amp;&quot;###&quot;&amp;[.D108]" office:value-type="string" office:string-value="الحيرة=الحَيْرَة###الحَيْرَة بفتح الحاء" calcext:value-type="string">
            <text:p>الحيرة=الحَيْرَة###الحَيْرَة بفتح الحاء</text:p>
          </table:table-cell>
        </table:table-row>
        <table:table-row table:style-name="ro1">
          <table:table-cell office:value-type="string" calcext:value-type="string">
            <text:p>removed</text:p>
          </table:table-cell>
          <table:table-cell office:value-type="string" calcext:value-type="string">
            <text:p>ختم</text:p>
          </table:table-cell>
          <table:table-cell office:value-type="string" calcext:value-type="string">
            <text:p>خَتْم</text:p>
          </table:table-cell>
          <table:table-cell office:value-type="string" calcext:value-type="string">
            <text:p>الخَتْم بفتح الخاء هو كل ما يختم به</text:p>
          </table:table-cell>
          <table:table-cell table:style-name="ce4" table:formula="of:=[.B109]&amp;&quot;=&quot;&amp;[.C109]&amp;&quot;###&quot;&amp;[.D109]" office:value-type="string" office:string-value="ختم=خَتْم###الخَتْم بفتح الخاء هو كل ما يختم به" calcext:value-type="string">
            <text:p>ختم=خَتْم###الخَتْم بفتح الخاء هو كل ما يختم به</text:p>
          </table:table-cell>
        </table:table-row>
        <table:table-row table:style-name="ro1">
          <table:table-cell/>
          <table:table-cell office:value-type="string" calcext:value-type="string">
            <text:p>الختم</text:p>
          </table:table-cell>
          <table:table-cell office:value-type="string" calcext:value-type="string">
            <text:p>الخَتْم</text:p>
          </table:table-cell>
          <table:table-cell office:value-type="string" calcext:value-type="string">
            <text:p>الخَتْم بفتح الخاء هو كل ما يختم به</text:p>
          </table:table-cell>
          <table:table-cell table:style-name="ce4" table:formula="of:=[.B110]&amp;&quot;=&quot;&amp;[.C110]&amp;&quot;###&quot;&amp;[.D110]" office:value-type="string" office:string-value="الختم=الخَتْم###الخَتْم بفتح الخاء هو كل ما يختم به" calcext:value-type="string">
            <text:p>الختم=الخَتْم###الخَتْم بفتح الخاء هو كل ما يختم به</text:p>
          </table:table-cell>
        </table:table-row>
        <table:table-row table:style-name="ro1">
          <table:table-cell/>
          <table:table-cell office:value-type="string" calcext:value-type="string">
            <text:p>خذلان</text:p>
          </table:table-cell>
          <table:table-cell office:value-type="string" calcext:value-type="string">
            <text:p>خِذْلان</text:p>
          </table:table-cell>
          <table:table-cell office:value-type="string" calcext:value-type="string">
            <text:p>الخِذْلان بكسر الخاء</text:p>
          </table:table-cell>
          <table:table-cell table:style-name="ce4" table:formula="of:=[.B111]&amp;&quot;=&quot;&amp;[.C111]&amp;&quot;###&quot;&amp;[.D111]" office:value-type="string" office:string-value="خذلان=خِذْلان###الخِذْلان بكسر الخاء" calcext:value-type="string">
            <text:p>خذلان=خِذْلان###الخِذْلان بكسر الخاء</text:p>
          </table:table-cell>
        </table:table-row>
        <table:table-row table:style-name="ro1">
          <table:table-cell/>
          <table:table-cell office:value-type="string" calcext:value-type="string">
            <text:p>الخذلان</text:p>
          </table:table-cell>
          <table:table-cell office:value-type="string" calcext:value-type="string">
            <text:p>الخِذْلان</text:p>
          </table:table-cell>
          <table:table-cell office:value-type="string" calcext:value-type="string">
            <text:p>الخِذْلان بكسر الخاء</text:p>
          </table:table-cell>
          <table:table-cell table:style-name="ce4" table:formula="of:=[.B112]&amp;&quot;=&quot;&amp;[.C112]&amp;&quot;###&quot;&amp;[.D112]" office:value-type="string" office:string-value="الخذلان=الخِذْلان###الخِذْلان بكسر الخاء" calcext:value-type="string">
            <text:p>الخذلان=الخِذْلان###الخِذْلان بكسر الخاء</text:p>
          </table:table-cell>
        </table:table-row>
        <table:table-row table:style-name="ro1">
          <table:table-cell/>
          <table:table-cell office:value-type="string" calcext:value-type="string">
            <text:p>خرطوم</text:p>
          </table:table-cell>
          <table:table-cell office:value-type="string" calcext:value-type="string">
            <text:p>خُرْطُوم</text:p>
          </table:table-cell>
          <table:table-cell office:value-type="string" calcext:value-type="string">
            <text:p>الخُرْطُوم بضم الخاء</text:p>
          </table:table-cell>
          <table:table-cell table:style-name="ce4" table:formula="of:=[.B113]&amp;&quot;=&quot;&amp;[.C113]&amp;&quot;###&quot;&amp;[.D113]" office:value-type="string" office:string-value="خرطوم=خُرْطُوم###الخُرْطُوم بضم الخاء" calcext:value-type="string">
            <text:p>خرطوم=خُرْطُوم###الخُرْطُوم بضم الخاء</text:p>
          </table:table-cell>
        </table:table-row>
        <table:table-row table:style-name="ro1">
          <table:table-cell/>
          <table:table-cell office:value-type="string" calcext:value-type="string">
            <text:p>الخرطوم</text:p>
          </table:table-cell>
          <table:table-cell office:value-type="string" calcext:value-type="string">
            <text:p>الخُرْطُوم</text:p>
          </table:table-cell>
          <table:table-cell office:value-type="string" calcext:value-type="string">
            <text:p>الخُرْطُوم بضم الخاء</text:p>
          </table:table-cell>
          <table:table-cell table:style-name="ce4" table:formula="of:=[.B114]&amp;&quot;=&quot;&amp;[.C114]&amp;&quot;###&quot;&amp;[.D114]" office:value-type="string" office:string-value="الخرطوم=الخُرْطُوم###الخُرْطُوم بضم الخاء" calcext:value-type="string">
            <text:p>الخرطوم=الخُرْطُوم###الخُرْطُوم بضم الخاء</text:p>
          </table:table-cell>
        </table:table-row>
        <table:table-row table:style-name="ro1">
          <table:table-cell/>
          <table:table-cell office:value-type="string" calcext:value-type="string">
            <text:p>خشية</text:p>
          </table:table-cell>
          <table:table-cell office:value-type="string" calcext:value-type="string">
            <text:p>خَشْيَة</text:p>
          </table:table-cell>
          <table:table-cell office:value-type="string" calcext:value-type="string">
            <text:p>الخَشْيَة بفتح الخاء</text:p>
          </table:table-cell>
          <table:table-cell table:style-name="ce4" table:formula="of:=[.B115]&amp;&quot;=&quot;&amp;[.C115]&amp;&quot;###&quot;&amp;[.D115]" office:value-type="string" office:string-value="خشية=خَشْيَة###الخَشْيَة بفتح الخاء" calcext:value-type="string">
            <text:p>خشية=خَشْيَة###الخَشْيَة بفتح الخاء</text:p>
          </table:table-cell>
        </table:table-row>
        <table:table-row table:style-name="ro1">
          <table:table-cell/>
          <table:table-cell office:value-type="string" calcext:value-type="string">
            <text:p>الخشية</text:p>
          </table:table-cell>
          <table:table-cell office:value-type="string" calcext:value-type="string">
            <text:p>الخَشْيَة</text:p>
          </table:table-cell>
          <table:table-cell office:value-type="string" calcext:value-type="string">
            <text:p>الخَشْيَة بفتح الخاء</text:p>
          </table:table-cell>
          <table:table-cell table:style-name="ce4" table:formula="of:=[.B116]&amp;&quot;=&quot;&amp;[.C116]&amp;&quot;###&quot;&amp;[.D116]" office:value-type="string" office:string-value="الخشية=الخَشْيَة###الخَشْيَة بفتح الخاء" calcext:value-type="string">
            <text:p>الخشية=الخَشْيَة###الخَشْيَة بفتح الخاء</text:p>
          </table:table-cell>
        </table:table-row>
        <table:table-row table:style-name="ro1">
          <table:table-cell office:value-type="string" calcext:value-type="string">
            <text:p>removed</text:p>
          </table:table-cell>
          <table:table-cell office:value-type="string" calcext:value-type="string">
            <text:p>خصم</text:p>
          </table:table-cell>
          <table:table-cell office:value-type="string" calcext:value-type="string">
            <text:p>خَصْم</text:p>
          </table:table-cell>
          <table:table-cell office:value-type="string" calcext:value-type="string">
            <text:p>الخَصْم كقوله تعالى: "وهل أتاك نبأ الخصم إذ تسوروا المحراب" </text:p>
          </table:table-cell>
          <table:table-cell table:style-name="ce4" table:formula="of:=[.B117]&amp;&quot;=&quot;&amp;[.C117]&amp;&quot;###&quot;&amp;[.D117]" office:value-type="string" office:string-value="خصم=خَصْم###الخَصْم كقوله تعالى: &quot;وهل أتاك نبأ الخصم إذ تسوروا المحراب&quot; " calcext:value-type="string">
            <text:p>خصم=خَصْم###الخَصْم كقوله تعالى: "وهل أتاك نبأ الخصم إذ تسوروا المحراب" </text:p>
          </table:table-cell>
        </table:table-row>
        <table:table-row table:style-name="ro1">
          <table:table-cell/>
          <table:table-cell office:value-type="string" calcext:value-type="string">
            <text:p>الخصم</text:p>
          </table:table-cell>
          <table:table-cell office:value-type="string" calcext:value-type="string">
            <text:p>الخَصْم</text:p>
          </table:table-cell>
          <table:table-cell office:value-type="string" calcext:value-type="string">
            <text:p>الخَصْم كقوله تعالى: "وهل أتاك نبأ الخصم إذ تسوروا المحراب" </text:p>
          </table:table-cell>
          <table:table-cell table:style-name="ce4" table:formula="of:=[.B118]&amp;&quot;=&quot;&amp;[.C118]&amp;&quot;###&quot;&amp;[.D118]" office:value-type="string" office:string-value="الخصم=الخَصْم###الخَصْم كقوله تعالى: &quot;وهل أتاك نبأ الخصم إذ تسوروا المحراب&quot; " calcext:value-type="string">
            <text:p>الخصم=الخَصْم###الخَصْم كقوله تعالى: "وهل أتاك نبأ الخصم إذ تسوروا المحراب" </text:p>
          </table:table-cell>
        </table:table-row>
        <table:table-row table:style-name="ro1">
          <table:table-cell/>
          <table:table-cell office:value-type="string" calcext:value-type="string">
            <text:p>خلخال</text:p>
          </table:table-cell>
          <table:table-cell office:value-type="string" calcext:value-type="string">
            <text:p>خَلْخَال</text:p>
          </table:table-cell>
          <table:table-cell office:value-type="string" calcext:value-type="string">
            <text:p>الخَلْخَال بفتح الخاء</text:p>
          </table:table-cell>
          <table:table-cell table:style-name="ce4" table:formula="of:=[.B119]&amp;&quot;=&quot;&amp;[.C119]&amp;&quot;###&quot;&amp;[.D119]" office:value-type="string" office:string-value="خلخال=خَلْخَال###الخَلْخَال بفتح الخاء" calcext:value-type="string">
            <text:p>خلخال=خَلْخَال###الخَلْخَال بفتح الخاء</text:p>
          </table:table-cell>
        </table:table-row>
        <table:table-row table:style-name="ro1">
          <table:table-cell/>
          <table:table-cell office:value-type="string" calcext:value-type="string">
            <text:p>الخلخال</text:p>
          </table:table-cell>
          <table:table-cell office:value-type="string" calcext:value-type="string">
            <text:p>الخَلْخَال</text:p>
          </table:table-cell>
          <table:table-cell office:value-type="string" calcext:value-type="string">
            <text:p>الخَلْخَال بفتح الخاء</text:p>
          </table:table-cell>
          <table:table-cell table:style-name="ce4" table:formula="of:=[.B120]&amp;&quot;=&quot;&amp;[.C120]&amp;&quot;###&quot;&amp;[.D120]" office:value-type="string" office:string-value="الخلخال=الخَلْخَال###الخَلْخَال بفتح الخاء" calcext:value-type="string">
            <text:p>الخلخال=الخَلْخَال###الخَلْخَال بفتح الخاء</text:p>
          </table:table-cell>
        </table:table-row>
        <table:table-row table:style-name="ro1">
          <table:table-cell/>
          <table:table-cell office:value-type="string" calcext:value-type="string">
            <text:p>خلسة</text:p>
          </table:table-cell>
          <table:table-cell office:value-type="string" calcext:value-type="string">
            <text:p>خُلْسَة</text:p>
          </table:table-cell>
          <table:table-cell office:value-type="string" calcext:value-type="string">
            <text:p>الخُلْسَة بضم الخاء</text:p>
          </table:table-cell>
          <table:table-cell table:style-name="ce4" table:formula="of:=[.B121]&amp;&quot;=&quot;&amp;[.C121]&amp;&quot;###&quot;&amp;[.D121]" office:value-type="string" office:string-value="خلسة=خُلْسَة###الخُلْسَة بضم الخاء" calcext:value-type="string">
            <text:p>خلسة=خُلْسَة###الخُلْسَة بضم الخاء</text:p>
          </table:table-cell>
        </table:table-row>
        <table:table-row table:style-name="ro1">
          <table:table-cell/>
          <table:table-cell office:value-type="string" calcext:value-type="string">
            <text:p>الخلسة</text:p>
          </table:table-cell>
          <table:table-cell office:value-type="string" calcext:value-type="string">
            <text:p>الخُلْسَة</text:p>
          </table:table-cell>
          <table:table-cell office:value-type="string" calcext:value-type="string">
            <text:p>الخُلْسَة بضم الخاء</text:p>
          </table:table-cell>
          <table:table-cell table:style-name="ce4" table:formula="of:=[.B122]&amp;&quot;=&quot;&amp;[.C122]&amp;&quot;###&quot;&amp;[.D122]" office:value-type="string" office:string-value="الخلسة=الخُلْسَة###الخُلْسَة بضم الخاء" calcext:value-type="string">
            <text:p>الخلسة=الخُلْسَة###الخُلْسَة بضم الخاء</text:p>
          </table:table-cell>
        </table:table-row>
        <table:table-row table:style-name="ro1">
          <table:table-cell/>
          <table:table-cell office:value-type="string" calcext:value-type="string">
            <text:p>دخان</text:p>
          </table:table-cell>
          <table:table-cell office:value-type="string" calcext:value-type="string">
            <text:p>دُخَان</text:p>
          </table:table-cell>
          <table:table-cell office:value-type="string" calcext:value-type="string">
            <text:p>الدُخَان دون تشديد الخاء</text:p>
          </table:table-cell>
          <table:table-cell table:style-name="ce4" table:formula="of:=[.B123]&amp;&quot;=&quot;&amp;[.C123]&amp;&quot;###&quot;&amp;[.D123]" office:value-type="string" office:string-value="دخان=دُخَان###الدُخَان دون تشديد الخاء" calcext:value-type="string">
            <text:p>دخان=دُخَان###الدُخَان دون تشديد الخاء</text:p>
          </table:table-cell>
        </table:table-row>
        <table:table-row table:style-name="ro1">
          <table:table-cell/>
          <table:table-cell office:value-type="string" calcext:value-type="string">
            <text:p>الدخان</text:p>
          </table:table-cell>
          <table:table-cell office:value-type="string" calcext:value-type="string">
            <text:p>الدُّخَان</text:p>
          </table:table-cell>
          <table:table-cell office:value-type="string" calcext:value-type="string">
            <text:p>الدُخَان دون تشديد الخاء</text:p>
          </table:table-cell>
          <table:table-cell table:style-name="ce4" table:formula="of:=[.B124]&amp;&quot;=&quot;&amp;[.C124]&amp;&quot;###&quot;&amp;[.D124]" office:value-type="string" office:string-value="الدخان=الدُّخَان###الدُخَان دون تشديد الخاء" calcext:value-type="string">
            <text:p>الدخان=الدُّخَان###الدُخَان دون تشديد الخاء</text:p>
          </table:table-cell>
        </table:table-row>
        <table:table-row table:style-name="ro1">
          <table:table-cell/>
          <table:table-cell office:value-type="string" calcext:value-type="string">
            <text:p>درزية</text:p>
          </table:table-cell>
          <table:table-cell office:value-type="string" calcext:value-type="string">
            <text:p>دَرْزِيَّة</text:p>
          </table:table-cell>
          <table:table-cell office:value-type="string" calcext:value-type="string">
            <text:p>الدَّرْزِيَّة بفتح الدال نسبة إلى أبي محمد الدَّرْزِي</text:p>
          </table:table-cell>
          <table:table-cell table:style-name="ce4" table:formula="of:=[.B125]&amp;&quot;=&quot;&amp;[.C125]&amp;&quot;###&quot;&amp;[.D125]" office:value-type="string" office:string-value="درزية=دَرْزِيَّة###الدَّرْزِيَّة بفتح الدال نسبة إلى أبي محمد الدَّرْزِي" calcext:value-type="string">
            <text:p>درزية=دَرْزِيَّة###الدَّرْزِيَّة بفتح الدال نسبة إلى أبي محمد الدَّرْزِي</text:p>
          </table:table-cell>
        </table:table-row>
        <table:table-row table:style-name="ro1">
          <table:table-cell/>
          <table:table-cell office:value-type="string" calcext:value-type="string">
            <text:p>الدرزية</text:p>
          </table:table-cell>
          <table:table-cell office:value-type="string" calcext:value-type="string">
            <text:p>الدَّرْزِيَّة</text:p>
          </table:table-cell>
          <table:table-cell office:value-type="string" calcext:value-type="string">
            <text:p>الدَّرْزِيَّة بفتح الدال نسبة إلى أبي محمد الدَّرْزِي</text:p>
          </table:table-cell>
          <table:table-cell table:style-name="ce4" table:formula="of:=[.B126]&amp;&quot;=&quot;&amp;[.C126]&amp;&quot;###&quot;&amp;[.D126]" office:value-type="string" office:string-value="الدرزية=الدَّرْزِيَّة###الدَّرْزِيَّة بفتح الدال نسبة إلى أبي محمد الدَّرْزِي" calcext:value-type="string">
            <text:p>الدرزية=الدَّرْزِيَّة###الدَّرْزِيَّة بفتح الدال نسبة إلى أبي محمد الدَّرْزِي</text:p>
          </table:table-cell>
        </table:table-row>
        <table:table-row table:style-name="ro1">
          <table:table-cell office:value-type="string" calcext:value-type="string">
            <text:p>removed</text:p>
          </table:table-cell>
          <table:table-cell office:value-type="string" calcext:value-type="string">
            <text:p>درهم</text:p>
          </table:table-cell>
          <table:table-cell office:value-type="string" calcext:value-type="string">
            <text:p>دَرْهم</text:p>
          </table:table-cell>
          <table:table-cell office:value-type="string" calcext:value-type="string">
            <text:p>الدَّرْهم بفتح الدال</text:p>
          </table:table-cell>
          <table:table-cell table:style-name="ce4" table:formula="of:=[.B127]&amp;&quot;=&quot;&amp;[.C127]&amp;&quot;###&quot;&amp;[.D127]" office:value-type="string" office:string-value="درهم=دَرْهم###الدَّرْهم بفتح الدال" calcext:value-type="string">
            <text:p>درهم=دَرْهم###الدَّرْهم بفتح الدال</text:p>
          </table:table-cell>
        </table:table-row>
        <table:table-row table:style-name="ro1">
          <table:table-cell office:value-type="string" calcext:value-type="string">
            <text:p>removed</text:p>
          </table:table-cell>
          <table:table-cell office:value-type="string" calcext:value-type="string">
            <text:p>الدرهم</text:p>
          </table:table-cell>
          <table:table-cell office:value-type="string" calcext:value-type="string">
            <text:p>الدَّرْهم</text:p>
          </table:table-cell>
          <table:table-cell office:value-type="string" calcext:value-type="string">
            <text:p>الدَّرْهم بفتح الدال</text:p>
          </table:table-cell>
          <table:table-cell table:style-name="ce4" table:formula="of:=[.B128]&amp;&quot;=&quot;&amp;[.C128]&amp;&quot;###&quot;&amp;[.D128]" office:value-type="string" office:string-value="الدرهم=الدَّرْهم###الدَّرْهم بفتح الدال" calcext:value-type="string">
            <text:p>الدرهم=الدَّرْهم###الدَّرْهم بفتح الدال</text:p>
          </table:table-cell>
        </table:table-row>
        <table:table-row table:style-name="ro1">
          <table:table-cell/>
          <table:table-cell office:value-type="string" calcext:value-type="string">
            <text:p>دم</text:p>
          </table:table-cell>
          <table:table-cell office:value-type="string" calcext:value-type="string">
            <text:p>دَم</text:p>
          </table:table-cell>
          <table:table-cell office:value-type="string" calcext:value-type="string">
            <text:p>الدّمُ دون تشديد الميم، كقوله تعالى: "حرمت عليكم الميتة والدَّم"</text:p>
          </table:table-cell>
          <table:table-cell table:style-name="ce4" table:formula="of:=[.B129]&amp;&quot;=&quot;&amp;[.C129]&amp;&quot;###&quot;&amp;[.D129]" office:value-type="string" office:string-value="دم=دَم###الدّمُ دون تشديد الميم، كقوله تعالى: &quot;حرمت عليكم الميتة والدَّم&quot;" calcext:value-type="string">
            <text:p>دم=دَم###الدّمُ دون تشديد الميم، كقوله تعالى: "حرمت عليكم الميتة والدَّم"</text:p>
          </table:table-cell>
        </table:table-row>
        <table:table-row table:style-name="ro1">
          <table:table-cell/>
          <table:table-cell office:value-type="string" calcext:value-type="string">
            <text:p>الدم</text:p>
          </table:table-cell>
          <table:table-cell office:value-type="string" calcext:value-type="string">
            <text:p>الدَّمُ</text:p>
          </table:table-cell>
          <table:table-cell office:value-type="string" calcext:value-type="string">
            <text:p>الدّمُ دون تشديد الميم، كقوله تعالى: "حرمت عليكم الميتة والدَّم"</text:p>
          </table:table-cell>
          <table:table-cell table:style-name="ce4" table:formula="of:=[.B130]&amp;&quot;=&quot;&amp;[.C130]&amp;&quot;###&quot;&amp;[.D130]" office:value-type="string" office:string-value="الدم=الدَّمُ###الدّمُ دون تشديد الميم، كقوله تعالى: &quot;حرمت عليكم الميتة والدَّم&quot;" calcext:value-type="string">
            <text:p>الدم=الدَّمُ###الدّمُ دون تشديد الميم، كقوله تعالى: "حرمت عليكم الميتة والدَّم"</text:p>
          </table:table-cell>
        </table:table-row>
        <table:table-row table:style-name="ro2">
          <table:table-cell/>
          <table:table-cell office:value-type="string" calcext:value-type="string">
            <text:p>دهليز</text:p>
          </table:table-cell>
          <table:table-cell table:style-name="ce2" office:value-type="string" calcext:value-type="string">
            <text:p>دِهْلِيز</text:p>
          </table:table-cell>
          <table:table-cell office:value-type="string" calcext:value-type="string">
            <text:p>الدِّهْلِيز بكسر الدال</text:p>
          </table:table-cell>
          <table:table-cell table:style-name="ce4" table:formula="of:=[.B131]&amp;&quot;=&quot;&amp;[.C131]&amp;&quot;###&quot;&amp;[.D131]" office:value-type="string" office:string-value="دهليز=دِهْلِيز###الدِّهْلِيز بكسر الدال" calcext:value-type="string">
            <text:p>دهليز=دِهْلِيز###الدِّهْلِيز بكسر الدال</text:p>
          </table:table-cell>
        </table:table-row>
        <table:table-row table:style-name="ro2">
          <table:table-cell/>
          <table:table-cell office:value-type="string" calcext:value-type="string">
            <text:p>الدهليز</text:p>
          </table:table-cell>
          <table:table-cell table:style-name="ce3" office:value-type="string" calcext:value-type="string">
            <text:p>الدِّهْلِيز</text:p>
          </table:table-cell>
          <table:table-cell office:value-type="string" calcext:value-type="string">
            <text:p><text:span text:style-name="T1">الدِّهْلِيز</text:span> بكسر الدال</text:p>
          </table:table-cell>
          <table:table-cell table:style-name="ce4" table:formula="of:=[.B132]&amp;&quot;=&quot;&amp;[.C132]&amp;&quot;###&quot;&amp;[.D132]" office:value-type="string" office:string-value="الدهليز=الدِّهْلِيز###الدِّهْلِيز بكسر الدال" calcext:value-type="string">
            <text:p>الدهليز=الدِّهْلِيز###الدِّهْلِيز بكسر الدال</text:p>
          </table:table-cell>
        </table:table-row>
        <table:table-row table:style-name="ro1">
          <table:table-cell/>
          <table:table-cell office:value-type="string" calcext:value-type="string">
            <text:p>دهن</text:p>
          </table:table-cell>
          <table:table-cell office:value-type="string" calcext:value-type="string">
            <text:p>دُهْن</text:p>
          </table:table-cell>
          <table:table-cell office:value-type="string" calcext:value-type="string">
            <text:p>الدُّهْن هو الزيت، أما الدِّهن فهو شجر</text:p>
          </table:table-cell>
          <table:table-cell table:style-name="ce4" table:formula="of:=[.B133]&amp;&quot;=&quot;&amp;[.C133]&amp;&quot;###&quot;&amp;[.D133]" office:value-type="string" office:string-value="دهن=دُهْن###الدُّهْن هو الزيت، أما الدِّهن فهو شجر" calcext:value-type="string">
            <text:p>دهن=دُهْن###الدُّهْن هو الزيت، أما الدِّهن فهو شجر</text:p>
          </table:table-cell>
        </table:table-row>
        <table:table-row table:style-name="ro1">
          <table:table-cell/>
          <table:table-cell office:value-type="string" calcext:value-type="string">
            <text:p>الدهن</text:p>
          </table:table-cell>
          <table:table-cell office:value-type="string" calcext:value-type="string">
            <text:p>الدُّهْن</text:p>
          </table:table-cell>
          <table:table-cell office:value-type="string" calcext:value-type="string">
            <text:p>الدُّهْن هو الزيت، أما الدِّهن فهو شجر</text:p>
          </table:table-cell>
          <table:table-cell table:style-name="ce4" table:formula="of:=[.B134]&amp;&quot;=&quot;&amp;[.C134]&amp;&quot;###&quot;&amp;[.D134]" office:value-type="string" office:string-value="الدهن=الدُّهْن###الدُّهْن هو الزيت، أما الدِّهن فهو شجر" calcext:value-type="string">
            <text:p>الدهن=الدُّهْن###الدُّهْن هو الزيت، أما الدِّهن فهو شجر</text:p>
          </table:table-cell>
        </table:table-row>
        <table:table-row table:style-name="ro1">
          <table:table-cell/>
          <table:table-cell office:value-type="string" calcext:value-type="string">
            <text:p>دية</text:p>
          </table:table-cell>
          <table:table-cell office:value-type="string" calcext:value-type="string">
            <text:p>دِيَة</text:p>
          </table:table-cell>
          <table:table-cell office:value-type="string" calcext:value-type="string">
            <text:p>الدِّيَة دون تشديد الياء كقوله تعالى: "فَدِيَة مسلمة إلى أهله" </text:p>
          </table:table-cell>
          <table:table-cell table:style-name="ce4" table:formula="of:=[.B135]&amp;&quot;=&quot;&amp;[.C135]&amp;&quot;###&quot;&amp;[.D135]" office:value-type="string" office:string-value="دية=دِيَة###الدِّيَة دون تشديد الياء كقوله تعالى: &quot;فَدِيَة مسلمة إلى أهله&quot; " calcext:value-type="string">
            <text:p>دية=دِيَة###الدِّيَة دون تشديد الياء كقوله تعالى: "فَدِيَة مسلمة إلى أهله" </text:p>
          </table:table-cell>
        </table:table-row>
        <table:table-row table:style-name="ro1">
          <table:table-cell/>
          <table:table-cell office:value-type="string" calcext:value-type="string">
            <text:p>الدية</text:p>
          </table:table-cell>
          <table:table-cell office:value-type="string" calcext:value-type="string">
            <text:p>الدِّيَة</text:p>
          </table:table-cell>
          <table:table-cell office:value-type="string" calcext:value-type="string">
            <text:p>الدِّيَة دون تشديد الياء كقوله تعالى: "فَدِيَة مسلمة إلى أهله" </text:p>
          </table:table-cell>
          <table:table-cell table:style-name="ce4" table:formula="of:=[.B136]&amp;&quot;=&quot;&amp;[.C136]&amp;&quot;###&quot;&amp;[.D136]" office:value-type="string" office:string-value="الدية=الدِّيَة###الدِّيَة دون تشديد الياء كقوله تعالى: &quot;فَدِيَة مسلمة إلى أهله&quot; " calcext:value-type="string">
            <text:p>الدية=الدِّيَة###الدِّيَة دون تشديد الياء كقوله تعالى: "فَدِيَة مسلمة إلى أهله" </text:p>
          </table:table-cell>
        </table:table-row>
        <table:table-row table:style-name="ro1">
          <table:table-cell/>
          <table:table-cell office:value-type="string" calcext:value-type="string">
            <text:p>ذماء</text:p>
          </table:table-cell>
          <table:table-cell office:value-type="string" calcext:value-type="string">
            <text:p>ذَمَاء</text:p>
          </table:table-cell>
          <table:table-cell office:value-type="string" calcext:value-type="string">
            <text:p>الذَّماء بفتح الذال هو بقية الروح في المذبوح</text:p>
          </table:table-cell>
          <table:table-cell table:style-name="ce4" table:formula="of:=[.B137]&amp;&quot;=&quot;&amp;[.C137]&amp;&quot;###&quot;&amp;[.D137]" office:value-type="string" office:string-value="ذماء=ذَمَاء###الذَّماء بفتح الذال هو بقية الروح في المذبوح" calcext:value-type="string">
            <text:p>ذماء=ذَمَاء###الذَّماء بفتح الذال هو بقية الروح في المذبوح</text:p>
          </table:table-cell>
        </table:table-row>
        <table:table-row table:style-name="ro1">
          <table:table-cell/>
          <table:table-cell office:value-type="string" calcext:value-type="string">
            <text:p>الذماء</text:p>
          </table:table-cell>
          <table:table-cell office:value-type="string" calcext:value-type="string">
            <text:p>الذَّمَاء</text:p>
          </table:table-cell>
          <table:table-cell office:value-type="string" calcext:value-type="string">
            <text:p>الذَّماء بفتح الذال هو بقية الروح في المذبوح</text:p>
          </table:table-cell>
          <table:table-cell table:style-name="ce4" table:formula="of:=[.B138]&amp;&quot;=&quot;&amp;[.C138]&amp;&quot;###&quot;&amp;[.D138]" office:value-type="string" office:string-value="الذماء=الذَّمَاء###الذَّماء بفتح الذال هو بقية الروح في المذبوح" calcext:value-type="string">
            <text:p>الذماء=الذَّمَاء###الذَّماء بفتح الذال هو بقية الروح في المذبوح</text:p>
          </table:table-cell>
        </table:table-row>
        <table:table-row table:style-name="ro1">
          <table:table-cell/>
          <table:table-cell office:value-type="string" calcext:value-type="string">
            <text:p>رجعي</text:p>
          </table:table-cell>
          <table:table-cell office:value-type="string" calcext:value-type="string">
            <text:p>رُجْعِيّ</text:p>
          </table:table-cell>
          <table:table-cell office:value-type="string" calcext:value-type="string">
            <text:p>الرُجْعِيّ بضم الراء نسبة إلى "رُجْعَة" وليس "رَجْعَة"</text:p>
          </table:table-cell>
          <table:table-cell table:style-name="ce4" table:formula="of:=[.B139]&amp;&quot;=&quot;&amp;[.C139]&amp;&quot;###&quot;&amp;[.D139]" office:value-type="string" office:string-value="رجعي=رُجْعِيّ###الرُجْعِيّ بضم الراء نسبة إلى &quot;رُجْعَة&quot; وليس &quot;رَجْعَة&quot;" calcext:value-type="string">
            <text:p>رجعي=رُجْعِيّ###الرُجْعِيّ بضم الراء نسبة إلى "رُجْعَة" وليس "رَجْعَة"</text:p>
          </table:table-cell>
        </table:table-row>
        <table:table-row table:style-name="ro1">
          <table:table-cell/>
          <table:table-cell office:value-type="string" calcext:value-type="string">
            <text:p>الرجعي</text:p>
          </table:table-cell>
          <table:table-cell office:value-type="string" calcext:value-type="string">
            <text:p>الرُجْعِيّ</text:p>
          </table:table-cell>
          <table:table-cell office:value-type="string" calcext:value-type="string">
            <text:p>الرُجْعِيّ بضم الراء نسبة إلى "رُجْعَة" وليس "رَجْعَة"</text:p>
          </table:table-cell>
          <table:table-cell table:style-name="ce4" table:formula="of:=[.B140]&amp;&quot;=&quot;&amp;[.C140]&amp;&quot;###&quot;&amp;[.D140]" office:value-type="string" office:string-value="الرجعي=الرُجْعِيّ###الرُجْعِيّ بضم الراء نسبة إلى &quot;رُجْعَة&quot; وليس &quot;رَجْعَة&quot;" calcext:value-type="string">
            <text:p>الرجعي=الرُجْعِيّ###الرُجْعِيّ بضم الراء نسبة إلى "رُجْعَة" وليس "رَجْعَة"</text:p>
          </table:table-cell>
        </table:table-row>
        <table:table-row table:style-name="ro1">
          <table:table-cell/>
          <table:table-cell office:value-type="string" calcext:value-type="string">
            <text:p>رحلات</text:p>
          </table:table-cell>
          <table:table-cell office:value-type="string" calcext:value-type="string">
            <text:p>رِحْلات</text:p>
          </table:table-cell>
          <table:table-cell office:value-type="string" calcext:value-type="string">
            <text:p>الرِّحْلات بكسر الراء وسكون الحاء جمع (رِحْلَة)</text:p>
          </table:table-cell>
          <table:table-cell table:style-name="ce4" table:formula="of:=[.B141]&amp;&quot;=&quot;&amp;[.C141]&amp;&quot;###&quot;&amp;[.D141]" office:value-type="string" office:string-value="رحلات=رِحْلات###الرِّحْلات بكسر الراء وسكون الحاء جمع (رِحْلَة)" calcext:value-type="string">
            <text:p>رحلات=رِحْلات###الرِّحْلات بكسر الراء وسكون الحاء جمع (رِحْلَة)</text:p>
          </table:table-cell>
        </table:table-row>
        <table:table-row table:style-name="ro1">
          <table:table-cell/>
          <table:table-cell office:value-type="string" calcext:value-type="string">
            <text:p>الرحلات</text:p>
          </table:table-cell>
          <table:table-cell office:value-type="string" calcext:value-type="string">
            <text:p>الرِّحْلات</text:p>
          </table:table-cell>
          <table:table-cell office:value-type="string" calcext:value-type="string">
            <text:p>الرِّحْلات بكسر الراء وسكون الحاء جمع (رِحْلَة)</text:p>
          </table:table-cell>
          <table:table-cell table:style-name="ce4" table:formula="of:=[.B142]&amp;&quot;=&quot;&amp;[.C142]&amp;&quot;###&quot;&amp;[.D142]" office:value-type="string" office:string-value="الرحلات=الرِّحْلات###الرِّحْلات بكسر الراء وسكون الحاء جمع (رِحْلَة)" calcext:value-type="string">
            <text:p>الرحلات=الرِّحْلات###الرِّحْلات بكسر الراء وسكون الحاء جمع (رِحْلَة)</text:p>
          </table:table-cell>
        </table:table-row>
        <table:table-row table:style-name="ro1">
          <table:table-cell/>
          <table:table-cell office:value-type="string" calcext:value-type="string">
            <text:p>رصاص</text:p>
          </table:table-cell>
          <table:table-cell office:value-type="string" calcext:value-type="string">
            <text:p>رَصاص|رِصاص</text:p>
          </table:table-cell>
          <table:table-cell office:value-type="string" calcext:value-type="string">
            <text:p>الرّصاص بفتح الراء أو كسرها</text:p>
          </table:table-cell>
          <table:table-cell table:style-name="ce4" table:formula="of:=[.B143]&amp;&quot;=&quot;&amp;[.C143]&amp;&quot;###&quot;&amp;[.D143]" office:value-type="string" office:string-value="رصاص=رَصاص|رِصاص###الرّصاص بفتح الراء أو كسرها" calcext:value-type="string">
            <text:p>رصاص=رَصاص|رِصاص###الرّصاص بفتح الراء أو كسرها</text:p>
          </table:table-cell>
        </table:table-row>
        <table:table-row table:style-name="ro1">
          <table:table-cell/>
          <table:table-cell office:value-type="string" calcext:value-type="string">
            <text:p>الرصاص</text:p>
          </table:table-cell>
          <table:table-cell office:value-type="string" calcext:value-type="string">
            <text:p>الرَّصاص|الرِّصاص</text:p>
          </table:table-cell>
          <table:table-cell office:value-type="string" calcext:value-type="string">
            <text:p>الرّصاص بفتح الراء أو كسرها</text:p>
          </table:table-cell>
          <table:table-cell table:style-name="ce4" table:formula="of:=[.B144]&amp;&quot;=&quot;&amp;[.C144]&amp;&quot;###&quot;&amp;[.D144]" office:value-type="string" office:string-value="الرصاص=الرَّصاص|الرِّصاص###الرّصاص بفتح الراء أو كسرها" calcext:value-type="string">
            <text:p>الرصاص=الرَّصاص|الرِّصاص###الرّصاص بفتح الراء أو كسرها</text:p>
          </table:table-cell>
        </table:table-row>
        <table:table-row table:style-name="ro1">
          <table:table-cell/>
          <table:table-cell office:value-type="string" calcext:value-type="string">
            <text:p>رقابة</text:p>
          </table:table-cell>
          <table:table-cell office:value-type="string" calcext:value-type="string">
            <text:p>رِقابة</text:p>
          </table:table-cell>
          <table:table-cell office:value-type="string" calcext:value-type="string">
            <text:p>الرِّقابة بكسر الرّاء معناها الحراسة والمراقبة</text:p>
          </table:table-cell>
          <table:table-cell table:style-name="ce4" table:formula="of:=[.B145]&amp;&quot;=&quot;&amp;[.C145]&amp;&quot;###&quot;&amp;[.D145]" office:value-type="string" office:string-value="رقابة=رِقابة###الرِّقابة بكسر الرّاء معناها الحراسة والمراقبة" calcext:value-type="string">
            <text:p>رقابة=رِقابة###الرِّقابة بكسر الرّاء معناها الحراسة والمراقبة</text:p>
          </table:table-cell>
        </table:table-row>
        <table:table-row table:style-name="ro1">
          <table:table-cell/>
          <table:table-cell office:value-type="string" calcext:value-type="string">
            <text:p>الرقابة</text:p>
          </table:table-cell>
          <table:table-cell office:value-type="string" calcext:value-type="string">
            <text:p>الرِّقابة</text:p>
          </table:table-cell>
          <table:table-cell office:value-type="string" calcext:value-type="string">
            <text:p>الرِّقابة بكسر الرّاء معناها الحراسة والمراقبة</text:p>
          </table:table-cell>
          <table:table-cell table:style-name="ce4" table:formula="of:=[.B146]&amp;&quot;=&quot;&amp;[.C146]&amp;&quot;###&quot;&amp;[.D146]" office:value-type="string" office:string-value="الرقابة=الرِّقابة###الرِّقابة بكسر الرّاء معناها الحراسة والمراقبة" calcext:value-type="string">
            <text:p>الرقابة=الرِّقابة###الرِّقابة بكسر الرّاء معناها الحراسة والمراقبة</text:p>
          </table:table-cell>
        </table:table-row>
        <table:table-row table:style-name="ro1">
          <table:table-cell/>
          <table:table-cell office:value-type="string" calcext:value-type="string">
            <text:p>رهان</text:p>
          </table:table-cell>
          <table:table-cell office:value-type="string" calcext:value-type="string">
            <text:p>رِهان</text:p>
          </table:table-cell>
          <table:table-cell office:value-type="string" calcext:value-type="string">
            <text:p>الرِّهان بكسر الرّاء من الفعل (راهن) مصدره (رِهان، ومراهنة)</text:p>
          </table:table-cell>
          <table:table-cell table:style-name="ce4" table:formula="of:=[.B147]&amp;&quot;=&quot;&amp;[.C147]&amp;&quot;###&quot;&amp;[.D147]" office:value-type="string" office:string-value="رهان=رِهان###الرِّهان بكسر الرّاء من الفعل (راهن) مصدره (رِهان، ومراهنة)" calcext:value-type="string">
            <text:p>رهان=رِهان###الرِّهان بكسر الرّاء من الفعل (راهن) مصدره (رِهان، ومراهنة)</text:p>
          </table:table-cell>
        </table:table-row>
        <table:table-row table:style-name="ro1">
          <table:table-cell/>
          <table:table-cell office:value-type="string" calcext:value-type="string">
            <text:p>الرهان</text:p>
          </table:table-cell>
          <table:table-cell office:value-type="string" calcext:value-type="string">
            <text:p>الرِّهان</text:p>
          </table:table-cell>
          <table:table-cell office:value-type="string" calcext:value-type="string">
            <text:p>الرِّهان بكسر الرّاء من الفعل (راهن) مصدره (رِهان، ومراهنة)</text:p>
          </table:table-cell>
          <table:table-cell table:style-name="ce4" table:formula="of:=[.B148]&amp;&quot;=&quot;&amp;[.C148]&amp;&quot;###&quot;&amp;[.D148]" office:value-type="string" office:string-value="الرهان=الرِّهان###الرِّهان بكسر الرّاء من الفعل (راهن) مصدره (رِهان، ومراهنة)" calcext:value-type="string">
            <text:p>الرهان=الرِّهان###الرِّهان بكسر الرّاء من الفعل (راهن) مصدره (رِهان، ومراهنة)</text:p>
          </table:table-cell>
        </table:table-row>
        <table:table-row table:style-name="ro1">
          <table:table-cell/>
          <table:table-cell office:value-type="string" calcext:value-type="string">
            <text:p>ريحان</text:p>
          </table:table-cell>
          <table:table-cell office:value-type="string" calcext:value-type="string">
            <text:p>رَيْحَان</text:p>
          </table:table-cell>
          <table:table-cell office:value-type="string" calcext:value-type="string">
            <text:p>الرَّيْحَان بفتح الراء، كقوله تعالى: "فروح وريحان وجنة نعيم" </text:p>
          </table:table-cell>
          <table:table-cell table:style-name="ce4" table:formula="of:=[.B149]&amp;&quot;=&quot;&amp;[.C149]&amp;&quot;###&quot;&amp;[.D149]" office:value-type="string" office:string-value="ريحان=رَيْحَان###الرَّيْحَان بفتح الراء، كقوله تعالى: &quot;فروح وريحان وجنة نعيم&quot; " calcext:value-type="string">
            <text:p>ريحان=رَيْحَان###الرَّيْحَان بفتح الراء، كقوله تعالى: "فروح وريحان وجنة نعيم" </text:p>
          </table:table-cell>
        </table:table-row>
        <table:table-row table:style-name="ro1">
          <table:table-cell/>
          <table:table-cell office:value-type="string" calcext:value-type="string">
            <text:p>الريحان</text:p>
          </table:table-cell>
          <table:table-cell office:value-type="string" calcext:value-type="string">
            <text:p>الرَّيْحَان</text:p>
          </table:table-cell>
          <table:table-cell office:value-type="string" calcext:value-type="string">
            <text:p>الرَّيْحَان بفتح الراء، كقوله تعالى: "فروح وريحان وجنة نعيم" </text:p>
          </table:table-cell>
          <table:table-cell table:style-name="ce4" table:formula="of:=[.B150]&amp;&quot;=&quot;&amp;[.C150]&amp;&quot;###&quot;&amp;[.D150]" office:value-type="string" office:string-value="الريحان=الرَّيْحَان###الرَّيْحَان بفتح الراء، كقوله تعالى: &quot;فروح وريحان وجنة نعيم&quot; " calcext:value-type="string">
            <text:p>الريحان=الرَّيْحَان###الرَّيْحَان بفتح الراء، كقوله تعالى: "فروح وريحان وجنة نعيم" </text:p>
          </table:table-cell>
        </table:table-row>
        <table:table-row table:style-name="ro1">
          <table:table-cell/>
          <table:table-cell office:value-type="string" calcext:value-type="string">
            <text:p>زبون</text:p>
          </table:table-cell>
          <table:table-cell office:value-type="string" calcext:value-type="string">
            <text:p>زَبُون</text:p>
          </table:table-cell>
          <table:table-cell office:value-type="string" calcext:value-type="string">
            <text:p>الزَّبُون بفتح الزاي</text:p>
          </table:table-cell>
          <table:table-cell table:style-name="ce4" table:formula="of:=[.B151]&amp;&quot;=&quot;&amp;[.C151]&amp;&quot;###&quot;&amp;[.D151]" office:value-type="string" office:string-value="زبون=زَبُون###الزَّبُون بفتح الزاي" calcext:value-type="string">
            <text:p>زبون=زَبُون###الزَّبُون بفتح الزاي</text:p>
          </table:table-cell>
        </table:table-row>
        <table:table-row table:style-name="ro1">
          <table:table-cell/>
          <table:table-cell office:value-type="string" calcext:value-type="string">
            <text:p>الزبون</text:p>
          </table:table-cell>
          <table:table-cell office:value-type="string" calcext:value-type="string">
            <text:p>الزَّبُون</text:p>
          </table:table-cell>
          <table:table-cell office:value-type="string" calcext:value-type="string">
            <text:p>الزَّبُون بفتح الزاي</text:p>
          </table:table-cell>
          <table:table-cell table:style-name="ce4" table:formula="of:=[.B152]&amp;&quot;=&quot;&amp;[.C152]&amp;&quot;###&quot;&amp;[.D152]" office:value-type="string" office:string-value="الزبون=الزَّبُون###الزَّبُون بفتح الزاي" calcext:value-type="string">
            <text:p>الزبون=الزَّبُون###الزَّبُون بفتح الزاي</text:p>
          </table:table-cell>
        </table:table-row>
        <table:table-row table:style-name="ro1">
          <table:table-cell/>
          <table:table-cell office:value-type="string" calcext:value-type="string">
            <text:p>سبورة</text:p>
          </table:table-cell>
          <table:table-cell office:value-type="string" calcext:value-type="string">
            <text:p>سَبُّورَة</text:p>
          </table:table-cell>
          <table:table-cell office:value-type="string" calcext:value-type="string">
            <text:p>السَّبُّورَة بفتح السين</text:p>
          </table:table-cell>
          <table:table-cell table:style-name="ce4" table:formula="of:=[.B153]&amp;&quot;=&quot;&amp;[.C153]&amp;&quot;###&quot;&amp;[.D153]" office:value-type="string" office:string-value="سبورة=سَبُّورَة###السَّبُّورَة بفتح السين" calcext:value-type="string">
            <text:p>سبورة=سَبُّورَة###السَّبُّورَة بفتح السين</text:p>
          </table:table-cell>
        </table:table-row>
        <table:table-row table:style-name="ro1">
          <table:table-cell/>
          <table:table-cell office:value-type="string" calcext:value-type="string">
            <text:p>السبورة</text:p>
          </table:table-cell>
          <table:table-cell office:value-type="string" calcext:value-type="string">
            <text:p>السَّبُّورَة</text:p>
          </table:table-cell>
          <table:table-cell office:value-type="string" calcext:value-type="string">
            <text:p>السَّبُّورَة بفتح السين</text:p>
          </table:table-cell>
          <table:table-cell table:style-name="ce4" table:formula="of:=[.B154]&amp;&quot;=&quot;&amp;[.C154]&amp;&quot;###&quot;&amp;[.D154]" office:value-type="string" office:string-value="السبورة=السَّبُّورَة###السَّبُّورَة بفتح السين" calcext:value-type="string">
            <text:p>السبورة=السَّبُّورَة###السَّبُّورَة بفتح السين</text:p>
          </table:table-cell>
        </table:table-row>
        <table:table-row table:style-name="ro1">
          <table:table-cell/>
          <table:table-cell office:value-type="string" calcext:value-type="string">
            <text:p>سجادات</text:p>
          </table:table-cell>
          <table:table-cell office:value-type="string" calcext:value-type="string">
            <text:p>سَجادة|سَجادات|سجاجيد</text:p>
          </table:table-cell>
          <table:table-cell office:value-type="string" calcext:value-type="string">
            <text:p>السَّجادة بفتح السين</text:p>
          </table:table-cell>
          <table:table-cell table:style-name="ce4" table:formula="of:=[.B155]&amp;&quot;=&quot;&amp;[.C155]&amp;&quot;###&quot;&amp;[.D155]" office:value-type="string" office:string-value="سجادات=سَجادة|سَجادات|سجاجيد###السَّجادة بفتح السين" calcext:value-type="string">
            <text:p>سجادات=سَجادة|سَجادات|سجاجيد###السَّجادة بفتح السين</text:p>
          </table:table-cell>
        </table:table-row>
        <table:table-row table:style-name="ro1">
          <table:table-cell/>
          <table:table-cell office:value-type="string" calcext:value-type="string">
            <text:p>سجادة</text:p>
          </table:table-cell>
          <table:table-cell office:value-type="string" calcext:value-type="string">
            <text:p>سَجادة|سَجادات|سجاجيد</text:p>
          </table:table-cell>
          <table:table-cell office:value-type="string" calcext:value-type="string">
            <text:p>السَّجادة بفتح السين</text:p>
          </table:table-cell>
          <table:table-cell table:style-name="ce4" table:formula="of:=[.B156]&amp;&quot;=&quot;&amp;[.C156]&amp;&quot;###&quot;&amp;[.D156]" office:value-type="string" office:string-value="سجادة=سَجادة|سَجادات|سجاجيد###السَّجادة بفتح السين" calcext:value-type="string">
            <text:p>سجادة=سَجادة|سَجادات|سجاجيد###السَّجادة بفتح السين</text:p>
          </table:table-cell>
        </table:table-row>
        <table:table-row table:style-name="ro1">
          <table:table-cell/>
          <table:table-cell office:value-type="string" calcext:value-type="string">
            <text:p>السجادات</text:p>
          </table:table-cell>
          <table:table-cell office:value-type="string" calcext:value-type="string">
            <text:p>السَّجادة|السَّجادات|السجاجيد</text:p>
          </table:table-cell>
          <table:table-cell office:value-type="string" calcext:value-type="string">
            <text:p>السَّجادة بفتح السين</text:p>
          </table:table-cell>
          <table:table-cell table:style-name="ce4" table:formula="of:=[.B157]&amp;&quot;=&quot;&amp;[.C157]&amp;&quot;###&quot;&amp;[.D157]" office:value-type="string" office:string-value="السجادات=السَّجادة|السَّجادات|السجاجيد###السَّجادة بفتح السين" calcext:value-type="string">
            <text:p>السجادات=السَّجادة|السَّجادات|السجاجيد###السَّجادة بفتح السين</text:p>
          </table:table-cell>
        </table:table-row>
        <table:table-row table:style-name="ro1">
          <table:table-cell/>
          <table:table-cell office:value-type="string" calcext:value-type="string">
            <text:p>السجادة</text:p>
          </table:table-cell>
          <table:table-cell office:value-type="string" calcext:value-type="string">
            <text:p>السَّجادة|السَّجادات|السجاجيد</text:p>
          </table:table-cell>
          <table:table-cell office:value-type="string" calcext:value-type="string">
            <text:p>السَّجادة بفتح السين</text:p>
          </table:table-cell>
          <table:table-cell table:style-name="ce4" table:formula="of:=[.B158]&amp;&quot;=&quot;&amp;[.C158]&amp;&quot;###&quot;&amp;[.D158]" office:value-type="string" office:string-value="السجادة=السَّجادة|السَّجادات|السجاجيد###السَّجادة بفتح السين" calcext:value-type="string">
            <text:p>السجادة=السَّجادة|السَّجادات|السجاجيد###السَّجادة بفتح السين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السَّجادة|السَّجادات|السجاجيد</text:p>
          </table:table-cell>
          <table:table-cell office:value-type="string" calcext:value-type="string">
            <text:p>السَّجادة بفتح السين</text:p>
          </table:table-cell>
          <table:table-cell table:style-name="ce4" table:formula="of:=[.B159]&amp;&quot;=&quot;&amp;[.C159]&amp;&quot;###&quot;&amp;[.D159]" office:value-type="string" office:string-value="=السَّجادة|السَّجادات|السجاجيد###السَّجادة بفتح السين" calcext:value-type="string">
            <text:p>=السَّجادة|السَّجادات|السجاجيد###السَّجادة بفتح السين</text:p>
          </table:table-cell>
        </table:table-row>
        <table:table-row table:style-name="ro1">
          <table:table-cell/>
          <table:table-cell office:value-type="string" calcext:value-type="string">
            <text:p>سحور</text:p>
          </table:table-cell>
          <table:table-cell office:value-type="string" calcext:value-type="string">
            <text:p>سَحُور</text:p>
          </table:table-cell>
          <table:table-cell office:value-type="string" calcext:value-type="string">
            <text:p>السَّحور بفتح السين</text:p>
          </table:table-cell>
          <table:table-cell table:style-name="ce4" table:formula="of:=[.B160]&amp;&quot;=&quot;&amp;[.C160]&amp;&quot;###&quot;&amp;[.D160]" office:value-type="string" office:string-value="سحور=سَحُور###السَّحور بفتح السين" calcext:value-type="string">
            <text:p>سحور=سَحُور###السَّحور بفتح السين</text:p>
          </table:table-cell>
        </table:table-row>
        <table:table-row table:style-name="ro1">
          <table:table-cell/>
          <table:table-cell office:value-type="string" calcext:value-type="string">
            <text:p>السحور</text:p>
          </table:table-cell>
          <table:table-cell office:value-type="string" calcext:value-type="string">
            <text:p>السَّحُور</text:p>
          </table:table-cell>
          <table:table-cell office:value-type="string" calcext:value-type="string">
            <text:p>السَّحور بفتح السين</text:p>
          </table:table-cell>
          <table:table-cell table:style-name="ce4" table:formula="of:=[.B161]&amp;&quot;=&quot;&amp;[.C161]&amp;&quot;###&quot;&amp;[.D161]" office:value-type="string" office:string-value="السحور=السَّحُور###السَّحور بفتح السين" calcext:value-type="string">
            <text:p>السحور=السَّحُور###السَّحور بفتح السين</text:p>
          </table:table-cell>
        </table:table-row>
        <table:table-row table:style-name="ro1">
          <table:table-cell/>
          <table:table-cell office:value-type="string" calcext:value-type="string">
            <text:p>سعة</text:p>
          </table:table-cell>
          <table:table-cell office:value-type="string" calcext:value-type="string">
            <text:p>سَعَة</text:p>
          </table:table-cell>
          <table:table-cell office:value-type="string" calcext:value-type="string">
            <text:p>السَّعَة بفتح السين كقوله تعالى: (لينفق ذو سعة من سعته)</text:p>
          </table:table-cell>
          <table:table-cell table:style-name="ce4" table:formula="of:=[.B162]&amp;&quot;=&quot;&amp;[.C162]&amp;&quot;###&quot;&amp;[.D162]" office:value-type="string" office:string-value="سعة=سَعَة###السَّعَة بفتح السين كقوله تعالى: (لينفق ذو سعة من سعته)" calcext:value-type="string">
            <text:p>سعة=سَعَة###السَّعَة بفتح السين كقوله تعالى: (لينفق ذو سعة من سعته)</text:p>
          </table:table-cell>
        </table:table-row>
        <table:table-row table:style-name="ro1">
          <table:table-cell/>
          <table:table-cell office:value-type="string" calcext:value-type="string">
            <text:p>السعة</text:p>
          </table:table-cell>
          <table:table-cell office:value-type="string" calcext:value-type="string">
            <text:p>السَّعَة</text:p>
          </table:table-cell>
          <table:table-cell office:value-type="string" calcext:value-type="string">
            <text:p>السَّعَة بفتح السين كقوله تعالى: (لينفق ذو سعة من سعته)</text:p>
          </table:table-cell>
          <table:table-cell table:style-name="ce4" table:formula="of:=[.B163]&amp;&quot;=&quot;&amp;[.C163]&amp;&quot;###&quot;&amp;[.D163]" office:value-type="string" office:string-value="السعة=السَّعَة###السَّعَة بفتح السين كقوله تعالى: (لينفق ذو سعة من سعته)" calcext:value-type="string">
            <text:p>السعة=السَّعَة###السَّعَة بفتح السين كقوله تعالى: (لينفق ذو سعة من سعته)</text:p>
          </table:table-cell>
        </table:table-row>
        <table:table-row table:style-name="ro1">
          <table:table-cell/>
          <table:table-cell office:value-type="string" calcext:value-type="string">
            <text:p>سعودية</text:p>
          </table:table-cell>
          <table:table-cell office:value-type="string" calcext:value-type="string">
            <text:p>سُعُودية</text:p>
          </table:table-cell>
          <table:table-cell office:value-type="string" calcext:value-type="string">
            <text:p>السُّعُودية بضم السين فالنسب إلى سُعود، وليس إلى سَعود</text:p>
          </table:table-cell>
          <table:table-cell table:style-name="ce4" table:formula="of:=[.B164]&amp;&quot;=&quot;&amp;[.C164]&amp;&quot;###&quot;&amp;[.D164]" office:value-type="string" office:string-value="سعودية=سُعُودية###السُّعُودية بضم السين فالنسب إلى سُعود، وليس إلى سَعود" calcext:value-type="string">
            <text:p>سعودية=سُعُودية###السُّعُودية بضم السين فالنسب إلى سُعود، وليس إلى سَعود</text:p>
          </table:table-cell>
        </table:table-row>
        <table:table-row table:style-name="ro1">
          <table:table-cell/>
          <table:table-cell office:value-type="string" calcext:value-type="string">
            <text:p>السعودية</text:p>
          </table:table-cell>
          <table:table-cell office:value-type="string" calcext:value-type="string">
            <text:p>السُّعُودية</text:p>
          </table:table-cell>
          <table:table-cell office:value-type="string" calcext:value-type="string">
            <text:p>السُّعُودية بضم السين فالنسب إلى سُعود، وليس إلى سَعود</text:p>
          </table:table-cell>
          <table:table-cell table:style-name="ce4" table:formula="of:=[.B165]&amp;&quot;=&quot;&amp;[.C165]&amp;&quot;###&quot;&amp;[.D165]" office:value-type="string" office:string-value="السعودية=السُّعُودية###السُّعُودية بضم السين فالنسب إلى سُعود، وليس إلى سَعود" calcext:value-type="string">
            <text:p>السعودية=السُّعُودية###السُّعُودية بضم السين فالنسب إلى سُعود، وليس إلى سَعود</text:p>
          </table:table-cell>
        </table:table-row>
        <table:table-row table:style-name="ro1">
          <table:table-cell/>
          <table:table-cell office:value-type="string" calcext:value-type="string">
            <text:p>سفارة</text:p>
          </table:table-cell>
          <table:table-cell office:value-type="string" calcext:value-type="string">
            <text:p>سِفَارة</text:p>
          </table:table-cell>
          <table:table-cell office:value-type="string" calcext:value-type="string">
            <text:p>السِّفارة بكسر السين مقام السفير وعمله</text:p>
          </table:table-cell>
          <table:table-cell table:style-name="ce4" table:formula="of:=[.B166]&amp;&quot;=&quot;&amp;[.C166]&amp;&quot;###&quot;&amp;[.D166]" office:value-type="string" office:string-value="سفارة=سِفَارة###السِّفارة بكسر السين مقام السفير وعمله" calcext:value-type="string">
            <text:p>سفارة=سِفَارة###السِّفارة بكسر السين مقام السفير وعمله</text:p>
          </table:table-cell>
        </table:table-row>
        <table:table-row table:style-name="ro1">
          <table:table-cell/>
          <table:table-cell office:value-type="string" calcext:value-type="string">
            <text:p>السفارة</text:p>
          </table:table-cell>
          <table:table-cell office:value-type="string" calcext:value-type="string">
            <text:p>السِّفَارة</text:p>
          </table:table-cell>
          <table:table-cell office:value-type="string" calcext:value-type="string">
            <text:p>السِّفارة بكسر السين مقام السفير وعمله</text:p>
          </table:table-cell>
          <table:table-cell table:style-name="ce4" table:formula="of:=[.B167]&amp;&quot;=&quot;&amp;[.C167]&amp;&quot;###&quot;&amp;[.D167]" office:value-type="string" office:string-value="السفارة=السِّفَارة###السِّفارة بكسر السين مقام السفير وعمله" calcext:value-type="string">
            <text:p>السفارة=السِّفَارة###السِّفارة بكسر السين مقام السفير وعمله</text:p>
          </table:table-cell>
        </table:table-row>
        <table:table-row table:style-name="ro1">
          <table:table-cell/>
          <table:table-cell office:value-type="string" calcext:value-type="string">
            <text:p>سماد</text:p>
          </table:table-cell>
          <table:table-cell office:value-type="string" calcext:value-type="string">
            <text:p>سَماد</text:p>
          </table:table-cell>
          <table:table-cell office:value-type="string" calcext:value-type="string">
            <text:p>السَّماد بالفتحة</text:p>
          </table:table-cell>
          <table:table-cell table:style-name="ce4" table:formula="of:=[.B168]&amp;&quot;=&quot;&amp;[.C168]&amp;&quot;###&quot;&amp;[.D168]" office:value-type="string" office:string-value="سماد=سَماد###السَّماد بالفتحة" calcext:value-type="string">
            <text:p>سماد=سَماد###السَّماد بالفتحة</text:p>
          </table:table-cell>
        </table:table-row>
        <table:table-row table:style-name="ro1">
          <table:table-cell/>
          <table:table-cell office:value-type="string" calcext:value-type="string">
            <text:p>السماد</text:p>
          </table:table-cell>
          <table:table-cell office:value-type="string" calcext:value-type="string">
            <text:p>السَّماد</text:p>
          </table:table-cell>
          <table:table-cell office:value-type="string" calcext:value-type="string">
            <text:p>السَّماد بالفتحة</text:p>
          </table:table-cell>
          <table:table-cell table:style-name="ce4" table:formula="of:=[.B169]&amp;&quot;=&quot;&amp;[.C169]&amp;&quot;###&quot;&amp;[.D169]" office:value-type="string" office:string-value="السماد=السَّماد###السَّماد بالفتحة" calcext:value-type="string">
            <text:p>السماد=السَّماد###السَّماد بالفتحة</text:p>
          </table:table-cell>
        </table:table-row>
        <table:table-row table:style-name="ro1">
          <table:table-cell/>
          <table:table-cell office:value-type="string" calcext:value-type="string">
            <text:p>سندان</text:p>
          </table:table-cell>
          <table:table-cell office:value-type="string" calcext:value-type="string">
            <text:p>سَندان</text:p>
          </table:table-cell>
          <table:table-cell office:value-type="string" calcext:value-type="string">
            <text:p>السَّنْدَان بالفتح ما يطرق عليه الحداد الحديد، والسِّندان بالكسر هو الرجل العظيم الشديد</text:p>
          </table:table-cell>
          <table:table-cell table:style-name="ce4" table:formula="of:=[.B170]&amp;&quot;=&quot;&amp;[.C170]&amp;&quot;###&quot;&amp;[.D170]" office:value-type="string" office:string-value="سندان=سَندان###السَّنْدَان بالفتح ما يطرق عليه الحداد الحديد، والسِّندان بالكسر هو الرجل العظيم الشديد" calcext:value-type="string">
            <text:p>سندان=سَندان###السَّنْدَان بالفتح ما يطرق عليه الحداد الحديد، والسِّندان بالكسر هو الرجل العظيم الشديد</text:p>
          </table:table-cell>
        </table:table-row>
        <table:table-row table:style-name="ro1">
          <table:table-cell office:value-type="string" calcext:value-type="string">
            <text:p>removed</text:p>
          </table:table-cell>
          <table:table-cell office:value-type="string" calcext:value-type="string">
            <text:p>السندان</text:p>
          </table:table-cell>
          <table:table-cell office:value-type="string" calcext:value-type="string">
            <text:p>السَّندان|بين المطرقة والسَّندان</text:p>
          </table:table-cell>
          <table:table-cell office:value-type="string" calcext:value-type="string">
            <text:p>السَّنْدَان بالفتح ما يطرق عليه الحداد الحديد، والسِّندان بالكسر هو الرجل العظيم الشديد</text:p>
          </table:table-cell>
          <table:table-cell table:style-name="ce4" table:formula="of:=[.B171]&amp;&quot;=&quot;&amp;[.C171]&amp;&quot;###&quot;&amp;[.D171]" office:value-type="string" office:string-value="السندان=السَّندان|بين المطرقة والسَّندان###السَّنْدَان بالفتح ما يطرق عليه الحداد الحديد، والسِّندان بالكسر هو الرجل العظيم الشديد" calcext:value-type="string">
            <text:p>السندان=السَّندان|بين المطرقة والسَّندان###السَّنْدَان بالفتح ما يطرق عليه الحداد الحديد، والسِّندان بالكسر هو الرجل العظيم الشديد</text:p>
          </table:table-cell>
        </table:table-row>
        <table:table-row table:style-name="ro1">
          <table:table-cell/>
          <table:table-cell office:value-type="string" calcext:value-type="string">
            <text:p>بين المطرقة والسندان</text:p>
          </table:table-cell>
          <table:table-cell office:value-type="string" calcext:value-type="string">
            <text:p>السَّندان|بين المطرقة والسَّندان</text:p>
          </table:table-cell>
          <table:table-cell office:value-type="string" calcext:value-type="string">
            <text:p>السَّنْدَان بالفتح ما يطرق عليه الحداد الحديد، والسِّندان بالكسر هو الرجل العظيم الشديد</text:p>
          </table:table-cell>
          <table:table-cell table:style-name="ce4" table:formula="of:=[.B172]&amp;&quot;=&quot;&amp;[.C172]&amp;&quot;###&quot;&amp;[.D172]" office:value-type="string" office:string-value="بين المطرقة والسندان=السَّندان|بين المطرقة والسَّندان###السَّنْدَان بالفتح ما يطرق عليه الحداد الحديد، والسِّندان بالكسر هو الرجل العظيم الشديد" calcext:value-type="string">
            <text:p>بين المطرقة والسندان=السَّندان|بين المطرقة والسَّندان###السَّنْدَان بالفتح ما يطرق عليه الحداد الحديد، والسِّندان بالكسر هو الرجل العظيم الشديد</text:p>
          </table:table-cell>
        </table:table-row>
        <table:table-row table:style-name="ro1">
          <table:table-cell/>
          <table:table-cell office:value-type="string" calcext:value-type="string">
            <text:p>سنون</text:p>
          </table:table-cell>
          <table:table-cell office:value-type="string" calcext:value-type="string">
            <text:p>سِنُون</text:p>
          </table:table-cell>
          <table:table-cell office:value-type="string" calcext:value-type="string">
            <text:p>السِّنُون بالكسر جمع سنة</text:p>
          </table:table-cell>
          <table:table-cell table:style-name="ce4" table:formula="of:=[.B173]&amp;&quot;=&quot;&amp;[.C173]&amp;&quot;###&quot;&amp;[.D173]" office:value-type="string" office:string-value="سنون=سِنُون###السِّنُون بالكسر جمع سنة" calcext:value-type="string">
            <text:p>سنون=سِنُون###السِّنُون بالكسر جمع سنة</text:p>
          </table:table-cell>
        </table:table-row>
        <table:table-row table:style-name="ro1">
          <table:table-cell/>
          <table:table-cell office:value-type="string" calcext:value-type="string">
            <text:p>السنون</text:p>
          </table:table-cell>
          <table:table-cell office:value-type="string" calcext:value-type="string">
            <text:p>السِّنُون</text:p>
          </table:table-cell>
          <table:table-cell office:value-type="string" calcext:value-type="string">
            <text:p>السِّنُون بالكسر جمع سنة</text:p>
          </table:table-cell>
          <table:table-cell table:style-name="ce4" table:formula="of:=[.B174]&amp;&quot;=&quot;&amp;[.C174]&amp;&quot;###&quot;&amp;[.D174]" office:value-type="string" office:string-value="السنون=السِّنُون###السِّنُون بالكسر جمع سنة" calcext:value-type="string">
            <text:p>السنون=السِّنُون###السِّنُون بالكسر جمع سنة</text:p>
          </table:table-cell>
        </table:table-row>
        <table:table-row table:style-name="ro1">
          <table:table-cell/>
          <table:table-cell office:value-type="string" calcext:value-type="string">
            <text:p>سواك</text:p>
          </table:table-cell>
          <table:table-cell office:value-type="string" calcext:value-type="string">
            <text:p>سِواك</text:p>
          </table:table-cell>
          <table:table-cell office:value-type="string" calcext:value-type="string">
            <text:p>السواك بكسر السين</text:p>
          </table:table-cell>
          <table:table-cell table:style-name="ce4" table:formula="of:=[.B175]&amp;&quot;=&quot;&amp;[.C175]&amp;&quot;###&quot;&amp;[.D175]" office:value-type="string" office:string-value="سواك=سِواك###السواك بكسر السين" calcext:value-type="string">
            <text:p>سواك=سِواك###السواك بكسر السين</text:p>
          </table:table-cell>
        </table:table-row>
        <table:table-row table:style-name="ro1">
          <table:table-cell/>
          <table:table-cell office:value-type="string" calcext:value-type="string">
            <text:p>السواك</text:p>
          </table:table-cell>
          <table:table-cell office:value-type="string" calcext:value-type="string">
            <text:p>السِّواك</text:p>
          </table:table-cell>
          <table:table-cell office:value-type="string" calcext:value-type="string">
            <text:p>السواك بكسر السين</text:p>
          </table:table-cell>
          <table:table-cell table:style-name="ce4" table:formula="of:=[.B176]&amp;&quot;=&quot;&amp;[.C176]&amp;&quot;###&quot;&amp;[.D176]" office:value-type="string" office:string-value="السواك=السِّواك###السواك بكسر السين" calcext:value-type="string">
            <text:p>السواك=السِّواك###السواك بكسر السين</text:p>
          </table:table-cell>
        </table:table-row>
        <table:table-row table:style-name="ro1">
          <table:table-cell/>
          <table:table-cell office:value-type="string" calcext:value-type="string">
            <text:p>شفة</text:p>
          </table:table-cell>
          <table:table-cell office:value-type="string" calcext:value-type="string">
            <text:p>شِفَة</text:p>
          </table:table-cell>
          <table:table-cell office:value-type="string" calcext:value-type="string">
            <text:p>الشِّفة بكسر الشين</text:p>
          </table:table-cell>
          <table:table-cell table:style-name="ce4" table:formula="of:=[.B177]&amp;&quot;=&quot;&amp;[.C177]&amp;&quot;###&quot;&amp;[.D177]" office:value-type="string" office:string-value="شفة=شِفَة###الشِّفة بكسر الشين" calcext:value-type="string">
            <text:p>شفة=شِفَة###الشِّفة بكسر الشين</text:p>
          </table:table-cell>
        </table:table-row>
        <table:table-row table:style-name="ro1">
          <table:table-cell/>
          <table:table-cell office:value-type="string" calcext:value-type="string">
            <text:p>الشفة</text:p>
          </table:table-cell>
          <table:table-cell office:value-type="string" calcext:value-type="string">
            <text:p>الشِّفَة</text:p>
          </table:table-cell>
          <table:table-cell office:value-type="string" calcext:value-type="string">
            <text:p>الشِّفة بكسر الشين</text:p>
          </table:table-cell>
          <table:table-cell table:style-name="ce4" table:formula="of:=[.B178]&amp;&quot;=&quot;&amp;[.C178]&amp;&quot;###&quot;&amp;[.D178]" office:value-type="string" office:string-value="الشفة=الشِّفَة###الشِّفة بكسر الشين" calcext:value-type="string">
            <text:p>الشفة=الشِّفَة###الشِّفة بكسر الشين</text:p>
          </table:table-cell>
        </table:table-row>
        <table:table-row table:style-name="ro1">
          <table:table-cell/>
          <table:table-cell office:value-type="string" calcext:value-type="string">
            <text:p>صحافة</text:p>
          </table:table-cell>
          <table:table-cell office:value-type="string" calcext:value-type="string">
            <text:p>صِحافة</text:p>
          </table:table-cell>
          <table:table-cell office:value-type="string" calcext:value-type="string">
            <text:p>الصِّحافة بكسر الصاد</text:p>
          </table:table-cell>
          <table:table-cell table:style-name="ce4" table:formula="of:=[.B179]&amp;&quot;=&quot;&amp;[.C179]&amp;&quot;###&quot;&amp;[.D179]" office:value-type="string" office:string-value="صحافة=صِحافة###الصِّحافة بكسر الصاد" calcext:value-type="string">
            <text:p>صحافة=صِحافة###الصِّحافة بكسر الصاد</text:p>
          </table:table-cell>
        </table:table-row>
        <table:table-row table:style-name="ro1">
          <table:table-cell/>
          <table:table-cell office:value-type="string" calcext:value-type="string">
            <text:p>الصحافة</text:p>
          </table:table-cell>
          <table:table-cell office:value-type="string" calcext:value-type="string">
            <text:p>الصِّحافة</text:p>
          </table:table-cell>
          <table:table-cell office:value-type="string" calcext:value-type="string">
            <text:p>الصِّحافة بكسر الصاد</text:p>
          </table:table-cell>
          <table:table-cell table:style-name="ce4" table:formula="of:=[.B180]&amp;&quot;=&quot;&amp;[.C180]&amp;&quot;###&quot;&amp;[.D180]" office:value-type="string" office:string-value="الصحافة=الصِّحافة###الصِّحافة بكسر الصاد" calcext:value-type="string">
            <text:p>الصحافة=الصِّحافة###الصِّحافة بكسر الصاد</text:p>
          </table:table-cell>
        </table:table-row>
        <table:table-row table:style-name="ro1">
          <table:table-cell/>
          <table:table-cell office:value-type="string" calcext:value-type="string">
            <text:p>صقع</text:p>
          </table:table-cell>
          <table:table-cell office:value-type="string" calcext:value-type="string">
            <text:p>صُقْع</text:p>
          </table:table-cell>
          <table:table-cell office:value-type="string" calcext:value-type="string">
            <text:p>الصُّقْع بضمّ الصاد، صقع من أصقاع العالم.</text:p>
          </table:table-cell>
          <table:table-cell table:style-name="ce4" table:formula="of:=[.B181]&amp;&quot;=&quot;&amp;[.C181]&amp;&quot;###&quot;&amp;[.D181]" office:value-type="string" office:string-value="صقع=صُقْع###الصُّقْع بضمّ الصاد، صقع من أصقاع العالم." calcext:value-type="string">
            <text:p>صقع=صُقْع###الصُّقْع بضمّ الصاد، صقع من أصقاع العالم.</text:p>
          </table:table-cell>
        </table:table-row>
        <table:table-row table:style-name="ro1">
          <table:table-cell/>
          <table:table-cell office:value-type="string" calcext:value-type="string">
            <text:p>الصقع</text:p>
          </table:table-cell>
          <table:table-cell office:value-type="string" calcext:value-type="string">
            <text:p>الصُّقْع</text:p>
          </table:table-cell>
          <table:table-cell office:value-type="string" calcext:value-type="string">
            <text:p>الصُّقْع بضمّ الصاد، صقع من أصقاع العالم.</text:p>
          </table:table-cell>
          <table:table-cell table:style-name="ce4" table:formula="of:=[.B182]&amp;&quot;=&quot;&amp;[.C182]&amp;&quot;###&quot;&amp;[.D182]" office:value-type="string" office:string-value="الصقع=الصُّقْع###الصُّقْع بضمّ الصاد، صقع من أصقاع العالم." calcext:value-type="string">
            <text:p>الصقع=الصُّقْع###الصُّقْع بضمّ الصاد، صقع من أصقاع العالم.</text:p>
          </table:table-cell>
        </table:table-row>
        <table:table-row table:style-name="ro1">
          <table:table-cell/>
          <table:table-cell office:value-type="string" calcext:value-type="string">
            <text:p>طرفة عين</text:p>
          </table:table-cell>
          <table:table-cell office:value-type="string" calcext:value-type="string">
            <text:p>طَرْفَة عين</text:p>
          </table:table-cell>
          <table:table-cell office:value-type="string" calcext:value-type="string">
            <text:p>الطُّرفة بالضم الشيء المستحدث العجيب. أما طًرفة العين فبالفتح.</text:p>
          </table:table-cell>
          <table:table-cell table:style-name="ce4" table:formula="of:=[.B183]&amp;&quot;=&quot;&amp;[.C183]&amp;&quot;###&quot;&amp;[.D183]" office:value-type="string" office:string-value="طرفة عين=طَرْفَة عين###الطُّرفة بالضم الشيء المستحدث العجيب. أما طًرفة العين فبالفتح." calcext:value-type="string">
            <text:p>طرفة عين=طَرْفَة عين###الطُّرفة بالضم الشيء المستحدث العجيب. أما طًرفة العين فبالفتح.</text:p>
          </table:table-cell>
        </table:table-row>
        <table:table-row table:style-name="ro1">
          <table:table-cell/>
          <table:table-cell office:value-type="string" calcext:value-type="string">
            <text:p>لطف والظرف</text:p>
          </table:table-cell>
          <table:table-cell office:value-type="string" calcext:value-type="string">
            <text:p>لُطف والظَّرْف</text:p>
          </table:table-cell>
          <table:table-cell office:value-type="string" calcext:value-type="string">
            <text:p>الظَّرْف بفتح الظاء، فليس في المعجمات كلمة "الظُّرْف"</text:p>
          </table:table-cell>
          <table:table-cell table:style-name="ce4" table:formula="of:=[.B184]&amp;&quot;=&quot;&amp;[.C184]&amp;&quot;###&quot;&amp;[.D184]" office:value-type="string" office:string-value="لطف والظرف=لُطف والظَّرْف###الظَّرْف بفتح الظاء، فليس في المعجمات كلمة &quot;الظُّرْف&quot;" calcext:value-type="string">
            <text:p>لطف والظرف=لُطف والظَّرْف###الظَّرْف بفتح الظاء، فليس في المعجمات كلمة "الظُّرْف"</text:p>
          </table:table-cell>
        </table:table-row>
        <table:table-row table:style-name="ro1">
          <table:table-cell/>
          <table:table-cell office:value-type="string" calcext:value-type="string">
            <text:p>اللطف والظرف</text:p>
          </table:table-cell>
          <table:table-cell office:value-type="string" calcext:value-type="string">
            <text:p>اللُّطف والظَّرْف</text:p>
          </table:table-cell>
          <table:table-cell office:value-type="string" calcext:value-type="string">
            <text:p>الظَّرْف بفتح الظاء، فليس في المعجمات كلمة "الظُّرْف"</text:p>
          </table:table-cell>
          <table:table-cell table:style-name="ce4" table:formula="of:=[.B185]&amp;&quot;=&quot;&amp;[.C185]&amp;&quot;###&quot;&amp;[.D185]" office:value-type="string" office:string-value="اللطف والظرف=اللُّطف والظَّرْف###الظَّرْف بفتح الظاء، فليس في المعجمات كلمة &quot;الظُّرْف&quot;" calcext:value-type="string">
            <text:p>اللطف والظرف=اللُّطف والظَّرْف###الظَّرْف بفتح الظاء، فليس في المعجمات كلمة "الظُّرْف"</text:p>
          </table:table-cell>
        </table:table-row>
        <table:table-row table:style-name="ro1">
          <table:table-cell/>
          <table:table-cell office:value-type="string" calcext:value-type="string">
            <text:p>عبوة</text:p>
          </table:table-cell>
          <table:table-cell office:value-type="string" calcext:value-type="string">
            <text:p>عُبْوَة</text:p>
          </table:table-cell>
          <table:table-cell office:value-type="string" calcext:value-type="string">
            <text:p>العُبْوَة بضمّ العين</text:p>
          </table:table-cell>
          <table:table-cell table:style-name="ce4" table:formula="of:=[.B186]&amp;&quot;=&quot;&amp;[.C186]&amp;&quot;###&quot;&amp;[.D186]" office:value-type="string" office:string-value="عبوة=عُبْوَة###العُبْوَة بضمّ العين" calcext:value-type="string">
            <text:p>عبوة=عُبْوَة###العُبْوَة بضمّ العين</text:p>
          </table:table-cell>
        </table:table-row>
        <table:table-row table:style-name="ro1">
          <table:table-cell/>
          <table:table-cell office:value-type="string" calcext:value-type="string">
            <text:p>العبوة</text:p>
          </table:table-cell>
          <table:table-cell office:value-type="string" calcext:value-type="string">
            <text:p>العُبْوَة</text:p>
          </table:table-cell>
          <table:table-cell office:value-type="string" calcext:value-type="string">
            <text:p>العُبْوَة بضمّ العين</text:p>
          </table:table-cell>
          <table:table-cell table:style-name="ce4" table:formula="of:=[.B187]&amp;&quot;=&quot;&amp;[.C187]&amp;&quot;###&quot;&amp;[.D187]" office:value-type="string" office:string-value="العبوة=العُبْوَة###العُبْوَة بضمّ العين" calcext:value-type="string">
            <text:p>العبوة=العُبْوَة###العُبْوَة بضمّ العين</text:p>
          </table:table-cell>
        </table:table-row>
        <table:table-row table:style-name="ro1">
          <table:table-cell/>
          <table:table-cell office:value-type="string" calcext:value-type="string">
            <text:p>عتمة</text:p>
          </table:table-cell>
          <table:table-cell office:value-type="string" calcext:value-type="string">
            <text:p>عَتَمَة</text:p>
          </table:table-cell>
          <table:table-cell office:value-type="string" calcext:value-type="string">
            <text:p>العَتَمَة بفتح العين والتاء أي ظلام أول الليل</text:p>
          </table:table-cell>
          <table:table-cell table:style-name="ce4" table:formula="of:=[.B188]&amp;&quot;=&quot;&amp;[.C188]&amp;&quot;###&quot;&amp;[.D188]" office:value-type="string" office:string-value="عتمة=عَتَمَة###العَتَمَة بفتح العين والتاء أي ظلام أول الليل" calcext:value-type="string">
            <text:p>عتمة=عَتَمَة###العَتَمَة بفتح العين والتاء أي ظلام أول الليل</text:p>
          </table:table-cell>
        </table:table-row>
        <table:table-row table:style-name="ro1">
          <table:table-cell/>
          <table:table-cell office:value-type="string" calcext:value-type="string">
            <text:p>العتمة</text:p>
          </table:table-cell>
          <table:table-cell office:value-type="string" calcext:value-type="string">
            <text:p>العَتَمَة</text:p>
          </table:table-cell>
          <table:table-cell office:value-type="string" calcext:value-type="string">
            <text:p>العَتَمَة بفتح العين والتاء أي ظلام أول الليل</text:p>
          </table:table-cell>
          <table:table-cell table:style-name="ce4" table:formula="of:=[.B189]&amp;&quot;=&quot;&amp;[.C189]&amp;&quot;###&quot;&amp;[.D189]" office:value-type="string" office:string-value="العتمة=العَتَمَة###العَتَمَة بفتح العين والتاء أي ظلام أول الليل" calcext:value-type="string">
            <text:p>العتمة=العَتَمَة###العَتَمَة بفتح العين والتاء أي ظلام أول الليل</text:p>
          </table:table-cell>
        </table:table-row>
        <table:table-row table:style-name="ro1">
          <table:table-cell/>
          <table:table-cell office:value-type="string" calcext:value-type="string">
            <text:p>عرصة</text:p>
          </table:table-cell>
          <table:table-cell office:value-type="string" calcext:value-type="string">
            <text:p>عَرْصَة</text:p>
          </table:table-cell>
          <table:table-cell office:value-type="string" calcext:value-type="string">
            <text:p>العَرْصَة بسكون الراء</text:p>
          </table:table-cell>
          <table:table-cell table:style-name="ce4" table:formula="of:=[.B190]&amp;&quot;=&quot;&amp;[.C190]&amp;&quot;###&quot;&amp;[.D190]" office:value-type="string" office:string-value="عرصة=عَرْصَة###العَرْصَة بسكون الراء" calcext:value-type="string">
            <text:p>عرصة=عَرْصَة###العَرْصَة بسكون الراء</text:p>
          </table:table-cell>
        </table:table-row>
        <table:table-row table:style-name="ro1">
          <table:table-cell/>
          <table:table-cell office:value-type="string" calcext:value-type="string">
            <text:p>العرصة</text:p>
          </table:table-cell>
          <table:table-cell office:value-type="string" calcext:value-type="string">
            <text:p>العَرْصَة</text:p>
          </table:table-cell>
          <table:table-cell office:value-type="string" calcext:value-type="string">
            <text:p>العَرْصَة بسكون الراء</text:p>
          </table:table-cell>
          <table:table-cell table:style-name="ce4" table:formula="of:=[.B191]&amp;&quot;=&quot;&amp;[.C191]&amp;&quot;###&quot;&amp;[.D191]" office:value-type="string" office:string-value="العرصة=العَرْصَة###العَرْصَة بسكون الراء" calcext:value-type="string">
            <text:p>العرصة=العَرْصَة###العَرْصَة بسكون الراء</text:p>
          </table:table-cell>
        </table:table-row>
        <table:table-row table:style-name="ro1">
          <table:table-cell office:value-type="string" calcext:value-type="string">
            <text:p>removed</text:p>
          </table:table-cell>
          <table:table-cell office:value-type="string" calcext:value-type="string">
            <text:p>عصي</text:p>
          </table:table-cell>
          <table:table-cell office:value-type="string" calcext:value-type="string">
            <text:p>عِصِيّ</text:p>
          </table:table-cell>
          <table:table-cell office:value-type="string" calcext:value-type="string">
            <text:p>العِصِيّ بكسر العين كقوله تعالى: (فإذا حبالهم وعصيهم يخيل إليه من سحرهم أنها تسعى)</text:p>
          </table:table-cell>
          <table:table-cell table:style-name="ce4" table:formula="of:=[.B192]&amp;&quot;=&quot;&amp;[.C192]&amp;&quot;###&quot;&amp;[.D192]" office:value-type="string" office:string-value="عصي=عِصِيّ###العِصِيّ بكسر العين كقوله تعالى: (فإذا حبالهم وعصيهم يخيل إليه من سحرهم أنها تسعى)" calcext:value-type="string">
            <text:p>عصي=عِصِيّ###العِصِيّ بكسر العين كقوله تعالى: (فإذا حبالهم وعصيهم يخيل إليه من سحرهم أنها تسعى)</text:p>
          </table:table-cell>
        </table:table-row>
        <table:table-row table:style-name="ro1">
          <table:table-cell office:value-type="string" calcext:value-type="string">
            <text:p>removed</text:p>
          </table:table-cell>
          <table:table-cell office:value-type="string" calcext:value-type="string">
            <text:p>العصي</text:p>
          </table:table-cell>
          <table:table-cell office:value-type="string" calcext:value-type="string">
            <text:p>العِصِيّ</text:p>
          </table:table-cell>
          <table:table-cell office:value-type="string" calcext:value-type="string">
            <text:p>العِصِيّ بكسر العين كقوله تعالى: (فإذا حبالهم وعصيهم يخيل إليه من سحرهم أنها تسعى)</text:p>
          </table:table-cell>
          <table:table-cell table:style-name="ce4" table:formula="of:=[.B193]&amp;&quot;=&quot;&amp;[.C193]&amp;&quot;###&quot;&amp;[.D193]" office:value-type="string" office:string-value="العصي=العِصِيّ###العِصِيّ بكسر العين كقوله تعالى: (فإذا حبالهم وعصيهم يخيل إليه من سحرهم أنها تسعى)" calcext:value-type="string">
            <text:p>العصي=العِصِيّ###العِصِيّ بكسر العين كقوله تعالى: (فإذا حبالهم وعصيهم يخيل إليه من سحرهم أنها تسعى)</text:p>
          </table:table-cell>
        </table:table-row>
        <table:table-row table:style-name="ro1">
          <table:table-cell/>
          <table:table-cell office:value-type="string" calcext:value-type="string">
            <text:p>عصيان</text:p>
          </table:table-cell>
          <table:table-cell office:value-type="string" calcext:value-type="string">
            <text:p>عِصْيَان</text:p>
          </table:table-cell>
          <table:table-cell office:value-type="string" calcext:value-type="string">
            <text:p>العِصْيَان كقوله تعالى: (وكره إليكم الكفر والفسوق والعصيان)</text:p>
          </table:table-cell>
          <table:table-cell table:style-name="ce4" table:formula="of:=[.B194]&amp;&quot;=&quot;&amp;[.C194]&amp;&quot;###&quot;&amp;[.D194]" office:value-type="string" office:string-value="عصيان=عِصْيَان###العِصْيَان كقوله تعالى: (وكره إليكم الكفر والفسوق والعصيان)" calcext:value-type="string">
            <text:p>عصيان=عِصْيَان###العِصْيَان كقوله تعالى: (وكره إليكم الكفر والفسوق والعصيان)</text:p>
          </table:table-cell>
        </table:table-row>
        <table:table-row table:style-name="ro1">
          <table:table-cell/>
          <table:table-cell office:value-type="string" calcext:value-type="string">
            <text:p>العصيان</text:p>
          </table:table-cell>
          <table:table-cell office:value-type="string" calcext:value-type="string">
            <text:p>العِصْيَان</text:p>
          </table:table-cell>
          <table:table-cell office:value-type="string" calcext:value-type="string">
            <text:p>العِصْيَان كقوله تعالى: (وكره إليكم الكفر والفسوق والعصيان)</text:p>
          </table:table-cell>
          <table:table-cell table:style-name="ce4" table:formula="of:=[.B195]&amp;&quot;=&quot;&amp;[.C195]&amp;&quot;###&quot;&amp;[.D195]" office:value-type="string" office:string-value="العصيان=العِصْيَان###العِصْيَان كقوله تعالى: (وكره إليكم الكفر والفسوق والعصيان)" calcext:value-type="string">
            <text:p>العصيان=العِصْيَان###العِصْيَان كقوله تعالى: (وكره إليكم الكفر والفسوق والعصيان)</text:p>
          </table:table-cell>
        </table:table-row>
        <table:table-row table:style-name="ro1">
          <table:table-cell/>
          <table:table-cell office:value-type="string" calcext:value-type="string">
            <text:p>عقبان</text:p>
          </table:table-cell>
          <table:table-cell office:value-type="string" calcext:value-type="string">
            <text:p>عِقبان</text:p>
          </table:table-cell>
          <table:table-cell office:value-type="string" calcext:value-type="string">
            <text:p>العِقبان بكسر العين جمعُ عُقَاب</text:p>
          </table:table-cell>
          <table:table-cell table:style-name="ce4" table:formula="of:=[.B196]&amp;&quot;=&quot;&amp;[.C196]&amp;&quot;###&quot;&amp;[.D196]" office:value-type="string" office:string-value="عقبان=عِقبان###العِقبان بكسر العين جمعُ عُقَاب" calcext:value-type="string">
            <text:p>عقبان=عِقبان###العِقبان بكسر العين جمعُ عُقَاب</text:p>
          </table:table-cell>
        </table:table-row>
        <table:table-row table:style-name="ro1">
          <table:table-cell/>
          <table:table-cell office:value-type="string" calcext:value-type="string">
            <text:p>العقبان</text:p>
          </table:table-cell>
          <table:table-cell office:value-type="string" calcext:value-type="string">
            <text:p>العِقبان</text:p>
          </table:table-cell>
          <table:table-cell office:value-type="string" calcext:value-type="string">
            <text:p>العِقبان بكسر العين جمعُ عُقَاب</text:p>
          </table:table-cell>
          <table:table-cell table:style-name="ce4" table:formula="of:=[.B197]&amp;&quot;=&quot;&amp;[.C197]&amp;&quot;###&quot;&amp;[.D197]" office:value-type="string" office:string-value="العقبان=العِقبان###العِقبان بكسر العين جمعُ عُقَاب" calcext:value-type="string">
            <text:p>العقبان=العِقبان###العِقبان بكسر العين جمعُ عُقَاب</text:p>
          </table:table-cell>
        </table:table-row>
        <table:table-row table:style-name="ro1">
          <table:table-cell/>
          <table:table-cell office:value-type="string" calcext:value-type="string">
            <text:p>عمادة</text:p>
          </table:table-cell>
          <table:table-cell office:value-type="string" calcext:value-type="string">
            <text:p>عِمادة</text:p>
          </table:table-cell>
          <table:table-cell office:value-type="string" calcext:value-type="string">
            <text:p>العِمادة بالكسر بمعنى منصب العميد لأن اشتقاق المهن يكون على وزن فِعالة، مثل: زِراعة</text:p>
          </table:table-cell>
          <table:table-cell table:style-name="ce4" table:formula="of:=[.B198]&amp;&quot;=&quot;&amp;[.C198]&amp;&quot;###&quot;&amp;[.D198]" office:value-type="string" office:string-value="عمادة=عِمادة###العِمادة بالكسر بمعنى منصب العميد لأن اشتقاق المهن يكون على وزن فِعالة، مثل: زِراعة" calcext:value-type="string">
            <text:p>عمادة=عِمادة###العِمادة بالكسر بمعنى منصب العميد لأن اشتقاق المهن يكون على وزن فِعالة، مثل: زِراعة</text:p>
          </table:table-cell>
        </table:table-row>
        <table:table-row table:style-name="ro1">
          <table:table-cell/>
          <table:table-cell office:value-type="string" calcext:value-type="string">
            <text:p>العمادة</text:p>
          </table:table-cell>
          <table:table-cell office:value-type="string" calcext:value-type="string">
            <text:p>العِمادة</text:p>
          </table:table-cell>
          <table:table-cell office:value-type="string" calcext:value-type="string">
            <text:p>العِمادة بالكسر بمعنى منصب العميد لأن اشتقاق المهن يكون على وزن فِعالة، مثل: زِراعة</text:p>
          </table:table-cell>
          <table:table-cell table:style-name="ce4" table:formula="of:=[.B199]&amp;&quot;=&quot;&amp;[.C199]&amp;&quot;###&quot;&amp;[.D199]" office:value-type="string" office:string-value="العمادة=العِمادة###العِمادة بالكسر بمعنى منصب العميد لأن اشتقاق المهن يكون على وزن فِعالة، مثل: زِراعة" calcext:value-type="string">
            <text:p>العمادة=العِمادة###العِمادة بالكسر بمعنى منصب العميد لأن اشتقاق المهن يكون على وزن فِعالة، مثل: زِراعة</text:p>
          </table:table-cell>
        </table:table-row>
        <table:table-row table:style-name="ro1">
          <table:table-cell/>
          <table:table-cell office:value-type="string" calcext:value-type="string">
            <text:p>عمامة</text:p>
          </table:table-cell>
          <table:table-cell office:value-type="string" calcext:value-type="string">
            <text:p>عِمَامَة</text:p>
          </table:table-cell>
          <table:table-cell office:value-type="string" calcext:value-type="string">
            <text:p>العِمَامَة بكسر العين</text:p>
          </table:table-cell>
          <table:table-cell table:style-name="ce4" table:formula="of:=[.B200]&amp;&quot;=&quot;&amp;[.C200]&amp;&quot;###&quot;&amp;[.D200]" office:value-type="string" office:string-value="عمامة=عِمَامَة###العِمَامَة بكسر العين" calcext:value-type="string">
            <text:p>عمامة=عِمَامَة###العِمَامَة بكسر العين</text:p>
          </table:table-cell>
        </table:table-row>
        <table:table-row table:style-name="ro1">
          <table:table-cell/>
          <table:table-cell office:value-type="string" calcext:value-type="string">
            <text:p>العمامة</text:p>
          </table:table-cell>
          <table:table-cell office:value-type="string" calcext:value-type="string">
            <text:p>العِمَامَة</text:p>
          </table:table-cell>
          <table:table-cell office:value-type="string" calcext:value-type="string">
            <text:p>العِمَامَة بكسر العين</text:p>
          </table:table-cell>
          <table:table-cell table:style-name="ce4" table:formula="of:=[.B201]&amp;&quot;=&quot;&amp;[.C201]&amp;&quot;###&quot;&amp;[.D201]" office:value-type="string" office:string-value="العمامة=العِمَامَة###العِمَامَة بكسر العين" calcext:value-type="string">
            <text:p>العمامة=العِمَامَة###العِمَامَة بكسر العين</text:p>
          </table:table-cell>
        </table:table-row>
        <table:table-row table:style-name="ro1">
          <table:table-cell/>
          <table:table-cell office:value-type="string" calcext:value-type="string">
            <text:p>عنجهية</text:p>
          </table:table-cell>
          <table:table-cell office:value-type="string" calcext:value-type="string">
            <text:p>عُنْجُهِيّة</text:p>
          </table:table-cell>
          <table:table-cell office:value-type="string" calcext:value-type="string">
            <text:p>العُنْجُهِيّة بضم العين والجيم</text:p>
          </table:table-cell>
          <table:table-cell table:style-name="ce4" table:formula="of:=[.B202]&amp;&quot;=&quot;&amp;[.C202]&amp;&quot;###&quot;&amp;[.D202]" office:value-type="string" office:string-value="عنجهية=عُنْجُهِيّة###العُنْجُهِيّة بضم العين والجيم" calcext:value-type="string">
            <text:p>عنجهية=عُنْجُهِيّة###العُنْجُهِيّة بضم العين والجيم</text:p>
          </table:table-cell>
        </table:table-row>
        <table:table-row table:style-name="ro1">
          <table:table-cell/>
          <table:table-cell office:value-type="string" calcext:value-type="string">
            <text:p>العنجهية</text:p>
          </table:table-cell>
          <table:table-cell office:value-type="string" calcext:value-type="string">
            <text:p>العُنْجُهِيّة</text:p>
          </table:table-cell>
          <table:table-cell office:value-type="string" calcext:value-type="string">
            <text:p>العُنْجُهِيّة بضم العين والجيم</text:p>
          </table:table-cell>
          <table:table-cell table:style-name="ce4" table:formula="of:=[.B203]&amp;&quot;=&quot;&amp;[.C203]&amp;&quot;###&quot;&amp;[.D203]" office:value-type="string" office:string-value="العنجهية=العُنْجُهِيّة###العُنْجُهِيّة بضم العين والجيم" calcext:value-type="string">
            <text:p>العنجهية=العُنْجُهِيّة###العُنْجُهِيّة بضم العين والجيم</text:p>
          </table:table-cell>
        </table:table-row>
        <table:table-row table:style-name="ro1">
          <table:table-cell/>
          <table:table-cell office:value-type="string" calcext:value-type="string">
            <text:p>عنوة</text:p>
          </table:table-cell>
          <table:table-cell office:value-type="string" calcext:value-type="string">
            <text:p>عَنْوَة</text:p>
          </table:table-cell>
          <table:table-cell office:value-type="string" calcext:value-type="string">
            <text:p>العَنْوَة بفتح العين</text:p>
          </table:table-cell>
          <table:table-cell table:style-name="ce4" table:formula="of:=[.B204]&amp;&quot;=&quot;&amp;[.C204]&amp;&quot;###&quot;&amp;[.D204]" office:value-type="string" office:string-value="عنوة=عَنْوَة###العَنْوَة بفتح العين" calcext:value-type="string">
            <text:p>عنوة=عَنْوَة###العَنْوَة بفتح العين</text:p>
          </table:table-cell>
        </table:table-row>
        <table:table-row table:style-name="ro1">
          <table:table-cell/>
          <table:table-cell office:value-type="string" calcext:value-type="string">
            <text:p>العنوة</text:p>
          </table:table-cell>
          <table:table-cell office:value-type="string" calcext:value-type="string">
            <text:p>العَنْوَة</text:p>
          </table:table-cell>
          <table:table-cell office:value-type="string" calcext:value-type="string">
            <text:p>العَنْوَة بفتح العين</text:p>
          </table:table-cell>
          <table:table-cell table:style-name="ce4" table:formula="of:=[.B205]&amp;&quot;=&quot;&amp;[.C205]&amp;&quot;###&quot;&amp;[.D205]" office:value-type="string" office:string-value="العنوة=العَنْوَة###العَنْوَة بفتح العين" calcext:value-type="string">
            <text:p>العنوة=العَنْوَة###العَنْوَة بفتح العين</text:p>
          </table:table-cell>
        </table:table-row>
        <table:table-row table:style-name="ro1">
          <table:table-cell office:value-type="string" calcext:value-type="string">
            <text:p>removed</text:p>
          </table:table-cell>
          <table:table-cell office:value-type="string" calcext:value-type="string">
            <text:p>عوض</text:p>
          </table:table-cell>
          <table:table-cell office:value-type="string" calcext:value-type="string">
            <text:p>عِوَض</text:p>
          </table:table-cell>
          <table:table-cell office:value-type="string" calcext:value-type="string">
            <text:p>العِوَض بكسر العين</text:p>
          </table:table-cell>
          <table:table-cell table:style-name="ce4" table:formula="of:=[.B206]&amp;&quot;=&quot;&amp;[.C206]&amp;&quot;###&quot;&amp;[.D206]" office:value-type="string" office:string-value="عوض=عِوَض###العِوَض بكسر العين" calcext:value-type="string">
            <text:p>عوض=عِوَض###العِوَض بكسر العين</text:p>
          </table:table-cell>
        </table:table-row>
        <table:table-row table:style-name="ro1">
          <table:table-cell/>
          <table:table-cell office:value-type="string" calcext:value-type="string">
            <text:p>العوض</text:p>
          </table:table-cell>
          <table:table-cell office:value-type="string" calcext:value-type="string">
            <text:p>العِوَض</text:p>
          </table:table-cell>
          <table:table-cell office:value-type="string" calcext:value-type="string">
            <text:p>العِوَض بكسر العين</text:p>
          </table:table-cell>
          <table:table-cell table:style-name="ce4" table:formula="of:=[.B207]&amp;&quot;=&quot;&amp;[.C207]&amp;&quot;###&quot;&amp;[.D207]" office:value-type="string" office:string-value="العوض=العِوَض###العِوَض بكسر العين" calcext:value-type="string">
            <text:p>العوض=العِوَض###العِوَض بكسر العين</text:p>
          </table:table-cell>
        </table:table-row>
        <table:table-row table:style-name="ro1">
          <table:table-cell/>
          <table:table-cell office:value-type="string" calcext:value-type="string">
            <text:p>شاهد عيان</text:p>
          </table:table-cell>
          <table:table-cell office:value-type="string" calcext:value-type="string">
            <text:p>شاهد عِيان</text:p>
          </table:table-cell>
          <table:table-cell office:value-type="string" calcext:value-type="string">
            <text:p>العِيان بالكسر مصدر الفعل "عاين" إذا رأى الشيء بعينه </text:p>
          </table:table-cell>
          <table:table-cell table:style-name="ce4" table:formula="of:=[.B208]&amp;&quot;=&quot;&amp;[.C208]&amp;&quot;###&quot;&amp;[.D208]" office:value-type="string" office:string-value="شاهد عيان=شاهد عِيان###العِيان بالكسر مصدر الفعل &quot;عاين&quot; إذا رأى الشيء بعينه " calcext:value-type="string">
            <text:p>شاهد عيان=شاهد عِيان###العِيان بالكسر مصدر الفعل "عاين" إذا رأى الشيء بعينه </text:p>
          </table:table-cell>
        </table:table-row>
        <table:table-row table:style-name="ro1">
          <table:table-cell/>
          <table:table-cell office:value-type="string" calcext:value-type="string">
            <text:p>غربال</text:p>
          </table:table-cell>
          <table:table-cell office:value-type="string" calcext:value-type="string">
            <text:p>غِرْبال</text:p>
          </table:table-cell>
          <table:table-cell office:value-type="string" calcext:value-type="string">
            <text:p>الغِرْبال بكسر الغين</text:p>
          </table:table-cell>
          <table:table-cell table:style-name="ce4" table:formula="of:=[.B209]&amp;&quot;=&quot;&amp;[.C209]&amp;&quot;###&quot;&amp;[.D209]" office:value-type="string" office:string-value="غربال=غِرْبال###الغِرْبال بكسر الغين" calcext:value-type="string">
            <text:p>غربال=غِرْبال###الغِرْبال بكسر الغين</text:p>
          </table:table-cell>
        </table:table-row>
        <table:table-row table:style-name="ro1">
          <table:table-cell/>
          <table:table-cell office:value-type="string" calcext:value-type="string">
            <text:p>الغربال</text:p>
          </table:table-cell>
          <table:table-cell office:value-type="string" calcext:value-type="string">
            <text:p>الغِرْبال</text:p>
          </table:table-cell>
          <table:table-cell office:value-type="string" calcext:value-type="string">
            <text:p>الغِرْبال بكسر الغين</text:p>
          </table:table-cell>
          <table:table-cell table:style-name="ce4" table:formula="of:=[.B210]&amp;&quot;=&quot;&amp;[.C210]&amp;&quot;###&quot;&amp;[.D210]" office:value-type="string" office:string-value="الغربال=الغِرْبال###الغِرْبال بكسر الغين" calcext:value-type="string">
            <text:p>الغربال=الغِرْبال###الغِرْبال بكسر الغين</text:p>
          </table:table-cell>
        </table:table-row>
        <table:table-row table:style-name="ro1">
          <table:table-cell office:value-type="string" calcext:value-type="string">
            <text:p>removed</text:p>
          </table:table-cell>
          <table:table-cell office:value-type="string" calcext:value-type="string">
            <text:p>غش</text:p>
          </table:table-cell>
          <table:table-cell office:value-type="string" calcext:value-type="string">
            <text:p>غِشّ</text:p>
          </table:table-cell>
          <table:table-cell office:value-type="string" calcext:value-type="string">
            <text:p>الغِشّ بكسر الغين من الفعل "غَشّ"</text:p>
          </table:table-cell>
          <table:table-cell table:style-name="ce4" table:formula="of:=[.B211]&amp;&quot;=&quot;&amp;[.C211]&amp;&quot;###&quot;&amp;[.D211]" office:value-type="string" office:string-value="غش=غِشّ###الغِشّ بكسر الغين من الفعل &quot;غَشّ&quot;" calcext:value-type="string">
            <text:p>غش=غِشّ###الغِشّ بكسر الغين من الفعل "غَشّ"</text:p>
          </table:table-cell>
        </table:table-row>
        <table:table-row table:style-name="ro1">
          <table:table-cell/>
          <table:table-cell office:value-type="string" calcext:value-type="string">
            <text:p>الغش</text:p>
          </table:table-cell>
          <table:table-cell office:value-type="string" calcext:value-type="string">
            <text:p>الغِشّ</text:p>
          </table:table-cell>
          <table:table-cell office:value-type="string" calcext:value-type="string">
            <text:p>الغِشّ بكسر الغين من الفعل "غَشّ"</text:p>
          </table:table-cell>
          <table:table-cell table:style-name="ce4" table:formula="of:=[.B212]&amp;&quot;=&quot;&amp;[.C212]&amp;&quot;###&quot;&amp;[.D212]" office:value-type="string" office:string-value="الغش=الغِشّ###الغِشّ بكسر الغين من الفعل &quot;غَشّ&quot;" calcext:value-type="string">
            <text:p>الغش=الغِشّ###الغِشّ بكسر الغين من الفعل "غَشّ"</text:p>
          </table:table-cell>
        </table:table-row>
        <table:table-row table:style-name="ro1">
          <table:table-cell office:value-type="string" calcext:value-type="string">
            <text:p>removed</text:p>
          </table:table-cell>
          <table:table-cell office:value-type="string" calcext:value-type="string">
            <text:p>غل</text:p>
          </table:table-cell>
          <table:table-cell office:value-type="string" calcext:value-type="string">
            <text:p>غِلّ</text:p>
          </table:table-cell>
          <table:table-cell office:value-type="string" calcext:value-type="string">
            <text:p>الغِلّ بكسر الغين هو الحقد والكراهية</text:p>
          </table:table-cell>
          <table:table-cell table:style-name="ce4" table:formula="of:=[.B213]&amp;&quot;=&quot;&amp;[.C213]&amp;&quot;###&quot;&amp;[.D213]" office:value-type="string" office:string-value="غل=غِلّ###الغِلّ بكسر الغين هو الحقد والكراهية" calcext:value-type="string">
            <text:p>غل=غِلّ###الغِلّ بكسر الغين هو الحقد والكراهية</text:p>
          </table:table-cell>
        </table:table-row>
        <table:table-row table:style-name="ro1">
          <table:table-cell office:value-type="string" calcext:value-type="string">
            <text:p>removed</text:p>
          </table:table-cell>
          <table:table-cell office:value-type="string" calcext:value-type="string">
            <text:p>الغل</text:p>
          </table:table-cell>
          <table:table-cell office:value-type="string" calcext:value-type="string">
            <text:p>الغِلّ</text:p>
          </table:table-cell>
          <table:table-cell office:value-type="string" calcext:value-type="string">
            <text:p>الغِلّ بكسر الغين هو الحقد والكراهية</text:p>
          </table:table-cell>
          <table:table-cell table:style-name="ce4" table:formula="of:=[.B214]&amp;&quot;=&quot;&amp;[.C214]&amp;&quot;###&quot;&amp;[.D214]" office:value-type="string" office:string-value="الغل=الغِلّ###الغِلّ بكسر الغين هو الحقد والكراهية" calcext:value-type="string">
            <text:p>الغل=الغِلّ###الغِلّ بكسر الغين هو الحقد والكراهية</text:p>
          </table:table-cell>
        </table:table-row>
        <table:table-row table:style-name="ro1">
          <table:table-cell/>
          <table:table-cell office:value-type="string" calcext:value-type="string">
            <text:p>غواية</text:p>
          </table:table-cell>
          <table:table-cell office:value-type="string" calcext:value-type="string">
            <text:p>غَوَاية</text:p>
          </table:table-cell>
          <table:table-cell office:value-type="string" calcext:value-type="string">
            <text:p>الغواية بالفتح مصدر الفعل "غوي" هو "غَوَاية" وليس غِوَاية</text:p>
          </table:table-cell>
          <table:table-cell table:style-name="ce4" table:formula="of:=[.B215]&amp;&quot;=&quot;&amp;[.C215]&amp;&quot;###&quot;&amp;[.D215]" office:value-type="string" office:string-value="غواية=غَوَاية###الغواية بالفتح مصدر الفعل &quot;غوي&quot; هو &quot;غَوَاية&quot; وليس غِوَاية" calcext:value-type="string">
            <text:p>غواية=غَوَاية###الغواية بالفتح مصدر الفعل "غوي" هو "غَوَاية" وليس غِوَاية</text:p>
          </table:table-cell>
        </table:table-row>
        <table:table-row table:style-name="ro1">
          <table:table-cell/>
          <table:table-cell office:value-type="string" calcext:value-type="string">
            <text:p>الغواية</text:p>
          </table:table-cell>
          <table:table-cell office:value-type="string" calcext:value-type="string">
            <text:p>الغَوَاية</text:p>
          </table:table-cell>
          <table:table-cell office:value-type="string" calcext:value-type="string">
            <text:p>الغواية بالفتح مصدر الفعل "غوي" هو "غَوَاية" وليس غِوَاية</text:p>
          </table:table-cell>
          <table:table-cell table:style-name="ce4" table:formula="of:=[.B216]&amp;&quot;=&quot;&amp;[.C216]&amp;&quot;###&quot;&amp;[.D216]" office:value-type="string" office:string-value="الغواية=الغَوَاية###الغواية بالفتح مصدر الفعل &quot;غوي&quot; هو &quot;غَوَاية&quot; وليس غِوَاية" calcext:value-type="string">
            <text:p>الغواية=الغَوَاية###الغواية بالفتح مصدر الفعل "غوي" هو "غَوَاية" وليس غِوَاية</text:p>
          </table:table-cell>
        </table:table-row>
        <table:table-row table:style-name="ro1">
          <table:table-cell/>
          <table:table-cell office:value-type="string" calcext:value-type="string">
            <text:p>غيرة</text:p>
          </table:table-cell>
          <table:table-cell office:value-type="string" calcext:value-type="string">
            <text:p>غَيْرَة</text:p>
          </table:table-cell>
          <table:table-cell office:value-type="string" calcext:value-type="string">
            <text:p>الغَيْرَة مصدر الفعل "غار"</text:p>
          </table:table-cell>
          <table:table-cell table:style-name="ce4" table:formula="of:=[.B217]&amp;&quot;=&quot;&amp;[.C217]&amp;&quot;###&quot;&amp;[.D217]" office:value-type="string" office:string-value="غيرة=غَيْرَة###الغَيْرَة مصدر الفعل &quot;غار&quot;" calcext:value-type="string">
            <text:p>غيرة=غَيْرَة###الغَيْرَة مصدر الفعل "غار"</text:p>
          </table:table-cell>
        </table:table-row>
        <table:table-row table:style-name="ro1">
          <table:table-cell/>
          <table:table-cell office:value-type="string" calcext:value-type="string">
            <text:p>الغيرة</text:p>
          </table:table-cell>
          <table:table-cell office:value-type="string" calcext:value-type="string">
            <text:p>الغَيْرَة</text:p>
          </table:table-cell>
          <table:table-cell office:value-type="string" calcext:value-type="string">
            <text:p>الغَيْرَة مصدر الفعل "غار"</text:p>
          </table:table-cell>
          <table:table-cell table:style-name="ce4" table:formula="of:=[.B218]&amp;&quot;=&quot;&amp;[.C218]&amp;&quot;###&quot;&amp;[.D218]" office:value-type="string" office:string-value="الغيرة=الغَيْرَة###الغَيْرَة مصدر الفعل &quot;غار&quot;" calcext:value-type="string">
            <text:p>الغيرة=الغَيْرَة###الغَيْرَة مصدر الفعل "غار"</text:p>
          </table:table-cell>
        </table:table-row>
        <table:table-row table:style-name="ro1">
          <table:table-cell office:value-type="string" calcext:value-type="string">
            <text:p>removed</text:p>
          </table:table-cell>
          <table:table-cell office:value-type="string" calcext:value-type="string">
            <text:p>فجل</text:p>
          </table:table-cell>
          <table:table-cell office:value-type="string" calcext:value-type="string">
            <text:p>فُجْل</text:p>
          </table:table-cell>
          <table:table-cell office:value-type="string" calcext:value-type="string">
            <text:p>الفُجل بضم الفاء نبات</text:p>
          </table:table-cell>
          <table:table-cell table:style-name="ce4" table:formula="of:=[.B219]&amp;&quot;=&quot;&amp;[.C219]&amp;&quot;###&quot;&amp;[.D219]" office:value-type="string" office:string-value="فجل=فُجْل###الفُجل بضم الفاء نبات" calcext:value-type="string">
            <text:p>فجل=فُجْل###الفُجل بضم الفاء نبات</text:p>
          </table:table-cell>
        </table:table-row>
        <table:table-row table:style-name="ro1">
          <table:table-cell/>
          <table:table-cell office:value-type="string" calcext:value-type="string">
            <text:p>الفجل</text:p>
          </table:table-cell>
          <table:table-cell office:value-type="string" calcext:value-type="string">
            <text:p>الفُجْل</text:p>
          </table:table-cell>
          <table:table-cell office:value-type="string" calcext:value-type="string">
            <text:p>الفُجل بضم الفاء نبات</text:p>
          </table:table-cell>
          <table:table-cell table:style-name="ce4" table:formula="of:=[.B220]&amp;&quot;=&quot;&amp;[.C220]&amp;&quot;###&quot;&amp;[.D220]" office:value-type="string" office:string-value="الفجل=الفُجْل###الفُجل بضم الفاء نبات" calcext:value-type="string">
            <text:p>الفجل=الفُجْل###الفُجل بضم الفاء نبات</text:p>
          </table:table-cell>
        </table:table-row>
        <table:table-row table:style-name="ro1">
          <table:table-cell office:value-type="string" calcext:value-type="string">
            <text:p>removed</text:p>
          </table:table-cell>
          <table:table-cell office:value-type="string" calcext:value-type="string">
            <text:p>فخار</text:p>
          </table:table-cell>
          <table:table-cell office:value-type="string" calcext:value-type="string">
            <text:p>فَخَّار</text:p>
          </table:table-cell>
          <table:table-cell office:value-type="string" calcext:value-type="string">
            <text:p>الفَخَّار بالفتح كقوله تعالى: "خلق الإنسان من صلصال كالفخار"</text:p>
          </table:table-cell>
          <table:table-cell table:style-name="ce4" table:formula="of:=[.B221]&amp;&quot;=&quot;&amp;[.C221]&amp;&quot;###&quot;&amp;[.D221]" office:value-type="string" office:string-value="فخار=فَخَّار###الفَخَّار بالفتح كقوله تعالى: &quot;خلق الإنسان من صلصال كالفخار&quot;" calcext:value-type="string">
            <text:p>فخار=فَخَّار###الفَخَّار بالفتح كقوله تعالى: "خلق الإنسان من صلصال كالفخار"</text:p>
          </table:table-cell>
        </table:table-row>
        <table:table-row table:style-name="ro1">
          <table:table-cell office:value-type="string" calcext:value-type="string">
            <text:p>removed</text:p>
          </table:table-cell>
          <table:table-cell office:value-type="string" calcext:value-type="string">
            <text:p>الفخار</text:p>
          </table:table-cell>
          <table:table-cell office:value-type="string" calcext:value-type="string">
            <text:p>الفَخَّار</text:p>
          </table:table-cell>
          <table:table-cell office:value-type="string" calcext:value-type="string">
            <text:p>الفَخَّار بالفتح كقوله تعالى: "خلق الإنسان من صلصال كالفخار"</text:p>
          </table:table-cell>
          <table:table-cell table:style-name="ce4" table:formula="of:=[.B222]&amp;&quot;=&quot;&amp;[.C222]&amp;&quot;###&quot;&amp;[.D222]" office:value-type="string" office:string-value="الفخار=الفَخَّار###الفَخَّار بالفتح كقوله تعالى: &quot;خلق الإنسان من صلصال كالفخار&quot;" calcext:value-type="string">
            <text:p>الفخار=الفَخَّار###الفَخَّار بالفتح كقوله تعالى: "خلق الإنسان من صلصال كالفخار"</text:p>
          </table:table-cell>
        </table:table-row>
        <table:table-row table:style-name="ro1">
          <table:table-cell office:value-type="string" calcext:value-type="string">
            <text:p>removed</text:p>
          </table:table-cell>
          <table:table-cell office:value-type="string" calcext:value-type="string">
            <text:p>فراق</text:p>
          </table:table-cell>
          <table:table-cell office:value-type="string" calcext:value-type="string">
            <text:p>فِرَاقَ</text:p>
          </table:table-cell>
          <table:table-cell office:value-type="string" calcext:value-type="string">
            <text:p>الفِراق بكسر الفاء</text:p>
          </table:table-cell>
          <table:table-cell table:style-name="ce4" table:formula="of:=[.B223]&amp;&quot;=&quot;&amp;[.C223]&amp;&quot;###&quot;&amp;[.D223]" office:value-type="string" office:string-value="فراق=فِرَاقَ###الفِراق بكسر الفاء" calcext:value-type="string">
            <text:p>فراق=فِرَاقَ###الفِراق بكسر الفاء</text:p>
          </table:table-cell>
        </table:table-row>
        <table:table-row table:style-name="ro1">
          <table:table-cell/>
          <table:table-cell office:value-type="string" calcext:value-type="string">
            <text:p>الفراق</text:p>
          </table:table-cell>
          <table:table-cell office:value-type="string" calcext:value-type="string">
            <text:p>الفِرَاقَ</text:p>
          </table:table-cell>
          <table:table-cell office:value-type="string" calcext:value-type="string">
            <text:p>الفِراق بكسر الفاء</text:p>
          </table:table-cell>
          <table:table-cell table:style-name="ce4" table:formula="of:=[.B224]&amp;&quot;=&quot;&amp;[.C224]&amp;&quot;###&quot;&amp;[.D224]" office:value-type="string" office:string-value="الفراق=الفِرَاقَ###الفِراق بكسر الفاء" calcext:value-type="string">
            <text:p>الفراق=الفِرَاقَ###الفِراق بكسر الفاء</text:p>
          </table:table-cell>
        </table:table-row>
        <table:table-row table:style-name="ro1">
          <table:table-cell/>
          <table:table-cell office:value-type="string" calcext:value-type="string">
            <text:p>فرجار</text:p>
          </table:table-cell>
          <table:table-cell office:value-type="string" calcext:value-type="string">
            <text:p>فِرْجار</text:p>
          </table:table-cell>
          <table:table-cell office:value-type="string" calcext:value-type="string">
            <text:p>الفِرْجار بكسر الفاء يستعمل لرسم الدوائر والأقواس</text:p>
          </table:table-cell>
          <table:table-cell table:style-name="ce4" table:formula="of:=[.B225]&amp;&quot;=&quot;&amp;[.C225]&amp;&quot;###&quot;&amp;[.D225]" office:value-type="string" office:string-value="فرجار=فِرْجار###الفِرْجار بكسر الفاء يستعمل لرسم الدوائر والأقواس" calcext:value-type="string">
            <text:p>فرجار=فِرْجار###الفِرْجار بكسر الفاء يستعمل لرسم الدوائر والأقواس</text:p>
          </table:table-cell>
        </table:table-row>
        <table:table-row table:style-name="ro1">
          <table:table-cell/>
          <table:table-cell office:value-type="string" calcext:value-type="string">
            <text:p>الفرجار</text:p>
          </table:table-cell>
          <table:table-cell office:value-type="string" calcext:value-type="string">
            <text:p>الفِرْجار</text:p>
          </table:table-cell>
          <table:table-cell office:value-type="string" calcext:value-type="string">
            <text:p>الفِرْجار بكسر الفاء يستعمل لرسم الدوائر والأقواس</text:p>
          </table:table-cell>
          <table:table-cell table:style-name="ce4" table:formula="of:=[.B226]&amp;&quot;=&quot;&amp;[.C226]&amp;&quot;###&quot;&amp;[.D226]" office:value-type="string" office:string-value="الفرجار=الفِرْجار###الفِرْجار بكسر الفاء يستعمل لرسم الدوائر والأقواس" calcext:value-type="string">
            <text:p>الفرجار=الفِرْجار###الفِرْجار بكسر الفاء يستعمل لرسم الدوائر والأقواس</text:p>
          </table:table-cell>
        </table:table-row>
        <table:table-row table:style-name="ro1">
          <table:table-cell/>
          <table:table-cell office:value-type="string" calcext:value-type="string">
            <text:p>فهرس</text:p>
          </table:table-cell>
          <table:table-cell office:value-type="string" calcext:value-type="string">
            <text:p>فِهْرِس|فِهْرِست</text:p>
          </table:table-cell>
          <table:table-cell office:value-type="string" calcext:value-type="string">
            <text:p>الفِهْرِس بكسر الفاء والراء، كلمة فارسية أصلها الفِهْرِست وعُرِّبت إلى "الفِهْرس"</text:p>
          </table:table-cell>
          <table:table-cell table:style-name="ce4" table:formula="of:=[.B227]&amp;&quot;=&quot;&amp;[.C227]&amp;&quot;###&quot;&amp;[.D227]" office:value-type="string" office:string-value="فهرس=فِهْرِس|فِهْرِست###الفِهْرِس بكسر الفاء والراء، كلمة فارسية أصلها الفِهْرِست وعُرِّبت إلى &quot;الفِهْرس&quot;" calcext:value-type="string">
            <text:p>فهرس=فِهْرِس|فِهْرِست###الفِهْرِس بكسر الفاء والراء، كلمة فارسية أصلها الفِهْرِست وعُرِّبت إلى "الفِهْرس"</text:p>
          </table:table-cell>
        </table:table-row>
        <table:table-row table:style-name="ro1">
          <table:table-cell/>
          <table:table-cell office:value-type="string" calcext:value-type="string">
            <text:p>الفهرس</text:p>
          </table:table-cell>
          <table:table-cell office:value-type="string" calcext:value-type="string">
            <text:p>الفِهْرِس|الفِهْرِست</text:p>
          </table:table-cell>
          <table:table-cell office:value-type="string" calcext:value-type="string">
            <text:p>الفِهْرِس بكسر الفاء والراء، كلمة فارسية أصلها الفِهْرِست وعُرِّبت إلى "الفِهْرس"</text:p>
          </table:table-cell>
          <table:table-cell table:style-name="ce4" table:formula="of:=[.B228]&amp;&quot;=&quot;&amp;[.C228]&amp;&quot;###&quot;&amp;[.D228]" office:value-type="string" office:string-value="الفهرس=الفِهْرِس|الفِهْرِست###الفِهْرِس بكسر الفاء والراء، كلمة فارسية أصلها الفِهْرِست وعُرِّبت إلى &quot;الفِهْرس&quot;" calcext:value-type="string">
            <text:p>الفهرس=الفِهْرِس|الفِهْرِست###الفِهْرِس بكسر الفاء والراء، كلمة فارسية أصلها الفِهْرِست وعُرِّبت إلى "الفِهْرس"</text:p>
          </table:table-cell>
        </table:table-row>
        <table:table-row table:style-name="ro1">
          <table:table-cell/>
          <table:table-cell office:value-type="string" calcext:value-type="string">
            <text:p>قبول</text:p>
          </table:table-cell>
          <table:table-cell office:value-type="string" calcext:value-type="string">
            <text:p>قَبُول</text:p>
          </table:table-cell>
          <table:table-cell office:value-type="string" calcext:value-type="string">
            <text:p>القَبول بفتح القاف، كقوله تعالى: "قَبولًا حسنًا"</text:p>
          </table:table-cell>
          <table:table-cell table:style-name="ce4" table:formula="of:=[.B229]&amp;&quot;=&quot;&amp;[.C229]&amp;&quot;###&quot;&amp;[.D229]" office:value-type="string" office:string-value="قبول=قَبُول###القَبول بفتح القاف، كقوله تعالى: &quot;قَبولًا حسنًا&quot;" calcext:value-type="string">
            <text:p>قبول=قَبُول###القَبول بفتح القاف، كقوله تعالى: "قَبولًا حسنًا"</text:p>
          </table:table-cell>
        </table:table-row>
        <table:table-row table:style-name="ro1">
          <table:table-cell/>
          <table:table-cell office:value-type="string" calcext:value-type="string">
            <text:p>قرميد</text:p>
          </table:table-cell>
          <table:table-cell office:value-type="string" calcext:value-type="string">
            <text:p>قِرميد</text:p>
          </table:table-cell>
          <table:table-cell office:value-type="string" calcext:value-type="string">
            <text:p>القِرميد بكسر القاف هو الآجر أو الخزف</text:p>
          </table:table-cell>
          <table:table-cell table:style-name="ce4" table:formula="of:=[.B230]&amp;&quot;=&quot;&amp;[.C230]&amp;&quot;###&quot;&amp;[.D230]" office:value-type="string" office:string-value="قرميد=قِرميد###القِرميد بكسر القاف هو الآجر أو الخزف" calcext:value-type="string">
            <text:p>قرميد=قِرميد###القِرميد بكسر القاف هو الآجر أو الخزف</text:p>
          </table:table-cell>
        </table:table-row>
        <table:table-row table:style-name="ro1">
          <table:table-cell/>
          <table:table-cell office:value-type="string" calcext:value-type="string">
            <text:p>القرميد</text:p>
          </table:table-cell>
          <table:table-cell office:value-type="string" calcext:value-type="string">
            <text:p>القِرميد</text:p>
          </table:table-cell>
          <table:table-cell office:value-type="string" calcext:value-type="string">
            <text:p>القِرميد بكسر القاف هو الآجر أو الخزف</text:p>
          </table:table-cell>
          <table:table-cell table:style-name="ce4" table:formula="of:=[.B231]&amp;&quot;=&quot;&amp;[.C231]&amp;&quot;###&quot;&amp;[.D231]" office:value-type="string" office:string-value="القرميد=القِرميد###القِرميد بكسر القاف هو الآجر أو الخزف" calcext:value-type="string">
            <text:p>القرميد=القِرميد###القِرميد بكسر القاف هو الآجر أو الخزف</text:p>
          </table:table-cell>
        </table:table-row>
        <table:table-row table:style-name="ro1">
          <table:table-cell/>
          <table:table-cell office:value-type="string" calcext:value-type="string">
            <text:p>قفل</text:p>
          </table:table-cell>
          <table:table-cell office:value-type="string" calcext:value-type="string">
            <text:p>قُفْل</text:p>
          </table:table-cell>
          <table:table-cell office:value-type="string" calcext:value-type="string">
            <text:p>القُفْل بالضم قفل الباب</text:p>
          </table:table-cell>
          <table:table-cell table:style-name="ce4" table:formula="of:=[.B232]&amp;&quot;=&quot;&amp;[.C232]&amp;&quot;###&quot;&amp;[.D232]" office:value-type="string" office:string-value="قفل=قُفْل###القُفْل بالضم قفل الباب" calcext:value-type="string">
            <text:p>قفل=قُفْل###القُفْل بالضم قفل الباب</text:p>
          </table:table-cell>
        </table:table-row>
        <table:table-row table:style-name="ro1">
          <table:table-cell/>
          <table:table-cell office:value-type="string" calcext:value-type="string">
            <text:p>القفل</text:p>
          </table:table-cell>
          <table:table-cell office:value-type="string" calcext:value-type="string">
            <text:p>القُفْل</text:p>
          </table:table-cell>
          <table:table-cell office:value-type="string" calcext:value-type="string">
            <text:p>القُفْل بالضم قفل الباب</text:p>
          </table:table-cell>
          <table:table-cell table:style-name="ce4" table:formula="of:=[.B233]&amp;&quot;=&quot;&amp;[.C233]&amp;&quot;###&quot;&amp;[.D233]" office:value-type="string" office:string-value="القفل=القُفْل###القُفْل بالضم قفل الباب" calcext:value-type="string">
            <text:p>القفل=القُفْل###القُفْل بالضم قفل الباب</text:p>
          </table:table-cell>
        </table:table-row>
        <table:table-row table:style-name="ro1">
          <table:table-cell/>
          <table:table-cell office:value-type="string" calcext:value-type="string">
            <text:p>قرنبيط</text:p>
          </table:table-cell>
          <table:table-cell office:value-type="string" calcext:value-type="string">
            <text:p>قُنَّبِيط</text:p>
          </table:table-cell>
          <table:table-cell office:value-type="string" calcext:value-type="string">
            <text:p>القُنَّبِيط بضمّ القاف بَقْلة</text:p>
          </table:table-cell>
          <table:table-cell table:style-name="ce4" table:formula="of:=[.B234]&amp;&quot;=&quot;&amp;[.C234]&amp;&quot;###&quot;&amp;[.D234]" office:value-type="string" office:string-value="قرنبيط=قُنَّبِيط###القُنَّبِيط بضمّ القاف بَقْلة" calcext:value-type="string">
            <text:p>قرنبيط=قُنَّبِيط###القُنَّبِيط بضمّ القاف بَقْلة</text:p>
          </table:table-cell>
        </table:table-row>
        <table:table-row table:style-name="ro1">
          <table:table-cell/>
          <table:table-cell office:value-type="string" calcext:value-type="string">
            <text:p>قنبيط</text:p>
          </table:table-cell>
          <table:table-cell office:value-type="string" calcext:value-type="string">
            <text:p>قُنَّبِيط</text:p>
          </table:table-cell>
          <table:table-cell office:value-type="string" calcext:value-type="string">
            <text:p>القُنَّبِيط بضمّ القاف بَقْلة</text:p>
          </table:table-cell>
          <table:table-cell table:style-name="ce4" table:formula="of:=[.B235]&amp;&quot;=&quot;&amp;[.C235]&amp;&quot;###&quot;&amp;[.D235]" office:value-type="string" office:string-value="قنبيط=قُنَّبِيط###القُنَّبِيط بضمّ القاف بَقْلة" calcext:value-type="string">
            <text:p>قنبيط=قُنَّبِيط###القُنَّبِيط بضمّ القاف بَقْلة</text:p>
          </table:table-cell>
        </table:table-row>
        <table:table-row table:style-name="ro1">
          <table:table-cell/>
          <table:table-cell office:value-type="string" calcext:value-type="string">
            <text:p>القرنبيط</text:p>
          </table:table-cell>
          <table:table-cell office:value-type="string" calcext:value-type="string">
            <text:p>القُنَّبِيط</text:p>
          </table:table-cell>
          <table:table-cell office:value-type="string" calcext:value-type="string">
            <text:p>القُنَّبِيط بضمّ القاف بَقْلة</text:p>
          </table:table-cell>
          <table:table-cell table:style-name="ce4" table:formula="of:=[.B236]&amp;&quot;=&quot;&amp;[.C236]&amp;&quot;###&quot;&amp;[.D236]" office:value-type="string" office:string-value="القرنبيط=القُنَّبِيط###القُنَّبِيط بضمّ القاف بَقْلة" calcext:value-type="string">
            <text:p>القرنبيط=القُنَّبِيط###القُنَّبِيط بضمّ القاف بَقْلة</text:p>
          </table:table-cell>
        </table:table-row>
        <table:table-row table:style-name="ro1">
          <table:table-cell/>
          <table:table-cell office:value-type="string" calcext:value-type="string">
            <text:p>القنبيط</text:p>
          </table:table-cell>
          <table:table-cell office:value-type="string" calcext:value-type="string">
            <text:p>القُنَّبِيط</text:p>
          </table:table-cell>
          <table:table-cell office:value-type="string" calcext:value-type="string">
            <text:p>القُنَّبِيط بضمّ القاف بَقْلة</text:p>
          </table:table-cell>
          <table:table-cell table:style-name="ce4" table:formula="of:=[.B237]&amp;&quot;=&quot;&amp;[.C237]&amp;&quot;###&quot;&amp;[.D237]" office:value-type="string" office:string-value="القنبيط=القُنَّبِيط###القُنَّبِيط بضمّ القاف بَقْلة" calcext:value-type="string">
            <text:p>القنبيط=القُنَّبِيط###القُنَّبِيط بضمّ القاف بَقْلة</text:p>
          </table:table-cell>
        </table:table-row>
        <table:table-row table:style-name="ro1">
          <table:table-cell/>
          <table:table-cell office:value-type="string" calcext:value-type="string">
            <text:p>قنديل</text:p>
          </table:table-cell>
          <table:table-cell office:value-type="string" calcext:value-type="string">
            <text:p>قِنْدِيل</text:p>
          </table:table-cell>
          <table:table-cell office:value-type="string" calcext:value-type="string">
            <text:p>القِنديل بكسر القاف</text:p>
          </table:table-cell>
          <table:table-cell table:style-name="ce4" table:formula="of:=[.B238]&amp;&quot;=&quot;&amp;[.C238]&amp;&quot;###&quot;&amp;[.D238]" office:value-type="string" office:string-value="قنديل=قِنْدِيل###القِنديل بكسر القاف" calcext:value-type="string">
            <text:p>قنديل=قِنْدِيل###القِنديل بكسر القاف</text:p>
          </table:table-cell>
        </table:table-row>
        <table:table-row table:style-name="ro1">
          <table:table-cell/>
          <table:table-cell office:value-type="string" calcext:value-type="string">
            <text:p>كتان</text:p>
          </table:table-cell>
          <table:table-cell office:value-type="string" calcext:value-type="string">
            <text:p>كَتَّان</text:p>
          </table:table-cell>
          <table:table-cell office:value-type="string" calcext:value-type="string">
            <text:p>الكَتَّان بالفتح</text:p>
          </table:table-cell>
          <table:table-cell table:style-name="ce4" table:formula="of:=[.B239]&amp;&quot;=&quot;&amp;[.C239]&amp;&quot;###&quot;&amp;[.D239]" office:value-type="string" office:string-value="كتان=كَتَّان###الكَتَّان بالفتح" calcext:value-type="string">
            <text:p>كتان=كَتَّان###الكَتَّان بالفتح</text:p>
          </table:table-cell>
        </table:table-row>
        <table:table-row table:style-name="ro1">
          <table:table-cell/>
          <table:table-cell office:value-type="string" calcext:value-type="string">
            <text:p>الكتان</text:p>
          </table:table-cell>
          <table:table-cell office:value-type="string" calcext:value-type="string">
            <text:p>الكَتَّان</text:p>
          </table:table-cell>
          <table:table-cell office:value-type="string" calcext:value-type="string">
            <text:p>الكَتَّان بالفتح</text:p>
          </table:table-cell>
          <table:table-cell table:style-name="ce4" table:formula="of:=[.B240]&amp;&quot;=&quot;&amp;[.C240]&amp;&quot;###&quot;&amp;[.D240]" office:value-type="string" office:string-value="الكتان=الكَتَّان###الكَتَّان بالفتح" calcext:value-type="string">
            <text:p>الكتان=الكَتَّان###الكَتَّان بالفتح</text:p>
          </table:table-cell>
        </table:table-row>
        <table:table-row table:style-name="ro1">
          <table:table-cell/>
          <table:table-cell office:value-type="string" calcext:value-type="string">
            <text:p>كراس</text:p>
          </table:table-cell>
          <table:table-cell office:value-type="string" calcext:value-type="string">
            <text:p>كُرّاسَة|كُرّاس</text:p>
          </table:table-cell>
          <table:table-cell office:value-type="string" calcext:value-type="string">
            <text:p>الكُرّاسَة والكُرّاس بضم الكاف</text:p>
          </table:table-cell>
          <table:table-cell table:style-name="ce4" table:formula="of:=[.B241]&amp;&quot;=&quot;&amp;[.C241]&amp;&quot;###&quot;&amp;[.D241]" office:value-type="string" office:string-value="كراس=كُرّاسَة|كُرّاس###الكُرّاسَة والكُرّاس بضم الكاف" calcext:value-type="string">
            <text:p>كراس=كُرّاسَة|كُرّاس###الكُرّاسَة والكُرّاس بضم الكاف</text:p>
          </table:table-cell>
        </table:table-row>
        <table:table-row table:style-name="ro1">
          <table:table-cell/>
          <table:table-cell office:value-type="string" calcext:value-type="string">
            <text:p>كراسة</text:p>
          </table:table-cell>
          <table:table-cell office:value-type="string" calcext:value-type="string">
            <text:p>كُرّاسَة|كُرّاس</text:p>
          </table:table-cell>
          <table:table-cell office:value-type="string" calcext:value-type="string">
            <text:p>الكُرّاسَة والكُرّاس بضم الكاف</text:p>
          </table:table-cell>
          <table:table-cell table:style-name="ce4" table:formula="of:=[.B242]&amp;&quot;=&quot;&amp;[.C242]&amp;&quot;###&quot;&amp;[.D242]" office:value-type="string" office:string-value="كراسة=كُرّاسَة|كُرّاس###الكُرّاسَة والكُرّاس بضم الكاف" calcext:value-type="string">
            <text:p>كراسة=كُرّاسَة|كُرّاس###الكُرّاسَة والكُرّاس بضم الكاف</text:p>
          </table:table-cell>
        </table:table-row>
        <table:table-row table:style-name="ro1">
          <table:table-cell/>
          <table:table-cell office:value-type="string" calcext:value-type="string">
            <text:p>الكراس</text:p>
          </table:table-cell>
          <table:table-cell office:value-type="string" calcext:value-type="string">
            <text:p>الكُرّاسَة|الكُرّاس</text:p>
          </table:table-cell>
          <table:table-cell office:value-type="string" calcext:value-type="string">
            <text:p>الكُرّاسَة والكُرّاس بضم الكاف</text:p>
          </table:table-cell>
          <table:table-cell table:style-name="ce4" table:formula="of:=[.B243]&amp;&quot;=&quot;&amp;[.C243]&amp;&quot;###&quot;&amp;[.D243]" office:value-type="string" office:string-value="الكراس=الكُرّاسَة|الكُرّاس###الكُرّاسَة والكُرّاس بضم الكاف" calcext:value-type="string">
            <text:p>الكراس=الكُرّاسَة|الكُرّاس###الكُرّاسَة والكُرّاس بضم الكاف</text:p>
          </table:table-cell>
        </table:table-row>
        <table:table-row table:style-name="ro1">
          <table:table-cell/>
          <table:table-cell office:value-type="string" calcext:value-type="string">
            <text:p>الكراسة</text:p>
          </table:table-cell>
          <table:table-cell office:value-type="string" calcext:value-type="string">
            <text:p>الكُرّاسَة|الكُرّاس</text:p>
          </table:table-cell>
          <table:table-cell office:value-type="string" calcext:value-type="string">
            <text:p>الكُرّاسَة والكُرّاس بضم الكاف</text:p>
          </table:table-cell>
          <table:table-cell table:style-name="ce4" table:formula="of:=[.B244]&amp;&quot;=&quot;&amp;[.C244]&amp;&quot;###&quot;&amp;[.D244]" office:value-type="string" office:string-value="الكراسة=الكُرّاسَة|الكُرّاس###الكُرّاسَة والكُرّاس بضم الكاف" calcext:value-type="string">
            <text:p>الكراسة=الكُرّاسَة|الكُرّاس###الكُرّاسَة والكُرّاس بضم الكاف</text:p>
          </table:table-cell>
        </table:table-row>
        <table:table-row table:style-name="ro1">
          <table:table-cell/>
          <table:table-cell office:value-type="string" calcext:value-type="string">
            <text:p>كراهية</text:p>
          </table:table-cell>
          <table:table-cell office:value-type="string" calcext:value-type="string">
            <text:p>كراهيَة</text:p>
          </table:table-cell>
          <table:table-cell office:value-type="string" calcext:value-type="string">
            <text:p>الكراهيَة، دون تشديد الياء</text:p>
          </table:table-cell>
          <table:table-cell table:style-name="ce4" table:formula="of:=[.B245]&amp;&quot;=&quot;&amp;[.C245]&amp;&quot;###&quot;&amp;[.D245]" office:value-type="string" office:string-value="كراهية=كراهيَة###الكراهيَة، دون تشديد الياء" calcext:value-type="string">
            <text:p>كراهية=كراهيَة###الكراهيَة، دون تشديد الياء</text:p>
          </table:table-cell>
        </table:table-row>
        <table:table-row table:style-name="ro1">
          <table:table-cell/>
          <table:table-cell office:value-type="string" calcext:value-type="string">
            <text:p>الكراهية</text:p>
          </table:table-cell>
          <table:table-cell office:value-type="string" calcext:value-type="string">
            <text:p>الكراهيَة</text:p>
          </table:table-cell>
          <table:table-cell office:value-type="string" calcext:value-type="string">
            <text:p>الكراهيَة، دون تشديد الياء</text:p>
          </table:table-cell>
          <table:table-cell table:style-name="ce4" table:formula="of:=[.B246]&amp;&quot;=&quot;&amp;[.C246]&amp;&quot;###&quot;&amp;[.D246]" office:value-type="string" office:string-value="الكراهية=الكراهيَة###الكراهيَة، دون تشديد الياء" calcext:value-type="string">
            <text:p>الكراهية=الكراهيَة###الكراهيَة، دون تشديد الياء</text:p>
          </table:table-cell>
        </table:table-row>
        <table:table-row table:style-name="ro1">
          <table:table-cell/>
          <table:table-cell office:value-type="string" calcext:value-type="string">
            <text:p>كفة</text:p>
          </table:table-cell>
          <table:table-cell office:value-type="string" calcext:value-type="string">
            <text:p>كِفّة</text:p>
          </table:table-cell>
          <table:table-cell office:value-type="string" calcext:value-type="string">
            <text:p>الكِفّة بكسر الكاف</text:p>
          </table:table-cell>
          <table:table-cell table:style-name="ce4" table:formula="of:=[.B247]&amp;&quot;=&quot;&amp;[.C247]&amp;&quot;###&quot;&amp;[.D247]" office:value-type="string" office:string-value="كفة=كِفّة###الكِفّة بكسر الكاف" calcext:value-type="string">
            <text:p>كفة=كِفّة###الكِفّة بكسر الكاف</text:p>
          </table:table-cell>
        </table:table-row>
        <table:table-row table:style-name="ro1">
          <table:table-cell/>
          <table:table-cell office:value-type="string" calcext:value-type="string">
            <text:p>الكفة</text:p>
          </table:table-cell>
          <table:table-cell office:value-type="string" calcext:value-type="string">
            <text:p>الكِفّة</text:p>
          </table:table-cell>
          <table:table-cell office:value-type="string" calcext:value-type="string">
            <text:p>الكِفّة بكسر الكاف</text:p>
          </table:table-cell>
          <table:table-cell table:style-name="ce4" table:formula="of:=[.B248]&amp;&quot;=&quot;&amp;[.C248]&amp;&quot;###&quot;&amp;[.D248]" office:value-type="string" office:string-value="الكفة=الكِفّة###الكِفّة بكسر الكاف" calcext:value-type="string">
            <text:p>الكفة=الكِفّة###الكِفّة بكسر الكاف</text:p>
          </table:table-cell>
        </table:table-row>
        <table:table-row table:style-name="ro1">
          <table:table-cell/>
          <table:table-cell office:value-type="string" calcext:value-type="string">
            <text:p>كمية</text:p>
          </table:table-cell>
          <table:table-cell office:value-type="string" calcext:value-type="string">
            <text:p>كَمّيَّة|كَمَيَّة</text:p>
          </table:table-cell>
          <table:table-cell office:value-type="string" calcext:value-type="string">
            <text:p>الكَمّيَّة|الكَمَيَّة بالفتح لأنها نسبة إلى كَمّ</text:p>
          </table:table-cell>
          <table:table-cell table:style-name="ce4" table:formula="of:=[.B249]&amp;&quot;=&quot;&amp;[.C249]&amp;&quot;###&quot;&amp;[.D249]" office:value-type="string" office:string-value="كمية=كَمّيَّة|كَمَيَّة###الكَمّيَّة|الكَمَيَّة بالفتح لأنها نسبة إلى كَمّ" calcext:value-type="string">
            <text:p>كمية=كَمّيَّة|كَمَيَّة###الكَمّيَّة|الكَمَيَّة بالفتح لأنها نسبة إلى كَمّ</text:p>
          </table:table-cell>
        </table:table-row>
        <table:table-row table:style-name="ro1">
          <table:table-cell/>
          <table:table-cell office:value-type="string" calcext:value-type="string">
            <text:p>الكمية</text:p>
          </table:table-cell>
          <table:table-cell office:value-type="string" calcext:value-type="string">
            <text:p>الكَمّيَّة|الكَمَيَّة</text:p>
          </table:table-cell>
          <table:table-cell office:value-type="string" calcext:value-type="string">
            <text:p>الكَمّيَّة|الكَمَيَّة بالفتح لأنها نسبة إلى كَمّ</text:p>
          </table:table-cell>
          <table:table-cell table:style-name="ce4" table:formula="of:=[.B250]&amp;&quot;=&quot;&amp;[.C250]&amp;&quot;###&quot;&amp;[.D250]" office:value-type="string" office:string-value="الكمية=الكَمّيَّة|الكَمَيَّة###الكَمّيَّة|الكَمَيَّة بالفتح لأنها نسبة إلى كَمّ" calcext:value-type="string">
            <text:p>الكمية=الكَمّيَّة|الكَمَيَّة###الكَمّيَّة|الكَمَيَّة بالفتح لأنها نسبة إلى كَمّ</text:p>
          </table:table-cell>
        </table:table-row>
        <table:table-row table:style-name="ro1">
          <table:table-cell/>
          <table:table-cell office:value-type="string" calcext:value-type="string">
            <text:p>لثة</text:p>
          </table:table-cell>
          <table:table-cell office:value-type="string" calcext:value-type="string">
            <text:p>لِثَة</text:p>
          </table:table-cell>
          <table:table-cell office:value-type="string" calcext:value-type="string">
            <text:p>اللِّثَةُ دون تشديد الثاء: ما حول الأسنان من اللَّحم وفيه مغارزُها</text:p>
          </table:table-cell>
          <table:table-cell table:style-name="ce4" table:formula="of:=[.B251]&amp;&quot;=&quot;&amp;[.C251]&amp;&quot;###&quot;&amp;[.D251]" office:value-type="string" office:string-value="لثة=لِثَة###اللِّثَةُ دون تشديد الثاء: ما حول الأسنان من اللَّحم وفيه مغارزُها" calcext:value-type="string">
            <text:p>لثة=لِثَة###اللِّثَةُ دون تشديد الثاء: ما حول الأسنان من اللَّحم وفيه مغارزُها</text:p>
          </table:table-cell>
        </table:table-row>
        <table:table-row table:style-name="ro1">
          <table:table-cell/>
          <table:table-cell office:value-type="string" calcext:value-type="string">
            <text:p>اللثة</text:p>
          </table:table-cell>
          <table:table-cell office:value-type="string" calcext:value-type="string">
            <text:p>اللثَة</text:p>
          </table:table-cell>
          <table:table-cell office:value-type="string" calcext:value-type="string">
            <text:p>اللِّثَةُ دون تشديد الثاء: ما حول الأسنان من اللَّحم وفيه مغارزُها</text:p>
          </table:table-cell>
          <table:table-cell table:style-name="ce4" table:formula="of:=[.B252]&amp;&quot;=&quot;&amp;[.C252]&amp;&quot;###&quot;&amp;[.D252]" office:value-type="string" office:string-value="اللثة=اللثَة###اللِّثَةُ دون تشديد الثاء: ما حول الأسنان من اللَّحم وفيه مغارزُها" calcext:value-type="string">
            <text:p>اللثة=اللثَة###اللِّثَةُ دون تشديد الثاء: ما حول الأسنان من اللَّحم وفيه مغارزُها</text:p>
          </table:table-cell>
        </table:table-row>
        <table:table-row table:style-name="ro1">
          <table:table-cell/>
          <table:table-cell office:value-type="string" calcext:value-type="string">
            <text:p>لعبة</text:p>
          </table:table-cell>
          <table:table-cell office:value-type="string" calcext:value-type="string">
            <text:p>لُعْبَة</text:p>
          </table:table-cell>
          <table:table-cell office:value-type="string" calcext:value-type="string">
            <text:p>اللُعبة بضم اللام</text:p>
          </table:table-cell>
          <table:table-cell table:style-name="ce4" table:formula="of:=[.B253]&amp;&quot;=&quot;&amp;[.C253]&amp;&quot;###&quot;&amp;[.D253]" office:value-type="string" office:string-value="لعبة=لُعْبَة###اللُعبة بضم اللام" calcext:value-type="string">
            <text:p>لعبة=لُعْبَة###اللُعبة بضم اللام</text:p>
          </table:table-cell>
        </table:table-row>
        <table:table-row table:style-name="ro1">
          <table:table-cell/>
          <table:table-cell office:value-type="string" calcext:value-type="string">
            <text:p>لكنة</text:p>
          </table:table-cell>
          <table:table-cell office:value-type="string" calcext:value-type="string">
            <text:p>لُكْنَة</text:p>
          </table:table-cell>
          <table:table-cell office:value-type="string" calcext:value-type="string">
            <text:p>اللُّكْنَة بضم اللام معناها عجمة في اللسان</text:p>
          </table:table-cell>
          <table:table-cell table:style-name="ce4" table:formula="of:=[.B254]&amp;&quot;=&quot;&amp;[.C254]&amp;&quot;###&quot;&amp;[.D254]" office:value-type="string" office:string-value="لكنة=لُكْنَة###اللُّكْنَة بضم اللام معناها عجمة في اللسان" calcext:value-type="string">
            <text:p>لكنة=لُكْنَة###اللُّكْنَة بضم اللام معناها عجمة في اللسان</text:p>
          </table:table-cell>
        </table:table-row>
        <table:table-row table:style-name="ro1">
          <table:table-cell/>
          <table:table-cell office:value-type="string" calcext:value-type="string">
            <text:p>اللكنة</text:p>
          </table:table-cell>
          <table:table-cell office:value-type="string" calcext:value-type="string">
            <text:p>اللُكْنَة</text:p>
          </table:table-cell>
          <table:table-cell office:value-type="string" calcext:value-type="string">
            <text:p>اللُّكْنَة بضم اللام معناها عجمة في اللسان</text:p>
          </table:table-cell>
          <table:table-cell table:style-name="ce4" table:formula="of:=[.B255]&amp;&quot;=&quot;&amp;[.C255]&amp;&quot;###&quot;&amp;[.D255]" office:value-type="string" office:string-value="اللكنة=اللُكْنَة###اللُّكْنَة بضم اللام معناها عجمة في اللسان" calcext:value-type="string">
            <text:p>اللكنة=اللُكْنَة###اللُّكْنَة بضم اللام معناها عجمة في اللسان</text:p>
          </table:table-cell>
        </table:table-row>
        <table:table-row table:style-name="ro1">
          <table:table-cell/>
          <table:table-cell office:value-type="string" calcext:value-type="string">
            <text:p>لياقة</text:p>
          </table:table-cell>
          <table:table-cell office:value-type="string" calcext:value-type="string">
            <text:p>لِيَاقَة</text:p>
          </table:table-cell>
          <table:table-cell office:value-type="string" calcext:value-type="string">
            <text:p>اللِّيَاقَة بكسر اللام</text:p>
          </table:table-cell>
          <table:table-cell table:style-name="ce4" table:formula="of:=[.B256]&amp;&quot;=&quot;&amp;[.C256]&amp;&quot;###&quot;&amp;[.D256]" office:value-type="string" office:string-value="لياقة=لِيَاقَة###اللِّيَاقَة بكسر اللام" calcext:value-type="string">
            <text:p>لياقة=لِيَاقَة###اللِّيَاقَة بكسر اللام</text:p>
          </table:table-cell>
        </table:table-row>
        <table:table-row table:style-name="ro1">
          <table:table-cell/>
          <table:table-cell office:value-type="string" calcext:value-type="string">
            <text:p>اللياقة</text:p>
          </table:table-cell>
          <table:table-cell office:value-type="string" calcext:value-type="string">
            <text:p>اللِّيَاقَة</text:p>
          </table:table-cell>
          <table:table-cell office:value-type="string" calcext:value-type="string">
            <text:p>اللِّيَاقَة بكسر اللام</text:p>
          </table:table-cell>
          <table:table-cell table:style-name="ce4" table:formula="of:=[.B257]&amp;&quot;=&quot;&amp;[.C257]&amp;&quot;###&quot;&amp;[.D257]" office:value-type="string" office:string-value="اللياقة=اللِّيَاقَة###اللِّيَاقَة بكسر اللام" calcext:value-type="string">
            <text:p>اللياقة=اللِّيَاقَة###اللِّيَاقَة بكسر اللام</text:p>
          </table:table-cell>
        </table:table-row>
        <table:table-row table:style-name="ro1">
          <table:table-cell/>
          <table:table-cell office:value-type="string" calcext:value-type="string">
            <text:p>مأثرة</text:p>
          </table:table-cell>
          <table:table-cell office:value-type="string" calcext:value-type="string">
            <text:p>مأثُرة</text:p>
          </table:table-cell>
          <table:table-cell office:value-type="string" calcext:value-type="string">
            <text:p>المأثُرة بضم الثاء بمعنى المَكْرُمَة المتوارثة</text:p>
          </table:table-cell>
          <table:table-cell table:style-name="ce4" table:formula="of:=[.B258]&amp;&quot;=&quot;&amp;[.C258]&amp;&quot;###&quot;&amp;[.D258]" office:value-type="string" office:string-value="مأثرة=مأثُرة###المأثُرة بضم الثاء بمعنى المَكْرُمَة المتوارثة" calcext:value-type="string">
            <text:p>مأثرة=مأثُرة###المأثُرة بضم الثاء بمعنى المَكْرُمَة المتوارثة</text:p>
          </table:table-cell>
        </table:table-row>
        <table:table-row table:style-name="ro1">
          <table:table-cell/>
          <table:table-cell office:value-type="string" calcext:value-type="string">
            <text:p>مأزق</text:p>
          </table:table-cell>
          <table:table-cell office:value-type="string" calcext:value-type="string">
            <text:p>مأزِق</text:p>
          </table:table-cell>
          <table:table-cell office:value-type="string" calcext:value-type="string">
            <text:p>المأزِق بكسر الزاي هو المضيق الحرج</text:p>
          </table:table-cell>
          <table:table-cell table:style-name="ce4" table:formula="of:=[.B259]&amp;&quot;=&quot;&amp;[.C259]&amp;&quot;###&quot;&amp;[.D259]" office:value-type="string" office:string-value="مأزق=مأزِق###المأزِق بكسر الزاي هو المضيق الحرج" calcext:value-type="string">
            <text:p>مأزق=مأزِق###المأزِق بكسر الزاي هو المضيق الحرج</text:p>
          </table:table-cell>
        </table:table-row>
        <table:table-row table:style-name="ro1">
          <table:table-cell/>
          <table:table-cell office:value-type="string" calcext:value-type="string">
            <text:p>مجرفة</text:p>
          </table:table-cell>
          <table:table-cell office:value-type="string" calcext:value-type="string">
            <text:p>مِجْرَفَة</text:p>
          </table:table-cell>
          <table:table-cell office:value-type="string" calcext:value-type="string">
            <text:p>المِجْرَفَة بكسر الميم اسم آلة على وزن "مِفْعَلَة"</text:p>
          </table:table-cell>
          <table:table-cell table:style-name="ce4" table:formula="of:=[.B260]&amp;&quot;=&quot;&amp;[.C260]&amp;&quot;###&quot;&amp;[.D260]" office:value-type="string" office:string-value="مجرفة=مِجْرَفَة###المِجْرَفَة بكسر الميم اسم آلة على وزن &quot;مِفْعَلَة&quot;" calcext:value-type="string">
            <text:p>مجرفة=مِجْرَفَة###المِجْرَفَة بكسر الميم اسم آلة على وزن "مِفْعَلَة"</text:p>
          </table:table-cell>
        </table:table-row>
        <table:table-row table:style-name="ro1">
          <table:table-cell/>
          <table:table-cell office:value-type="string" calcext:value-type="string">
            <text:p>المجرفة</text:p>
          </table:table-cell>
          <table:table-cell office:value-type="string" calcext:value-type="string">
            <text:p>المِجْرَفَة</text:p>
          </table:table-cell>
          <table:table-cell office:value-type="string" calcext:value-type="string">
            <text:p>المِجْرَفَة بكسر الميم اسم آلة على وزن "مِفْعَلَة"</text:p>
          </table:table-cell>
          <table:table-cell table:style-name="ce4" table:formula="of:=[.B261]&amp;&quot;=&quot;&amp;[.C261]&amp;&quot;###&quot;&amp;[.D261]" office:value-type="string" office:string-value="المجرفة=المِجْرَفَة###المِجْرَفَة بكسر الميم اسم آلة على وزن &quot;مِفْعَلَة&quot;" calcext:value-type="string">
            <text:p>المجرفة=المِجْرَفَة###المِجْرَفَة بكسر الميم اسم آلة على وزن "مِفْعَلَة"</text:p>
          </table:table-cell>
        </table:table-row>
        <table:table-row table:style-name="ro1">
          <table:table-cell office:value-type="string" calcext:value-type="string">
            <text:p>removed</text:p>
          </table:table-cell>
          <table:table-cell office:value-type="string" calcext:value-type="string">
            <text:p>مذي</text:p>
          </table:table-cell>
          <table:table-cell office:value-type="string" calcext:value-type="string">
            <text:p>مَذْي</text:p>
          </table:table-cell>
          <table:table-cell office:value-type="string" calcext:value-type="string">
            <text:p>المَذْيُ بفتح الميم وسكون الذال، ما يخرج من قُبُل الإنسان عند نشاط أو مداعبة أهل</text:p>
          </table:table-cell>
          <table:table-cell table:style-name="ce4" table:formula="of:=[.B262]&amp;&quot;=&quot;&amp;[.C262]&amp;&quot;###&quot;&amp;[.D262]" office:value-type="string" office:string-value="مذي=مَذْي###المَذْيُ بفتح الميم وسكون الذال، ما يخرج من قُبُل الإنسان عند نشاط أو مداعبة أهل" calcext:value-type="string">
            <text:p>مذي=مَذْي###المَذْيُ بفتح الميم وسكون الذال، ما يخرج من قُبُل الإنسان عند نشاط أو مداعبة أهل</text:p>
          </table:table-cell>
        </table:table-row>
        <table:table-row table:style-name="ro1">
          <table:table-cell office:value-type="string" calcext:value-type="string">
            <text:p>removed</text:p>
          </table:table-cell>
          <table:table-cell office:value-type="string" calcext:value-type="string">
            <text:p>المذي</text:p>
          </table:table-cell>
          <table:table-cell office:value-type="string" calcext:value-type="string">
            <text:p>المَذْي</text:p>
          </table:table-cell>
          <table:table-cell office:value-type="string" calcext:value-type="string">
            <text:p>المَذْي بفتح الميم وسكون الذال، ما يخرج من قُبُل الإنسان عند نشاط أو مداعبة أهل</text:p>
          </table:table-cell>
          <table:table-cell table:style-name="ce4" table:formula="of:=[.B263]&amp;&quot;=&quot;&amp;[.C263]&amp;&quot;###&quot;&amp;[.D263]" office:value-type="string" office:string-value="المذي=المَذْي###المَذْي بفتح الميم وسكون الذال، ما يخرج من قُبُل الإنسان عند نشاط أو مداعبة أهل" calcext:value-type="string">
            <text:p>المذي=المَذْي###المَذْي بفتح الميم وسكون الذال، ما يخرج من قُبُل الإنسان عند نشاط أو مداعبة أهل</text:p>
          </table:table-cell>
        </table:table-row>
        <table:table-row table:style-name="ro1">
          <table:table-cell/>
          <table:table-cell office:value-type="string" calcext:value-type="string">
            <text:p>مرتزقة</text:p>
          </table:table-cell>
          <table:table-cell office:value-type="string" calcext:value-type="string">
            <text:p>مُرْتَزِقَة|مُرْتَزِقُون</text:p>
          </table:table-cell>
          <table:table-cell office:value-type="string" calcext:value-type="string">
            <text:p>المُرْتَزِقَة بكسر الزاي، لأنه طالب الرزق</text:p>
          </table:table-cell>
          <table:table-cell table:style-name="ce4" table:formula="of:=[.B264]&amp;&quot;=&quot;&amp;[.C264]&amp;&quot;###&quot;&amp;[.D264]" office:value-type="string" office:string-value="مرتزقة=مُرْتَزِقَة|مُرْتَزِقُون###المُرْتَزِقَة بكسر الزاي، لأنه طالب الرزق" calcext:value-type="string">
            <text:p>مرتزقة=مُرْتَزِقَة|مُرْتَزِقُون###المُرْتَزِقَة بكسر الزاي، لأنه طالب الرزق</text:p>
          </table:table-cell>
        </table:table-row>
        <table:table-row table:style-name="ro1">
          <table:table-cell/>
          <table:table-cell office:value-type="string" calcext:value-type="string">
            <text:p>مرتزقون</text:p>
          </table:table-cell>
          <table:table-cell office:value-type="string" calcext:value-type="string">
            <text:p>مُرْتَزِقَة|مُرْتَزِقُون</text:p>
          </table:table-cell>
          <table:table-cell office:value-type="string" calcext:value-type="string">
            <text:p>المُرْتَزِقَة بكسر الزاي، لأنه طالب الرزق</text:p>
          </table:table-cell>
          <table:table-cell table:style-name="ce4" table:formula="of:=[.B265]&amp;&quot;=&quot;&amp;[.C265]&amp;&quot;###&quot;&amp;[.D265]" office:value-type="string" office:string-value="مرتزقون=مُرْتَزِقَة|مُرْتَزِقُون###المُرْتَزِقَة بكسر الزاي، لأنه طالب الرزق" calcext:value-type="string">
            <text:p>مرتزقون=مُرْتَزِقَة|مُرْتَزِقُون###المُرْتَزِقَة بكسر الزاي، لأنه طالب الرزق</text:p>
          </table:table-cell>
        </table:table-row>
        <table:table-row table:style-name="ro1">
          <table:table-cell/>
          <table:table-cell office:value-type="string" calcext:value-type="string">
            <text:p>المرتزقة</text:p>
          </table:table-cell>
          <table:table-cell office:value-type="string" calcext:value-type="string">
            <text:p>المُرْتَزِقَة|المُرْتَزِقُون</text:p>
          </table:table-cell>
          <table:table-cell office:value-type="string" calcext:value-type="string">
            <text:p>المُرْتَزِقَة بكسر الزاي، لأنه طالب الرزق</text:p>
          </table:table-cell>
          <table:table-cell table:style-name="ce4" table:formula="of:=[.B266]&amp;&quot;=&quot;&amp;[.C266]&amp;&quot;###&quot;&amp;[.D266]" office:value-type="string" office:string-value="المرتزقة=المُرْتَزِقَة|المُرْتَزِقُون###المُرْتَزِقَة بكسر الزاي، لأنه طالب الرزق" calcext:value-type="string">
            <text:p>المرتزقة=المُرْتَزِقَة|المُرْتَزِقُون###المُرْتَزِقَة بكسر الزاي، لأنه طالب الرزق</text:p>
          </table:table-cell>
        </table:table-row>
        <table:table-row table:style-name="ro1">
          <table:table-cell/>
          <table:table-cell office:value-type="string" calcext:value-type="string">
            <text:p>المرتزقون</text:p>
          </table:table-cell>
          <table:table-cell office:value-type="string" calcext:value-type="string">
            <text:p>المُرْتَزِقَة|المُرْتَزِقُون</text:p>
          </table:table-cell>
          <table:table-cell office:value-type="string" calcext:value-type="string">
            <text:p>المُرْتَزِقَة بكسر الزاي، لأنه طالب الرزق</text:p>
          </table:table-cell>
          <table:table-cell table:style-name="ce4" table:formula="of:=[.B267]&amp;&quot;=&quot;&amp;[.C267]&amp;&quot;###&quot;&amp;[.D267]" office:value-type="string" office:string-value="المرتزقون=المُرْتَزِقَة|المُرْتَزِقُون###المُرْتَزِقَة بكسر الزاي، لأنه طالب الرزق" calcext:value-type="string">
            <text:p>المرتزقون=المُرْتَزِقَة|المُرْتَزِقُون###المُرْتَزِقَة بكسر الزاي، لأنه طالب الرزق</text:p>
          </table:table-cell>
        </table:table-row>
        <table:table-row table:style-name="ro1">
          <table:table-cell/>
          <table:table-cell office:value-type="string" calcext:value-type="string">
            <text:p>مروحة</text:p>
          </table:table-cell>
          <table:table-cell office:value-type="string" calcext:value-type="string">
            <text:p>مِرْوَحَة</text:p>
          </table:table-cell>
          <table:table-cell office:value-type="string" calcext:value-type="string">
            <text:p>المِرْوَحَة بكسر الميم اسم آلة على وزن "مِفْعَلَة"</text:p>
          </table:table-cell>
          <table:table-cell table:style-name="ce4" table:formula="of:=[.B268]&amp;&quot;=&quot;&amp;[.C268]&amp;&quot;###&quot;&amp;[.D268]" office:value-type="string" office:string-value="مروحة=مِرْوَحَة###المِرْوَحَة بكسر الميم اسم آلة على وزن &quot;مِفْعَلَة&quot;" calcext:value-type="string">
            <text:p>مروحة=مِرْوَحَة###المِرْوَحَة بكسر الميم اسم آلة على وزن "مِفْعَلَة"</text:p>
          </table:table-cell>
        </table:table-row>
        <table:table-row table:style-name="ro1">
          <table:table-cell/>
          <table:table-cell office:value-type="string" calcext:value-type="string">
            <text:p>المروحة</text:p>
          </table:table-cell>
          <table:table-cell office:value-type="string" calcext:value-type="string">
            <text:p>المِرْوَحَة</text:p>
          </table:table-cell>
          <table:table-cell office:value-type="string" calcext:value-type="string">
            <text:p>المِرْوَحَة بكسر الميم اسم آلة على وزن "مِفْعَلَة"</text:p>
          </table:table-cell>
          <table:table-cell table:style-name="ce4" table:formula="of:=[.B269]&amp;&quot;=&quot;&amp;[.C269]&amp;&quot;###&quot;&amp;[.D269]" office:value-type="string" office:string-value="المروحة=المِرْوَحَة###المِرْوَحَة بكسر الميم اسم آلة على وزن &quot;مِفْعَلَة&quot;" calcext:value-type="string">
            <text:p>المروحة=المِرْوَحَة###المِرْوَحَة بكسر الميم اسم آلة على وزن "مِفْعَلَة"</text:p>
          </table:table-cell>
        </table:table-row>
        <table:table-row table:style-name="ro1">
          <table:table-cell/>
          <table:table-cell office:value-type="string" calcext:value-type="string">
            <text:p>مريخ</text:p>
          </table:table-cell>
          <table:table-cell office:value-type="string" calcext:value-type="string">
            <text:p>مِرِّيخ</text:p>
          </table:table-cell>
          <table:table-cell office:value-type="string" calcext:value-type="string">
            <text:p>المِرِّيخ بالكسر</text:p>
          </table:table-cell>
          <table:table-cell table:style-name="ce4" table:formula="of:=[.B270]&amp;&quot;=&quot;&amp;[.C270]&amp;&quot;###&quot;&amp;[.D270]" office:value-type="string" office:string-value="مريخ=مِرِّيخ###المِرِّيخ بالكسر" calcext:value-type="string">
            <text:p>مريخ=مِرِّيخ###المِرِّيخ بالكسر</text:p>
          </table:table-cell>
        </table:table-row>
        <table:table-row table:style-name="ro1">
          <table:table-cell/>
          <table:table-cell office:value-type="string" calcext:value-type="string">
            <text:p>المريخ</text:p>
          </table:table-cell>
          <table:table-cell office:value-type="string" calcext:value-type="string">
            <text:p>المِرِّيخ</text:p>
          </table:table-cell>
          <table:table-cell office:value-type="string" calcext:value-type="string">
            <text:p>المِرِّيخ بالكسر</text:p>
          </table:table-cell>
          <table:table-cell table:style-name="ce4" table:formula="of:=[.B271]&amp;&quot;=&quot;&amp;[.C271]&amp;&quot;###&quot;&amp;[.D271]" office:value-type="string" office:string-value="المريخ=المِرِّيخ###المِرِّيخ بالكسر" calcext:value-type="string">
            <text:p>المريخ=المِرِّيخ###المِرِّيخ بالكسر</text:p>
          </table:table-cell>
        </table:table-row>
        <table:table-row table:style-name="ro1">
          <table:table-cell/>
          <table:table-cell office:value-type="string" calcext:value-type="string">
            <text:p>مزاج</text:p>
          </table:table-cell>
          <table:table-cell office:value-type="string" calcext:value-type="string">
            <text:p>مِزَاج</text:p>
          </table:table-cell>
          <table:table-cell office:value-type="string" calcext:value-type="string">
            <text:p>المِزَاج بكسر الميم</text:p>
          </table:table-cell>
          <table:table-cell table:style-name="ce4" table:formula="of:=[.B272]&amp;&quot;=&quot;&amp;[.C272]&amp;&quot;###&quot;&amp;[.D272]" office:value-type="string" office:string-value="مزاج=مِزَاج###المِزَاج بكسر الميم" calcext:value-type="string">
            <text:p>مزاج=مِزَاج###المِزَاج بكسر الميم</text:p>
          </table:table-cell>
        </table:table-row>
        <table:table-row table:style-name="ro1">
          <table:table-cell/>
          <table:table-cell office:value-type="string" calcext:value-type="string">
            <text:p>المزاج</text:p>
          </table:table-cell>
          <table:table-cell office:value-type="string" calcext:value-type="string">
            <text:p>المِزَاج</text:p>
          </table:table-cell>
          <table:table-cell office:value-type="string" calcext:value-type="string">
            <text:p>المِزَاج بكسر الميم</text:p>
          </table:table-cell>
          <table:table-cell table:style-name="ce4" table:formula="of:=[.B273]&amp;&quot;=&quot;&amp;[.C273]&amp;&quot;###&quot;&amp;[.D273]" office:value-type="string" office:string-value="المزاج=المِزَاج###المِزَاج بكسر الميم" calcext:value-type="string">
            <text:p>المزاج=المِزَاج###المِزَاج بكسر الميم</text:p>
          </table:table-cell>
        </table:table-row>
        <table:table-row table:style-name="ro1">
          <table:table-cell/>
          <table:table-cell office:value-type="string" calcext:value-type="string">
            <text:p>مسحة</text:p>
          </table:table-cell>
          <table:table-cell office:value-type="string" calcext:value-type="string">
            <text:p>مَسْحَة</text:p>
          </table:table-cell>
          <table:table-cell office:value-type="string" calcext:value-type="string">
            <text:p>المَسْحَة بكسر الميم هي الأثر الظاهر</text:p>
          </table:table-cell>
          <table:table-cell table:style-name="ce4" table:formula="of:=[.B274]&amp;&quot;=&quot;&amp;[.C274]&amp;&quot;###&quot;&amp;[.D274]" office:value-type="string" office:string-value="مسحة=مَسْحَة###المَسْحَة بكسر الميم هي الأثر الظاهر" calcext:value-type="string">
            <text:p>مسحة=مَسْحَة###المَسْحَة بكسر الميم هي الأثر الظاهر</text:p>
          </table:table-cell>
        </table:table-row>
        <table:table-row table:style-name="ro1">
          <table:table-cell/>
          <table:table-cell office:value-type="string" calcext:value-type="string">
            <text:p>المسحة</text:p>
          </table:table-cell>
          <table:table-cell office:value-type="string" calcext:value-type="string">
            <text:p>المَسْحَة</text:p>
          </table:table-cell>
          <table:table-cell office:value-type="string" calcext:value-type="string">
            <text:p>المَسْحَة بكسر الميم هي الأثر الظاهر</text:p>
          </table:table-cell>
          <table:table-cell table:style-name="ce4" table:formula="of:=[.B275]&amp;&quot;=&quot;&amp;[.C275]&amp;&quot;###&quot;&amp;[.D275]" office:value-type="string" office:string-value="المسحة=المَسْحَة###المَسْحَة بكسر الميم هي الأثر الظاهر" calcext:value-type="string">
            <text:p>المسحة=المَسْحَة###المَسْحَة بكسر الميم هي الأثر الظاهر</text:p>
          </table:table-cell>
        </table:table-row>
        <table:table-row table:style-name="ro1">
          <table:table-cell/>
          <table:table-cell office:value-type="string" calcext:value-type="string">
            <text:p>مسمار</text:p>
          </table:table-cell>
          <table:table-cell office:value-type="string" calcext:value-type="string">
            <text:p>مِسْمَار</text:p>
          </table:table-cell>
          <table:table-cell office:value-type="string" calcext:value-type="string">
            <text:p>المِسمار بكسر الميم</text:p>
          </table:table-cell>
          <table:table-cell table:style-name="ce4" table:formula="of:=[.B276]&amp;&quot;=&quot;&amp;[.C276]&amp;&quot;###&quot;&amp;[.D276]" office:value-type="string" office:string-value="مسمار=مِسْمَار###المِسمار بكسر الميم" calcext:value-type="string">
            <text:p>مسمار=مِسْمَار###المِسمار بكسر الميم</text:p>
          </table:table-cell>
        </table:table-row>
        <table:table-row table:style-name="ro1">
          <table:table-cell/>
          <table:table-cell office:value-type="string" calcext:value-type="string">
            <text:p>المسمار</text:p>
          </table:table-cell>
          <table:table-cell office:value-type="string" calcext:value-type="string">
            <text:p>المِسْمَار</text:p>
          </table:table-cell>
          <table:table-cell office:value-type="string" calcext:value-type="string">
            <text:p>المِسمار بكسر الميم</text:p>
          </table:table-cell>
          <table:table-cell table:style-name="ce4" table:formula="of:=[.B277]&amp;&quot;=&quot;&amp;[.C277]&amp;&quot;###&quot;&amp;[.D277]" office:value-type="string" office:string-value="المسمار=المِسْمَار###المِسمار بكسر الميم" calcext:value-type="string">
            <text:p>المسمار=المِسْمَار###المِسمار بكسر الميم</text:p>
          </table:table-cell>
        </table:table-row>
        <table:table-row table:style-name="ro1">
          <table:table-cell/>
          <table:table-cell office:value-type="string" calcext:value-type="string">
            <text:p>مصقع</text:p>
          </table:table-cell>
          <table:table-cell office:value-type="string" calcext:value-type="string">
            <text:p>مِصْقَع</text:p>
          </table:table-cell>
          <table:table-cell office:value-type="string" calcext:value-type="string">
            <text:p>المِصْقَع بكسر الميم هو البليغ وعالي الصوت</text:p>
          </table:table-cell>
          <table:table-cell table:style-name="ce4" table:formula="of:=[.B278]&amp;&quot;=&quot;&amp;[.C278]&amp;&quot;###&quot;&amp;[.D278]" office:value-type="string" office:string-value="مصقع=مِصْقَع###المِصْقَع بكسر الميم هو البليغ وعالي الصوت" calcext:value-type="string">
            <text:p>مصقع=مِصْقَع###المِصْقَع بكسر الميم هو البليغ وعالي الصوت</text:p>
          </table:table-cell>
        </table:table-row>
        <table:table-row table:style-name="ro1">
          <table:table-cell/>
          <table:table-cell office:value-type="string" calcext:value-type="string">
            <text:p>المصقع</text:p>
          </table:table-cell>
          <table:table-cell office:value-type="string" calcext:value-type="string">
            <text:p>المِصْقَع</text:p>
          </table:table-cell>
          <table:table-cell office:value-type="string" calcext:value-type="string">
            <text:p>المِصْقَع بكسر الميم هو البليغ وعالي الصوت</text:p>
          </table:table-cell>
          <table:table-cell table:style-name="ce4" table:formula="of:=[.B279]&amp;&quot;=&quot;&amp;[.C279]&amp;&quot;###&quot;&amp;[.D279]" office:value-type="string" office:string-value="المصقع=المِصْقَع###المِصْقَع بكسر الميم هو البليغ وعالي الصوت" calcext:value-type="string">
            <text:p>المصقع=المِصْقَع###المِصْقَع بكسر الميم هو البليغ وعالي الصوت</text:p>
          </table:table-cell>
        </table:table-row>
        <table:table-row table:style-name="ro1">
          <table:table-cell/>
          <table:table-cell office:value-type="string" calcext:value-type="string">
            <text:p>مطران</text:p>
          </table:table-cell>
          <table:table-cell office:value-type="string" calcext:value-type="string">
            <text:p>مَطْرَان|مِطْرَان</text:p>
          </table:table-cell>
          <table:table-cell office:value-type="string" calcext:value-type="string">
            <text:p>المَطْرَان|المِطْرَان بفتح الميم وكسرها رئيس ديني عند النصارى</text:p>
          </table:table-cell>
          <table:table-cell table:style-name="ce4" table:formula="of:=[.B280]&amp;&quot;=&quot;&amp;[.C280]&amp;&quot;###&quot;&amp;[.D280]" office:value-type="string" office:string-value="مطران=مَطْرَان|مِطْرَان###المَطْرَان|المِطْرَان بفتح الميم وكسرها رئيس ديني عند النصارى" calcext:value-type="string">
            <text:p>مطران=مَطْرَان|مِطْرَان###المَطْرَان|المِطْرَان بفتح الميم وكسرها رئيس ديني عند النصارى</text:p>
          </table:table-cell>
        </table:table-row>
        <table:table-row table:style-name="ro1">
          <table:table-cell/>
          <table:table-cell office:value-type="string" calcext:value-type="string">
            <text:p>المطران</text:p>
          </table:table-cell>
          <table:table-cell office:value-type="string" calcext:value-type="string">
            <text:p>المَطْرَان|المِطْرَان</text:p>
          </table:table-cell>
          <table:table-cell office:value-type="string" calcext:value-type="string">
            <text:p>المَطْرَان|المِطْرَان بفتح الميم وكسرها رئيس ديني عند النصارى</text:p>
          </table:table-cell>
          <table:table-cell table:style-name="ce4" table:formula="of:=[.B281]&amp;&quot;=&quot;&amp;[.C281]&amp;&quot;###&quot;&amp;[.D281]" office:value-type="string" office:string-value="المطران=المَطْرَان|المِطْرَان###المَطْرَان|المِطْرَان بفتح الميم وكسرها رئيس ديني عند النصارى" calcext:value-type="string">
            <text:p>المطران=المَطْرَان|المِطْرَان###المَطْرَان|المِطْرَان بفتح الميم وكسرها رئيس ديني عند النصارى</text:p>
          </table:table-cell>
        </table:table-row>
        <table:table-row table:style-name="ro1">
          <table:table-cell/>
          <table:table-cell office:value-type="string" calcext:value-type="string">
            <text:p>معوذتين</text:p>
          </table:table-cell>
          <table:table-cell office:value-type="string" calcext:value-type="string">
            <text:p>مُعَوِّذَتين</text:p>
          </table:table-cell>
          <table:table-cell office:value-type="string" calcext:value-type="string">
            <text:p>المُعَوِّذَتين بكسر الواو لأنها اسم فاعل</text:p>
          </table:table-cell>
          <table:table-cell table:style-name="ce4" table:formula="of:=[.B282]&amp;&quot;=&quot;&amp;[.C282]&amp;&quot;###&quot;&amp;[.D282]" office:value-type="string" office:string-value="معوذتين=مُعَوِّذَتين###المُعَوِّذَتين بكسر الواو لأنها اسم فاعل" calcext:value-type="string">
            <text:p>معوذتين=مُعَوِّذَتين###المُعَوِّذَتين بكسر الواو لأنها اسم فاعل</text:p>
          </table:table-cell>
        </table:table-row>
        <table:table-row table:style-name="ro1">
          <table:table-cell/>
          <table:table-cell office:value-type="string" calcext:value-type="string">
            <text:p>المعوذتين</text:p>
          </table:table-cell>
          <table:table-cell office:value-type="string" calcext:value-type="string">
            <text:p>المُعَوِّذَتين</text:p>
          </table:table-cell>
          <table:table-cell office:value-type="string" calcext:value-type="string">
            <text:p>المُعَوِّذَتين بكسر الواو لأنها اسم فاعل</text:p>
          </table:table-cell>
          <table:table-cell table:style-name="ce4" table:formula="of:=[.B283]&amp;&quot;=&quot;&amp;[.C283]&amp;&quot;###&quot;&amp;[.D283]" office:value-type="string" office:string-value="المعوذتين=المُعَوِّذَتين###المُعَوِّذَتين بكسر الواو لأنها اسم فاعل" calcext:value-type="string">
            <text:p>المعوذتين=المُعَوِّذَتين###المُعَوِّذَتين بكسر الواو لأنها اسم فاعل</text:p>
          </table:table-cell>
        </table:table-row>
        <table:table-row table:style-name="ro1">
          <table:table-cell/>
          <table:table-cell office:value-type="string" calcext:value-type="string">
            <text:p>مقعد</text:p>
          </table:table-cell>
          <table:table-cell office:value-type="string" calcext:value-type="string">
            <text:p>مَقْعَد</text:p>
          </table:table-cell>
          <table:table-cell office:value-type="string" calcext:value-type="string">
            <text:p>المَقْعَد بفتح الميم كقوله تعالى: "فرح المخلفون بمقعدهم خلاف رسول الله"</text:p>
          </table:table-cell>
          <table:table-cell table:style-name="ce4" table:formula="of:=[.B284]&amp;&quot;=&quot;&amp;[.C284]&amp;&quot;###&quot;&amp;[.D284]" office:value-type="string" office:string-value="مقعد=مَقْعَد###المَقْعَد بفتح الميم كقوله تعالى: &quot;فرح المخلفون بمقعدهم خلاف رسول الله&quot;" calcext:value-type="string">
            <text:p>مقعد=مَقْعَد###المَقْعَد بفتح الميم كقوله تعالى: "فرح المخلفون بمقعدهم خلاف رسول الله"</text:p>
          </table:table-cell>
        </table:table-row>
        <table:table-row table:style-name="ro1">
          <table:table-cell/>
          <table:table-cell office:value-type="string" calcext:value-type="string">
            <text:p>المقعد</text:p>
          </table:table-cell>
          <table:table-cell office:value-type="string" calcext:value-type="string">
            <text:p>المَقْعَد</text:p>
          </table:table-cell>
          <table:table-cell office:value-type="string" calcext:value-type="string">
            <text:p>المَقْعَد بفتح الميم كقوله تعالى: "فرح المخلفون بمقعدهم خلاف رسول الله"</text:p>
          </table:table-cell>
          <table:table-cell table:style-name="ce4" table:formula="of:=[.B285]&amp;&quot;=&quot;&amp;[.C285]&amp;&quot;###&quot;&amp;[.D285]" office:value-type="string" office:string-value="المقعد=المَقْعَد###المَقْعَد بفتح الميم كقوله تعالى: &quot;فرح المخلفون بمقعدهم خلاف رسول الله&quot;" calcext:value-type="string">
            <text:p>المقعد=المَقْعَد###المَقْعَد بفتح الميم كقوله تعالى: "فرح المخلفون بمقعدهم خلاف رسول الله"</text:p>
          </table:table-cell>
        </table:table-row>
        <table:table-row table:style-name="ro1">
          <table:table-cell/>
          <table:table-cell office:value-type="string" calcext:value-type="string">
            <text:p>مكنسة</text:p>
          </table:table-cell>
          <table:table-cell office:value-type="string" calcext:value-type="string">
            <text:p>مِكْنَسَة</text:p>
          </table:table-cell>
          <table:table-cell office:value-type="string" calcext:value-type="string">
            <text:p>المِكنسة بكسر الميم اسم آلة على وزن مِفْعَلَة</text:p>
          </table:table-cell>
          <table:table-cell table:style-name="ce4" table:formula="of:=[.B286]&amp;&quot;=&quot;&amp;[.C286]&amp;&quot;###&quot;&amp;[.D286]" office:value-type="string" office:string-value="مكنسة=مِكْنَسَة###المِكنسة بكسر الميم اسم آلة على وزن مِفْعَلَة" calcext:value-type="string">
            <text:p>مكنسة=مِكْنَسَة###المِكنسة بكسر الميم اسم آلة على وزن مِفْعَلَة</text:p>
          </table:table-cell>
        </table:table-row>
        <table:table-row table:style-name="ro1">
          <table:table-cell/>
          <table:table-cell office:value-type="string" calcext:value-type="string">
            <text:p>المكنسة</text:p>
          </table:table-cell>
          <table:table-cell office:value-type="string" calcext:value-type="string">
            <text:p>المِكْنَسَة</text:p>
          </table:table-cell>
          <table:table-cell office:value-type="string" calcext:value-type="string">
            <text:p>المِكنسة بكسر الميم اسم آلة على وزن مِفْعَلَة</text:p>
          </table:table-cell>
          <table:table-cell table:style-name="ce4" table:formula="of:=[.B287]&amp;&quot;=&quot;&amp;[.C287]&amp;&quot;###&quot;&amp;[.D287]" office:value-type="string" office:string-value="المكنسة=المِكْنَسَة###المِكنسة بكسر الميم اسم آلة على وزن مِفْعَلَة" calcext:value-type="string">
            <text:p>المكنسة=المِكْنَسَة###المِكنسة بكسر الميم اسم آلة على وزن مِفْعَلَة</text:p>
          </table:table-cell>
        </table:table-row>
        <table:table-row table:style-name="ro1">
          <table:table-cell/>
          <table:table-cell office:value-type="string" calcext:value-type="string">
            <text:p>ملف</text:p>
          </table:table-cell>
          <table:table-cell office:value-type="string" calcext:value-type="string">
            <text:p>مِلَفّ</text:p>
          </table:table-cell>
          <table:table-cell office:value-type="string" calcext:value-type="string">
            <text:p>المِلَفّ بكسر الميم</text:p>
          </table:table-cell>
          <table:table-cell table:style-name="ce4" table:formula="of:=[.B288]&amp;&quot;=&quot;&amp;[.C288]&amp;&quot;###&quot;&amp;[.D288]" office:value-type="string" office:string-value="ملف=مِلَفّ###المِلَفّ بكسر الميم" calcext:value-type="string">
            <text:p>ملف=مِلَفّ###المِلَفّ بكسر الميم</text:p>
          </table:table-cell>
        </table:table-row>
        <table:table-row table:style-name="ro1">
          <table:table-cell/>
          <table:table-cell office:value-type="string" calcext:value-type="string">
            <text:p>الملف</text:p>
          </table:table-cell>
          <table:table-cell office:value-type="string" calcext:value-type="string">
            <text:p>المِلَفّ</text:p>
          </table:table-cell>
          <table:table-cell office:value-type="string" calcext:value-type="string">
            <text:p>المِلَفّ بكسر الميم</text:p>
          </table:table-cell>
          <table:table-cell table:style-name="ce4" table:formula="of:=[.B289]&amp;&quot;=&quot;&amp;[.C289]&amp;&quot;###&quot;&amp;[.D289]" office:value-type="string" office:string-value="الملف=المِلَفّ###المِلَفّ بكسر الميم" calcext:value-type="string">
            <text:p>الملف=المِلَفّ###المِلَفّ بكسر الميم</text:p>
          </table:table-cell>
        </table:table-row>
        <table:table-row table:style-name="ro1">
          <table:table-cell/>
          <table:table-cell office:value-type="string" calcext:value-type="string">
            <text:p>منشفة</text:p>
          </table:table-cell>
          <table:table-cell office:value-type="string" calcext:value-type="string">
            <text:p>مِنْشَفَة</text:p>
          </table:table-cell>
          <table:table-cell office:value-type="string" calcext:value-type="string">
            <text:p>المِنْشَفَة بكسر الميم اسم آلة على وزن "مِفْعَلَة"</text:p>
          </table:table-cell>
          <table:table-cell table:style-name="ce4" table:formula="of:=[.B290]&amp;&quot;=&quot;&amp;[.C290]&amp;&quot;###&quot;&amp;[.D290]" office:value-type="string" office:string-value="منشفة=مِنْشَفَة###المِنْشَفَة بكسر الميم اسم آلة على وزن &quot;مِفْعَلَة&quot;" calcext:value-type="string">
            <text:p>منشفة=مِنْشَفَة###المِنْشَفَة بكسر الميم اسم آلة على وزن "مِفْعَلَة"</text:p>
          </table:table-cell>
        </table:table-row>
        <table:table-row table:style-name="ro1">
          <table:table-cell/>
          <table:table-cell office:value-type="string" calcext:value-type="string">
            <text:p>المنشفة</text:p>
          </table:table-cell>
          <table:table-cell office:value-type="string" calcext:value-type="string">
            <text:p>المِنْشَفَة</text:p>
          </table:table-cell>
          <table:table-cell office:value-type="string" calcext:value-type="string">
            <text:p>المِنْشَفَة بكسر الميم اسم آلة على وزن "مِفْعَلَة"</text:p>
          </table:table-cell>
          <table:table-cell table:style-name="ce4" table:formula="of:=[.B291]&amp;&quot;=&quot;&amp;[.C291]&amp;&quot;###&quot;&amp;[.D291]" office:value-type="string" office:string-value="المنشفة=المِنْشَفَة###المِنْشَفَة بكسر الميم اسم آلة على وزن &quot;مِفْعَلَة&quot;" calcext:value-type="string">
            <text:p>المنشفة=المِنْشَفَة###المِنْشَفَة بكسر الميم اسم آلة على وزن "مِفْعَلَة"</text:p>
          </table:table-cell>
        </table:table-row>
        <table:table-row table:style-name="ro1">
          <table:table-cell/>
          <table:table-cell office:value-type="string" calcext:value-type="string">
            <text:p>مهبل</text:p>
          </table:table-cell>
          <table:table-cell office:value-type="string" calcext:value-type="string">
            <text:p>مَهْبِل</text:p>
          </table:table-cell>
          <table:table-cell office:value-type="string" calcext:value-type="string">
            <text:p>المَهْبِل بكسر الباء عضو التناسل عند المرأة</text:p>
          </table:table-cell>
          <table:table-cell table:style-name="ce4" table:formula="of:=[.B292]&amp;&quot;=&quot;&amp;[.C292]&amp;&quot;###&quot;&amp;[.D292]" office:value-type="string" office:string-value="مهبل=مَهْبِل###المَهْبِل بكسر الباء عضو التناسل عند المرأة" calcext:value-type="string">
            <text:p>مهبل=مَهْبِل###المَهْبِل بكسر الباء عضو التناسل عند المرأة</text:p>
          </table:table-cell>
        </table:table-row>
        <table:table-row table:style-name="ro1">
          <table:table-cell/>
          <table:table-cell office:value-type="string" calcext:value-type="string">
            <text:p>المهبل</text:p>
          </table:table-cell>
          <table:table-cell office:value-type="string" calcext:value-type="string">
            <text:p>المَهْبِل</text:p>
          </table:table-cell>
          <table:table-cell office:value-type="string" calcext:value-type="string">
            <text:p>المَهْبِل بكسر الباء عضو التناسل عند المرأة</text:p>
          </table:table-cell>
          <table:table-cell table:style-name="ce4" table:formula="of:=[.B293]&amp;&quot;=&quot;&amp;[.C293]&amp;&quot;###&quot;&amp;[.D293]" office:value-type="string" office:string-value="المهبل=المَهْبِل###المَهْبِل بكسر الباء عضو التناسل عند المرأة" calcext:value-type="string">
            <text:p>المهبل=المَهْبِل###المَهْبِل بكسر الباء عضو التناسل عند المرأة</text:p>
          </table:table-cell>
        </table:table-row>
        <table:table-row table:style-name="ro1">
          <table:table-cell/>
          <table:table-cell office:value-type="string" calcext:value-type="string">
            <text:p>نحوية</text:p>
          </table:table-cell>
          <table:table-cell office:value-type="string" calcext:value-type="string">
            <text:p>نَحْوِيّة</text:p>
          </table:table-cell>
          <table:table-cell office:value-type="string" calcext:value-type="string">
            <text:p>النحْوية بتسكين الحاء لأنها منسوبة إلى "نَحْو"</text:p>
          </table:table-cell>
          <table:table-cell table:style-name="ce4" table:formula="of:=[.B294]&amp;&quot;=&quot;&amp;[.C294]&amp;&quot;###&quot;&amp;[.D294]" office:value-type="string" office:string-value="نحوية=نَحْوِيّة###النحْوية بتسكين الحاء لأنها منسوبة إلى &quot;نَحْو&quot;" calcext:value-type="string">
            <text:p>نحوية=نَحْوِيّة###النحْوية بتسكين الحاء لأنها منسوبة إلى "نَحْو"</text:p>
          </table:table-cell>
        </table:table-row>
        <table:table-row table:style-name="ro1">
          <table:table-cell/>
          <table:table-cell office:value-type="string" calcext:value-type="string">
            <text:p>النحوية</text:p>
          </table:table-cell>
          <table:table-cell office:value-type="string" calcext:value-type="string">
            <text:p>النَحْوِيّة</text:p>
          </table:table-cell>
          <table:table-cell office:value-type="string" calcext:value-type="string">
            <text:p>النحْوية بتسكين الحاء لأنها منسوبة إلى "نَحْو"</text:p>
          </table:table-cell>
          <table:table-cell table:style-name="ce4" table:formula="of:=[.B295]&amp;&quot;=&quot;&amp;[.C295]&amp;&quot;###&quot;&amp;[.D295]" office:value-type="string" office:string-value="النحوية=النَحْوِيّة###النحْوية بتسكين الحاء لأنها منسوبة إلى &quot;نَحْو&quot;" calcext:value-type="string">
            <text:p>النحوية=النَحْوِيّة###النحْوية بتسكين الحاء لأنها منسوبة إلى "نَحْو"</text:p>
          </table:table-cell>
        </table:table-row>
        <table:table-row table:style-name="ro1">
          <table:table-cell/>
          <table:table-cell office:value-type="string" calcext:value-type="string">
            <text:p>الند للند</text:p>
          </table:table-cell>
          <table:table-cell office:value-type="string" calcext:value-type="string">
            <text:p>النِّدّ للنِّدّ</text:p>
          </table:table-cell>
          <table:table-cell office:value-type="string" calcext:value-type="string">
            <text:p>النِّد بالكسر هو المثل والنظير، أما النَّدّ فضرب من النبات يُتبخَّر بعوده</text:p>
          </table:table-cell>
          <table:table-cell table:style-name="ce4" table:formula="of:=[.B296]&amp;&quot;=&quot;&amp;[.C296]&amp;&quot;###&quot;&amp;[.D296]" office:value-type="string" office:string-value="الند للند=النِّدّ للنِّدّ###النِّد بالكسر هو المثل والنظير، أما النَّدّ فضرب من النبات يُتبخَّر بعوده" calcext:value-type="string">
            <text:p>الند للند=النِّدّ للنِّدّ###النِّد بالكسر هو المثل والنظير، أما النَّدّ فضرب من النبات يُتبخَّر بعوده</text:p>
          </table:table-cell>
        </table:table-row>
        <table:table-row table:style-name="ro1">
          <table:table-cell/>
          <table:table-cell office:value-type="string" calcext:value-type="string">
            <text:p>نشادر</text:p>
          </table:table-cell>
          <table:table-cell office:value-type="string" calcext:value-type="string">
            <text:p>نُشادر</text:p>
          </table:table-cell>
          <table:table-cell office:value-type="string" calcext:value-type="string">
            <text:p>النُّشادر بضم النون</text:p>
          </table:table-cell>
          <table:table-cell table:style-name="ce4" table:formula="of:=[.B297]&amp;&quot;=&quot;&amp;[.C297]&amp;&quot;###&quot;&amp;[.D297]" office:value-type="string" office:string-value="نشادر=نُشادر###النُّشادر بضم النون" calcext:value-type="string">
            <text:p>نشادر=نُشادر###النُّشادر بضم النون</text:p>
          </table:table-cell>
        </table:table-row>
        <table:table-row table:style-name="ro1">
          <table:table-cell/>
          <table:table-cell office:value-type="string" calcext:value-type="string">
            <text:p>النشادر</text:p>
          </table:table-cell>
          <table:table-cell office:value-type="string" calcext:value-type="string">
            <text:p>النُّشادر</text:p>
          </table:table-cell>
          <table:table-cell office:value-type="string" calcext:value-type="string">
            <text:p>النُّشادر بضم النون</text:p>
          </table:table-cell>
          <table:table-cell table:style-name="ce4" table:formula="of:=[.B298]&amp;&quot;=&quot;&amp;[.C298]&amp;&quot;###&quot;&amp;[.D298]" office:value-type="string" office:string-value="النشادر=النُّشادر###النُّشادر بضم النون" calcext:value-type="string">
            <text:p>النشادر=النُّشادر###النُّشادر بضم النون</text:p>
          </table:table-cell>
        </table:table-row>
        <table:table-row table:style-name="ro1">
          <table:table-cell/>
          <table:table-cell office:value-type="string" calcext:value-type="string">
            <text:p>نغمة</text:p>
          </table:table-cell>
          <table:table-cell office:value-type="string" calcext:value-type="string">
            <text:p>نَغْمَة</text:p>
          </table:table-cell>
          <table:table-cell office:value-type="string" calcext:value-type="string">
            <text:p>النَّغْمَة بفتح النون وسكون الغين</text:p>
          </table:table-cell>
          <table:table-cell table:style-name="ce4" table:formula="of:=[.B299]&amp;&quot;=&quot;&amp;[.C299]&amp;&quot;###&quot;&amp;[.D299]" office:value-type="string" office:string-value="نغمة=نَغْمَة###النَّغْمَة بفتح النون وسكون الغين" calcext:value-type="string">
            <text:p>نغمة=نَغْمَة###النَّغْمَة بفتح النون وسكون الغين</text:p>
          </table:table-cell>
        </table:table-row>
        <table:table-row table:style-name="ro1">
          <table:table-cell/>
          <table:table-cell office:value-type="string" calcext:value-type="string">
            <text:p>النغمة</text:p>
          </table:table-cell>
          <table:table-cell office:value-type="string" calcext:value-type="string">
            <text:p>النَّغْمَة</text:p>
          </table:table-cell>
          <table:table-cell office:value-type="string" calcext:value-type="string">
            <text:p>النَّغْمَة بفتح النون وسكون الغين</text:p>
          </table:table-cell>
          <table:table-cell table:style-name="ce4" table:formula="of:=[.B300]&amp;&quot;=&quot;&amp;[.C300]&amp;&quot;###&quot;&amp;[.D300]" office:value-type="string" office:string-value="النغمة=النَّغْمَة###النَّغْمَة بفتح النون وسكون الغين" calcext:value-type="string">
            <text:p>النغمة=النَّغْمَة###النَّغْمَة بفتح النون وسكون الغين</text:p>
          </table:table-cell>
        </table:table-row>
        <table:table-row table:style-name="ro1">
          <table:table-cell/>
          <table:table-cell office:value-type="string" calcext:value-type="string">
            <text:p>نمر</text:p>
          </table:table-cell>
          <table:table-cell office:value-type="string" calcext:value-type="string">
            <text:p>نَمِر</text:p>
          </table:table-cell>
          <table:table-cell office:value-type="string" calcext:value-type="string">
            <text:p>النَّمِر بكسر الميم</text:p>
          </table:table-cell>
          <table:table-cell table:style-name="ce4" table:formula="of:=[.B301]&amp;&quot;=&quot;&amp;[.C301]&amp;&quot;###&quot;&amp;[.D301]" office:value-type="string" office:string-value="نمر=نَمِر###النَّمِر بكسر الميم" calcext:value-type="string">
            <text:p>نمر=نَمِر###النَّمِر بكسر الميم</text:p>
          </table:table-cell>
        </table:table-row>
        <table:table-row table:style-name="ro1">
          <table:table-cell/>
          <table:table-cell office:value-type="string" calcext:value-type="string">
            <text:p>النمر</text:p>
          </table:table-cell>
          <table:table-cell office:value-type="string" calcext:value-type="string">
            <text:p>النَّمِر</text:p>
          </table:table-cell>
          <table:table-cell office:value-type="string" calcext:value-type="string">
            <text:p>النَّمِر بكسر الميم</text:p>
          </table:table-cell>
          <table:table-cell table:style-name="ce4" table:formula="of:=[.B302]&amp;&quot;=&quot;&amp;[.C302]&amp;&quot;###&quot;&amp;[.D302]" office:value-type="string" office:string-value="النمر=النَّمِر###النَّمِر بكسر الميم" calcext:value-type="string">
            <text:p>النمر=النَّمِر###النَّمِر بكسر الميم</text:p>
          </table:table-cell>
        </table:table-row>
        <table:table-row table:style-name="ro1">
          <table:table-cell/>
          <table:table-cell office:value-type="string" calcext:value-type="string">
            <text:p>وديان</text:p>
          </table:table-cell>
          <table:table-cell office:value-type="string" calcext:value-type="string">
            <text:p>وُدْيَان</text:p>
          </table:table-cell>
          <table:table-cell office:value-type="string" calcext:value-type="string">
            <text:p>الوُدْيَان بضم الواو جمع وادٍ.</text:p>
          </table:table-cell>
          <table:table-cell table:style-name="ce4" table:formula="of:=[.B303]&amp;&quot;=&quot;&amp;[.C303]&amp;&quot;###&quot;&amp;[.D303]" office:value-type="string" office:string-value="وديان=وُدْيَان###الوُدْيَان بضم الواو جمع وادٍ." calcext:value-type="string">
            <text:p>وديان=وُدْيَان###الوُدْيَان بضم الواو جمع وادٍ.</text:p>
          </table:table-cell>
        </table:table-row>
        <table:table-row table:style-name="ro1">
          <table:table-cell/>
          <table:table-cell office:value-type="string" calcext:value-type="string">
            <text:p>الوديان</text:p>
          </table:table-cell>
          <table:table-cell office:value-type="string" calcext:value-type="string">
            <text:p>الوُدْيَان</text:p>
          </table:table-cell>
          <table:table-cell office:value-type="string" calcext:value-type="string">
            <text:p>الوُدْيَان بضم الواو جمع وادٍ.</text:p>
          </table:table-cell>
          <table:table-cell table:style-name="ce4" table:formula="of:=[.B304]&amp;&quot;=&quot;&amp;[.C304]&amp;&quot;###&quot;&amp;[.D304]" office:value-type="string" office:string-value="الوديان=الوُدْيَان###الوُدْيَان بضم الواو جمع وادٍ." calcext:value-type="string">
            <text:p>الوديان=الوُدْيَان###الوُدْيَان بضم الواو جمع وادٍ.</text:p>
          </table:table-cell>
        </table:table-row>
        <table:table-row table:style-name="ro1">
          <table:table-cell/>
          <table:table-cell office:value-type="string" calcext:value-type="string">
            <text:p>أنطاكية</text:p>
          </table:table-cell>
          <table:table-cell office:value-type="string" calcext:value-type="string">
            <text:p>أنطاكيَة</text:p>
          </table:table-cell>
          <table:table-cell office:value-type="string" calcext:value-type="string">
            <text:p>أنطاكيَة دون تشديد الياء</text:p>
          </table:table-cell>
          <table:table-cell table:style-name="ce4" table:formula="of:=[.B305]&amp;&quot;=&quot;&amp;[.C305]&amp;&quot;###&quot;&amp;[.D305]" office:value-type="string" office:string-value="أنطاكية=أنطاكيَة###أنطاكيَة دون تشديد الياء" calcext:value-type="string">
            <text:p>أنطاكية=أنطاكيَة###أنطاكيَة دون تشديد الياء</text:p>
          </table:table-cell>
        </table:table-row>
        <table:table-row table:style-name="ro1">
          <table:table-cell/>
          <table:table-cell office:value-type="string" calcext:value-type="string">
            <text:p>تارة</text:p>
          </table:table-cell>
          <table:table-cell office:value-type="string" calcext:value-type="string">
            <text:p>تارَة</text:p>
          </table:table-cell>
          <table:table-cell office:value-type="string" calcext:value-type="string">
            <text:p>بتخفيف الراء، فمعنى تارة: الحين والمرة</text:p>
          </table:table-cell>
          <table:table-cell table:style-name="ce4" table:formula="of:=[.B306]&amp;&quot;=&quot;&amp;[.C306]&amp;&quot;###&quot;&amp;[.D306]" office:value-type="string" office:string-value="تارة=تارَة###بتخفيف الراء، فمعنى تارة: الحين والمرة" calcext:value-type="string">
            <text:p>تارة=تارَة###بتخفيف الراء، فمعنى تارة: الحين والمرة</text:p>
          </table:table-cell>
        </table:table-row>
        <table:table-row table:style-name="ro1">
          <table:table-cell/>
          <table:table-cell office:value-type="string" calcext:value-type="string">
            <text:p>بمؤخر عينه</text:p>
          </table:table-cell>
          <table:table-cell office:value-type="string" calcext:value-type="string">
            <text:p>بمُؤْخِر عينه</text:p>
          </table:table-cell>
          <table:table-cell office:value-type="string" calcext:value-type="string">
            <text:p>بتشديد الخاء لأن "المُؤَخِّر" اسم فاعل من أخّر</text:p>
          </table:table-cell>
          <table:table-cell table:style-name="ce4" table:formula="of:=[.B307]&amp;&quot;=&quot;&amp;[.C307]&amp;&quot;###&quot;&amp;[.D307]" office:value-type="string" office:string-value="بمؤخر عينه=بمُؤْخِر عينه###بتشديد الخاء لأن &quot;المُؤَخِّر&quot; اسم فاعل من أخّر" calcext:value-type="string">
            <text:p>بمؤخر عينه=بمُؤْخِر عينه###بتشديد الخاء لأن "المُؤَخِّر" اسم فاعل من أخّر</text:p>
          </table:table-cell>
        </table:table-row>
        <table:table-row table:style-name="ro1">
          <table:table-cell/>
          <table:table-cell office:value-type="string" calcext:value-type="string">
            <text:p>بحبوحة</text:p>
          </table:table-cell>
          <table:table-cell office:value-type="string" calcext:value-type="string">
            <text:p>بُحْبُوحَة</text:p>
          </table:table-cell>
          <table:table-cell office:value-type="string" calcext:value-type="string">
            <text:p>بُحبوحة بضم الباء الأولى</text:p>
          </table:table-cell>
          <table:table-cell table:style-name="ce4" table:formula="of:=[.B308]&amp;&quot;=&quot;&amp;[.C308]&amp;&quot;###&quot;&amp;[.D308]" office:value-type="string" office:string-value="بحبوحة=بُحْبُوحَة###بُحبوحة بضم الباء الأولى" calcext:value-type="string">
            <text:p>بحبوحة=بُحْبُوحَة###بُحبوحة بضم الباء الأولى</text:p>
          </table:table-cell>
        </table:table-row>
        <table:table-row table:style-name="ro1">
          <table:table-cell/>
          <table:table-cell office:value-type="string" calcext:value-type="string">
            <text:p>البحبوحة</text:p>
          </table:table-cell>
          <table:table-cell office:value-type="string" calcext:value-type="string">
            <text:p>البُحْبُوحَة</text:p>
          </table:table-cell>
          <table:table-cell office:value-type="string" calcext:value-type="string">
            <text:p>بُحبوحة بضم الباء الأولى</text:p>
          </table:table-cell>
          <table:table-cell table:style-name="ce4" table:formula="of:=[.B309]&amp;&quot;=&quot;&amp;[.C309]&amp;&quot;###&quot;&amp;[.D309]" office:value-type="string" office:string-value="البحبوحة=البُحْبُوحَة###بُحبوحة بضم الباء الأولى" calcext:value-type="string">
            <text:p>البحبوحة=البُحْبُوحَة###بُحبوحة بضم الباء الأولى</text:p>
          </table:table-cell>
        </table:table-row>
        <table:table-row table:style-name="ro1">
          <table:table-cell office:value-type="string" calcext:value-type="string">
            <text:p>removed</text:p>
          </table:table-cell>
          <table:table-cell office:value-type="string" calcext:value-type="string">
            <text:p>هل ترى</text:p>
          </table:table-cell>
          <table:table-cell office:value-type="string" calcext:value-type="string">
            <text:p>هل تُرَى|يا تُرَى</text:p>
          </table:table-cell>
          <table:table-cell office:value-type="string" calcext:value-type="string">
            <text:p>بضم التاء، بمعنى يا رجل، أتُرَى؟</text:p>
          </table:table-cell>
          <table:table-cell table:style-name="ce4" table:formula="of:=[.B310]&amp;&quot;=&quot;&amp;[.C310]&amp;&quot;###&quot;&amp;[.D310]" office:value-type="string" office:string-value="هل ترى=هل تُرَى|يا تُرَى###بضم التاء، بمعنى يا رجل، أتُرَى؟" calcext:value-type="string">
            <text:p>هل ترى=هل تُرَى|يا تُرَى###بضم التاء، بمعنى يا رجل، أتُرَى؟</text:p>
          </table:table-cell>
        </table:table-row>
        <table:table-row table:style-name="ro1">
          <table:table-cell/>
          <table:table-cell office:value-type="string" calcext:value-type="string">
            <text:p>يا ترى</text:p>
          </table:table-cell>
          <table:table-cell office:value-type="string" calcext:value-type="string">
            <text:p>هل تُرَى|يا تُرَى</text:p>
          </table:table-cell>
          <table:table-cell office:value-type="string" calcext:value-type="string">
            <text:p>بضم التاء، بمعنى يا رجل، أتُرَى؟</text:p>
          </table:table-cell>
          <table:table-cell table:style-name="ce4" table:formula="of:=[.B311]&amp;&quot;=&quot;&amp;[.C311]&amp;&quot;###&quot;&amp;[.D311]" office:value-type="string" office:string-value="يا ترى=هل تُرَى|يا تُرَى###بضم التاء، بمعنى يا رجل، أتُرَى؟" calcext:value-type="string">
            <text:p>يا ترى=هل تُرَى|يا تُرَى###بضم التاء، بمعنى يا رجل، أتُرَى؟</text:p>
          </table:table-cell>
        </table:table-row>
        <table:table-row table:style-name="ro1">
          <table:table-cell/>
          <table:table-cell office:value-type="string" calcext:value-type="string">
            <text:p>نصب عينيه</text:p>
          </table:table-cell>
          <table:table-cell office:value-type="string" calcext:value-type="string">
            <text:p>نُصْبَ عينيه</text:p>
          </table:table-cell>
          <table:table-cell office:value-type="string" calcext:value-type="string">
            <text:p>بضم الصاد "نُصب عينيه" أي أمامه</text:p>
          </table:table-cell>
          <table:table-cell table:style-name="ce4" table:formula="of:=[.B312]&amp;&quot;=&quot;&amp;[.C312]&amp;&quot;###&quot;&amp;[.D312]" office:value-type="string" office:string-value="نصب عينيه=نُصْبَ عينيه###بضم الصاد &quot;نُصب عينيه&quot; أي أمامه" calcext:value-type="string">
            <text:p>نصب عينيه=نُصْبَ عينيه###بضم الصاد "نُصب عينيه" أي أمامه</text:p>
          </table:table-cell>
        </table:table-row>
        <table:table-row table:style-name="ro1">
          <table:table-cell/>
          <table:table-cell office:value-type="string" calcext:value-type="string">
            <text:p>بلقيس</text:p>
          </table:table-cell>
          <table:table-cell office:value-type="string" calcext:value-type="string">
            <text:p>بِلْقِيس</text:p>
          </table:table-cell>
          <table:table-cell office:value-type="string" calcext:value-type="string">
            <text:p>بِلْقِيس بكسر الباء ملكة سبأ</text:p>
          </table:table-cell>
          <table:table-cell table:style-name="ce4" table:formula="of:=[.B313]&amp;&quot;=&quot;&amp;[.C313]&amp;&quot;###&quot;&amp;[.D313]" office:value-type="string" office:string-value="بلقيس=بِلْقِيس###بِلْقِيس بكسر الباء ملكة سبأ" calcext:value-type="string">
            <text:p>بلقيس=بِلْقِيس###بِلْقِيس بكسر الباء ملكة سبأ</text:p>
          </table:table-cell>
        </table:table-row>
        <table:table-row table:style-name="ro1">
          <table:table-cell/>
          <table:table-cell office:value-type="string" calcext:value-type="string">
            <text:p>بناء على ذلك</text:p>
          </table:table-cell>
          <table:table-cell office:value-type="string" calcext:value-type="string">
            <text:p>بِناءً على ذلك</text:p>
          </table:table-cell>
          <table:table-cell office:value-type="string" calcext:value-type="string">
            <text:p>بِناءً بكسر بالباء مصدر "بنى" بناءً، وليس بُناءً</text:p>
          </table:table-cell>
          <table:table-cell table:style-name="ce4" table:formula="of:=[.B314]&amp;&quot;=&quot;&amp;[.C314]&amp;&quot;###&quot;&amp;[.D314]" office:value-type="string" office:string-value="بناء على ذلك=بِناءً على ذلك###بِناءً بكسر بالباء مصدر &quot;بنى&quot; بناءً، وليس بُناءً" calcext:value-type="string">
            <text:p>بناء على ذلك=بِناءً على ذلك###بِناءً بكسر بالباء مصدر "بنى" بناءً، وليس بُناءً</text:p>
          </table:table-cell>
        </table:table-row>
        <table:table-row table:style-name="ro1">
          <table:table-cell/>
          <table:table-cell office:value-type="string" calcext:value-type="string">
            <text:p>تذكرة</text:p>
          </table:table-cell>
          <table:table-cell office:value-type="string" calcext:value-type="string">
            <text:p>تَذْكِرَة</text:p>
          </table:table-cell>
          <table:table-cell office:value-type="string" calcext:value-type="string">
            <text:p>تَذْكِرَة بكسر الكاف</text:p>
          </table:table-cell>
          <table:table-cell table:style-name="ce4" table:formula="of:=[.B315]&amp;&quot;=&quot;&amp;[.C315]&amp;&quot;###&quot;&amp;[.D315]" office:value-type="string" office:string-value="تذكرة=تَذْكِرَة###تَذْكِرَة بكسر الكاف" calcext:value-type="string">
            <text:p>تذكرة=تَذْكِرَة###تَذْكِرَة بكسر الكاف</text:p>
          </table:table-cell>
        </table:table-row>
        <table:table-row table:style-name="ro1">
          <table:table-cell/>
          <table:table-cell office:value-type="string" calcext:value-type="string">
            <text:p>التذكرة</text:p>
          </table:table-cell>
          <table:table-cell office:value-type="string" calcext:value-type="string">
            <text:p>التَّذْكِرَة</text:p>
          </table:table-cell>
          <table:table-cell office:value-type="string" calcext:value-type="string">
            <text:p>تَذْكِرَة بكسر الكاف</text:p>
          </table:table-cell>
          <table:table-cell table:style-name="ce4" table:formula="of:=[.B316]&amp;&quot;=&quot;&amp;[.C316]&amp;&quot;###&quot;&amp;[.D316]" office:value-type="string" office:string-value="التذكرة=التَّذْكِرَة###تَذْكِرَة بكسر الكاف" calcext:value-type="string">
            <text:p>التذكرة=التَّذْكِرَة###تَذْكِرَة بكسر الكاف</text:p>
          </table:table-cell>
        </table:table-row>
        <table:table-row table:style-name="ro1">
          <table:table-cell/>
          <table:table-cell office:value-type="string" calcext:value-type="string">
            <text:p>ترجمة</text:p>
          </table:table-cell>
          <table:table-cell office:value-type="string" calcext:value-type="string">
            <text:p>تَرْجَمَة</text:p>
          </table:table-cell>
          <table:table-cell office:value-type="string" calcext:value-type="string">
            <text:p>ترجَمة بفتح الجيم</text:p>
          </table:table-cell>
          <table:table-cell table:style-name="ce4" table:formula="of:=[.B317]&amp;&quot;=&quot;&amp;[.C317]&amp;&quot;###&quot;&amp;[.D317]" office:value-type="string" office:string-value="ترجمة=تَرْجَمَة###ترجَمة بفتح الجيم" calcext:value-type="string">
            <text:p>ترجمة=تَرْجَمَة###ترجَمة بفتح الجيم</text:p>
          </table:table-cell>
        </table:table-row>
        <table:table-row table:style-name="ro1">
          <table:table-cell/>
          <table:table-cell office:value-type="string" calcext:value-type="string">
            <text:p>الترجمة</text:p>
          </table:table-cell>
          <table:table-cell office:value-type="string" calcext:value-type="string">
            <text:p>التَّرْجَمَةً</text:p>
          </table:table-cell>
          <table:table-cell office:value-type="string" calcext:value-type="string">
            <text:p>ترجَمة بفتح الجيم</text:p>
          </table:table-cell>
          <table:table-cell table:style-name="ce4" table:formula="of:=[.B318]&amp;&quot;=&quot;&amp;[.C318]&amp;&quot;###&quot;&amp;[.D318]" office:value-type="string" office:string-value="الترجمة=التَّرْجَمَةً###ترجَمة بفتح الجيم" calcext:value-type="string">
            <text:p>الترجمة=التَّرْجَمَةً###ترجَمة بفتح الجيم</text:p>
          </table:table-cell>
        </table:table-row>
        <table:table-row table:style-name="ro1">
          <table:table-cell/>
          <table:table-cell office:value-type="string" calcext:value-type="string">
            <text:p>تلقائيا</text:p>
          </table:table-cell>
          <table:table-cell office:value-type="string" calcext:value-type="string">
            <text:p>تِلْقائيًا</text:p>
          </table:table-cell>
          <table:table-cell office:value-type="string" calcext:value-type="string">
            <text:p>تِلْقائيًا بكسر التاء</text:p>
          </table:table-cell>
          <table:table-cell table:style-name="ce4" table:formula="of:=[.B319]&amp;&quot;=&quot;&amp;[.C319]&amp;&quot;###&quot;&amp;[.D319]" office:value-type="string" office:string-value="تلقائيا=تِلْقائيًا###تِلْقائيًا بكسر التاء" calcext:value-type="string">
            <text:p>تلقائيا=تِلْقائيًا###تِلْقائيًا بكسر التاء</text:p>
          </table:table-cell>
        </table:table-row>
        <table:table-row table:style-name="ro1">
          <table:table-cell/>
          <table:table-cell office:value-type="string" calcext:value-type="string">
            <text:p>ثبت المراجع</text:p>
          </table:table-cell>
          <table:table-cell office:value-type="string" calcext:value-type="string">
            <text:p>ثَبَت المصادر|ثَبَت المراجع</text:p>
          </table:table-cell>
          <table:table-cell office:value-type="string" calcext:value-type="string">
            <text:p>ثَبَت المصادر بفتح الثاء والباء لأن الثّبْت هو الشجاع الثابت القلب</text:p>
          </table:table-cell>
          <table:table-cell table:style-name="ce4" table:formula="of:=[.B320]&amp;&quot;=&quot;&amp;[.C320]&amp;&quot;###&quot;&amp;[.D320]" office:value-type="string" office:string-value="ثبت المراجع=ثَبَت المصادر|ثَبَت المراجع###ثَبَت المصادر بفتح الثاء والباء لأن الثّبْت هو الشجاع الثابت القلب" calcext:value-type="string">
            <text:p>ثبت المراجع=ثَبَت المصادر|ثَبَت المراجع###ثَبَت المصادر بفتح الثاء والباء لأن الثّبْت هو الشجاع الثابت القلب</text:p>
          </table:table-cell>
        </table:table-row>
        <table:table-row table:style-name="ro1">
          <table:table-cell/>
          <table:table-cell office:value-type="string" calcext:value-type="string">
            <text:p>ثبت المصادر</text:p>
          </table:table-cell>
          <table:table-cell office:value-type="string" calcext:value-type="string">
            <text:p>ثَبَت المصادر|ثَبَت المراجع</text:p>
          </table:table-cell>
          <table:table-cell office:value-type="string" calcext:value-type="string">
            <text:p>ثَبَت المصادر بفتح الثاء والباء لأن الثّبْت هو الشجاع الثابت القلب</text:p>
          </table:table-cell>
          <table:table-cell table:style-name="ce4" table:formula="of:=[.B321]&amp;&quot;=&quot;&amp;[.C321]&amp;&quot;###&quot;&amp;[.D321]" office:value-type="string" office:string-value="ثبت المصادر=ثَبَت المصادر|ثَبَت المراجع###ثَبَت المصادر بفتح الثاء والباء لأن الثّبْت هو الشجاع الثابت القلب" calcext:value-type="string">
            <text:p>ثبت المصادر=ثَبَت المصادر|ثَبَت المراجع###ثَبَت المصادر بفتح الثاء والباء لأن الثّبْت هو الشجاع الثابت القلب</text:p>
          </table:table-cell>
        </table:table-row>
        <table:table-row table:style-name="ro1">
          <table:table-cell/>
          <table:table-cell office:value-type="string" calcext:value-type="string">
            <text:p>حلويات</text:p>
          </table:table-cell>
          <table:table-cell office:value-type="string" calcext:value-type="string">
            <text:p>حَلْوَيَات</text:p>
          </table:table-cell>
          <table:table-cell office:value-type="string" calcext:value-type="string">
            <text:p>جمع حلوى "حَلْوَيَات" على غرار نَجْوَى نَجْوَيَات، وسلوى سلويات</text:p>
          </table:table-cell>
          <table:table-cell table:style-name="ce4" table:formula="of:=[.B322]&amp;&quot;=&quot;&amp;[.C322]&amp;&quot;###&quot;&amp;[.D322]" office:value-type="string" office:string-value="حلويات=حَلْوَيَات###جمع حلوى &quot;حَلْوَيَات&quot; على غرار نَجْوَى نَجْوَيَات، وسلوى سلويات" calcext:value-type="string">
            <text:p>حلويات=حَلْوَيَات###جمع حلوى "حَلْوَيَات" على غرار نَجْوَى نَجْوَيَات، وسلوى سلويات</text:p>
          </table:table-cell>
        </table:table-row>
        <table:table-row table:style-name="ro1">
          <table:table-cell/>
          <table:table-cell office:value-type="string" calcext:value-type="string">
            <text:p>الحلويات</text:p>
          </table:table-cell>
          <table:table-cell office:value-type="string" calcext:value-type="string">
            <text:p>الحَلْوَيَات</text:p>
          </table:table-cell>
          <table:table-cell office:value-type="string" calcext:value-type="string">
            <text:p>جمع حلوى "حَلْوَيَات" على غرار نَجْوَى نَجْوَيَات، وسلوى سلويات</text:p>
          </table:table-cell>
          <table:table-cell table:style-name="ce4" table:formula="of:=[.B323]&amp;&quot;=&quot;&amp;[.C323]&amp;&quot;###&quot;&amp;[.D323]" office:value-type="string" office:string-value="الحلويات=الحَلْوَيَات###جمع حلوى &quot;حَلْوَيَات&quot; على غرار نَجْوَى نَجْوَيَات، وسلوى سلويات" calcext:value-type="string">
            <text:p>الحلويات=الحَلْوَيَات###جمع حلوى "حَلْوَيَات" على غرار نَجْوَى نَجْوَيَات، وسلوى سلويات</text:p>
          </table:table-cell>
        </table:table-row>
        <table:table-row table:style-name="ro1">
          <table:table-cell/>
          <table:table-cell office:value-type="string" calcext:value-type="string">
            <text:p>حرب الفجار</text:p>
          </table:table-cell>
          <table:table-cell office:value-type="string" calcext:value-type="string">
            <text:p>حرب الفِجَار</text:p>
          </table:table-cell>
          <table:table-cell office:value-type="string" calcext:value-type="string">
            <text:p>حربالفِجار بالكسر وقعت بين قريش وحلفائها وبين هوازن</text:p>
          </table:table-cell>
          <table:table-cell table:style-name="ce4" table:formula="of:=[.B324]&amp;&quot;=&quot;&amp;[.C324]&amp;&quot;###&quot;&amp;[.D324]" office:value-type="string" office:string-value="حرب الفجار=حرب الفِجَار###حربالفِجار بالكسر وقعت بين قريش وحلفائها وبين هوازن" calcext:value-type="string">
            <text:p>حرب الفجار=حرب الفِجَار###حربالفِجار بالكسر وقعت بين قريش وحلفائها وبين هوازن</text:p>
          </table:table-cell>
        </table:table-row>
        <table:table-row table:style-name="ro1">
          <table:table-cell/>
          <table:table-cell office:value-type="string" calcext:value-type="string">
            <text:p>حزيران</text:p>
          </table:table-cell>
          <table:table-cell office:value-type="string" calcext:value-type="string">
            <text:p>حَزِيران</text:p>
          </table:table-cell>
          <table:table-cell office:value-type="string" calcext:value-type="string">
            <text:p>حَزِيران بفتح الحاء</text:p>
          </table:table-cell>
          <table:table-cell table:style-name="ce4" table:formula="of:=[.B325]&amp;&quot;=&quot;&amp;[.C325]&amp;&quot;###&quot;&amp;[.D325]" office:value-type="string" office:string-value="حزيران=حَزِيران###حَزِيران بفتح الحاء" calcext:value-type="string">
            <text:p>حزيران=حَزِيران###حَزِيران بفتح الحاء</text:p>
          </table:table-cell>
        </table:table-row>
        <table:table-row table:style-name="ro1">
          <table:table-cell/>
          <table:table-cell office:value-type="string" calcext:value-type="string">
            <text:p>أحمد الصباح</text:p>
          </table:table-cell>
          <table:table-cell office:value-type="string" calcext:value-type="string">
            <text:p>أحمد الصُّبَاح</text:p>
          </table:table-cell>
          <table:table-cell office:value-type="string" calcext:value-type="string">
            <text:p>حكام الكويت من آل الصُّبَاح بضم الصاد.</text:p>
          </table:table-cell>
          <table:table-cell table:style-name="ce4" table:formula="of:=[.B326]&amp;&quot;=&quot;&amp;[.C326]&amp;&quot;###&quot;&amp;[.D326]" office:value-type="string" office:string-value="أحمد الصباح=أحمد الصُّبَاح###حكام الكويت من آل الصُّبَاح بضم الصاد." calcext:value-type="string">
            <text:p>أحمد الصباح=أحمد الصُّبَاح###حكام الكويت من آل الصُّبَاح بضم الصاد.</text:p>
          </table:table-cell>
        </table:table-row>
        <table:table-row table:style-name="ro1">
          <table:table-cell/>
          <table:table-cell office:value-type="string" calcext:value-type="string">
            <text:p>آل الصباح</text:p>
          </table:table-cell>
          <table:table-cell office:value-type="string" calcext:value-type="string">
            <text:p>الأحمد الصُّبَاح|أحمد الصُّبَاح|آل الصُّبَاح</text:p>
          </table:table-cell>
          <table:table-cell office:value-type="string" calcext:value-type="string">
            <text:p>حكام الكويت من آل الصُّبَاح بضم الصاد.</text:p>
          </table:table-cell>
          <table:table-cell table:style-name="ce4" table:formula="of:=[.B327]&amp;&quot;=&quot;&amp;[.C327]&amp;&quot;###&quot;&amp;[.D327]" office:value-type="string" office:string-value="آل الصباح=الأحمد الصُّبَاح|أحمد الصُّبَاح|آل الصُّبَاح###حكام الكويت من آل الصُّبَاح بضم الصاد." calcext:value-type="string">
            <text:p>آل الصباح=الأحمد الصُّبَاح|أحمد الصُّبَاح|آل الصُّبَاح###حكام الكويت من آل الصُّبَاح بضم الصاد.</text:p>
          </table:table-cell>
        </table:table-row>
        <table:table-row table:style-name="ro1">
          <table:table-cell/>
          <table:table-cell office:value-type="string" calcext:value-type="string">
            <text:p>أحمد الصباح</text:p>
          </table:table-cell>
          <table:table-cell office:value-type="string" calcext:value-type="string">
            <text:p>الأحمد الصُّبَاح|أحمد الصُّبَاح|آل الصُّبَاح</text:p>
          </table:table-cell>
          <table:table-cell office:value-type="string" calcext:value-type="string">
            <text:p>حكام الكويت من آل الصُّبَاح بضم الصاد.</text:p>
          </table:table-cell>
          <table:table-cell table:style-name="ce4" table:formula="of:=[.B328]&amp;&quot;=&quot;&amp;[.C328]&amp;&quot;###&quot;&amp;[.D328]" office:value-type="string" office:string-value="أحمد الصباح=الأحمد الصُّبَاح|أحمد الصُّبَاح|آل الصُّبَاح###حكام الكويت من آل الصُّبَاح بضم الصاد." calcext:value-type="string">
            <text:p>أحمد الصباح=الأحمد الصُّبَاح|أحمد الصُّبَاح|آل الصُّبَاح###حكام الكويت من آل الصُّبَاح بضم الصاد.</text:p>
          </table:table-cell>
        </table:table-row>
        <table:table-row table:style-name="ro1">
          <table:table-cell/>
          <table:table-cell office:value-type="string" calcext:value-type="string">
            <text:p>الأحمد الصباح</text:p>
          </table:table-cell>
          <table:table-cell office:value-type="string" calcext:value-type="string">
            <text:p>الأحمد الصُّبَاح|أحمد الصُّبَاح|آل الصُّبَاح</text:p>
          </table:table-cell>
          <table:table-cell office:value-type="string" calcext:value-type="string">
            <text:p>حكام الكويت من آل الصُّبَاح بضم الصاد.</text:p>
          </table:table-cell>
          <table:table-cell table:style-name="ce4" table:formula="of:=[.B329]&amp;&quot;=&quot;&amp;[.C329]&amp;&quot;###&quot;&amp;[.D329]" office:value-type="string" office:string-value="الأحمد الصباح=الأحمد الصُّبَاح|أحمد الصُّبَاح|آل الصُّبَاح###حكام الكويت من آل الصُّبَاح بضم الصاد." calcext:value-type="string">
            <text:p>الأحمد الصباح=الأحمد الصُّبَاح|أحمد الصُّبَاح|آل الصُّبَاح###حكام الكويت من آل الصُّبَاح بضم الصاد.</text:p>
          </table:table-cell>
        </table:table-row>
        <table:table-row table:style-name="ro1">
          <table:table-cell/>
          <table:table-cell office:value-type="string" calcext:value-type="string">
            <text:p>حيي بن أخطب</text:p>
          </table:table-cell>
          <table:table-cell office:value-type="string" calcext:value-type="string">
            <text:p>حُيَيّ بن أخطب</text:p>
          </table:table-cell>
          <table:table-cell office:value-type="string" calcext:value-type="string">
            <text:p>حُيَيّ بن أخطب من يهود يثرب</text:p>
          </table:table-cell>
          <table:table-cell table:style-name="ce4" table:formula="of:=[.B330]&amp;&quot;=&quot;&amp;[.C330]&amp;&quot;###&quot;&amp;[.D330]" office:value-type="string" office:string-value="حيي بن أخطب=حُيَيّ بن أخطب###حُيَيّ بن أخطب من يهود يثرب" calcext:value-type="string">
            <text:p>حيي بن أخطب=حُيَيّ بن أخطب###حُيَيّ بن أخطب من يهود يثرب</text:p>
          </table:table-cell>
        </table:table-row>
        <table:table-row table:style-name="ro1">
          <table:table-cell/>
          <table:table-cell office:value-type="string" calcext:value-type="string">
            <text:p>شمالية</text:p>
          </table:table-cell>
          <table:table-cell office:value-type="string" calcext:value-type="string">
            <text:p>شِمالية</text:p>
          </table:table-cell>
          <table:table-cell office:value-type="string" calcext:value-type="string">
            <text:p>ذلك ما أثبتته المعجمات؛ لقوله تعالى: "وأصحاب الشمال ما أصحاب الشمال"</text:p>
          </table:table-cell>
          <table:table-cell table:style-name="ce4" table:formula="of:=[.B331]&amp;&quot;=&quot;&amp;[.C331]&amp;&quot;###&quot;&amp;[.D331]" office:value-type="string" office:string-value="شمالية=شِمالية###ذلك ما أثبتته المعجمات؛ لقوله تعالى: &quot;وأصحاب الشمال ما أصحاب الشمال&quot;" calcext:value-type="string">
            <text:p>شمالية=شِمالية###ذلك ما أثبتته المعجمات؛ لقوله تعالى: "وأصحاب الشمال ما أصحاب الشمال"</text:p>
          </table:table-cell>
        </table:table-row>
        <table:table-row table:style-name="ro1">
          <table:table-cell/>
          <table:table-cell office:value-type="string" calcext:value-type="string">
            <text:p>الشمالية</text:p>
          </table:table-cell>
          <table:table-cell office:value-type="string" calcext:value-type="string">
            <text:p>الشِّمالية</text:p>
          </table:table-cell>
          <table:table-cell office:value-type="string" calcext:value-type="string">
            <text:p>ذلك ما أثبتته المعجمات؛ لقوله تعالى: "وأصحاب الشمال ما أصحاب الشمال"</text:p>
          </table:table-cell>
          <table:table-cell table:style-name="ce4" table:formula="of:=[.B332]&amp;&quot;=&quot;&amp;[.C332]&amp;&quot;###&quot;&amp;[.D332]" office:value-type="string" office:string-value="الشمالية=الشِّمالية###ذلك ما أثبتته المعجمات؛ لقوله تعالى: &quot;وأصحاب الشمال ما أصحاب الشمال&quot;" calcext:value-type="string">
            <text:p>الشمالية=الشِّمالية###ذلك ما أثبتته المعجمات؛ لقوله تعالى: "وأصحاب الشمال ما أصحاب الشمال"</text:p>
          </table:table-cell>
        </table:table-row>
        <table:table-row table:style-name="ro1">
          <table:table-cell/>
          <table:table-cell office:value-type="string" calcext:value-type="string">
            <text:p>رباطة الجأش</text:p>
          </table:table-cell>
          <table:table-cell office:value-type="string" calcext:value-type="string">
            <text:p>رِباطَة الجأش</text:p>
          </table:table-cell>
          <table:table-cell office:value-type="string" calcext:value-type="string">
            <text:p>رِباطة الجأش بكسر الرّاء معناها الشجاعة وشدة القلب وقوته</text:p>
          </table:table-cell>
          <table:table-cell table:style-name="ce4" table:formula="of:=[.B333]&amp;&quot;=&quot;&amp;[.C333]&amp;&quot;###&quot;&amp;[.D333]" office:value-type="string" office:string-value="رباطة الجأش=رِباطَة الجأش###رِباطة الجأش بكسر الرّاء معناها الشجاعة وشدة القلب وقوته" calcext:value-type="string">
            <text:p>رباطة الجأش=رِباطَة الجأش###رِباطة الجأش بكسر الرّاء معناها الشجاعة وشدة القلب وقوته</text:p>
          </table:table-cell>
        </table:table-row>
        <table:table-row table:style-name="ro1">
          <table:table-cell/>
          <table:table-cell office:value-type="string" calcext:value-type="string">
            <text:p>رتل من الدبابات</text:p>
          </table:table-cell>
          <table:table-cell office:value-type="string" calcext:value-type="string">
            <text:p>رَتَل من السيارات|رتَل من الشاحنات|رَتَل من الدبابات</text:p>
          </table:table-cell>
          <table:table-cell office:value-type="string" calcext:value-type="string">
            <text:p>رتَل بفتح التاء</text:p>
          </table:table-cell>
          <table:table-cell table:style-name="ce4" table:formula="of:=[.B334]&amp;&quot;=&quot;&amp;[.C334]&amp;&quot;###&quot;&amp;[.D334]" office:value-type="string" office:string-value="رتل من الدبابات=رَتَل من السيارات|رتَل من الشاحنات|رَتَل من الدبابات###رتَل بفتح التاء" calcext:value-type="string">
            <text:p>رتل من الدبابات=رَتَل من السيارات|رتَل من الشاحنات|رَتَل من الدبابات###رتَل بفتح التاء</text:p>
          </table:table-cell>
        </table:table-row>
        <table:table-row table:style-name="ro1">
          <table:table-cell/>
          <table:table-cell office:value-type="string" calcext:value-type="string">
            <text:p>رتل من السيارات</text:p>
          </table:table-cell>
          <table:table-cell office:value-type="string" calcext:value-type="string">
            <text:p>رَتَل من السيارات|رتَل من الشاحنات|رَتَل من الدبابات</text:p>
          </table:table-cell>
          <table:table-cell office:value-type="string" calcext:value-type="string">
            <text:p>رتَل بفتح التاء</text:p>
          </table:table-cell>
          <table:table-cell table:style-name="ce4" table:formula="of:=[.B335]&amp;&quot;=&quot;&amp;[.C335]&amp;&quot;###&quot;&amp;[.D335]" office:value-type="string" office:string-value="رتل من السيارات=رَتَل من السيارات|رتَل من الشاحنات|رَتَل من الدبابات###رتَل بفتح التاء" calcext:value-type="string">
            <text:p>رتل من السيارات=رَتَل من السيارات|رتَل من الشاحنات|رَتَل من الدبابات###رتَل بفتح التاء</text:p>
          </table:table-cell>
        </table:table-row>
        <table:table-row table:style-name="ro1">
          <table:table-cell/>
          <table:table-cell office:value-type="string" calcext:value-type="string">
            <text:p>رتل من الشاحنات</text:p>
          </table:table-cell>
          <table:table-cell office:value-type="string" calcext:value-type="string">
            <text:p>رَتَل من السيارات|رتَل من الشاحنات|رَتَل من الدبابات</text:p>
          </table:table-cell>
          <table:table-cell office:value-type="string" calcext:value-type="string">
            <text:p>رتَل بفتح التاء</text:p>
          </table:table-cell>
          <table:table-cell table:style-name="ce4" table:formula="of:=[.B336]&amp;&quot;=&quot;&amp;[.C336]&amp;&quot;###&quot;&amp;[.D336]" office:value-type="string" office:string-value="رتل من الشاحنات=رَتَل من السيارات|رتَل من الشاحنات|رَتَل من الدبابات###رتَل بفتح التاء" calcext:value-type="string">
            <text:p>رتل من الشاحنات=رَتَل من السيارات|رتَل من الشاحنات|رَتَل من الدبابات###رتَل بفتح التاء</text:p>
          </table:table-cell>
        </table:table-row>
        <table:table-row table:style-name="ro1">
          <table:table-cell/>
          <table:table-cell office:value-type="string" calcext:value-type="string">
            <text:p>رزم</text:p>
          </table:table-cell>
          <table:table-cell office:value-type="string" calcext:value-type="string">
            <text:p>رِزْمَة|رِزَم</text:p>
          </table:table-cell>
          <table:table-cell office:value-type="string" calcext:value-type="string">
            <text:p>رِزْمة ورِزَم بكسر الراء</text:p>
          </table:table-cell>
          <table:table-cell table:style-name="ce4" table:formula="of:=[.B337]&amp;&quot;=&quot;&amp;[.C337]&amp;&quot;###&quot;&amp;[.D337]" office:value-type="string" office:string-value="رزم=رِزْمَة|رِزَم###رِزْمة ورِزَم بكسر الراء" calcext:value-type="string">
            <text:p>رزم=رِزْمَة|رِزَم###رِزْمة ورِزَم بكسر الراء</text:p>
          </table:table-cell>
        </table:table-row>
        <table:table-row table:style-name="ro1">
          <table:table-cell/>
          <table:table-cell office:value-type="string" calcext:value-type="string">
            <text:p>رزمة</text:p>
          </table:table-cell>
          <table:table-cell office:value-type="string" calcext:value-type="string">
            <text:p>رِزْمَة|رِزَم</text:p>
          </table:table-cell>
          <table:table-cell office:value-type="string" calcext:value-type="string">
            <text:p>رِزْمة ورِزَم بكسر الراء</text:p>
          </table:table-cell>
          <table:table-cell table:style-name="ce4" table:formula="of:=[.B338]&amp;&quot;=&quot;&amp;[.C338]&amp;&quot;###&quot;&amp;[.D338]" office:value-type="string" office:string-value="رزمة=رِزْمَة|رِزَم###رِزْمة ورِزَم بكسر الراء" calcext:value-type="string">
            <text:p>رزمة=رِزْمَة|رِزَم###رِزْمة ورِزَم بكسر الراء</text:p>
          </table:table-cell>
        </table:table-row>
        <table:table-row table:style-name="ro1">
          <table:table-cell/>
          <table:table-cell office:value-type="string" calcext:value-type="string">
            <text:p>زغلول</text:p>
          </table:table-cell>
          <table:table-cell office:value-type="string" calcext:value-type="string">
            <text:p>زُغلُول</text:p>
          </table:table-cell>
          <table:table-cell office:value-type="string" calcext:value-type="string">
            <text:p>زُغلُول بضم الغين</text:p>
          </table:table-cell>
          <table:table-cell table:style-name="ce4" table:formula="of:=[.B339]&amp;&quot;=&quot;&amp;[.C339]&amp;&quot;###&quot;&amp;[.D339]" office:value-type="string" office:string-value="زغلول=زُغلُول###زُغلُول بضم الغين" calcext:value-type="string">
            <text:p>زغلول=زُغلُول###زُغلُول بضم الغين</text:p>
          </table:table-cell>
        </table:table-row>
        <table:table-row table:style-name="ro1">
          <table:table-cell/>
          <table:table-cell office:value-type="string" calcext:value-type="string">
            <text:p>سنمار</text:p>
          </table:table-cell>
          <table:table-cell office:value-type="string" calcext:value-type="string">
            <text:p>سِنِمَّار</text:p>
          </table:table-cell>
          <table:table-cell office:value-type="string" calcext:value-type="string">
            <text:p>سِنِمَّار اسم بناء رومي</text:p>
          </table:table-cell>
          <table:table-cell table:style-name="ce4" table:formula="of:=[.B340]&amp;&quot;=&quot;&amp;[.C340]&amp;&quot;###&quot;&amp;[.D340]" office:value-type="string" office:string-value="سنمار=سِنِمَّار###سِنِمَّار اسم بناء رومي" calcext:value-type="string">
            <text:p>سنمار=سِنِمَّار###سِنِمَّار اسم بناء رومي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سني عمره</text:p>
          </table:table-cell>
          <table:table-cell office:value-type="string" calcext:value-type="string">
            <text:p>سني عمره دون شدة، جمع المذكر السالم وما يلحق به تحذف نونه عند الإضافة دون تشديد الياء</text:p>
          </table:table-cell>
          <table:table-cell table:style-name="ce4" table:formula="of:=[.B341]&amp;&quot;=&quot;&amp;[.C341]&amp;&quot;###&quot;&amp;[.D341]" office:value-type="string" office:string-value="سني عمره=سني عمره###سني عمره دون شدة، جمع المذكر السالم وما يلحق به تحذف نونه عند الإضافة دون تشديد الياء" calcext:value-type="string">
            <text:p>سني عمره=سني عمره###سني عمره دون شدة، جمع المذكر السالم وما يلحق به تحذف نونه عند الإضافة دون تشديد الياء</text:p>
          </table:table-cell>
        </table:table-row>
        <table:table-row table:style-name="ro1">
          <table:table-cell/>
          <table:table-cell office:value-type="string" calcext:value-type="string">
            <text:p>شغاف القلب</text:p>
          </table:table-cell>
          <table:table-cell office:value-type="string" calcext:value-type="string">
            <text:p>شَغاف القلب</text:p>
          </table:table-cell>
          <table:table-cell office:value-type="string" calcext:value-type="string">
            <text:p>شَغاف بفتح الشين</text:p>
          </table:table-cell>
          <table:table-cell table:style-name="ce4" table:formula="of:=[.B342]&amp;&quot;=&quot;&amp;[.C342]&amp;&quot;###&quot;&amp;[.D342]" office:value-type="string" office:string-value="شغاف القلب=شَغاف القلب###شَغاف بفتح الشين" calcext:value-type="string">
            <text:p>شغاف القلب=شَغاف القلب###شَغاف بفتح الشين</text:p>
          </table:table-cell>
        </table:table-row>
        <table:table-row table:style-name="ro1">
          <table:table-cell/>
          <table:table-cell office:value-type="string" calcext:value-type="string">
            <text:p>صلاحية</text:p>
          </table:table-cell>
          <table:table-cell office:value-type="string" calcext:value-type="string">
            <text:p>صَلاحِيَة</text:p>
          </table:table-cell>
          <table:table-cell office:value-type="string" calcext:value-type="string">
            <text:p>صلاحِيَة دون تشديد الياء</text:p>
          </table:table-cell>
          <table:table-cell table:style-name="ce4" table:formula="of:=[.B343]&amp;&quot;=&quot;&amp;[.C343]&amp;&quot;###&quot;&amp;[.D343]" office:value-type="string" office:string-value="صلاحية=صَلاحِيَة###صلاحِيَة دون تشديد الياء" calcext:value-type="string">
            <text:p>صلاحية=صَلاحِيَة###صلاحِيَة دون تشديد الياء</text:p>
          </table:table-cell>
        </table:table-row>
        <table:table-row table:style-name="ro1">
          <table:table-cell/>
          <table:table-cell office:value-type="string" calcext:value-type="string">
            <text:p>الصلاحية</text:p>
          </table:table-cell>
          <table:table-cell office:value-type="string" calcext:value-type="string">
            <text:p>الصَّلاحِيَة</text:p>
          </table:table-cell>
          <table:table-cell office:value-type="string" calcext:value-type="string">
            <text:p>صلاحِيَة دون تشديد الياء</text:p>
          </table:table-cell>
          <table:table-cell table:style-name="ce4" table:formula="of:=[.B344]&amp;&quot;=&quot;&amp;[.C344]&amp;&quot;###&quot;&amp;[.D344]" office:value-type="string" office:string-value="الصلاحية=الصَّلاحِيَة###صلاحِيَة دون تشديد الياء" calcext:value-type="string">
            <text:p>الصلاحية=الصَّلاحِيَة###صلاحِيَة دون تشديد الياء</text:p>
          </table:table-cell>
        </table:table-row>
        <table:table-row table:style-name="ro1">
          <table:table-cell/>
          <table:table-cell office:value-type="string" calcext:value-type="string">
            <text:p>صلب</text:p>
          </table:table-cell>
          <table:table-cell office:value-type="string" calcext:value-type="string">
            <text:p>صُلْب</text:p>
          </table:table-cell>
          <table:table-cell office:value-type="string" calcext:value-type="string">
            <text:p>صُلْب بضم الصاد كقوله صلب الرأي</text:p>
          </table:table-cell>
          <table:table-cell table:style-name="ce4" table:formula="of:=[.B345]&amp;&quot;=&quot;&amp;[.C345]&amp;&quot;###&quot;&amp;[.D345]" office:value-type="string" office:string-value="صلب=صُلْب###صُلْب بضم الصاد كقوله صلب الرأي" calcext:value-type="string">
            <text:p>صلب=صُلْب###صُلْب بضم الصاد كقوله صلب الرأي</text:p>
          </table:table-cell>
        </table:table-row>
        <table:table-row table:style-name="ro1">
          <table:table-cell/>
          <table:table-cell office:value-type="string" calcext:value-type="string">
            <text:p>الصلب</text:p>
          </table:table-cell>
          <table:table-cell office:value-type="string" calcext:value-type="string">
            <text:p>الصُّلْب</text:p>
          </table:table-cell>
          <table:table-cell office:value-type="string" calcext:value-type="string">
            <text:p>صُلْب بضم الصاد كقوله صلب الرأي</text:p>
          </table:table-cell>
          <table:table-cell table:style-name="ce4" table:formula="of:=[.B346]&amp;&quot;=&quot;&amp;[.C346]&amp;&quot;###&quot;&amp;[.D346]" office:value-type="string" office:string-value="الصلب=الصُّلْب###صُلْب بضم الصاد كقوله صلب الرأي" calcext:value-type="string">
            <text:p>الصلب=الصُّلْب###صُلْب بضم الصاد كقوله صلب الرأي</text:p>
          </table:table-cell>
        </table:table-row>
        <table:table-row table:style-name="ro1">
          <table:table-cell/>
          <table:table-cell office:value-type="string" calcext:value-type="string">
            <text:p>طوال عمري</text:p>
          </table:table-cell>
          <table:table-cell office:value-type="string" calcext:value-type="string">
            <text:p>طَوال عمري</text:p>
          </table:table-cell>
          <table:table-cell office:value-type="string" calcext:value-type="string">
            <text:p>طَوَال عمري بالفتح، لأن طِوال بالكسر جمع طويل</text:p>
          </table:table-cell>
          <table:table-cell table:style-name="ce4" table:formula="of:=[.B347]&amp;&quot;=&quot;&amp;[.C347]&amp;&quot;###&quot;&amp;[.D347]" office:value-type="string" office:string-value="طوال عمري=طَوال عمري###طَوَال عمري بالفتح، لأن طِوال بالكسر جمع طويل" calcext:value-type="string">
            <text:p>طوال عمري=طَوال عمري###طَوَال عمري بالفتح، لأن طِوال بالكسر جمع طويل</text:p>
          </table:table-cell>
        </table:table-row>
        <table:table-row table:style-name="ro1">
          <table:table-cell/>
          <table:table-cell office:value-type="string" calcext:value-type="string">
            <text:p>ظهرانينا</text:p>
          </table:table-cell>
          <table:table-cell office:value-type="string" calcext:value-type="string">
            <text:p>ظهرانَينا</text:p>
          </table:table-cell>
          <table:table-cell office:value-type="string" calcext:value-type="string">
            <text:p>ظهرانينا بفتح النون</text:p>
          </table:table-cell>
          <table:table-cell table:style-name="ce4" table:formula="of:=[.B348]&amp;&quot;=&quot;&amp;[.C348]&amp;&quot;###&quot;&amp;[.D348]" office:value-type="string" office:string-value="ظهرانينا=ظهرانَينا###ظهرانينا بفتح النون" calcext:value-type="string">
            <text:p>ظهرانينا=ظهرانَينا###ظهرانينا بفتح النون</text:p>
          </table:table-cell>
        </table:table-row>
        <table:table-row table:style-name="ro1">
          <table:table-cell/>
          <table:table-cell office:value-type="string" calcext:value-type="string">
            <text:p>عرق النسا</text:p>
          </table:table-cell>
          <table:table-cell office:value-type="string" calcext:value-type="string">
            <text:p>عرق النَّسا</text:p>
          </table:table-cell>
          <table:table-cell office:value-type="string" calcext:value-type="string">
            <text:p>عرق النَّسا بفتح النون</text:p>
          </table:table-cell>
          <table:table-cell table:style-name="ce4" table:formula="of:=[.B349]&amp;&quot;=&quot;&amp;[.C349]&amp;&quot;###&quot;&amp;[.D349]" office:value-type="string" office:string-value="عرق النسا=عرق النَّسا###عرق النَّسا بفتح النون" calcext:value-type="string">
            <text:p>عرق النسا=عرق النَّسا###عرق النَّسا بفتح النون</text:p>
          </table:table-cell>
        </table:table-row>
        <table:table-row table:style-name="ro1">
          <table:table-cell/>
          <table:table-cell office:value-type="string" calcext:value-type="string">
            <text:p>من الآن</text:p>
          </table:table-cell>
          <table:table-cell office:value-type="string" calcext:value-type="string">
            <text:p>من الْآنَ</text:p>
          </table:table-cell>
          <table:table-cell office:value-type="string" calcext:value-type="string">
            <text:p>ف "الآنَ" مبني على الظرفية</text:p>
          </table:table-cell>
          <table:table-cell table:style-name="ce4" table:formula="of:=[.B350]&amp;&quot;=&quot;&amp;[.C350]&amp;&quot;###&quot;&amp;[.D350]" office:value-type="string" office:string-value="من الآن=من الْآنَ###ف &quot;الآنَ&quot; مبني على الظرفية" calcext:value-type="string">
            <text:p>من الآن=من الْآنَ###ف "الآنَ" مبني على الظرفية</text:p>
          </table:table-cell>
        </table:table-row>
        <table:table-row table:style-name="ro1">
          <table:table-cell/>
          <table:table-cell office:value-type="string" calcext:value-type="string">
            <text:p>برنامج</text:p>
          </table:table-cell>
          <table:table-cell office:value-type="string" calcext:value-type="string">
            <text:p>برنامَج</text:p>
          </table:table-cell>
          <table:table-cell office:value-type="string" calcext:value-type="string">
            <text:p>فارسية "برنامة" عُرِّبت إلى برنامَج بفتح الميم</text:p>
          </table:table-cell>
          <table:table-cell table:style-name="ce4" table:formula="of:=[.B351]&amp;&quot;=&quot;&amp;[.C351]&amp;&quot;###&quot;&amp;[.D351]" office:value-type="string" office:string-value="برنامج=برنامَج###فارسية &quot;برنامة&quot; عُرِّبت إلى برنامَج بفتح الميم" calcext:value-type="string">
            <text:p>برنامج=برنامَج###فارسية "برنامة" عُرِّبت إلى برنامَج بفتح الميم</text:p>
          </table:table-cell>
        </table:table-row>
        <table:table-row table:style-name="ro1">
          <table:table-cell/>
          <table:table-cell office:value-type="string" calcext:value-type="string">
            <text:p>البرنامج</text:p>
          </table:table-cell>
          <table:table-cell office:value-type="string" calcext:value-type="string">
            <text:p>البرنامَج</text:p>
          </table:table-cell>
          <table:table-cell office:value-type="string" calcext:value-type="string">
            <text:p>فارسية "برنامة" عُرِّبت إلى برنامَج بفتح الميم</text:p>
          </table:table-cell>
          <table:table-cell table:style-name="ce4" table:formula="of:=[.B352]&amp;&quot;=&quot;&amp;[.C352]&amp;&quot;###&quot;&amp;[.D352]" office:value-type="string" office:string-value="البرنامج=البرنامَج###فارسية &quot;برنامة&quot; عُرِّبت إلى برنامَج بفتح الميم" calcext:value-type="string">
            <text:p>البرنامج=البرنامَج###فارسية "برنامة" عُرِّبت إلى برنامَج بفتح الميم</text:p>
          </table:table-cell>
        </table:table-row>
        <table:table-row table:style-name="ro1">
          <table:table-cell/>
          <table:table-cell office:value-type="string" calcext:value-type="string">
            <text:p>بنج</text:p>
          </table:table-cell>
          <table:table-cell office:value-type="string" calcext:value-type="string">
            <text:p>بَنْج|مخدّر</text:p>
          </table:table-cell>
          <table:table-cell office:value-type="string" calcext:value-type="string">
            <text:p>فالبَنج بفتح الباء نبات مخدر</text:p>
          </table:table-cell>
          <table:table-cell table:style-name="ce4" table:formula="of:=[.B353]&amp;&quot;=&quot;&amp;[.C353]&amp;&quot;###&quot;&amp;[.D353]" office:value-type="string" office:string-value="بنج=بَنْج|مخدّر###فالبَنج بفتح الباء نبات مخدر" calcext:value-type="string">
            <text:p>بنج=بَنْج|مخدّر###فالبَنج بفتح الباء نبات مخدر</text:p>
          </table:table-cell>
        </table:table-row>
        <table:table-row table:style-name="ro1">
          <table:table-cell/>
          <table:table-cell office:value-type="string" calcext:value-type="string">
            <text:p>البنج</text:p>
          </table:table-cell>
          <table:table-cell office:value-type="string" calcext:value-type="string">
            <text:p>البَنْج|المخدّر</text:p>
          </table:table-cell>
          <table:table-cell office:value-type="string" calcext:value-type="string">
            <text:p>فالبَنج بفتح الباء نبات مخدر</text:p>
          </table:table-cell>
          <table:table-cell table:style-name="ce4" table:formula="of:=[.B354]&amp;&quot;=&quot;&amp;[.C354]&amp;&quot;###&quot;&amp;[.D354]" office:value-type="string" office:string-value="البنج=البَنْج|المخدّر###فالبَنج بفتح الباء نبات مخدر" calcext:value-type="string">
            <text:p>البنج=البَنْج|المخدّر###فالبَنج بفتح الباء نبات مخدر</text:p>
          </table:table-cell>
        </table:table-row>
        <table:table-row table:style-name="ro1">
          <table:table-cell/>
          <table:table-cell office:value-type="string" calcext:value-type="string">
            <text:p>السهل والحزن</text:p>
          </table:table-cell>
          <table:table-cell office:value-type="string" calcext:value-type="string">
            <text:p>السَّهْل والحَزْن</text:p>
          </table:table-cell>
          <table:table-cell office:value-type="string" calcext:value-type="string">
            <text:p>فالحَزَن والحُزْن هو الهم والغم</text:p>
          </table:table-cell>
          <table:table-cell table:style-name="ce4" table:formula="of:=[.B355]&amp;&quot;=&quot;&amp;[.C355]&amp;&quot;###&quot;&amp;[.D355]" office:value-type="string" office:string-value="السهل والحزن=السَّهْل والحَزْن###فالحَزَن والحُزْن هو الهم والغم" calcext:value-type="string">
            <text:p>السهل والحزن=السَّهْل والحَزْن###فالحَزَن والحُزْن هو الهم والغم</text:p>
          </table:table-cell>
        </table:table-row>
        <table:table-row table:style-name="ro1">
          <table:table-cell/>
          <table:table-cell office:value-type="string" calcext:value-type="string">
            <text:p>صنعة محكمة</text:p>
          </table:table-cell>
          <table:table-cell office:value-type="string" calcext:value-type="string">
            <text:p>صنعة مُحْكَمَة</text:p>
          </table:table-cell>
          <table:table-cell office:value-type="string" calcext:value-type="string">
            <text:p>فالفعل "أحكم" بمعنى "أتقن" أما الفعل "حكّم" فليس من معانيه أتقن وأجاد</text:p>
          </table:table-cell>
          <table:table-cell table:style-name="ce4" table:formula="of:=[.B356]&amp;&quot;=&quot;&amp;[.C356]&amp;&quot;###&quot;&amp;[.D356]" office:value-type="string" office:string-value="صنعة محكمة=صنعة مُحْكَمَة###فالفعل &quot;أحكم&quot; بمعنى &quot;أتقن&quot; أما الفعل &quot;حكّم&quot; فليس من معانيه أتقن وأجاد" calcext:value-type="string">
            <text:p>صنعة محكمة=صنعة مُحْكَمَة###فالفعل "أحكم" بمعنى "أتقن" أما الفعل "حكّم" فليس من معانيه أتقن وأجاد</text:p>
          </table:table-cell>
        </table:table-row>
        <table:table-row table:style-name="ro1">
          <table:table-cell/>
          <table:table-cell office:value-type="string" calcext:value-type="string">
            <text:p>مركب</text:p>
          </table:table-cell>
          <table:table-cell office:value-type="string" calcext:value-type="string">
            <text:p>مركَب</text:p>
          </table:table-cell>
          <table:table-cell office:value-type="string" calcext:value-type="string">
            <text:p>فالمركَب بفتح الكاف ما يركب عليه في البر والبحر</text:p>
          </table:table-cell>
          <table:table-cell table:style-name="ce4" table:formula="of:=[.B357]&amp;&quot;=&quot;&amp;[.C357]&amp;&quot;###&quot;&amp;[.D357]" office:value-type="string" office:string-value="مركب=مركَب###فالمركَب بفتح الكاف ما يركب عليه في البر والبحر" calcext:value-type="string">
            <text:p>مركب=مركَب###فالمركَب بفتح الكاف ما يركب عليه في البر والبحر</text:p>
          </table:table-cell>
        </table:table-row>
        <table:table-row table:style-name="ro1">
          <table:table-cell/>
          <table:table-cell office:value-type="string" calcext:value-type="string">
            <text:p>المركب</text:p>
          </table:table-cell>
          <table:table-cell office:value-type="string" calcext:value-type="string">
            <text:p>المركَب</text:p>
          </table:table-cell>
          <table:table-cell office:value-type="string" calcext:value-type="string">
            <text:p>فالمركَب بفتح الكاف ما يركب عليه في البر والبحر</text:p>
          </table:table-cell>
          <table:table-cell table:style-name="ce4" table:formula="of:=[.B358]&amp;&quot;=&quot;&amp;[.C358]&amp;&quot;###&quot;&amp;[.D358]" office:value-type="string" office:string-value="المركب=المركَب###فالمركَب بفتح الكاف ما يركب عليه في البر والبحر" calcext:value-type="string">
            <text:p>المركب=المركَب###فالمركَب بفتح الكاف ما يركب عليه في البر والبحر</text:p>
          </table:table-cell>
        </table:table-row>
        <table:table-row table:style-name="ro1">
          <table:table-cell/>
          <table:table-cell office:value-type="string" calcext:value-type="string">
            <text:p>معمر</text:p>
          </table:table-cell>
          <table:table-cell office:value-type="string" calcext:value-type="string">
            <text:p>مُعَمَّر</text:p>
          </table:table-cell>
          <table:table-cell office:value-type="string" calcext:value-type="string">
            <text:p>فالمعمِّر (بكسر الميم) هو الله، والمعمَّر هو (بفتح) الإنسان؛ كقوله تعالى: "وما يعمر من معمر ولا ينقص من عمره إلا في كتاب" </text:p>
          </table:table-cell>
          <table:table-cell table:style-name="ce4" table:formula="of:=[.B359]&amp;&quot;=&quot;&amp;[.C359]&amp;&quot;###&quot;&amp;[.D359]" office:value-type="string" office:string-value="معمر=مُعَمَّر###فالمعمِّر (بكسر الميم) هو الله، والمعمَّر هو (بفتح) الإنسان؛ كقوله تعالى: &quot;وما يعمر من معمر ولا ينقص من عمره إلا في كتاب&quot; " calcext:value-type="string">
            <text:p>معمر=مُعَمَّر###فالمعمِّر (بكسر الميم) هو الله، والمعمَّر هو (بفتح) الإنسان؛ كقوله تعالى: "وما يعمر من معمر ولا ينقص من عمره إلا في كتاب" </text:p>
          </table:table-cell>
        </table:table-row>
        <table:table-row table:style-name="ro1">
          <table:table-cell/>
          <table:table-cell office:value-type="string" calcext:value-type="string">
            <text:p>المعمر</text:p>
          </table:table-cell>
          <table:table-cell office:value-type="string" calcext:value-type="string">
            <text:p>المُعَمَّر</text:p>
          </table:table-cell>
          <table:table-cell office:value-type="string" calcext:value-type="string">
            <text:p>فالمعمِّر (بكسر الميم) هو الله، والمعمَّر هو (بفتح) الإنسان؛ كقوله تعالى: "وما يعمر من معمر ولا ينقص من عمره إلا في كتاب" </text:p>
          </table:table-cell>
          <table:table-cell table:style-name="ce4" table:formula="of:=[.B360]&amp;&quot;=&quot;&amp;[.C360]&amp;&quot;###&quot;&amp;[.D360]" office:value-type="string" office:string-value="المعمر=المُعَمَّر###فالمعمِّر (بكسر الميم) هو الله، والمعمَّر هو (بفتح) الإنسان؛ كقوله تعالى: &quot;وما يعمر من معمر ولا ينقص من عمره إلا في كتاب&quot; " calcext:value-type="string">
            <text:p>المعمر=المُعَمَّر###فالمعمِّر (بكسر الميم) هو الله، والمعمَّر هو (بفتح) الإنسان؛ كقوله تعالى: "وما يعمر من معمر ولا ينقص من عمره إلا في كتاب" </text:p>
          </table:table-cell>
        </table:table-row>
        <table:table-row table:style-name="ro1">
          <table:table-cell/>
          <table:table-cell office:value-type="string" calcext:value-type="string">
            <text:p>فبها ونعمت</text:p>
          </table:table-cell>
          <table:table-cell office:value-type="string" calcext:value-type="string">
            <text:p>فبها ونِعْمَتْ</text:p>
          </table:table-cell>
          <table:table-cell office:value-type="string" calcext:value-type="string">
            <text:p>فالمقصود فعل المدح "نِعْمَ" أي نِعْمَتْ الخلَّة</text:p>
          </table:table-cell>
          <table:table-cell table:style-name="ce4" table:formula="of:=[.B361]&amp;&quot;=&quot;&amp;[.C361]&amp;&quot;###&quot;&amp;[.D361]" office:value-type="string" office:string-value="فبها ونعمت=فبها ونِعْمَتْ###فالمقصود فعل المدح &quot;نِعْمَ&quot; أي نِعْمَتْ الخلَّة" calcext:value-type="string">
            <text:p>فبها ونعمت=فبها ونِعْمَتْ###فالمقصود فعل المدح "نِعْمَ" أي نِعْمَتْ الخلَّة</text:p>
          </table:table-cell>
        </table:table-row>
        <table:table-row table:style-name="ro1">
          <table:table-cell/>
          <table:table-cell office:value-type="string" calcext:value-type="string">
            <text:p>ملقط</text:p>
          </table:table-cell>
          <table:table-cell office:value-type="string" calcext:value-type="string">
            <text:p>مِلْقَط|مِلْقَاط</text:p>
          </table:table-cell>
          <table:table-cell office:value-type="string" calcext:value-type="string">
            <text:p>فالمَلْقَط بفتح الميم هو المعدن أو المطب، والمِلقط بكسر الميم اسم آلة على وز مِفعلة</text:p>
          </table:table-cell>
          <table:table-cell table:style-name="ce4" table:formula="of:=[.B362]&amp;&quot;=&quot;&amp;[.C362]&amp;&quot;###&quot;&amp;[.D362]" office:value-type="string" office:string-value="ملقط=مِلْقَط|مِلْقَاط###فالمَلْقَط بفتح الميم هو المعدن أو المطب، والمِلقط بكسر الميم اسم آلة على وز مِفعلة" calcext:value-type="string">
            <text:p>ملقط=مِلْقَط|مِلْقَاط###فالمَلْقَط بفتح الميم هو المعدن أو المطب، والمِلقط بكسر الميم اسم آلة على وز مِفعلة</text:p>
          </table:table-cell>
        </table:table-row>
        <table:table-row table:style-name="ro1">
          <table:table-cell/>
          <table:table-cell office:value-type="string" calcext:value-type="string">
            <text:p>الملقط</text:p>
          </table:table-cell>
          <table:table-cell office:value-type="string" calcext:value-type="string">
            <text:p>المِلْقَط|المِلْقَاط</text:p>
          </table:table-cell>
          <table:table-cell office:value-type="string" calcext:value-type="string">
            <text:p>فالمَلْقَط بفتح الميم هو المعدن أو المطب، والمِلقط بكسر الميم اسم آلة على وز مِفعلة</text:p>
          </table:table-cell>
          <table:table-cell table:style-name="ce4" table:formula="of:=[.B363]&amp;&quot;=&quot;&amp;[.C363]&amp;&quot;###&quot;&amp;[.D363]" office:value-type="string" office:string-value="الملقط=المِلْقَط|المِلْقَاط###فالمَلْقَط بفتح الميم هو المعدن أو المطب، والمِلقط بكسر الميم اسم آلة على وز مِفعلة" calcext:value-type="string">
            <text:p>الملقط=المِلْقَط|المِلْقَاط###فالمَلْقَط بفتح الميم هو المعدن أو المطب، والمِلقط بكسر الميم اسم آلة على وز مِفعلة</text:p>
          </table:table-cell>
        </table:table-row>
        <table:table-row table:style-name="ro1">
          <table:table-cell/>
          <table:table-cell office:value-type="string" calcext:value-type="string">
            <text:p>أحادي اللغة</text:p>
          </table:table-cell>
          <table:table-cell office:value-type="string" calcext:value-type="string">
            <text:p>أُحادِيّ اللغة|أُحَادِيّة اللغة</text:p>
          </table:table-cell>
          <table:table-cell office:value-type="string" calcext:value-type="string">
            <text:p>فالنسب هنا إلى أُحَاد، ف "فُعَالِيّ وفُعَالِيّة" فنقول: ثُنائِيّ وثُنَائِيّة، ثُلَاثِيّ وثُلَاثِيّة، رُبَاعِيّ ورُبَاعِيّة، خُمَاسِيّ وخُمَاسِيّة... عُشَارِيّ وعُشَارِيّ</text:p>
          </table:table-cell>
          <table:table-cell table:style-name="ce4" table:formula="of:=[.B364]&amp;&quot;=&quot;&amp;[.C364]&amp;&quot;###&quot;&amp;[.D364]" office:value-type="string" office:string-value="أحادي اللغة=أُحادِيّ اللغة|أُحَادِيّة اللغة###فالنسب هنا إلى أُحَاد، ف &quot;فُعَالِيّ وفُعَالِيّة&quot; فنقول: ثُنائِيّ وثُنَائِيّة، ثُلَاثِيّ وثُلَاثِيّة، رُبَاعِيّ ورُبَاعِيّة، خُمَاسِيّ وخُمَاسِيّة... عُشَارِيّ وعُشَارِيّ" calcext:value-type="string">
            <text:p>أحادي اللغة=أُحادِيّ اللغة|أُحَادِيّة اللغة###فالنسب هنا إلى أُحَاد، ف "فُعَالِيّ وفُعَالِيّة" فنقول: ثُنائِيّ وثُنَائِيّة، ثُلَاثِيّ وثُلَاثِيّة، رُبَاعِيّ ورُبَاعِيّة، خُمَاسِيّ وخُمَاسِيّة... عُشَارِيّ وعُشَارِيّ</text:p>
          </table:table-cell>
        </table:table-row>
        <table:table-row table:style-name="ro1">
          <table:table-cell/>
          <table:table-cell office:value-type="string" calcext:value-type="string">
            <text:p>أحادية اللغة</text:p>
          </table:table-cell>
          <table:table-cell office:value-type="string" calcext:value-type="string">
            <text:p>أُحادِيّ اللغة|أُحَادِيّة اللغة</text:p>
          </table:table-cell>
          <table:table-cell office:value-type="string" calcext:value-type="string">
            <text:p>فالنسب هنا إلى أُحَاد، ف "فُعَالِيّ وفُعَالِيّة" فنقول: ثُنائِيّ وثُنَائِيّة، ثُلَاثِيّ وثُلَاثِيّة، رُبَاعِيّ ورُبَاعِيّة، خُمَاسِيّ وخُمَاسِيّة... عُشَارِيّ وعُشَارِيّ</text:p>
          </table:table-cell>
          <table:table-cell table:style-name="ce4" table:formula="of:=[.B365]&amp;&quot;=&quot;&amp;[.C365]&amp;&quot;###&quot;&amp;[.D365]" office:value-type="string" office:string-value="أحادية اللغة=أُحادِيّ اللغة|أُحَادِيّة اللغة###فالنسب هنا إلى أُحَاد، ف &quot;فُعَالِيّ وفُعَالِيّة&quot; فنقول: ثُنائِيّ وثُنَائِيّة، ثُلَاثِيّ وثُلَاثِيّة، رُبَاعِيّ ورُبَاعِيّة، خُمَاسِيّ وخُمَاسِيّة... عُشَارِيّ وعُشَارِيّ" calcext:value-type="string">
            <text:p>أحادية اللغة=أُحادِيّ اللغة|أُحَادِيّة اللغة###فالنسب هنا إلى أُحَاد، ف "فُعَالِيّ وفُعَالِيّة" فنقول: ثُنائِيّ وثُنَائِيّة، ثُلَاثِيّ وثُلَاثِيّة، رُبَاعِيّ ورُبَاعِيّة، خُمَاسِيّ وخُمَاسِيّة... عُشَارِيّ وعُشَارِيّ</text:p>
          </table:table-cell>
        </table:table-row>
        <table:table-row table:style-name="ro1">
          <table:table-cell/>
          <table:table-cell office:value-type="string" calcext:value-type="string">
            <text:p>رجحان</text:p>
          </table:table-cell>
          <table:table-cell office:value-type="string" calcext:value-type="string">
            <text:p>رُجْحَان</text:p>
          </table:table-cell>
          <table:table-cell office:value-type="string" calcext:value-type="string">
            <text:p>فلم يرد في مصدر "رَجَحَ" رَجَحَان، بل رُجُوحًا، رُجْحَان، رَجَاحَة</text:p>
          </table:table-cell>
          <table:table-cell table:style-name="ce4" table:formula="of:=[.B366]&amp;&quot;=&quot;&amp;[.C366]&amp;&quot;###&quot;&amp;[.D366]" office:value-type="string" office:string-value="رجحان=رُجْحَان###فلم يرد في مصدر &quot;رَجَحَ&quot; رَجَحَان، بل رُجُوحًا، رُجْحَان، رَجَاحَة" calcext:value-type="string">
            <text:p>رجحان=رُجْحَان###فلم يرد في مصدر "رَجَحَ" رَجَحَان، بل رُجُوحًا، رُجْحَان، رَجَاحَة</text:p>
          </table:table-cell>
        </table:table-row>
        <table:table-row table:style-name="ro1">
          <table:table-cell/>
          <table:table-cell office:value-type="string" calcext:value-type="string">
            <text:p>الرجحان</text:p>
          </table:table-cell>
          <table:table-cell office:value-type="string" calcext:value-type="string">
            <text:p>الرُّجْحَان</text:p>
          </table:table-cell>
          <table:table-cell office:value-type="string" calcext:value-type="string">
            <text:p>فلم يرد في مصدر "رَجَحَ" رَجَحَان، بل رُجُوحًا، رُجْحَان، رَجَاحَة</text:p>
          </table:table-cell>
          <table:table-cell table:style-name="ce4" table:formula="of:=[.B367]&amp;&quot;=&quot;&amp;[.C367]&amp;&quot;###&quot;&amp;[.D367]" office:value-type="string" office:string-value="الرجحان=الرُّجْحَان###فلم يرد في مصدر &quot;رَجَحَ&quot; رَجَحَان، بل رُجُوحًا، رُجْحَان، رَجَاحَة" calcext:value-type="string">
            <text:p>الرجحان=الرُّجْحَان###فلم يرد في مصدر "رَجَحَ" رَجَحَان، بل رُجُوحًا، رُجْحَان، رَجَاحَة</text:p>
          </table:table-cell>
        </table:table-row>
        <table:table-row table:style-name="ro1">
          <table:table-cell/>
          <table:table-cell office:value-type="string" calcext:value-type="string">
            <text:p>قرمزي</text:p>
          </table:table-cell>
          <table:table-cell office:value-type="string" calcext:value-type="string">
            <text:p>قِرْمزي</text:p>
          </table:table-cell>
          <table:table-cell office:value-type="string" calcext:value-type="string">
            <text:p>قِرْمزي بكسر القاف</text:p>
          </table:table-cell>
          <table:table-cell table:style-name="ce4" table:formula="of:=[.B368]&amp;&quot;=&quot;&amp;[.C368]&amp;&quot;###&quot;&amp;[.D368]" office:value-type="string" office:string-value="قرمزي=قِرْمزي###قِرْمزي بكسر القاف" calcext:value-type="string">
            <text:p>قرمزي=قِرْمزي###قِرْمزي بكسر القاف</text:p>
          </table:table-cell>
        </table:table-row>
        <table:table-row table:style-name="ro1">
          <table:table-cell/>
          <table:table-cell office:value-type="string" calcext:value-type="string">
            <text:p>قصارى</text:p>
          </table:table-cell>
          <table:table-cell office:value-type="string" calcext:value-type="string">
            <text:p>قُصَارَى</text:p>
          </table:table-cell>
          <table:table-cell office:value-type="string" calcext:value-type="string">
            <text:p>قُصَارَى بضم القاف</text:p>
          </table:table-cell>
          <table:table-cell table:style-name="ce4" table:formula="of:=[.B369]&amp;&quot;=&quot;&amp;[.C369]&amp;&quot;###&quot;&amp;[.D369]" office:value-type="string" office:string-value="قصارى=قُصَارَى###قُصَارَى بضم القاف" calcext:value-type="string">
            <text:p>قصارى=قُصَارَى###قُصَارَى بضم القاف</text:p>
          </table:table-cell>
        </table:table-row>
        <table:table-row table:style-name="ro1">
          <table:table-cell/>
          <table:table-cell office:value-type="string" calcext:value-type="string">
            <text:p>قيد أنملة</text:p>
          </table:table-cell>
          <table:table-cell office:value-type="string" calcext:value-type="string">
            <text:p>قِيد أنملة</text:p>
          </table:table-cell>
          <table:table-cell office:value-type="string" calcext:value-type="string">
            <text:p>قِيد بكسر القاف معناه المقدار.</text:p>
          </table:table-cell>
          <table:table-cell table:style-name="ce4" table:formula="of:=[.B370]&amp;&quot;=&quot;&amp;[.C370]&amp;&quot;###&quot;&amp;[.D370]" office:value-type="string" office:string-value="قيد أنملة=قِيد أنملة###قِيد بكسر القاف معناه المقدار." calcext:value-type="string">
            <text:p>قيد أنملة=قِيد أنملة###قِيد بكسر القاف معناه المقدار.</text:p>
          </table:table-cell>
        </table:table-row>
        <table:table-row table:style-name="ro1">
          <table:table-cell/>
          <table:table-cell office:value-type="string" calcext:value-type="string">
            <text:p>كذبة إبريل</text:p>
          </table:table-cell>
          <table:table-cell office:value-type="string" calcext:value-type="string">
            <text:p>كِذْبَة إبريل</text:p>
          </table:table-cell>
          <table:table-cell office:value-type="string" calcext:value-type="string">
            <text:p>كذبة بكسر الكاف، أما بفتحها كَذْبة فهي المرة من الكذب</text:p>
          </table:table-cell>
          <table:table-cell table:style-name="ce4" table:formula="of:=[.B371]&amp;&quot;=&quot;&amp;[.C371]&amp;&quot;###&quot;&amp;[.D371]" office:value-type="string" office:string-value="كذبة إبريل=كِذْبَة إبريل###كذبة بكسر الكاف، أما بفتحها كَذْبة فهي المرة من الكذب" calcext:value-type="string">
            <text:p>كذبة إبريل=كِذْبَة إبريل###كذبة بكسر الكاف، أما بفتحها كَذْبة فهي المرة من الكذب</text:p>
          </table:table-cell>
        </table:table-row>
        <table:table-row table:style-name="ro1">
          <table:table-cell/>
          <table:table-cell office:value-type="string" calcext:value-type="string">
            <text:p>كروية</text:p>
          </table:table-cell>
          <table:table-cell office:value-type="string" calcext:value-type="string">
            <text:p>كُرَوِيّة</text:p>
          </table:table-cell>
          <table:table-cell office:value-type="string" calcext:value-type="string">
            <text:p>كُروية بضم الكاف لأنها منسوبة إلى "كُرَة"</text:p>
          </table:table-cell>
          <table:table-cell table:style-name="ce4" table:formula="of:=[.B372]&amp;&quot;=&quot;&amp;[.C372]&amp;&quot;###&quot;&amp;[.D372]" office:value-type="string" office:string-value="كروية=كُرَوِيّة###كُروية بضم الكاف لأنها منسوبة إلى &quot;كُرَة&quot;" calcext:value-type="string">
            <text:p>كروية=كُرَوِيّة###كُروية بضم الكاف لأنها منسوبة إلى "كُرَة"</text:p>
          </table:table-cell>
        </table:table-row>
        <table:table-row table:style-name="ro1">
          <table:table-cell/>
          <table:table-cell office:value-type="string" calcext:value-type="string">
            <text:p>الكروية</text:p>
          </table:table-cell>
          <table:table-cell office:value-type="string" calcext:value-type="string">
            <text:p>الكُرَوِيّة</text:p>
          </table:table-cell>
          <table:table-cell office:value-type="string" calcext:value-type="string">
            <text:p>كُروية بضم الكاف لأنها منسوبة إلى "كُرَة"</text:p>
          </table:table-cell>
          <table:table-cell table:style-name="ce4" table:formula="of:=[.B373]&amp;&quot;=&quot;&amp;[.C373]&amp;&quot;###&quot;&amp;[.D373]" office:value-type="string" office:string-value="الكروية=الكُرَوِيّة###كُروية بضم الكاف لأنها منسوبة إلى &quot;كُرَة&quot;" calcext:value-type="string">
            <text:p>الكروية=الكُرَوِيّة###كُروية بضم الكاف لأنها منسوبة إلى "كُرَة"</text:p>
          </table:table-cell>
        </table:table-row>
        <table:table-row table:style-name="ro1">
          <table:table-cell/>
          <table:table-cell office:value-type="string" calcext:value-type="string">
            <text:p>كوكب الزهرة</text:p>
          </table:table-cell>
          <table:table-cell office:value-type="string" calcext:value-type="string">
            <text:p>كوكب الزُّهَرَة</text:p>
          </table:table-cell>
          <table:table-cell office:value-type="string" calcext:value-type="string">
            <text:p>كوكب الزُّهَرَة بضم الزاي</text:p>
          </table:table-cell>
          <table:table-cell table:style-name="ce4" table:formula="of:=[.B374]&amp;&quot;=&quot;&amp;[.C374]&amp;&quot;###&quot;&amp;[.D374]" office:value-type="string" office:string-value="كوكب الزهرة=كوكب الزُّهَرَة###كوكب الزُّهَرَة بضم الزاي" calcext:value-type="string">
            <text:p>كوكب الزهرة=كوكب الزُّهَرَة###كوكب الزُّهَرَة بضم الزاي</text:p>
          </table:table-cell>
        </table:table-row>
        <table:table-row table:style-name="ro1">
          <table:table-cell/>
          <table:table-cell office:value-type="string" calcext:value-type="string">
            <text:p>هرج ومرج</text:p>
          </table:table-cell>
          <table:table-cell office:value-type="string" calcext:value-type="string">
            <text:p>هَرْج ومَرْج</text:p>
          </table:table-cell>
          <table:table-cell office:value-type="string" calcext:value-type="string">
            <text:p>لأن "هَرْج" هو الفتنة والاختلاط، و"مَرَج" هو الفتنة والاختلاط أيضًا، وقد سُكِّنت راء "المَرَج" لمناسبة راء "الهَرْج"</text:p>
          </table:table-cell>
          <table:table-cell table:style-name="ce4" table:formula="of:=[.B375]&amp;&quot;=&quot;&amp;[.C375]&amp;&quot;###&quot;&amp;[.D375]" office:value-type="string" office:string-value="هرج ومرج=هَرْج ومَرْج###لأن &quot;هَرْج&quot; هو الفتنة والاختلاط، و&quot;مَرَج&quot; هو الفتنة والاختلاط أيضًا، وقد سُكِّنت راء &quot;المَرَج&quot; لمناسبة راء &quot;الهَرْج&quot;" calcext:value-type="string">
            <text:p>هرج ومرج=هَرْج ومَرْج###لأن "هَرْج" هو الفتنة والاختلاط، و"مَرَج" هو الفتنة والاختلاط أيضًا، وقد سُكِّنت راء "المَرَج" لمناسبة راء "الهَرْج"</text:p>
          </table:table-cell>
        </table:table-row>
        <table:table-row table:style-name="ro1">
          <table:table-cell/>
          <table:table-cell office:value-type="string" calcext:value-type="string">
            <text:p>استووا يرحمكم الله</text:p>
          </table:table-cell>
          <table:table-cell office:value-type="string" calcext:value-type="string">
            <text:p>استووا يرْحَمْكم الله</text:p>
          </table:table-cell>
          <table:table-cell office:value-type="string" calcext:value-type="string">
            <text:p>لأن "يرحمْكم" مجزوم في جواب الطلب </text:p>
          </table:table-cell>
          <table:table-cell table:style-name="ce4" table:formula="of:=[.B376]&amp;&quot;=&quot;&amp;[.C376]&amp;&quot;###&quot;&amp;[.D376]" office:value-type="string" office:string-value="استووا يرحمكم الله=استووا يرْحَمْكم الله###لأن &quot;يرحمْكم&quot; مجزوم في جواب الطلب " calcext:value-type="string">
            <text:p>استووا يرحمكم الله=استووا يرْحَمْكم الله###لأن "يرحمْكم" مجزوم في جواب الطلب </text:p>
          </table:table-cell>
        </table:table-row>
        <table:table-row table:style-name="ro1">
          <table:table-cell/>
          <table:table-cell office:value-type="string" calcext:value-type="string">
            <text:p>أمس</text:p>
          </table:table-cell>
          <table:table-cell office:value-type="string" calcext:value-type="string">
            <text:p>أمسِ</text:p>
          </table:table-cell>
          <table:table-cell office:value-type="string" calcext:value-type="string">
            <text:p>لأن الظرف "أمس" مبني على الكسر</text:p>
          </table:table-cell>
          <table:table-cell table:style-name="ce4" table:formula="of:=[.B377]&amp;&quot;=&quot;&amp;[.C377]&amp;&quot;###&quot;&amp;[.D377]" office:value-type="string" office:string-value="أمس=أمسِ###لأن الظرف &quot;أمس&quot; مبني على الكسر" calcext:value-type="string">
            <text:p>أمس=أمسِ###لأن الظرف "أمس" مبني على الكسر</text:p>
          </table:table-cell>
        </table:table-row>
        <table:table-row table:style-name="ro1">
          <table:table-cell/>
          <table:table-cell office:value-type="string" calcext:value-type="string">
            <text:p>حلقات</text:p>
          </table:table-cell>
          <table:table-cell office:value-type="string" calcext:value-type="string">
            <text:p>حلَقات</text:p>
          </table:table-cell>
          <table:table-cell office:value-type="string" calcext:value-type="string">
            <text:p>لأن الكلمة المفردة التي على وزن فَعْلَة "حَلْقة" صحيحة العين، فإنها عند جمعها جمع مؤنث سالمًا يجب تحريك عين الكلمة بالفتح إتباعًا لفائها </text:p>
          </table:table-cell>
          <table:table-cell table:style-name="ce4" table:formula="of:=[.B378]&amp;&quot;=&quot;&amp;[.C378]&amp;&quot;###&quot;&amp;[.D378]" office:value-type="string" office:string-value="حلقات=حلَقات###لأن الكلمة المفردة التي على وزن فَعْلَة &quot;حَلْقة&quot; صحيحة العين، فإنها عند جمعها جمع مؤنث سالمًا يجب تحريك عين الكلمة بالفتح إتباعًا لفائها " calcext:value-type="string">
            <text:p>حلقات=حلَقات###لأن الكلمة المفردة التي على وزن فَعْلَة "حَلْقة" صحيحة العين، فإنها عند جمعها جمع مؤنث سالمًا يجب تحريك عين الكلمة بالفتح إتباعًا لفائها </text:p>
          </table:table-cell>
        </table:table-row>
        <table:table-row table:style-name="ro1">
          <table:table-cell/>
          <table:table-cell office:value-type="string" calcext:value-type="string">
            <text:p>الحلقات</text:p>
          </table:table-cell>
          <table:table-cell office:value-type="string" calcext:value-type="string">
            <text:p>الحلَقات</text:p>
          </table:table-cell>
          <table:table-cell office:value-type="string" calcext:value-type="string">
            <text:p>لأن الكلمة المفردة التي على وزن فَعْلَة "حَلْقة" صحيحة العين، فإنها عند جمعها جمع مؤنث سالمًا يجب تحريك عين الكلمة بالفتح إتباعًا لفائها </text:p>
          </table:table-cell>
          <table:table-cell table:style-name="ce4" table:formula="of:=[.B379]&amp;&quot;=&quot;&amp;[.C379]&amp;&quot;###&quot;&amp;[.D379]" office:value-type="string" office:string-value="الحلقات=الحلَقات###لأن الكلمة المفردة التي على وزن فَعْلَة &quot;حَلْقة&quot; صحيحة العين، فإنها عند جمعها جمع مؤنث سالمًا يجب تحريك عين الكلمة بالفتح إتباعًا لفائها " calcext:value-type="string">
            <text:p>الحلقات=الحلَقات###لأن الكلمة المفردة التي على وزن فَعْلَة "حَلْقة" صحيحة العين، فإنها عند جمعها جمع مؤنث سالمًا يجب تحريك عين الكلمة بالفتح إتباعًا لفائها </text:p>
          </table:table-cell>
        </table:table-row>
        <table:table-row table:style-name="ro1">
          <table:table-cell/>
          <table:table-cell office:value-type="string" calcext:value-type="string">
            <text:p>نخالة</text:p>
          </table:table-cell>
          <table:table-cell office:value-type="string" calcext:value-type="string">
            <text:p>نُخالة</text:p>
          </table:table-cell>
          <table:table-cell office:value-type="string" calcext:value-type="string">
            <text:p>لأن النُّخالة بضم النون ما يبقى من المُنْخُل بعد النخل</text:p>
          </table:table-cell>
          <table:table-cell table:style-name="ce4" table:formula="of:=[.B380]&amp;&quot;=&quot;&amp;[.C380]&amp;&quot;###&quot;&amp;[.D380]" office:value-type="string" office:string-value="نخالة=نُخالة###لأن النُّخالة بضم النون ما يبقى من المُنْخُل بعد النخل" calcext:value-type="string">
            <text:p>نخالة=نُخالة###لأن النُّخالة بضم النون ما يبقى من المُنْخُل بعد النخل</text:p>
          </table:table-cell>
        </table:table-row>
        <table:table-row table:style-name="ro1">
          <table:table-cell/>
          <table:table-cell office:value-type="string" calcext:value-type="string">
            <text:p>النخالة</text:p>
          </table:table-cell>
          <table:table-cell office:value-type="string" calcext:value-type="string">
            <text:p>النُّخالة</text:p>
          </table:table-cell>
          <table:table-cell office:value-type="string" calcext:value-type="string">
            <text:p>لأن النُّخالة بضم النون ما يبقى من المُنْخُل بعد النخل</text:p>
          </table:table-cell>
          <table:table-cell table:style-name="ce4" table:formula="of:=[.B381]&amp;&quot;=&quot;&amp;[.C381]&amp;&quot;###&quot;&amp;[.D381]" office:value-type="string" office:string-value="النخالة=النُّخالة###لأن النُّخالة بضم النون ما يبقى من المُنْخُل بعد النخل" calcext:value-type="string">
            <text:p>النخالة=النُّخالة###لأن النُّخالة بضم النون ما يبقى من المُنْخُل بعد النخل</text:p>
          </table:table-cell>
        </table:table-row>
        <table:table-row table:style-name="ro1">
          <table:table-cell/>
          <table:table-cell office:value-type="string" calcext:value-type="string">
            <text:p>علمانية</text:p>
          </table:table-cell>
          <table:table-cell office:value-type="string" calcext:value-type="string">
            <text:p>عَلمانية</text:p>
          </table:table-cell>
          <table:table-cell office:value-type="string" calcext:value-type="string">
            <text:p>لأنها منسوبة إلى "العَلم" بمعنى العالم </text:p>
          </table:table-cell>
          <table:table-cell table:style-name="ce4" table:formula="of:=[.B382]&amp;&quot;=&quot;&amp;[.C382]&amp;&quot;###&quot;&amp;[.D382]" office:value-type="string" office:string-value="علمانية=عَلمانية###لأنها منسوبة إلى &quot;العَلم&quot; بمعنى العالم " calcext:value-type="string">
            <text:p>علمانية=عَلمانية###لأنها منسوبة إلى "العَلم" بمعنى العالم </text:p>
          </table:table-cell>
        </table:table-row>
        <table:table-row table:style-name="ro1">
          <table:table-cell/>
          <table:table-cell office:value-type="string" calcext:value-type="string">
            <text:p>العلمانية</text:p>
          </table:table-cell>
          <table:table-cell office:value-type="string" calcext:value-type="string">
            <text:p>العَلمانية</text:p>
          </table:table-cell>
          <table:table-cell office:value-type="string" calcext:value-type="string">
            <text:p>لأنها منسوبة إلى "العَلم" بمعنى العالم </text:p>
          </table:table-cell>
          <table:table-cell table:style-name="ce4" table:formula="of:=[.B383]&amp;&quot;=&quot;&amp;[.C383]&amp;&quot;###&quot;&amp;[.D383]" office:value-type="string" office:string-value="العلمانية=العَلمانية###لأنها منسوبة إلى &quot;العَلم&quot; بمعنى العالم " calcext:value-type="string">
            <text:p>العلمانية=العَلمانية###لأنها منسوبة إلى "العَلم" بمعنى العالم </text:p>
          </table:table-cell>
        </table:table-row>
        <table:table-row table:style-name="ro1">
          <table:table-cell office:value-type="string" calcext:value-type="string">
            <text:p>removed</text:p>
          </table:table-cell>
          <table:table-cell office:value-type="string" calcext:value-type="string">
            <text:p>ظفر</text:p>
          </table:table-cell>
          <table:table-cell office:value-type="string" calcext:value-type="string">
            <text:p>ظُفُر</text:p>
          </table:table-cell>
          <table:table-cell office:value-type="string" calcext:value-type="string">
            <text:p>لقوله تعالى: "حرمنا كل ذي ظفر" </text:p>
          </table:table-cell>
          <table:table-cell table:style-name="ce4" table:formula="of:=[.B384]&amp;&quot;=&quot;&amp;[.C384]&amp;&quot;###&quot;&amp;[.D384]" office:value-type="string" office:string-value="ظفر=ظُفُر###لقوله تعالى: &quot;حرمنا كل ذي ظفر&quot; " calcext:value-type="string">
            <text:p>ظفر=ظُفُر###لقوله تعالى: "حرمنا كل ذي ظفر" </text:p>
          </table:table-cell>
        </table:table-row>
        <table:table-row table:style-name="ro1">
          <table:table-cell/>
          <table:table-cell office:value-type="string" calcext:value-type="string">
            <text:p>الظفر</text:p>
          </table:table-cell>
          <table:table-cell office:value-type="string" calcext:value-type="string">
            <text:p>الظُّفُر</text:p>
          </table:table-cell>
          <table:table-cell office:value-type="string" calcext:value-type="string">
            <text:p>لقوله تعالى: "حرمنا كل ذي ظفر" </text:p>
          </table:table-cell>
          <table:table-cell table:style-name="ce4" table:formula="of:=[.B385]&amp;&quot;=&quot;&amp;[.C385]&amp;&quot;###&quot;&amp;[.D385]" office:value-type="string" office:string-value="الظفر=الظُّفُر###لقوله تعالى: &quot;حرمنا كل ذي ظفر&quot; " calcext:value-type="string">
            <text:p>الظفر=الظُّفُر###لقوله تعالى: "حرمنا كل ذي ظفر" </text:p>
          </table:table-cell>
        </table:table-row>
        <table:table-row table:style-name="ro1">
          <table:table-cell/>
          <table:table-cell office:value-type="string" calcext:value-type="string">
            <text:p>المسودة</text:p>
          </table:table-cell>
          <table:table-cell office:value-type="string" calcext:value-type="string">
            <text:p>مُبَيَّضَة الكتاب|المُسَوَّدَة</text:p>
          </table:table-cell>
          <table:table-cell office:value-type="string" calcext:value-type="string">
            <text:p>مُبَيَّضَة الكتاب اسم مفعول من الفعل: "بَيّض" مُسوّدة الكتاب اسم مفعول من الفعل "سَوّد"</text:p>
          </table:table-cell>
          <table:table-cell table:style-name="ce4" table:formula="of:=[.B386]&amp;&quot;=&quot;&amp;[.C386]&amp;&quot;###&quot;&amp;[.D386]" office:value-type="string" office:string-value="المسودة=مُبَيَّضَة الكتاب|المُسَوَّدَة###مُبَيَّضَة الكتاب اسم مفعول من الفعل: &quot;بَيّض&quot; مُسوّدة الكتاب اسم مفعول من الفعل &quot;سَوّد&quot;" calcext:value-type="string">
            <text:p>المسودة=مُبَيَّضَة الكتاب|المُسَوَّدَة###مُبَيَّضَة الكتاب اسم مفعول من الفعل: "بَيّض" مُسوّدة الكتاب اسم مفعول من الفعل "سَوّد"</text:p>
          </table:table-cell>
        </table:table-row>
        <table:table-row table:style-name="ro1">
          <table:table-cell/>
          <table:table-cell office:value-type="string" calcext:value-type="string">
            <text:p>مبيضة الكتاب</text:p>
          </table:table-cell>
          <table:table-cell office:value-type="string" calcext:value-type="string">
            <text:p>مُبَيَّضَة الكتاب|المُسَوَّدَة</text:p>
          </table:table-cell>
          <table:table-cell office:value-type="string" calcext:value-type="string">
            <text:p>مُبَيَّضَة الكتاب اسم مفعول من الفعل: "بَيّض" مُسوّدة الكتاب اسم مفعول من الفعل "سَوّد"</text:p>
          </table:table-cell>
          <table:table-cell table:style-name="ce4" table:formula="of:=[.B387]&amp;&quot;=&quot;&amp;[.C387]&amp;&quot;###&quot;&amp;[.D387]" office:value-type="string" office:string-value="مبيضة الكتاب=مُبَيَّضَة الكتاب|المُسَوَّدَة###مُبَيَّضَة الكتاب اسم مفعول من الفعل: &quot;بَيّض&quot; مُسوّدة الكتاب اسم مفعول من الفعل &quot;سَوّد&quot;" calcext:value-type="string">
            <text:p>مبيضة الكتاب=مُبَيَّضَة الكتاب|المُسَوَّدَة###مُبَيَّضَة الكتاب اسم مفعول من الفعل: "بَيّض" مُسوّدة الكتاب اسم مفعول من الفعل "سَوّد"</text:p>
          </table:table-cell>
        </table:table-row>
        <table:table-row table:style-name="ro1">
          <table:table-cell/>
          <table:table-cell office:value-type="string" calcext:value-type="string">
            <text:p>تعليم مختلط</text:p>
          </table:table-cell>
          <table:table-cell office:value-type="string" calcext:value-type="string">
            <text:p>تعليم مختلِط</text:p>
          </table:table-cell>
          <table:table-cell office:value-type="string" calcext:value-type="string">
            <text:p>مختلِط بكسر اللام ف "تعليم" هو المتلبس بالاختلاط، وليس الاختلاط واقعًا عليه</text:p>
          </table:table-cell>
          <table:table-cell table:style-name="ce4" table:formula="of:=[.B388]&amp;&quot;=&quot;&amp;[.C388]&amp;&quot;###&quot;&amp;[.D388]" office:value-type="string" office:string-value="تعليم مختلط=تعليم مختلِط###مختلِط بكسر اللام ف &quot;تعليم&quot; هو المتلبس بالاختلاط، وليس الاختلاط واقعًا عليه" calcext:value-type="string">
            <text:p>تعليم مختلط=تعليم مختلِط###مختلِط بكسر اللام ف "تعليم" هو المتلبس بالاختلاط، وليس الاختلاط واقعًا عليه</text:p>
          </table:table-cell>
        </table:table-row>
        <table:table-row table:style-name="ro1">
          <table:table-cell/>
          <table:table-cell office:value-type="string" calcext:value-type="string">
            <text:p>مختلف البلاد</text:p>
          </table:table-cell>
          <table:table-cell office:value-type="string" calcext:value-type="string">
            <text:p>مُخْتَلِف البلاد</text:p>
          </table:table-cell>
          <table:table-cell office:value-type="string" calcext:value-type="string">
            <text:p>مُخْتَلِف البلاد لأنه اسم الفاعل من الفعل (اختلف)</text:p>
          </table:table-cell>
          <table:table-cell table:style-name="ce4" table:formula="of:=[.B389]&amp;&quot;=&quot;&amp;[.C389]&amp;&quot;###&quot;&amp;[.D389]" office:value-type="string" office:string-value="مختلف البلاد=مُخْتَلِف البلاد###مُخْتَلِف البلاد لأنه اسم الفاعل من الفعل (اختلف)" calcext:value-type="string">
            <text:p>مختلف البلاد=مُخْتَلِف البلاد###مُخْتَلِف البلاد لأنه اسم الفاعل من الفعل (اختلف)</text:p>
          </table:table-cell>
        </table:table-row>
        <table:table-row table:style-name="ro1">
          <table:table-cell/>
          <table:table-cell office:value-type="string" calcext:value-type="string">
            <text:p>مخلب</text:p>
          </table:table-cell>
          <table:table-cell office:value-type="string" calcext:value-type="string">
            <text:p>مِخْلَب</text:p>
          </table:table-cell>
          <table:table-cell office:value-type="string" calcext:value-type="string">
            <text:p>مِخْلَب بكسر الميم</text:p>
          </table:table-cell>
          <table:table-cell table:style-name="ce4" table:formula="of:=[.B390]&amp;&quot;=&quot;&amp;[.C390]&amp;&quot;###&quot;&amp;[.D390]" office:value-type="string" office:string-value="مخلب=مِخْلَب###مِخْلَب بكسر الميم" calcext:value-type="string">
            <text:p>مخلب=مِخْلَب###مِخْلَب بكسر الميم</text:p>
          </table:table-cell>
        </table:table-row>
        <table:table-row table:style-name="ro1">
          <table:table-cell/>
          <table:table-cell office:value-type="string" calcext:value-type="string">
            <text:p>مدينة الموصل</text:p>
          </table:table-cell>
          <table:table-cell office:value-type="string" calcext:value-type="string">
            <text:p>مدينة المَوصِل</text:p>
          </table:table-cell>
          <table:table-cell office:value-type="string" calcext:value-type="string">
            <text:p>مدينة الموصل بفتح الميم</text:p>
          </table:table-cell>
          <table:table-cell table:style-name="ce4" table:formula="of:=[.B391]&amp;&quot;=&quot;&amp;[.C391]&amp;&quot;###&quot;&amp;[.D391]" office:value-type="string" office:string-value="مدينة الموصل=مدينة المَوصِل###مدينة الموصل بفتح الميم" calcext:value-type="string">
            <text:p>مدينة الموصل=مدينة المَوصِل###مدينة الموصل بفتح الميم</text:p>
          </table:table-cell>
        </table:table-row>
        <table:table-row table:style-name="ro1">
          <table:table-cell/>
          <table:table-cell office:value-type="string" calcext:value-type="string">
            <text:p>مشين</text:p>
          </table:table-cell>
          <table:table-cell office:value-type="string" calcext:value-type="string">
            <text:p>مَشِين</text:p>
          </table:table-cell>
          <table:table-cell office:value-type="string" calcext:value-type="string">
            <text:p>مَشِين بفتح الميم لأنه اسم مفعول من الفعل: "شان" </text:p>
          </table:table-cell>
          <table:table-cell table:style-name="ce4" table:formula="of:=[.B392]&amp;&quot;=&quot;&amp;[.C392]&amp;&quot;###&quot;&amp;[.D392]" office:value-type="string" office:string-value="مشين=مَشِين###مَشِين بفتح الميم لأنه اسم مفعول من الفعل: &quot;شان&quot; " calcext:value-type="string">
            <text:p>مشين=مَشِين###مَشِين بفتح الميم لأنه اسم مفعول من الفعل: "شان" </text:p>
          </table:table-cell>
        </table:table-row>
        <table:table-row table:style-name="ro1">
          <table:table-cell/>
          <table:table-cell office:value-type="string" calcext:value-type="string">
            <text:p>مصرف</text:p>
          </table:table-cell>
          <table:table-cell office:value-type="string" calcext:value-type="string">
            <text:p>مَصْرِف</text:p>
          </table:table-cell>
          <table:table-cell office:value-type="string" calcext:value-type="string">
            <text:p>مَصْرِف لأن الفعل مكسور العين في المضارع "يصرِف"</text:p>
          </table:table-cell>
          <table:table-cell table:style-name="ce4" table:formula="of:=[.B393]&amp;&quot;=&quot;&amp;[.C393]&amp;&quot;###&quot;&amp;[.D393]" office:value-type="string" office:string-value="مصرف=مَصْرِف###مَصْرِف لأن الفعل مكسور العين في المضارع &quot;يصرِف&quot;" calcext:value-type="string">
            <text:p>مصرف=مَصْرِف###مَصْرِف لأن الفعل مكسور العين في المضارع "يصرِف"</text:p>
          </table:table-cell>
        </table:table-row>
        <table:table-row table:style-name="ro1">
          <table:table-cell/>
          <table:table-cell office:value-type="string" calcext:value-type="string">
            <text:p>مصلت</text:p>
          </table:table-cell>
          <table:table-cell office:value-type="string" calcext:value-type="string">
            <text:p>مُصْلَت</text:p>
          </table:table-cell>
          <table:table-cell office:value-type="string" calcext:value-type="string">
            <text:p>مُصْلَت ومعناه مُجرّد اسم مفعول من الفعل (أصلت)</text:p>
          </table:table-cell>
          <table:table-cell table:style-name="ce4" table:formula="of:=[.B394]&amp;&quot;=&quot;&amp;[.C394]&amp;&quot;###&quot;&amp;[.D394]" office:value-type="string" office:string-value="مصلت=مُصْلَت###مُصْلَت ومعناه مُجرّد اسم مفعول من الفعل (أصلت)" calcext:value-type="string">
            <text:p>مصلت=مُصْلَت###مُصْلَت ومعناه مُجرّد اسم مفعول من الفعل (أصلت)</text:p>
          </table:table-cell>
        </table:table-row>
        <table:table-row table:style-name="ro1">
          <table:table-cell/>
          <table:table-cell office:value-type="string" calcext:value-type="string">
            <text:p>المصلت</text:p>
          </table:table-cell>
          <table:table-cell office:value-type="string" calcext:value-type="string">
            <text:p>المُصْلَت</text:p>
          </table:table-cell>
          <table:table-cell office:value-type="string" calcext:value-type="string">
            <text:p>مُصْلَت ومعناه مُجرّد اسم مفعول من الفعل (أصلت)</text:p>
          </table:table-cell>
          <table:table-cell table:style-name="ce4" table:formula="of:=[.B395]&amp;&quot;=&quot;&amp;[.C395]&amp;&quot;###&quot;&amp;[.D395]" office:value-type="string" office:string-value="المصلت=المُصْلَت###مُصْلَت ومعناه مُجرّد اسم مفعول من الفعل (أصلت)" calcext:value-type="string">
            <text:p>المصلت=المُصْلَت###مُصْلَت ومعناه مُجرّد اسم مفعول من الفعل (أصلت)</text:p>
          </table:table-cell>
        </table:table-row>
        <table:table-row table:style-name="ro1">
          <table:table-cell/>
          <table:table-cell office:value-type="string" calcext:value-type="string">
            <text:p>مصلى</text:p>
          </table:table-cell>
          <table:table-cell office:value-type="string" calcext:value-type="string">
            <text:p>مُصَلَّى</text:p>
          </table:table-cell>
          <table:table-cell office:value-type="string" calcext:value-type="string">
            <text:p>مُصلّى بالضم والتشديد كقوله تعالى: "واتخذوا من مقام إبراهيم مصلى"</text:p>
          </table:table-cell>
          <table:table-cell table:style-name="ce4" table:formula="of:=[.B396]&amp;&quot;=&quot;&amp;[.C396]&amp;&quot;###&quot;&amp;[.D396]" office:value-type="string" office:string-value="مصلى=مُصَلَّى###مُصلّى بالضم والتشديد كقوله تعالى: &quot;واتخذوا من مقام إبراهيم مصلى&quot;" calcext:value-type="string">
            <text:p>مصلى=مُصَلَّى###مُصلّى بالضم والتشديد كقوله تعالى: "واتخذوا من مقام إبراهيم مصلى"</text:p>
          </table:table-cell>
        </table:table-row>
        <table:table-row table:style-name="ro1">
          <table:table-cell/>
          <table:table-cell office:value-type="string" calcext:value-type="string">
            <text:p>مطبعة</text:p>
          </table:table-cell>
          <table:table-cell office:value-type="string" calcext:value-type="string">
            <text:p>مِطْبَعَة</text:p>
          </table:table-cell>
          <table:table-cell office:value-type="string" calcext:value-type="string">
            <text:p>مِطْبَعَة" اسم آلة على وزن "مِفْعَلَة"</text:p>
          </table:table-cell>
          <table:table-cell table:style-name="ce4" table:formula="of:=[.B397]&amp;&quot;=&quot;&amp;[.C397]&amp;&quot;###&quot;&amp;[.D397]" office:value-type="string" office:string-value="مطبعة=مِطْبَعَة###مِطْبَعَة&quot; اسم آلة على وزن &quot;مِفْعَلَة&quot;" calcext:value-type="string">
            <text:p>مطبعة=مِطْبَعَة###مِطْبَعَة" اسم آلة على وزن "مِفْعَلَة"</text:p>
          </table:table-cell>
        </table:table-row>
        <table:table-row table:style-name="ro1">
          <table:table-cell/>
          <table:table-cell office:value-type="string" calcext:value-type="string">
            <text:p>المطبعة</text:p>
          </table:table-cell>
          <table:table-cell office:value-type="string" calcext:value-type="string">
            <text:p>المِطْبَعَة</text:p>
          </table:table-cell>
          <table:table-cell office:value-type="string" calcext:value-type="string">
            <text:p>مِطْبَعَة" اسم آلة على وزن "مِفْعَلَة"</text:p>
          </table:table-cell>
          <table:table-cell table:style-name="ce4" table:formula="of:=[.B398]&amp;&quot;=&quot;&amp;[.C398]&amp;&quot;###&quot;&amp;[.D398]" office:value-type="string" office:string-value="المطبعة=المِطْبَعَة###مِطْبَعَة&quot; اسم آلة على وزن &quot;مِفْعَلَة&quot;" calcext:value-type="string">
            <text:p>المطبعة=المِطْبَعَة###مِطْبَعَة" اسم آلة على وزن "مِفْعَلَة"</text:p>
          </table:table-cell>
        </table:table-row>
        <table:table-row table:style-name="ro1">
          <table:table-cell/>
          <table:table-cell office:value-type="string" calcext:value-type="string">
            <text:p>معرض</text:p>
          </table:table-cell>
          <table:table-cell office:value-type="string" calcext:value-type="string">
            <text:p>مَعْرِض</text:p>
          </table:table-cell>
          <table:table-cell office:value-type="string" calcext:value-type="string">
            <text:p>مَعْرِض بكسر الراء اسم المكان من "عرض، يَعْرِض" على وزن "مَفْعِل"</text:p>
          </table:table-cell>
          <table:table-cell table:style-name="ce4" table:formula="of:=[.B399]&amp;&quot;=&quot;&amp;[.C399]&amp;&quot;###&quot;&amp;[.D399]" office:value-type="string" office:string-value="معرض=مَعْرِض###مَعْرِض بكسر الراء اسم المكان من &quot;عرض، يَعْرِض&quot; على وزن &quot;مَفْعِل&quot;" calcext:value-type="string">
            <text:p>معرض=مَعْرِض###مَعْرِض بكسر الراء اسم المكان من "عرض، يَعْرِض" على وزن "مَفْعِل"</text:p>
          </table:table-cell>
        </table:table-row>
        <table:table-row table:style-name="ro1">
          <table:table-cell/>
          <table:table-cell office:value-type="string" calcext:value-type="string">
            <text:p>المعرض</text:p>
          </table:table-cell>
          <table:table-cell office:value-type="string" calcext:value-type="string">
            <text:p>المَعْرِض</text:p>
          </table:table-cell>
          <table:table-cell office:value-type="string" calcext:value-type="string">
            <text:p>مَعْرِض بكسر الراء اسم المكان من "عرض، يَعْرِض" على وزن "مَفْعِل"</text:p>
          </table:table-cell>
          <table:table-cell table:style-name="ce4" table:formula="of:=[.B400]&amp;&quot;=&quot;&amp;[.C400]&amp;&quot;###&quot;&amp;[.D400]" office:value-type="string" office:string-value="المعرض=المَعْرِض###مَعْرِض بكسر الراء اسم المكان من &quot;عرض، يَعْرِض&quot; على وزن &quot;مَفْعِل&quot;" calcext:value-type="string">
            <text:p>المعرض=المَعْرِض###مَعْرِض بكسر الراء اسم المكان من "عرض، يَعْرِض" على وزن "مَفْعِل"</text:p>
          </table:table-cell>
        </table:table-row>
        <table:table-row table:style-name="ro1">
          <table:table-cell/>
          <table:table-cell office:value-type="string" calcext:value-type="string">
            <text:p>معزل</text:p>
          </table:table-cell>
          <table:table-cell office:value-type="string" calcext:value-type="string">
            <text:p>معزِل</text:p>
          </table:table-cell>
          <table:table-cell office:value-type="string" calcext:value-type="string">
            <text:p>معزِل بكسر الزاي كقوله تعالى: (ونادى نوح ابنه وكان في معزل)</text:p>
          </table:table-cell>
          <table:table-cell table:style-name="ce4" table:formula="of:=[.B401]&amp;&quot;=&quot;&amp;[.C401]&amp;&quot;###&quot;&amp;[.D401]" office:value-type="string" office:string-value="معزل=معزِل###معزِل بكسر الزاي كقوله تعالى: (ونادى نوح ابنه وكان في معزل)" calcext:value-type="string">
            <text:p>معزل=معزِل###معزِل بكسر الزاي كقوله تعالى: (ونادى نوح ابنه وكان في معزل)</text:p>
          </table:table-cell>
        </table:table-row>
        <table:table-row table:style-name="ro1">
          <table:table-cell/>
          <table:table-cell office:value-type="string" calcext:value-type="string">
            <text:p>المعزل</text:p>
          </table:table-cell>
          <table:table-cell office:value-type="string" calcext:value-type="string">
            <text:p>المعزِل</text:p>
          </table:table-cell>
          <table:table-cell office:value-type="string" calcext:value-type="string">
            <text:p>معزِل بكسر الزاي كقوله تعالى: (ونادى نوح ابنه وكان في معزل)</text:p>
          </table:table-cell>
          <table:table-cell table:style-name="ce4" table:formula="of:=[.B402]&amp;&quot;=&quot;&amp;[.C402]&amp;&quot;###&quot;&amp;[.D402]" office:value-type="string" office:string-value="المعزل=المعزِل###معزِل بكسر الزاي كقوله تعالى: (ونادى نوح ابنه وكان في معزل)" calcext:value-type="string">
            <text:p>المعزل=المعزِل###معزِل بكسر الزاي كقوله تعالى: (ونادى نوح ابنه وكان في معزل)</text:p>
          </table:table-cell>
        </table:table-row>
        <table:table-row table:style-name="ro1">
          <table:table-cell/>
          <table:table-cell office:value-type="string" calcext:value-type="string">
            <text:p>معيب</text:p>
          </table:table-cell>
          <table:table-cell office:value-type="string" calcext:value-type="string">
            <text:p>مَعِيب</text:p>
          </table:table-cell>
          <table:table-cell office:value-type="string" calcext:value-type="string">
            <text:p>مَعِيب بفتح الميم من الفعل "عاب" وليس فيها "أعاب"</text:p>
          </table:table-cell>
          <table:table-cell table:style-name="ce4" table:formula="of:=[.B403]&amp;&quot;=&quot;&amp;[.C403]&amp;&quot;###&quot;&amp;[.D403]" office:value-type="string" office:string-value="معيب=مَعِيب###مَعِيب بفتح الميم من الفعل &quot;عاب&quot; وليس فيها &quot;أعاب&quot;" calcext:value-type="string">
            <text:p>معيب=مَعِيب###مَعِيب بفتح الميم من الفعل "عاب" وليس فيها "أعاب"</text:p>
          </table:table-cell>
        </table:table-row>
        <table:table-row table:style-name="ro1">
          <table:table-cell/>
          <table:table-cell office:value-type="string" calcext:value-type="string">
            <text:p>مفاد</text:p>
          </table:table-cell>
          <table:table-cell office:value-type="string" calcext:value-type="string">
            <text:p>مُفَاد</text:p>
          </table:table-cell>
          <table:table-cell office:value-type="string" calcext:value-type="string">
            <text:p>مُفاد بضم الميم اسم المفعول من "أفاد".</text:p>
          </table:table-cell>
          <table:table-cell table:style-name="ce4" table:formula="of:=[.B404]&amp;&quot;=&quot;&amp;[.C404]&amp;&quot;###&quot;&amp;[.D404]" office:value-type="string" office:string-value="مفاد=مُفَاد###مُفاد بضم الميم اسم المفعول من &quot;أفاد&quot;." calcext:value-type="string">
            <text:p>مفاد=مُفَاد###مُفاد بضم الميم اسم المفعول من "أفاد".</text:p>
          </table:table-cell>
        </table:table-row>
        <table:table-row table:style-name="ro1">
          <table:table-cell/>
          <table:table-cell office:value-type="string" calcext:value-type="string">
            <text:p>خط الرقعة</text:p>
          </table:table-cell>
          <table:table-cell office:value-type="string" calcext:value-type="string">
            <text:p>خطّ الرُّقْعَة</text:p>
          </table:table-cell>
          <table:table-cell office:value-type="string" calcext:value-type="string">
            <text:p>منسوبة إلى الرُّقْعَة -بالضم- وهي قطعة الورق أو الجلد التي كان يكتب عليها</text:p>
          </table:table-cell>
          <table:table-cell table:style-name="ce4" table:formula="of:=[.B405]&amp;&quot;=&quot;&amp;[.C405]&amp;&quot;###&quot;&amp;[.D405]" office:value-type="string" office:string-value="خط الرقعة=خطّ الرُّقْعَة###منسوبة إلى الرُّقْعَة -بالضم- وهي قطعة الورق أو الجلد التي كان يكتب عليها" calcext:value-type="string">
            <text:p>خط الرقعة=خطّ الرُّقْعَة###منسوبة إلى الرُّقْعَة -بالضم- وهي قطعة الورق أو الجلد التي كان يكتب عليها</text:p>
          </table:table-cell>
        </table:table-row>
        <table:table-row table:style-name="ro1">
          <table:table-cell/>
          <table:table-cell office:value-type="string" calcext:value-type="string">
            <text:p>أما وقد</text:p>
          </table:table-cell>
          <table:table-cell office:value-type="string" calcext:value-type="string">
            <text:p>أمَا وقد</text:p>
          </table:table-cell>
          <table:table-cell office:value-type="string" calcext:value-type="string">
            <text:p>ميم (أمَا) لا تُشدّد؛ لأنها حرف تنبيه بتخفيف الميم المفتوحة</text:p>
          </table:table-cell>
          <table:table-cell table:style-name="ce4" table:formula="of:=[.B406]&amp;&quot;=&quot;&amp;[.C406]&amp;&quot;###&quot;&amp;[.D406]" office:value-type="string" office:string-value="أما وقد=أمَا وقد###ميم (أمَا) لا تُشدّد؛ لأنها حرف تنبيه بتخفيف الميم المفتوحة" calcext:value-type="string">
            <text:p>أما وقد=أمَا وقد###ميم (أمَا) لا تُشدّد؛ لأنها حرف تنبيه بتخفيف الميم المفتوحة</text:p>
          </table:table-cell>
        </table:table-row>
        <table:table-row table:style-name="ro1">
          <table:table-cell/>
          <table:table-cell office:value-type="string" calcext:value-type="string">
            <text:p>نصراني</text:p>
          </table:table-cell>
          <table:table-cell office:value-type="string" calcext:value-type="string">
            <text:p>نَصْرَانِيّ</text:p>
          </table:table-cell>
          <table:table-cell office:value-type="string" calcext:value-type="string">
            <text:p>نَصْرَانِيّ بفتح النون نسبة إلى الناصرة على غير قياس</text:p>
          </table:table-cell>
          <table:table-cell table:style-name="ce4" table:formula="of:=[.B407]&amp;&quot;=&quot;&amp;[.C407]&amp;&quot;###&quot;&amp;[.D407]" office:value-type="string" office:string-value="نصراني=نَصْرَانِيّ###نَصْرَانِيّ بفتح النون نسبة إلى الناصرة على غير قياس" calcext:value-type="string">
            <text:p>نصراني=نَصْرَانِيّ###نَصْرَانِيّ بفتح النون نسبة إلى الناصرة على غير قياس</text:p>
          </table:table-cell>
        </table:table-row>
        <table:table-row table:style-name="ro1">
          <table:table-cell/>
          <table:table-cell office:value-type="string" calcext:value-type="string">
            <text:p>نقابة</text:p>
          </table:table-cell>
          <table:table-cell office:value-type="string" calcext:value-type="string">
            <text:p>نِقابة</text:p>
          </table:table-cell>
          <table:table-cell office:value-type="string" calcext:value-type="string">
            <text:p>نِقابة بكسر النون</text:p>
          </table:table-cell>
          <table:table-cell table:style-name="ce4" table:formula="of:=[.B408]&amp;&quot;=&quot;&amp;[.C408]&amp;&quot;###&quot;&amp;[.D408]" office:value-type="string" office:string-value="نقابة=نِقابة###نِقابة بكسر النون" calcext:value-type="string">
            <text:p>نقابة=نِقابة###نِقابة بكسر النون</text:p>
          </table:table-cell>
        </table:table-row>
        <table:table-row table:style-name="ro1">
          <table:table-cell/>
          <table:table-cell office:value-type="string" calcext:value-type="string">
            <text:p>النقابة</text:p>
          </table:table-cell>
          <table:table-cell office:value-type="string" calcext:value-type="string">
            <text:p>النِّقابة</text:p>
          </table:table-cell>
          <table:table-cell office:value-type="string" calcext:value-type="string">
            <text:p>نِقابة بكسر النون</text:p>
          </table:table-cell>
          <table:table-cell table:style-name="ce4" table:formula="of:=[.B409]&amp;&quot;=&quot;&amp;[.C409]&amp;&quot;###&quot;&amp;[.D409]" office:value-type="string" office:string-value="النقابة=النِّقابة###نِقابة بكسر النون" calcext:value-type="string">
            <text:p>النقابة=النِّقابة###نِقابة بكسر النون</text:p>
          </table:table-cell>
        </table:table-row>
        <table:table-row table:style-name="ro1">
          <table:table-cell/>
          <table:table-cell office:value-type="string" calcext:value-type="string">
            <text:p>نقاط</text:p>
          </table:table-cell>
          <table:table-cell office:value-type="string" calcext:value-type="string">
            <text:p>نُقَط|نِقَاط</text:p>
          </table:table-cell>
          <table:table-cell office:value-type="string" calcext:value-type="string">
            <text:p>نُقَط بضم النون|نِقَاط بكسر النون</text:p>
          </table:table-cell>
          <table:table-cell table:style-name="ce4" table:formula="of:=[.B410]&amp;&quot;=&quot;&amp;[.C410]&amp;&quot;###&quot;&amp;[.D410]" office:value-type="string" office:string-value="نقاط=نُقَط|نِقَاط###نُقَط بضم النون|نِقَاط بكسر النون" calcext:value-type="string">
            <text:p>نقاط=نُقَط|نِقَاط###نُقَط بضم النون|نِقَاط بكسر النون</text:p>
          </table:table-cell>
        </table:table-row>
        <table:table-row table:style-name="ro1">
          <table:table-cell/>
          <table:table-cell office:value-type="string" calcext:value-type="string">
            <text:p>النقاط</text:p>
          </table:table-cell>
          <table:table-cell office:value-type="string" calcext:value-type="string">
            <text:p>النُّقَط|النِّقَاط</text:p>
          </table:table-cell>
          <table:table-cell office:value-type="string" calcext:value-type="string">
            <text:p>نُقَط بضم النون|نِقَاط بكسر النون</text:p>
          </table:table-cell>
          <table:table-cell table:style-name="ce4" table:formula="of:=[.B411]&amp;&quot;=&quot;&amp;[.C411]&amp;&quot;###&quot;&amp;[.D411]" office:value-type="string" office:string-value="النقاط=النُّقَط|النِّقَاط###نُقَط بضم النون|نِقَاط بكسر النون" calcext:value-type="string">
            <text:p>النقاط=النُّقَط|النِّقَاط###نُقَط بضم النون|نِقَاط بكسر النون</text:p>
          </table:table-cell>
        </table:table-row>
        <table:table-row table:style-name="ro1">
          <table:table-cell/>
          <table:table-cell office:value-type="string" calcext:value-type="string">
            <text:p>أردن</text:p>
          </table:table-cell>
          <table:table-cell office:value-type="string" calcext:value-type="string">
            <text:p>أرْدُنّ</text:p>
          </table:table-cell>
          <table:table-cell office:value-type="string" calcext:value-type="string">
            <text:p>نون الأردن مضعفة، وليست مخففة</text:p>
          </table:table-cell>
          <table:table-cell table:style-name="ce4" table:formula="of:=[.B412]&amp;&quot;=&quot;&amp;[.C412]&amp;&quot;###&quot;&amp;[.D412]" office:value-type="string" office:string-value="أردن=أرْدُنّ###نون الأردن مضعفة، وليست مخففة" calcext:value-type="string">
            <text:p>أردن=أرْدُنّ###نون الأردن مضعفة، وليست مخففة</text:p>
          </table:table-cell>
        </table:table-row>
        <table:table-row table:style-name="ro1">
          <table:table-cell/>
          <table:table-cell office:value-type="string" calcext:value-type="string">
            <text:p>أردني</text:p>
          </table:table-cell>
          <table:table-cell office:value-type="string" calcext:value-type="string">
            <text:p>أُرْدُنّيّ</text:p>
          </table:table-cell>
          <table:table-cell office:value-type="string" calcext:value-type="string">
            <text:p>نون الأردن مضعفة، وليست مخففة</text:p>
          </table:table-cell>
          <table:table-cell table:style-name="ce4" table:formula="of:=[.B413]&amp;&quot;=&quot;&amp;[.C413]&amp;&quot;###&quot;&amp;[.D413]" office:value-type="string" office:string-value="أردني=أُرْدُنّيّ###نون الأردن مضعفة، وليست مخففة" calcext:value-type="string">
            <text:p>أردني=أُرْدُنّيّ###نون الأردن مضعفة، وليست مخففة</text:p>
          </table:table-cell>
        </table:table-row>
        <table:table-row table:style-name="ro1">
          <table:table-cell/>
          <table:table-cell office:value-type="string" calcext:value-type="string">
            <text:p>الأردن</text:p>
          </table:table-cell>
          <table:table-cell office:value-type="string" calcext:value-type="string">
            <text:p>الأُرْدُنّيّ|الأرْدُنّ</text:p>
          </table:table-cell>
          <table:table-cell office:value-type="string" calcext:value-type="string">
            <text:p>نون الأردن مضعفة، وليست مخففة</text:p>
          </table:table-cell>
          <table:table-cell table:style-name="ce4" table:formula="of:=[.B414]&amp;&quot;=&quot;&amp;[.C414]&amp;&quot;###&quot;&amp;[.D414]" office:value-type="string" office:string-value="الأردن=الأُرْدُنّيّ|الأرْدُنّ###نون الأردن مضعفة، وليست مخففة" calcext:value-type="string">
            <text:p>الأردن=الأُرْدُنّيّ|الأرْدُنّ###نون الأردن مضعفة، وليست مخففة</text:p>
          </table:table-cell>
        </table:table-row>
        <table:table-row table:style-name="ro1">
          <table:table-cell/>
          <table:table-cell office:value-type="string" calcext:value-type="string">
            <text:p>الأردني</text:p>
          </table:table-cell>
          <table:table-cell office:value-type="string" calcext:value-type="string">
            <text:p>الأُرْدُنّيّ|الأرْدُنّ</text:p>
          </table:table-cell>
          <table:table-cell office:value-type="string" calcext:value-type="string">
            <text:p>نون الأردن مضعفة، وليست مخففة</text:p>
          </table:table-cell>
          <table:table-cell table:style-name="ce4" table:formula="of:=[.B415]&amp;&quot;=&quot;&amp;[.C415]&amp;&quot;###&quot;&amp;[.D415]" office:value-type="string" office:string-value="الأردني=الأُرْدُنّيّ|الأرْدُنّ###نون الأردن مضعفة، وليست مخففة" calcext:value-type="string">
            <text:p>الأردني=الأُرْدُنّيّ|الأرْدُنّ###نون الأردن مضعفة، وليست مخففة</text:p>
          </table:table-cell>
        </table:table-row>
        <table:table-row table:style-name="ro1">
          <table:table-cell/>
          <table:table-cell office:value-type="string" calcext:value-type="string">
            <text:p>هواية</text:p>
          </table:table-cell>
          <table:table-cell office:value-type="string" calcext:value-type="string">
            <text:p>هِواية</text:p>
          </table:table-cell>
          <table:table-cell office:value-type="string" calcext:value-type="string">
            <text:p>هِواية بكسر الهاء، فليس لكلمة "هَواية" و"هُواية" دلالة لغوية</text:p>
          </table:table-cell>
          <table:table-cell table:style-name="ce4" table:formula="of:=[.B416]&amp;&quot;=&quot;&amp;[.C416]&amp;&quot;###&quot;&amp;[.D416]" office:value-type="string" office:string-value="هواية=هِواية###هِواية بكسر الهاء، فليس لكلمة &quot;هَواية&quot; و&quot;هُواية&quot; دلالة لغوية" calcext:value-type="string">
            <text:p>هواية=هِواية###هِواية بكسر الهاء، فليس لكلمة "هَواية" و"هُواية" دلالة لغوية</text:p>
          </table:table-cell>
        </table:table-row>
        <table:table-row table:style-name="ro1">
          <table:table-cell/>
          <table:table-cell office:value-type="string" calcext:value-type="string">
            <text:p>الهواية</text:p>
          </table:table-cell>
          <table:table-cell office:value-type="string" calcext:value-type="string">
            <text:p>الهِواية</text:p>
          </table:table-cell>
          <table:table-cell office:value-type="string" calcext:value-type="string">
            <text:p>هِواية بكسر الهاء، فليس لكلمة "هَواية" و"هُواية" دلالة لغوية</text:p>
          </table:table-cell>
          <table:table-cell table:style-name="ce4" table:formula="of:=[.B417]&amp;&quot;=&quot;&amp;[.C417]&amp;&quot;###&quot;&amp;[.D417]" office:value-type="string" office:string-value="الهواية=الهِواية###هِواية بكسر الهاء، فليس لكلمة &quot;هَواية&quot; و&quot;هُواية&quot; دلالة لغوية" calcext:value-type="string">
            <text:p>الهواية=الهِواية###هِواية بكسر الهاء، فليس لكلمة "هَواية" و"هُواية" دلالة لغوية</text:p>
          </table:table-cell>
        </table:table-row>
        <table:table-row table:style-name="ro1">
          <table:table-cell/>
          <table:table-cell office:value-type="string" calcext:value-type="string">
            <text:p>هوية</text:p>
          </table:table-cell>
          <table:table-cell office:value-type="string" calcext:value-type="string">
            <text:p>هُوِيَّة</text:p>
          </table:table-cell>
          <table:table-cell office:value-type="string" calcext:value-type="string">
            <text:p>هُوِيّة بالضم لأن النسب إلى "هُو"</text:p>
          </table:table-cell>
          <table:table-cell table:style-name="ce4" table:formula="of:=[.B418]&amp;&quot;=&quot;&amp;[.C418]&amp;&quot;###&quot;&amp;[.D418]" office:value-type="string" office:string-value="هوية=هُوِيَّة###هُوِيّة بالضم لأن النسب إلى &quot;هُو&quot;" calcext:value-type="string">
            <text:p>هوية=هُوِيَّة###هُوِيّة بالضم لأن النسب إلى "هُو"</text:p>
          </table:table-cell>
        </table:table-row>
        <table:table-row table:style-name="ro1">
          <table:table-cell/>
          <table:table-cell office:value-type="string" calcext:value-type="string">
            <text:p>الهوية</text:p>
          </table:table-cell>
          <table:table-cell office:value-type="string" calcext:value-type="string">
            <text:p>الهُوِيَّة</text:p>
          </table:table-cell>
          <table:table-cell office:value-type="string" calcext:value-type="string">
            <text:p>هُوِيّة بالضم لأن النسب إلى "هُو"</text:p>
          </table:table-cell>
          <table:table-cell table:style-name="ce4" table:formula="of:=[.B419]&amp;&quot;=&quot;&amp;[.C419]&amp;&quot;###&quot;&amp;[.D419]" office:value-type="string" office:string-value="الهوية=الهُوِيَّة###هُوِيّة بالضم لأن النسب إلى &quot;هُو&quot;" calcext:value-type="string">
            <text:p>الهوية=الهُوِيَّة###هُوِيّة بالضم لأن النسب إلى "هُو"</text:p>
          </table:table-cell>
        </table:table-row>
        <table:table-row table:style-name="ro1">
          <table:table-cell/>
          <table:table-cell office:value-type="string" calcext:value-type="string">
            <text:p>ورق البردي</text:p>
          </table:table-cell>
          <table:table-cell office:value-type="string" calcext:value-type="string">
            <text:p>ورق البَرْدِيّ</text:p>
          </table:table-cell>
          <table:table-cell office:value-type="string" calcext:value-type="string">
            <text:p>ورق البَرْدي بفتح الباء</text:p>
          </table:table-cell>
          <table:table-cell table:style-name="ce4" table:formula="of:=[.B420]&amp;&quot;=&quot;&amp;[.C420]&amp;&quot;###&quot;&amp;[.D420]" office:value-type="string" office:string-value="ورق البردي=ورق البَرْدِيّ###ورق البَرْدي بفتح الباء" calcext:value-type="string">
            <text:p>ورق البردي=ورق البَرْدِيّ###ورق البَرْدي بفتح الباء</text:p>
          </table:table-cell>
        </table:table-row>
        <table:table-row table:style-name="ro1">
          <table:table-cell/>
          <table:table-cell office:value-type="string" calcext:value-type="string">
            <text:p>وفقا للتعليمات</text:p>
          </table:table-cell>
          <table:table-cell office:value-type="string" calcext:value-type="string">
            <text:p>وَفْقًا للتعليمات</text:p>
          </table:table-cell>
          <table:table-cell office:value-type="string" calcext:value-type="string">
            <text:p>وَفْقًا للتعليمات بفتح الواو</text:p>
          </table:table-cell>
          <table:table-cell table:style-name="ce4" table:formula="of:=[.B421]&amp;&quot;=&quot;&amp;[.C421]&amp;&quot;###&quot;&amp;[.D421]" office:value-type="string" office:string-value="وفقا للتعليمات=وَفْقًا للتعليمات###وَفْقًا للتعليمات بفتح الواو" calcext:value-type="string">
            <text:p>وفقا للتعليمات=وَفْقًا للتعليمات###وَفْقًا للتعليمات بفتح الواو</text:p>
          </table:table-cell>
        </table:table-row>
        <table:table-row table:style-name="ro1">
          <table:table-cell/>
          <table:table-cell office:value-type="string" calcext:value-type="string">
            <text:p>يوسف</text:p>
          </table:table-cell>
          <table:table-cell office:value-type="string" calcext:value-type="string">
            <text:p>يُوسُف</text:p>
          </table:table-cell>
          <table:table-cell office:value-type="string" calcext:value-type="string">
            <text:p>يُوسُف ورد في القرآن الكريم سبعًا وعشرين مرة بضم السين</text:p>
          </table:table-cell>
          <table:table-cell table:style-name="ce4" table:formula="of:=[.B422]&amp;&quot;=&quot;&amp;[.C422]&amp;&quot;###&quot;&amp;[.D422]" office:value-type="string" office:string-value="يوسف=يُوسُف###يُوسُف ورد في القرآن الكريم سبعًا وعشرين مرة بضم السين" calcext:value-type="string">
            <text:p>يوسف=يُوسُف###يُوسُف ورد في القرآن الكريم سبعًا وعشرين مرة بضم السين</text:p>
          </table:table-cell>
        </table:table-row>
        <table:table-row table:style-name="ro1" table:number-rows-repeated="10481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B1:Sheet1.D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miri Typewriter" svg:font-family="'Amiri Typewriter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Traditional Arabic" svg:font-family="'Traditional Arabic'" style:font-family-generic="roman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WenQuanYi Micro Hei" style:font-size-asian="10pt" style:language-asian="zh" style:country-asian="CN" style:font-name-complex="DejaVu Sans" style:font-size-complex="10pt" style:language-complex="ar" style:country-complex="DZ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Traditional Arabic'" style:font-family-generic-asian="system" style:font-pitch-asian="variable" style:font-size-asian="12pt" style:language-asian="zh" style:country-asian="CN" style:font-family-complex="Arial" style:font-family-generic-complex="system" style:font-pitch-complex="variable" style:font-size-complex="12pt" style:language-complex="ar" style:country-complex="DZ"/>
    </style:default-style>
    <style:style style:name="Default" style:family="graphic"/>
    <style:style style:name="Note" style:family="graphic" style:parent-style-name="Default">
      <style:graphic-properties draw:stroke="solid" draw:marker-start="رؤوس_20_الأسهم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ar" number:country="DZ">د.ج.‏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currency-symbol number:language="ar" number:country="DZ">د.ج.‏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2P0" style:volatile="true" number:language="ar" number:country="DZ">
      <number:text>د.ج. </number:text>
      <number:number number:decimal-places="0" number:min-decimal-places="0" number:min-integer-digits="1" number:grouping="true"/>
      <number:text> </number:text>
    </number:number-style>
    <number:number-style style:name="N10112" number:language="ar" number:country="DZ">
      <number:text>د.ج. </number:text>
      <number:number number:decimal-places="0" number:min-decimal-places="0" number:min-integer-digits="1" number:grouping="true"/>
      <number:text>-</number:text>
      <style:map style:condition="value()&gt;=0" style:apply-style-name="N10112P0"/>
    </number:number-style>
    <number:number-style style:name="N10113P0" style:volatile="true" number:language="ar" number:country="DZ">
      <number:text>د.ج. </number:text>
      <number:number number:decimal-places="0" number:min-decimal-places="0" number:min-integer-digits="1" number:grouping="true"/>
      <number:text> </number:text>
    </number:number-style>
    <number:number-style style:name="N10113" number:language="ar" number:country="DZ">
      <style:text-properties fo:color="#ff0000"/>
      <number:text>د.ج. </number:text>
      <number:number number:decimal-places="0" number:min-decimal-places="0" number:min-integer-digits="1" number:grouping="true"/>
      <number:text>-</number:text>
      <style:map style:condition="value()&gt;=0" style:apply-style-name="N10113P0"/>
    </number:number-style>
    <number:number-style style:name="N10115P0" style:volatile="true" number:language="ar" number:country="DZ">
      <number:text>د.ج. </number:text>
      <number:number number:decimal-places="2" number:min-decimal-places="2" number:min-integer-digits="1" number:grouping="true"/>
      <number:text> </number:text>
    </number:number-style>
    <number:number-style style:name="N10115" number:language="ar" number:country="DZ">
      <number:text>د.ج. </number:text>
      <number:number number:decimal-places="2" number:min-decimal-places="2" number:min-integer-digits="1" number:grouping="true"/>
      <number:text>-</number:text>
      <style:map style:condition="value()&gt;=0" style:apply-style-name="N10115P0"/>
    </number:number-style>
    <number:number-style style:name="N10116P0" style:volatile="true" number:language="ar" number:country="DZ">
      <number:text>د.ج. </number:text>
      <number:number number:decimal-places="2" number:min-decimal-places="2" number:min-integer-digits="1" number:grouping="true"/>
      <number:text> </number:text>
    </number:number-style>
    <number:number-style style:name="N10116" number:language="ar" number:country="DZ">
      <style:text-properties fo:color="#ff0000"/>
      <number:text>د.ج. </number:text>
      <number:number number:decimal-places="2" number:min-decimal-places="2" number:min-integer-digits="1" number:grouping="true"/>
      <number:text>-</number:text>
      <style:map style:condition="value()&gt;=0" style:apply-style-name="N10116P0"/>
    </number:number-style>
    <number:date-style style:name="N10117" number:language="ar" number:country="DZ">
      <number:day number:style="long"/>
      <number:text>-</number:text>
      <number:month number:style="long"/>
      <number:text>-</number:text>
      <number:year number:style="long"/>
    </number:date-style>
    <number:date-style style:name="N10118" number:language="ar" number:country="DZ">
      <number:day number:style="long"/>
      <number:text>-</number:text>
      <number:month number:textual="true"/>
      <number:text>-</number:text>
      <number:year/>
    </number:date-style>
    <number:date-style style:name="N10119" number:language="ar" number:country="DZ">
      <number:day number:style="long"/>
      <number:text>-</number:text>
      <number:month number:textual="true"/>
    </number:date-style>
    <number:date-style style:name="N10120" number:language="ar" number:country="DZ">
      <number:month number:textual="true"/>
      <number:text>-</number:text>
      <number:year/>
    </number:date-style>
    <number:time-style style:name="N10121" number:language="ar" number:country="DZ">
      <number:hours/>
      <number:text>:</number:text>
      <number:minutes number:style="long"/>
      <number:text> </number:text>
      <number:am-pm/>
    </number:time-style>
    <number:time-style style:name="N10122" number:language="ar" number:country="D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ar" number:country="DZ">
      <number:hours/>
      <number:text>:</number:text>
      <number:minutes number:style="long"/>
    </number:time-style>
    <number:time-style style:name="N10124" number:language="ar" number:country="DZ">
      <number:hours/>
      <number:text>:</number:text>
      <number:minutes number:style="long"/>
      <number:text>:</number:text>
      <number:seconds number:style="long"/>
    </number:time-style>
    <number:date-style style:name="N10125" number:language="ar" number:country="DZ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ar" number:country="DZ">
      <number:number number:decimal-places="0" number:min-decimal-places="0" number:min-integer-digits="1" number:grouping="true"/>
      <number:text> </number:text>
    </number:number-style>
    <number:number-style style:name="N10127" number:language="ar" number:country="DZ">
      <number:number number:decimal-places="0" number:min-decimal-places="0" number:min-integer-digits="1" number:grouping="true"/>
      <number:text>-</number:text>
      <style:map style:condition="value()&gt;=0" style:apply-style-name="N10127P0"/>
    </number:number-style>
    <number:number-style style:name="N10128P0" style:volatile="true" number:language="ar" number:country="DZ">
      <number:number number:decimal-places="0" number:min-decimal-places="0" number:min-integer-digits="1" number:grouping="true"/>
      <number:text> </number:text>
    </number:number-style>
    <number:number-style style:name="N10128" number:language="ar" number:country="DZ">
      <style:text-properties fo:color="#ff0000"/>
      <number:number number:decimal-places="0" number:min-decimal-places="0" number:min-integer-digits="1" number:grouping="true"/>
      <number:text>-</number:text>
      <style:map style:condition="value()&gt;=0" style:apply-style-name="N10128P0"/>
    </number:number-style>
    <number:number-style style:name="N10130P0" style:volatile="true" number:language="ar" number:country="DZ">
      <number:number number:decimal-places="2" number:min-decimal-places="2" number:min-integer-digits="1" number:grouping="true"/>
      <number:text> </number:text>
    </number:number-style>
    <number:number-style style:name="N10130" number:language="ar" number:country="DZ">
      <number:number number:decimal-places="2" number:min-decimal-places="2" number:min-integer-digits="1" number:grouping="true"/>
      <number:text>-</number:text>
      <style:map style:condition="value()&gt;=0" style:apply-style-name="N10130P0"/>
    </number:number-style>
    <number:number-style style:name="N10131P0" style:volatile="true" number:language="ar" number:country="DZ">
      <number:number number:decimal-places="2" number:min-decimal-places="2" number:min-integer-digits="1" number:grouping="true"/>
      <number:text> </number:text>
    </number:number-style>
    <number:number-style style:name="N10131" number:language="ar" number:country="DZ">
      <style:text-properties fo:color="#ff0000"/>
      <number:number number:decimal-places="2" number:min-decimal-places="2" number:min-integer-digits="1" number:grouping="true"/>
      <number:text>-</number:text>
      <style:map style:condition="value()&gt;=0" style:apply-style-name="N10131P0"/>
    </number:number-style>
    <number:number-style style:name="N10135P0" style:volatile="true" number:language="ar" number:country="DZ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5P1" style:volatile="true" number:language="ar" number:country="DZ">
      <number:text>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0135P2" style:volatile="true" number:language="ar" number:country="DZ">
      <number:text> </number:text>
      <number:fill-character> </number:fill-character>
      <number:text>- </number:text>
    </number:number-style>
    <number:text-style style:name="N10135" number:language="ar" number:country="D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ar" number:country="DZ">
      <number:text> د.ج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9P1" style:volatile="true" number:language="ar" number:country="DZ">
      <number:text> د.ج.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0139P2" style:volatile="true" number:language="ar" number:country="DZ">
      <number:text> د.ج. </number:text>
      <number:fill-character> </number:fill-character>
      <number:text>- </number:text>
    </number:number-style>
    <number:text-style style:name="N10139" number:language="ar" number:country="D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ar" number:country="DZ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3P1" style:volatile="true" number:language="ar" number:country="DZ">
      <number:text>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0143P2" style:volatile="true" number:language="ar" number:country="DZ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3" number:language="ar" number:country="D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ar" number:country="DZ">
      <number:text> د.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7P1" style:volatile="true" number:language="ar" number:country="DZ">
      <number:text> د.ج.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0147P2" style:volatile="true" number:language="ar" number:country="DZ">
      <number:text> د.ج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7" number:language="ar" number:country="DZ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/>
    <draw:marker draw:name="رؤوس_20_الأسهم_20_1" draw:display-name="رؤوس الأسهم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الصفحة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12:18:59.040362676">00:00:00</text:time></text:p>
        </style:region-right>
      </style:header>
      <style:header-left style:display="false"/>
      <style:header-first style:display="false"/>
      <style:footer>
        <text:p>الصفحة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zerrouki</meta:initial-creator>
    <meta:creation-date>2020-06-10T00:40:40.565216254</meta:creation-date>
    <dc:date>2025-03-25T14:16:47.202815536</dc:date>
    <dc:creator>zerrouki</dc:creator>
    <meta:editing-duration>PT1H51M34S</meta:editing-duration>
    <meta:editing-cycles>17</meta:editing-cycles>
    <meta:generator>LibreOffice/25.2.1.2$Linux_X86_64 LibreOffice_project/d3abf4aee5fd705e4a92bba33a32f40bc4e56f49</meta:generator>
    <meta:document-statistic meta:table-count="1" meta:cell-count="1706" meta:object-count="0"/>
  </office:meta>
</office:document-meta>
</file>